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style:min-row-height="0.138cm" fo:keep-together="auto"/>
    </style:style>
    <style:style style:name="Table1.A11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paragraph-rsid="44104000"/>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fo:font-style="normal" officeooo:paragraph-rsid="43ac6315" style:font-style-asian="normal" style:font-style-complex="normal"/>
    </style:style>
    <style:style style:name="P11"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2" style:family="paragraph" style:parent-style-name="Text_20_body">
      <style:text-properties officeooo:paragraph-rsid="427e1b4c"/>
    </style:style>
    <style:style style:name="P13" style:family="paragraph" style:parent-style-name="Text_20_body">
      <style:text-properties officeooo:paragraph-rsid="42954e51"/>
    </style:style>
    <style:style style:name="P14" style:family="paragraph" style:parent-style-name="Text_20_body">
      <style:text-properties officeooo:rsid="433d8582" officeooo:paragraph-rsid="433d8582"/>
    </style:style>
    <style:style style:name="P15" style:family="paragraph" style:parent-style-name="Text_20_body">
      <style:text-properties officeooo:rsid="4393e779" officeooo:paragraph-rsid="4393e779"/>
    </style:style>
    <style:style style:name="P16" style:family="paragraph" style:parent-style-name="Text_20_body">
      <style:text-properties officeooo:paragraph-rsid="438a9eb5"/>
    </style:style>
    <style:style style:name="P17" style:family="paragraph" style:parent-style-name="Text_20_body">
      <style:text-properties officeooo:rsid="42da9839" officeooo:paragraph-rsid="4399ad7c"/>
    </style:style>
    <style:style style:name="P18" style:family="paragraph" style:parent-style-name="Text_20_body">
      <style:text-properties officeooo:paragraph-rsid="4399ad7c"/>
    </style:style>
    <style:style style:name="P19" style:family="paragraph" style:parent-style-name="Text_20_body">
      <style:text-properties officeooo:paragraph-rsid="439a9d03"/>
    </style:style>
    <style:style style:name="P20" style:family="paragraph" style:parent-style-name="Text_20_body">
      <style:text-properties officeooo:paragraph-rsid="439c3be6"/>
    </style:style>
    <style:style style:name="P21" style:family="paragraph" style:parent-style-name="Text_20_body">
      <style:text-properties officeooo:rsid="439c3be6" officeooo:paragraph-rsid="439c3be6"/>
    </style:style>
    <style:style style:name="P22" style:family="paragraph" style:parent-style-name="Text_20_body">
      <style:text-properties officeooo:paragraph-rsid="43a2d4fb"/>
    </style:style>
    <style:style style:name="P23" style:family="paragraph" style:parent-style-name="Text_20_body">
      <style:text-properties officeooo:rsid="43a77841" officeooo:paragraph-rsid="43a77841"/>
    </style:style>
    <style:style style:name="P24" style:family="paragraph" style:parent-style-name="Text_20_body">
      <style:text-properties officeooo:paragraph-rsid="43ac2af4"/>
    </style:style>
    <style:style style:name="P25" style:family="paragraph" style:parent-style-name="Text_20_body">
      <style:text-properties officeooo:paragraph-rsid="43aa37db"/>
    </style:style>
    <style:style style:name="P26" style:family="paragraph" style:parent-style-name="Text_20_body">
      <style:text-properties officeooo:paragraph-rsid="43ac6315"/>
    </style:style>
    <style:style style:name="P27" style:family="paragraph" style:parent-style-name="Text_20_body">
      <style:text-properties officeooo:paragraph-rsid="42a172fb"/>
    </style:style>
    <style:style style:name="P28" style:family="paragraph" style:parent-style-name="Text_20_body">
      <style:text-properties officeooo:paragraph-rsid="43b55913"/>
    </style:style>
    <style:style style:name="P29" style:family="paragraph" style:parent-style-name="Text_20_body">
      <style:text-properties officeooo:rsid="43a8f169" officeooo:paragraph-rsid="43a8f169"/>
    </style:style>
    <style:style style:name="P30" style:family="paragraph" style:parent-style-name="Text_20_body">
      <style:text-properties officeooo:rsid="43b5f750" officeooo:paragraph-rsid="44212f4e"/>
    </style:style>
    <style:style style:name="P31" style:family="paragraph" style:parent-style-name="Text_20_body">
      <style:text-properties officeooo:rsid="43d26705" officeooo:paragraph-rsid="43d26705"/>
    </style:style>
    <style:style style:name="P32" style:family="paragraph" style:parent-style-name="Text_20_body">
      <style:text-properties officeooo:rsid="43e8d3d3" officeooo:paragraph-rsid="43e8d3d3"/>
    </style:style>
    <style:style style:name="P33" style:family="paragraph" style:parent-style-name="Text_20_body">
      <style:text-properties officeooo:rsid="43fcfe6b" officeooo:paragraph-rsid="44020339"/>
    </style:style>
    <style:style style:name="P34" style:family="paragraph" style:parent-style-name="Text_20_body">
      <style:text-properties officeooo:rsid="4401392f" officeooo:paragraph-rsid="4402aaa0"/>
    </style:style>
    <style:style style:name="P35" style:family="paragraph" style:parent-style-name="Text_20_body">
      <style:text-properties officeooo:rsid="44020339" officeooo:paragraph-rsid="44020339"/>
    </style:style>
    <style:style style:name="P36" style:family="paragraph" style:parent-style-name="Text_20_body">
      <style:text-properties officeooo:rsid="44020339" officeooo:paragraph-rsid="44212f4e"/>
    </style:style>
    <style:style style:name="P37" style:family="paragraph" style:parent-style-name="Text_20_body">
      <style:text-properties officeooo:rsid="4402aaa0" officeooo:paragraph-rsid="44048cca"/>
    </style:style>
    <style:style style:name="P38" style:family="paragraph" style:parent-style-name="Text_20_body">
      <style:text-properties officeooo:rsid="43685bb7" officeooo:paragraph-rsid="44104000"/>
    </style:style>
    <style:style style:name="P39" style:family="paragraph" style:parent-style-name="Text_20_body">
      <style:text-properties officeooo:rsid="437e7e9a" officeooo:paragraph-rsid="44104000"/>
    </style:style>
    <style:style style:name="P40" style:family="paragraph" style:parent-style-name="Text_20_body">
      <style:text-properties officeooo:paragraph-rsid="44104000"/>
    </style:style>
    <style:style style:name="P41" style:family="paragraph" style:parent-style-name="Text_20_body">
      <style:text-properties officeooo:rsid="44156f6f" officeooo:paragraph-rsid="44156f6f"/>
    </style:style>
    <style:style style:name="P42" style:family="paragraph" style:parent-style-name="Text_20_body">
      <style:text-properties officeooo:rsid="44001129" officeooo:paragraph-rsid="44001129"/>
    </style:style>
    <style:style style:name="P43" style:family="paragraph" style:parent-style-name="Text_20_body">
      <style:text-properties officeooo:rsid="4419732a" officeooo:paragraph-rsid="4419732a"/>
    </style:style>
    <style:style style:name="P44" style:family="paragraph" style:parent-style-name="Text_20_body">
      <style:text-properties officeooo:paragraph-rsid="44212f4e"/>
    </style:style>
    <style:style style:name="P45" style:family="paragraph" style:parent-style-name="Text_20_body">
      <style:text-properties officeooo:paragraph-rsid="442bad62"/>
    </style:style>
    <style:style style:name="P46" style:family="paragraph" style:parent-style-name="Text_20_body">
      <style:text-properties officeooo:rsid="442cfefe" officeooo:paragraph-rsid="442cfefe"/>
    </style:style>
    <style:style style:name="P47" style:family="paragraph" style:parent-style-name="Text_20_body">
      <style:text-properties officeooo:paragraph-rsid="4434d461"/>
    </style:style>
    <style:style style:name="P48" style:family="paragraph" style:parent-style-name="Text_20_body">
      <style:text-properties officeooo:rsid="431b5ef3" officeooo:paragraph-rsid="4434d461"/>
    </style:style>
    <style:style style:name="P49" style:family="paragraph" style:parent-style-name="Text_20_body">
      <style:text-properties officeooo:paragraph-rsid="4436c2bc"/>
    </style:style>
    <style:style style:name="P50" style:family="paragraph" style:parent-style-name="Text_20_body">
      <style:text-properties officeooo:paragraph-rsid="43e9850c"/>
    </style:style>
    <style:style style:name="P51" style:family="paragraph" style:parent-style-name="Text_20_body">
      <style:text-properties officeooo:paragraph-rsid="4451193f"/>
    </style:style>
    <style:style style:name="P52" style:family="paragraph" style:parent-style-name="Text_20_body">
      <style:text-properties officeooo:paragraph-rsid="44513ef1"/>
    </style:style>
    <style:style style:name="P53" style:family="paragraph" style:parent-style-name="Text_20_body">
      <style:text-properties officeooo:paragraph-rsid="445aa832"/>
    </style:style>
    <style:style style:name="P54" style:family="paragraph" style:parent-style-name="Text_20_body">
      <style:text-properties officeooo:paragraph-rsid="43a77841"/>
    </style:style>
    <style:style style:name="P55" style:family="paragraph" style:parent-style-name="Text_20_body">
      <style:text-properties officeooo:paragraph-rsid="44020339"/>
    </style:style>
    <style:style style:name="P56" style:family="paragraph" style:parent-style-name="Text_20_body">
      <style:text-properties officeooo:paragraph-rsid="440e3861"/>
    </style:style>
    <style:style style:name="P57" style:family="paragraph" style:parent-style-name="Text_20_body">
      <style:text-properties officeooo:rsid="432ce3f8" officeooo:paragraph-rsid="446eb8ca"/>
    </style:style>
    <style:style style:name="P58" style:family="paragraph" style:parent-style-name="Text_20_body">
      <style:text-properties officeooo:paragraph-rsid="446eb8ca"/>
    </style:style>
    <style:style style:name="P59" style:family="paragraph" style:parent-style-name="Text_20_body">
      <style:text-properties officeooo:rsid="446eb8ca" officeooo:paragraph-rsid="446eb8ca"/>
    </style:style>
    <style:style style:name="P60"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61"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2"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3" style:family="paragraph" style:parent-style-name="Standard">
      <style:paragraph-properties fo:text-align="center" style:justify-single-word="false" style:snap-to-layout-grid="false"/>
      <style:text-properties officeooo:paragraph-rsid="427e1b4c"/>
    </style:style>
    <style:style style:name="P64" style:family="paragraph" style:parent-style-name="Standard">
      <style:paragraph-properties style:snap-to-layout-grid="false">
        <style:tab-stops>
          <style:tab-stop style:position="1.27cm"/>
        </style:tab-stops>
      </style:paragraph-properties>
      <style:text-properties officeooo:paragraph-rsid="427e1b4c"/>
    </style:style>
    <style:style style:name="P65" style:family="paragraph" style:parent-style-name="Standard">
      <style:text-properties officeooo:paragraph-rsid="427e1b4c"/>
    </style:style>
    <style:style style:name="P66" style:family="paragraph" style:parent-style-name="Standard">
      <style:text-properties officeooo:paragraph-rsid="430b77f7"/>
    </style:style>
    <style:style style:name="P67" style:family="paragraph" style:parent-style-name="Standard">
      <style:paragraph-properties fo:margin-left="0cm" fo:margin-right="0cm" fo:text-indent="0cm" style:auto-text-indent="false" style:writing-mode="lr-tb"/>
    </style:style>
    <style:style style:name="P68"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9" style:family="paragraph" style:parent-style-name="Standard">
      <style:paragraph-properties fo:margin-left="0cm" fo:margin-right="0cm" fo:text-indent="0cm" style:auto-text-indent="false" style:writing-mode="lr-tb">
        <style:tab-stops/>
      </style:paragraph-properties>
    </style:style>
    <style:style style:name="P70" style:family="paragraph" style:parent-style-name="Standard">
      <style:paragraph-properties fo:margin-left="0cm" fo:margin-right="0cm" fo:text-indent="0cm" style:auto-text-indent="false" style:writing-mode="lr-tb"/>
      <style:text-properties style:font-name="Times New Roman"/>
    </style:style>
    <style:style style:name="P71"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72"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73"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7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75"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76"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8"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9"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8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81"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82"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8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4"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8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86"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8" style:family="paragraph" style:parent-style-name="Standard">
      <style:paragraph-properties fo:margin-left="0cm" fo:margin-right="0cm" fo:text-align="center" style:justify-single-word="false" fo:text-indent="0cm" style:auto-text-indent="false" style:writing-mode="lr-tb"/>
    </style:style>
    <style:style style:name="P89"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90" style:family="paragraph" style:parent-style-name="Table_20_Contents">
      <style:paragraph-properties fo:margin-left="0cm" fo:margin-right="0cm" fo:text-indent="0cm" style:auto-text-indent="false" style:writing-mode="lr-tb"/>
    </style:style>
    <style:style style:name="P91" style:family="paragraph" style:parent-style-name="Table_20_Contents">
      <style:paragraph-properties fo:margin-left="0cm" fo:margin-right="0cm" fo:text-indent="0cm" style:auto-text-indent="false" style:writing-mode="lr-tb">
        <style:tab-stops/>
      </style:paragraph-properties>
    </style:style>
    <style:style style:name="P92" style:family="paragraph" style:parent-style-name="Table_20_Contents">
      <style:paragraph-properties fo:margin-left="0cm" fo:margin-right="0cm" fo:text-align="center" style:justify-single-word="false" fo:text-indent="0cm" style:auto-text-indent="false" style:writing-mode="lr-tb"/>
    </style:style>
    <style:style style:name="P93"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94" style:family="paragraph" style:parent-style-name="Table_20_Contents">
      <style:paragraph-properties fo:margin-left="0cm" fo:margin-right="0cm" fo:text-indent="0cm" style:auto-text-indent="false" style:writing-mode="lr-tb"/>
      <style:text-properties style:font-name="Times New Roman"/>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9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7"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8"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10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101"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4"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9"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12"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1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16"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9" style:family="paragraph" style:parent-style-name="Table_20_Contents">
      <style:paragraph-properties style:snap-to-layout-grid="false"/>
      <style:text-properties officeooo:paragraph-rsid="427e1b4c"/>
    </style:style>
    <style:style style:name="P120"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nap-to-layout-grid="false"/>
      <style:text-properties officeooo:paragraph-rsid="427e1b4c"/>
    </style:style>
    <style:style style:name="P123" style:family="paragraph" style:parent-style-name="Table_20_Contents">
      <style:paragraph-properties fo:text-align="center" style:justify-single-word="false"/>
      <style:text-properties officeooo:paragraph-rsid="42f0df73"/>
    </style:style>
    <style:style style:name="P124" style:family="paragraph" style:parent-style-name="Table_20_Contents">
      <style:paragraph-properties fo:text-align="center" style:justify-single-word="false"/>
      <style:text-properties officeooo:paragraph-rsid="43e1de77"/>
    </style:style>
    <style:style style:name="P125" style:family="paragraph" style:parent-style-name="Table_20_Contents">
      <style:paragraph-properties fo:text-align="start" style:justify-single-word="false" style:snap-to-layout-grid="false"/>
      <style:text-properties officeooo:paragraph-rsid="427e1b4c"/>
    </style:style>
    <style:style style:name="P126"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7"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8"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9"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30"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31"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7"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8"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40"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41"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42"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3"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4"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5" style:family="paragraph" style:parent-style-name="Table_20_Contents">
      <style:paragraph-properties fo:text-align="center" style:justify-single-word="false"/>
      <style:text-properties officeooo:rsid="1078fd37" officeooo:paragraph-rsid="42f0df73"/>
    </style:style>
    <style:style style:name="P146" style:family="paragraph" style:parent-style-name="Table_20_Contents">
      <style:text-properties officeooo:rsid="1078fd37" officeooo:paragraph-rsid="42f0df73"/>
    </style:style>
    <style:style style:name="P147" style:family="paragraph" style:parent-style-name="Table_20_Contents">
      <style:paragraph-properties fo:text-align="center" style:justify-single-word="false"/>
      <style:text-properties officeooo:rsid="012e0234" officeooo:paragraph-rsid="42f0df73"/>
    </style:style>
    <style:style style:name="P148"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9"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50"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51"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52"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53"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54"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5"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156" style:family="paragraph" style:parent-style-name="Table_20_Contents">
      <style:text-properties fo:language="cs" fo:country="CZ" officeooo:rsid="1038e041" officeooo:paragraph-rsid="42f0df73"/>
    </style:style>
    <style:style style:name="P157" style:family="paragraph" style:parent-style-name="Table_20_Contents">
      <style:paragraph-properties fo:text-align="center" style:justify-single-word="false"/>
      <style:text-properties officeooo:rsid="101909b3" officeooo:paragraph-rsid="42f0df73"/>
    </style:style>
    <style:style style:name="P158" style:family="paragraph" style:parent-style-name="Table_20_Contents">
      <style:text-properties officeooo:rsid="101909b3" officeooo:paragraph-rsid="42f0df73"/>
    </style:style>
    <style:style style:name="P159" style:family="paragraph" style:parent-style-name="Table_20_Contents">
      <style:text-properties officeooo:rsid="101909b3" officeooo:paragraph-rsid="441ae4da"/>
    </style:style>
    <style:style style:name="P160" style:family="paragraph" style:parent-style-name="Table_20_Contents">
      <style:text-properties officeooo:rsid="141a017a" officeooo:paragraph-rsid="42f0df73"/>
    </style:style>
    <style:style style:name="P161" style:family="paragraph" style:parent-style-name="Table_20_Contents">
      <style:paragraph-properties fo:text-align="center" style:justify-single-word="false"/>
      <style:text-properties officeooo:rsid="103b4f81" officeooo:paragraph-rsid="42f0df73"/>
    </style:style>
    <style:style style:name="P162" style:family="paragraph" style:parent-style-name="Table_20_Contents">
      <style:text-properties officeooo:rsid="103b4f81" officeooo:paragraph-rsid="42f0df73"/>
    </style:style>
    <style:style style:name="P163" style:family="paragraph" style:parent-style-name="Table_20_Contents">
      <style:paragraph-properties fo:text-align="center" style:justify-single-word="false"/>
      <style:text-properties officeooo:rsid="105d7dfc" officeooo:paragraph-rsid="42f0df73"/>
    </style:style>
    <style:style style:name="P164" style:family="paragraph" style:parent-style-name="Table_20_Contents">
      <style:paragraph-properties fo:text-align="center" style:justify-single-word="false"/>
      <style:text-properties officeooo:rsid="10612ca1" officeooo:paragraph-rsid="42f0df73"/>
    </style:style>
    <style:style style:name="P165" style:family="paragraph" style:parent-style-name="Table_20_Contents">
      <style:paragraph-properties fo:text-align="center" style:justify-single-word="false"/>
      <style:text-properties officeooo:rsid="1038e041" officeooo:paragraph-rsid="42f0df73"/>
    </style:style>
    <style:style style:name="P166" style:family="paragraph" style:parent-style-name="Table_20_Contents">
      <style:paragraph-properties fo:text-align="center" style:justify-single-word="false"/>
      <style:text-properties officeooo:rsid="1039259b" officeooo:paragraph-rsid="42f0df73"/>
    </style:style>
    <style:style style:name="P167" style:family="paragraph" style:parent-style-name="Table_20_Contents">
      <style:paragraph-properties fo:text-align="center" style:justify-single-word="false"/>
      <style:text-properties officeooo:rsid="1039259b" officeooo:paragraph-rsid="44212f4e"/>
    </style:style>
    <style:style style:name="P168" style:family="paragraph" style:parent-style-name="Table_20_Contents">
      <style:text-properties officeooo:rsid="1039259b" officeooo:paragraph-rsid="42f0df73"/>
    </style:style>
    <style:style style:name="P169" style:family="paragraph" style:parent-style-name="Table_20_Contents">
      <style:paragraph-properties fo:text-align="center" style:justify-single-word="false"/>
      <style:text-properties officeooo:rsid="10470943" officeooo:paragraph-rsid="42f0df73"/>
    </style:style>
    <style:style style:name="P170" style:family="paragraph" style:parent-style-name="Table_20_Contents">
      <style:paragraph-properties fo:text-align="center" style:justify-single-word="false"/>
      <style:text-properties officeooo:rsid="1045cc3e" officeooo:paragraph-rsid="42f0df73"/>
    </style:style>
    <style:style style:name="P171" style:family="paragraph" style:parent-style-name="Table_20_Contents">
      <style:paragraph-properties fo:text-align="center" style:justify-single-word="false"/>
      <style:text-properties officeooo:rsid="107b9382" officeooo:paragraph-rsid="42f0df73"/>
    </style:style>
    <style:style style:name="P172" style:family="paragraph" style:parent-style-name="Table_20_Contents">
      <style:text-properties officeooo:rsid="107b9382" officeooo:paragraph-rsid="42f0df73"/>
    </style:style>
    <style:style style:name="P173" style:family="paragraph" style:parent-style-name="Table_20_Contents">
      <style:paragraph-properties fo:text-align="center" style:justify-single-word="false"/>
      <style:text-properties officeooo:rsid="103c50cd" officeooo:paragraph-rsid="42f0df73"/>
    </style:style>
    <style:style style:name="P174" style:family="paragraph" style:parent-style-name="Table_20_Contents">
      <style:text-properties officeooo:rsid="103c50cd" officeooo:paragraph-rsid="42f0df73"/>
    </style:style>
    <style:style style:name="P175" style:family="paragraph" style:parent-style-name="Table_20_Contents">
      <style:paragraph-properties fo:text-align="center" style:justify-single-word="false"/>
      <style:text-properties officeooo:rsid="104acd15" officeooo:paragraph-rsid="42f0df73"/>
    </style:style>
    <style:style style:name="P176" style:family="paragraph" style:parent-style-name="Table_20_Contents">
      <style:paragraph-properties fo:text-align="center" style:justify-single-word="false"/>
      <style:text-properties officeooo:rsid="103df854" officeooo:paragraph-rsid="42f0df73"/>
    </style:style>
    <style:style style:name="P177" style:family="paragraph" style:parent-style-name="Table_20_Contents">
      <style:text-properties officeooo:rsid="103df854" officeooo:paragraph-rsid="42f0df73"/>
    </style:style>
    <style:style style:name="P178" style:family="paragraph" style:parent-style-name="Table_20_Contents">
      <style:paragraph-properties fo:text-align="center" style:justify-single-word="false"/>
      <style:text-properties officeooo:rsid="103f0514" officeooo:paragraph-rsid="42f0df73"/>
    </style:style>
    <style:style style:name="P179" style:family="paragraph" style:parent-style-name="Table_20_Contents">
      <style:paragraph-properties fo:text-align="center" style:justify-single-word="false"/>
      <style:text-properties officeooo:rsid="104107e4" officeooo:paragraph-rsid="42f0df73"/>
    </style:style>
    <style:style style:name="P180" style:family="paragraph" style:parent-style-name="Table_20_Contents">
      <style:text-properties officeooo:rsid="103d55b5" officeooo:paragraph-rsid="42f0df73"/>
    </style:style>
    <style:style style:name="P181" style:family="paragraph" style:parent-style-name="Table_20_Contents">
      <style:paragraph-properties fo:text-align="center" style:justify-single-word="false"/>
      <style:text-properties officeooo:rsid="103f1b7e" officeooo:paragraph-rsid="42f0df73"/>
    </style:style>
    <style:style style:name="P182" style:family="paragraph" style:parent-style-name="Table_20_Contents">
      <style:text-properties officeooo:rsid="108252a0" officeooo:paragraph-rsid="4399fd83"/>
    </style:style>
    <style:style style:name="P183" style:family="paragraph" style:parent-style-name="Table_20_Contents">
      <style:text-properties officeooo:rsid="108252a0" officeooo:paragraph-rsid="4444f001"/>
    </style:style>
    <style:style style:name="P184" style:family="paragraph" style:parent-style-name="Table_20_Contents">
      <style:text-properties officeooo:paragraph-rsid="42f0df73"/>
    </style:style>
    <style:style style:name="P185" style:family="paragraph" style:parent-style-name="Table_20_Contents">
      <style:paragraph-properties fo:text-align="center" style:justify-single-word="false"/>
      <style:text-properties officeooo:rsid="42f499f3" officeooo:paragraph-rsid="42f499f3"/>
    </style:style>
    <style:style style:name="P186" style:family="paragraph" style:parent-style-name="Table_20_Contents">
      <style:text-properties officeooo:rsid="42f499f3" officeooo:paragraph-rsid="42f499f3"/>
    </style:style>
    <style:style style:name="P187" style:family="paragraph" style:parent-style-name="Table_20_Contents">
      <style:text-properties officeooo:rsid="42fc7923" officeooo:paragraph-rsid="42fc7923"/>
    </style:style>
    <style:style style:name="P188" style:family="paragraph" style:parent-style-name="Table_20_Contents">
      <style:paragraph-properties fo:text-align="center" style:justify-single-word="false"/>
      <style:text-properties officeooo:rsid="42fc7923" officeooo:paragraph-rsid="42fc7923"/>
    </style:style>
    <style:style style:name="P189"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90" style:family="paragraph" style:parent-style-name="Table_20_Contents">
      <style:text-properties fo:font-style="italic" officeooo:rsid="108252a0" officeooo:paragraph-rsid="4399fd83" style:font-style-asian="italic" style:font-style-complex="italic"/>
    </style:style>
    <style:style style:name="P191" style:family="paragraph" style:parent-style-name="Table_20_Contents">
      <style:text-properties officeooo:rsid="143d4aa8" officeooo:paragraph-rsid="42f0df73"/>
    </style:style>
    <style:style style:name="P192" style:family="paragraph" style:parent-style-name="Table_20_Contents">
      <style:paragraph-properties fo:text-align="center" style:justify-single-word="false"/>
      <style:text-properties officeooo:rsid="14201442" officeooo:paragraph-rsid="42f0df73"/>
    </style:style>
    <style:style style:name="P193" style:family="paragraph" style:parent-style-name="Table_20_Contents">
      <style:paragraph-properties fo:text-align="center" style:justify-single-word="false"/>
      <style:text-properties officeooo:rsid="1090b6c7" officeooo:paragraph-rsid="42f0df73"/>
    </style:style>
    <style:style style:name="P194" style:family="paragraph" style:parent-style-name="Table_20_Contents">
      <style:text-properties officeooo:rsid="109cf6e8" officeooo:paragraph-rsid="42f0df73"/>
    </style:style>
    <style:style style:name="P195" style:family="paragraph" style:parent-style-name="Table_20_Contents">
      <style:paragraph-properties fo:text-align="center" style:justify-single-word="false"/>
      <style:text-properties officeooo:rsid="42f206ea" officeooo:paragraph-rsid="42f206ea"/>
    </style:style>
    <style:style style:name="P196"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7" style:family="paragraph" style:parent-style-name="Table_20_Contents">
      <style:paragraph-properties fo:text-align="center" style:justify-single-word="false"/>
      <style:text-properties officeooo:rsid="4399fd83" officeooo:paragraph-rsid="4399fd83"/>
    </style:style>
    <style:style style:name="P198" style:family="paragraph" style:parent-style-name="Table_20_Contents">
      <style:paragraph-properties fo:text-align="center" style:justify-single-word="false"/>
      <style:text-properties officeooo:rsid="439a9d03" officeooo:paragraph-rsid="439a9d03"/>
    </style:style>
    <style:style style:name="P199" style:family="paragraph" style:parent-style-name="Table_20_Contents">
      <style:paragraph-properties fo:text-align="center" style:justify-single-word="false"/>
      <style:text-properties officeooo:rsid="439c3be6" officeooo:paragraph-rsid="439c3be6"/>
    </style:style>
    <style:style style:name="P200" style:family="paragraph" style:parent-style-name="Table_20_Contents">
      <style:paragraph-properties fo:text-align="center" style:justify-single-word="false"/>
      <style:text-properties officeooo:rsid="43a2d4fb" officeooo:paragraph-rsid="43a2d4fb"/>
    </style:style>
    <style:style style:name="P201" style:family="paragraph" style:parent-style-name="Table_20_Contents">
      <style:paragraph-properties fo:text-align="center" style:justify-single-word="false"/>
      <style:text-properties officeooo:rsid="43a66cd9" officeooo:paragraph-rsid="43a66cd9"/>
    </style:style>
    <style:style style:name="P202" style:family="paragraph" style:parent-style-name="Table_20_Contents">
      <style:text-properties officeooo:rsid="43a66cd9" officeooo:paragraph-rsid="43a66cd9"/>
    </style:style>
    <style:style style:name="P203" style:family="paragraph" style:parent-style-name="Table_20_Contents">
      <style:text-properties officeooo:rsid="43a8ce06" officeooo:paragraph-rsid="43a8ce06"/>
    </style:style>
    <style:style style:name="P204" style:family="paragraph" style:parent-style-name="Table_20_Contents">
      <style:paragraph-properties fo:text-align="center" style:justify-single-word="false"/>
      <style:text-properties officeooo:rsid="43a8ce06" officeooo:paragraph-rsid="43a8ce06"/>
    </style:style>
    <style:style style:name="P205" style:family="paragraph" style:parent-style-name="Table_20_Contents">
      <style:paragraph-properties fo:text-align="center" style:justify-single-word="false"/>
      <style:text-properties officeooo:rsid="43aa37db" officeooo:paragraph-rsid="43aa37db"/>
    </style:style>
    <style:style style:name="P206" style:family="paragraph" style:parent-style-name="Table_20_Contents">
      <style:paragraph-properties fo:text-align="center" style:justify-single-word="false"/>
      <style:text-properties officeooo:rsid="43ac6315" officeooo:paragraph-rsid="43ac6315"/>
    </style:style>
    <style:style style:name="P207" style:family="paragraph" style:parent-style-name="Table_20_Contents">
      <style:paragraph-properties fo:text-align="center" style:justify-single-word="false"/>
      <style:text-properties officeooo:rsid="43acd72d" officeooo:paragraph-rsid="43acd72d"/>
    </style:style>
    <style:style style:name="P208" style:family="paragraph" style:parent-style-name="Table_20_Contents">
      <style:paragraph-properties fo:text-align="center" style:justify-single-word="false"/>
      <style:text-properties officeooo:rsid="43b07fc1" officeooo:paragraph-rsid="43b07fc1"/>
    </style:style>
    <style:style style:name="P209" style:family="paragraph" style:parent-style-name="Table_20_Contents">
      <style:paragraph-properties fo:text-align="center" style:justify-single-word="false"/>
      <style:text-properties officeooo:rsid="43b46930" officeooo:paragraph-rsid="43b46930"/>
    </style:style>
    <style:style style:name="P210" style:family="paragraph" style:parent-style-name="Table_20_Contents">
      <style:text-properties officeooo:rsid="43b46930" officeooo:paragraph-rsid="43b46930"/>
    </style:style>
    <style:style style:name="P211" style:family="paragraph" style:parent-style-name="Table_20_Contents">
      <style:paragraph-properties fo:text-align="center" style:justify-single-word="false"/>
      <style:text-properties officeooo:rsid="43b55913" officeooo:paragraph-rsid="43b55913"/>
    </style:style>
    <style:style style:name="P212" style:family="paragraph" style:parent-style-name="Table_20_Contents">
      <style:paragraph-properties fo:text-align="center" style:justify-single-word="false"/>
      <style:text-properties officeooo:rsid="43b90ae1" officeooo:paragraph-rsid="43b90ae1"/>
    </style:style>
    <style:style style:name="P213" style:family="paragraph" style:parent-style-name="Table_20_Contents">
      <style:text-properties officeooo:rsid="43bc8ce0" officeooo:paragraph-rsid="43bc8ce0"/>
    </style:style>
    <style:style style:name="P214" style:family="paragraph" style:parent-style-name="Table_20_Contents">
      <style:paragraph-properties fo:text-align="center" style:justify-single-word="false"/>
      <style:text-properties officeooo:rsid="43bc8ce0" officeooo:paragraph-rsid="43bc8ce0"/>
    </style:style>
    <style:style style:name="P215" style:family="paragraph" style:parent-style-name="Table_20_Contents">
      <style:text-properties officeooo:rsid="43be0f7b" officeooo:paragraph-rsid="43be0f7b"/>
    </style:style>
    <style:style style:name="P216" style:family="paragraph" style:parent-style-name="Table_20_Contents">
      <style:paragraph-properties fo:text-align="center" style:justify-single-word="false"/>
      <style:text-properties officeooo:rsid="43be0f7b" officeooo:paragraph-rsid="43be0f7b"/>
    </style:style>
    <style:style style:name="P217" style:family="paragraph" style:parent-style-name="Table_20_Contents">
      <style:text-properties officeooo:rsid="43bebc20" officeooo:paragraph-rsid="43bebc20"/>
    </style:style>
    <style:style style:name="P218" style:family="paragraph" style:parent-style-name="Table_20_Contents">
      <style:paragraph-properties fo:text-align="center" style:justify-single-word="false"/>
      <style:text-properties officeooo:rsid="43bebc20" officeooo:paragraph-rsid="43bebc20"/>
    </style:style>
    <style:style style:name="P219" style:family="paragraph" style:parent-style-name="Table_20_Contents">
      <style:paragraph-properties fo:text-align="center" style:justify-single-word="false"/>
      <style:text-properties officeooo:rsid="43d5e119" officeooo:paragraph-rsid="43d5e119"/>
    </style:style>
    <style:style style:name="P220" style:family="paragraph" style:parent-style-name="Table_20_Contents">
      <style:text-properties officeooo:rsid="43d5e119" officeooo:paragraph-rsid="43d5e119"/>
    </style:style>
    <style:style style:name="P221" style:family="paragraph" style:parent-style-name="Table_20_Contents">
      <style:text-properties officeooo:rsid="43e18d8a" officeooo:paragraph-rsid="43e18d8a"/>
    </style:style>
    <style:style style:name="P222" style:family="paragraph" style:parent-style-name="Table_20_Contents">
      <style:paragraph-properties fo:text-align="center" style:justify-single-word="false"/>
      <style:text-properties officeooo:rsid="43e18d8a" officeooo:paragraph-rsid="43e18d8a"/>
    </style:style>
    <style:style style:name="P223" style:family="paragraph" style:parent-style-name="Table_20_Contents">
      <style:text-properties officeooo:rsid="43e1de77" officeooo:paragraph-rsid="43e1de77"/>
    </style:style>
    <style:style style:name="P224" style:family="paragraph" style:parent-style-name="Table_20_Contents">
      <style:paragraph-properties fo:text-align="center" style:justify-single-word="false"/>
      <style:text-properties officeooo:rsid="43e1de77" officeooo:paragraph-rsid="43e1de77"/>
    </style:style>
    <style:style style:name="P225" style:family="paragraph" style:parent-style-name="Table_20_Contents">
      <style:text-properties officeooo:rsid="43e237d7" officeooo:paragraph-rsid="43e237d7"/>
    </style:style>
    <style:style style:name="P226" style:family="paragraph" style:parent-style-name="Table_20_Contents">
      <style:paragraph-properties fo:text-align="center" style:justify-single-word="false"/>
      <style:text-properties officeooo:rsid="43e3c914" officeooo:paragraph-rsid="43e3c914"/>
    </style:style>
    <style:style style:name="P227" style:family="paragraph" style:parent-style-name="Table_20_Contents">
      <style:paragraph-properties fo:text-align="center" style:justify-single-word="false"/>
      <style:text-properties officeooo:rsid="43e4f404" officeooo:paragraph-rsid="43e4f404"/>
    </style:style>
    <style:style style:name="P228" style:family="paragraph" style:parent-style-name="Table_20_Contents">
      <style:paragraph-properties fo:text-align="center" style:justify-single-word="false"/>
      <style:text-properties officeooo:rsid="43e55a5d" officeooo:paragraph-rsid="43e55a5d"/>
    </style:style>
    <style:style style:name="P229" style:family="paragraph" style:parent-style-name="Table_20_Contents">
      <style:paragraph-properties fo:text-align="center" style:justify-single-word="false"/>
      <style:text-properties officeooo:rsid="43e6eb1a" officeooo:paragraph-rsid="43e6eb1a"/>
    </style:style>
    <style:style style:name="P230" style:family="paragraph" style:parent-style-name="Table_20_Contents">
      <style:paragraph-properties fo:text-align="center" style:justify-single-word="false"/>
      <style:text-properties officeooo:rsid="43e8c9c5" officeooo:paragraph-rsid="43e8c9c5"/>
    </style:style>
    <style:style style:name="P231" style:family="paragraph" style:parent-style-name="Table_20_Contents">
      <style:text-properties officeooo:rsid="4409bbf9" officeooo:paragraph-rsid="4409bbf9"/>
    </style:style>
    <style:style style:name="P232" style:family="paragraph" style:parent-style-name="Table_20_Contents">
      <style:paragraph-properties fo:text-align="center" style:justify-single-word="false"/>
      <style:text-properties fo:font-size="8pt" style:font-size-asian="8pt" style:font-size-complex="8pt"/>
    </style:style>
    <style:style style:name="P233" style:family="paragraph" style:parent-style-name="Table_20_Contents">
      <style:paragraph-properties fo:text-align="center" style:justify-single-word="false"/>
      <style:text-properties officeooo:rsid="44212f4e" officeooo:paragraph-rsid="44212f4e"/>
    </style:style>
    <style:style style:name="P234" style:family="paragraph" style:parent-style-name="Table_20_Contents">
      <style:paragraph-properties fo:text-align="center" style:justify-single-word="false"/>
      <style:text-properties officeooo:rsid="442a6429" officeooo:paragraph-rsid="442a6429"/>
    </style:style>
    <style:style style:name="P235" style:family="paragraph" style:parent-style-name="Table_20_Contents">
      <style:paragraph-properties fo:text-align="center" style:justify-single-word="false"/>
      <style:text-properties officeooo:rsid="44349e71" officeooo:paragraph-rsid="44349e71"/>
    </style:style>
    <style:style style:name="P236" style:family="paragraph" style:parent-style-name="Table_20_Contents">
      <style:paragraph-properties fo:text-align="center" style:justify-single-word="false"/>
      <style:text-properties officeooo:rsid="4444f001" officeooo:paragraph-rsid="4444f001"/>
    </style:style>
    <style:style style:name="P237" style:family="paragraph" style:parent-style-name="Table_20_Contents">
      <style:text-properties officeooo:rsid="4448534d" officeooo:paragraph-rsid="4448534d"/>
    </style:style>
    <style:style style:name="P238" style:family="paragraph" style:parent-style-name="Table_20_Contents">
      <style:paragraph-properties fo:text-align="center" style:justify-single-word="false"/>
      <style:text-properties officeooo:rsid="4448534d" officeooo:paragraph-rsid="4448534d"/>
    </style:style>
    <style:style style:name="P239" style:family="paragraph" style:parent-style-name="Table_20_Contents">
      <style:text-properties officeooo:rsid="4449c5e0" officeooo:paragraph-rsid="4449c5e0"/>
    </style:style>
    <style:style style:name="P240" style:family="paragraph" style:parent-style-name="Table_20_Contents">
      <style:paragraph-properties fo:text-align="center" style:justify-single-word="false"/>
      <style:text-properties officeooo:rsid="4449c5e0" officeooo:paragraph-rsid="4449c5e0"/>
    </style:style>
    <style:style style:name="P241" style:family="paragraph" style:parent-style-name="Table_20_Contents">
      <style:text-properties officeooo:rsid="444a2efa" officeooo:paragraph-rsid="444a2efa"/>
    </style:style>
    <style:style style:name="P242" style:family="paragraph" style:parent-style-name="Table_20_Contents">
      <style:paragraph-properties fo:text-align="center" style:justify-single-word="false"/>
      <style:text-properties officeooo:rsid="444a2efa" officeooo:paragraph-rsid="444a2efa"/>
    </style:style>
    <style:style style:name="P243" style:family="paragraph" style:parent-style-name="Table_20_Contents">
      <style:text-properties officeooo:rsid="444ac5d9" officeooo:paragraph-rsid="444ac5d9"/>
    </style:style>
    <style:style style:name="P244" style:family="paragraph" style:parent-style-name="Table_20_Contents">
      <style:paragraph-properties fo:text-align="center" style:justify-single-word="false"/>
      <style:text-properties officeooo:rsid="444ac5d9" officeooo:paragraph-rsid="444ac5d9"/>
    </style:style>
    <style:style style:name="P245" style:family="paragraph" style:parent-style-name="Table_20_Comments">
      <style:text-properties officeooo:paragraph-rsid="42ff3591"/>
    </style:style>
    <style:style style:name="P246" style:family="paragraph" style:parent-style-name="Table_20_Comments">
      <style:text-properties officeooo:paragraph-rsid="43585d0a"/>
    </style:style>
    <style:style style:name="P247" style:family="paragraph" style:parent-style-name="Table_20_Comments">
      <style:text-properties officeooo:rsid="10809805" officeooo:paragraph-rsid="42f0df73"/>
    </style:style>
    <style:style style:name="P248" style:family="paragraph" style:parent-style-name="Example_20_Header">
      <style:paragraph-properties fo:break-before="column"/>
    </style:style>
    <style:style style:name="P249" style:family="paragraph" style:parent-style-name="Text_20_body">
      <style:paragraph-properties fo:break-before="column"/>
      <style:text-properties officeooo:paragraph-rsid="439c3be6"/>
    </style:style>
    <style:style style:name="P250" style:family="paragraph" style:parent-style-name="Example_20_Header">
      <style:text-properties officeooo:paragraph-rsid="44104000"/>
    </style:style>
    <style:style style:name="P251" style:family="paragraph" style:parent-style-name="Example_20_Header">
      <style:text-properties officeooo:paragraph-rsid="44212f4e"/>
    </style:style>
    <style:style style:name="P252" style:family="paragraph" style:parent-style-name="Text_20_body">
      <style:paragraph-properties fo:margin-left="1.249cm" fo:margin-right="0cm" fo:text-indent="0cm" style:auto-text-indent="false"/>
      <style:text-properties officeooo:paragraph-rsid="44156f6f"/>
    </style:style>
    <style:style style:name="P253" style:family="paragraph" style:parent-style-name="Example">
      <style:text-properties officeooo:rsid="438cc578" officeooo:paragraph-rsid="44734aef"/>
    </style:style>
    <style:style style:name="P254" style:family="paragraph" style:parent-style-name="Example_20_Header">
      <style:text-properties officeooo:paragraph-rsid="44734aef"/>
    </style:style>
    <style:style style:name="P255" style:family="paragraph" style:parent-style-name="Heading_20_1" style:master-page-name="Standard">
      <style:paragraph-properties style:page-number="auto"/>
      <style:text-properties officeooo:paragraph-rsid="427c56ea"/>
    </style:style>
    <style:style style:name="P256" style:family="paragraph" style:parent-style-name="Heading_20_2">
      <style:text-properties officeooo:rsid="42954e51" officeooo:paragraph-rsid="42954e51"/>
    </style:style>
    <style:style style:name="P257" style:family="paragraph" style:parent-style-name="Heading_20_2">
      <style:text-properties officeooo:rsid="4399fd83" officeooo:paragraph-rsid="4399fd83"/>
    </style:style>
    <style:style style:name="P258" style:family="paragraph" style:parent-style-name="Heading_20_2">
      <style:text-properties officeooo:paragraph-rsid="4399ad7c"/>
    </style:style>
    <style:style style:name="P259"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60"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61" style:family="paragraph" style:parent-style-name="Heading_20_3">
      <style:text-properties officeooo:paragraph-rsid="44104000"/>
    </style:style>
    <style:style style:name="P262" style:family="paragraph" style:parent-style-name="Heading_20_3">
      <style:text-properties officeooo:paragraph-rsid="4451193f"/>
    </style:style>
    <style:style style:name="P263" style:family="paragraph" style:parent-style-name="Heading_20_3">
      <style:text-properties officeooo:paragraph-rsid="4434d461"/>
    </style:style>
    <style:style style:name="P264" style:family="paragraph" style:parent-style-name="Heading_20_3">
      <style:text-properties officeooo:rsid="43e8d3d3" officeooo:paragraph-rsid="43e8d3d3"/>
    </style:style>
    <style:style style:name="P265" style:family="paragraph" style:parent-style-name="Heading_20_3">
      <style:text-properties officeooo:paragraph-rsid="4436c2bc"/>
    </style:style>
    <style:style style:name="P266" style:family="paragraph" style:parent-style-name="Heading_20_3">
      <style:text-properties officeooo:rsid="4401392f" officeooo:paragraph-rsid="4401392f"/>
    </style:style>
    <style:style style:name="P267" style:family="paragraph" style:parent-style-name="Heading_20_3">
      <style:text-properties officeooo:paragraph-rsid="44212f4e"/>
    </style:style>
    <style:style style:name="P268" style:family="paragraph" style:parent-style-name="Heading_20_3">
      <style:text-properties officeooo:paragraph-rsid="427e1b4c"/>
    </style:style>
    <style:style style:name="P26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7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7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72"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7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7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5"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6"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7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78"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79"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80"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81" style:family="paragraph" style:parent-style-name="Heading_20_4">
      <style:text-properties fo:font-style="normal" officeooo:paragraph-rsid="427e1b4c" style:font-style-asian="normal" style:font-style-complex="normal"/>
    </style:style>
    <style:style style:name="P282" style:family="paragraph" style:parent-style-name="Heading_20_4">
      <style:text-properties officeooo:paragraph-rsid="427e1b4c"/>
    </style:style>
    <style:style style:name="P283"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84"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5" style:family="paragraph" style:parent-style-name="Heading_20_5">
      <style:text-properties fo:language="cs" fo:country="CZ" officeooo:paragraph-rsid="427e1b4c"/>
    </style:style>
    <style:style style:name="P286" style:family="paragraph" style:parent-style-name="Heading_20_5">
      <style:text-properties officeooo:paragraph-rsid="427e1b4c"/>
    </style:style>
    <style:style style:name="P287"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88"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89"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90"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91"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92"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93" style:family="paragraph" style:parent-style-name="Text_20_body">
      <style:text-properties style:use-window-font-color="true" style:font-name="Georgia" fo:font-size="10pt" fo:letter-spacing="0.004cm" fo:language="cs" fo:country="CZ" fo:font-style="normal" officeooo:rsid="446f3024" officeooo:paragraph-rsid="446f302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94"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1">
      <style:text-properties officeooo:rsid="438a9eb5" officeooo:paragraph-rsid="438a9eb5"/>
    </style:style>
    <style:style style:name="P296" style:family="paragraph" style:parent-style-name="Text_20_body" style:list-style-name="L3">
      <style:text-properties officeooo:rsid="218eee67" officeooo:paragraph-rsid="4399ad7c"/>
    </style:style>
    <style:style style:name="P297" style:family="paragraph" style:parent-style-name="Text_20_body" style:list-style-name="L3">
      <style:text-properties officeooo:rsid="42db6adc" officeooo:paragraph-rsid="4399ad7c"/>
    </style:style>
    <style:style style:name="P298" style:family="paragraph" style:parent-style-name="Text_20_body" style:list-style-name="L3">
      <style:text-properties officeooo:rsid="219226d3" officeooo:paragraph-rsid="4399ad7c"/>
    </style:style>
    <style:style style:name="P299" style:family="paragraph" style:parent-style-name="Text_20_body" style:list-style-name="WW8Num11">
      <style:text-properties officeooo:paragraph-rsid="427e1b4c"/>
    </style:style>
    <style:style style:name="P300" style:family="paragraph" style:parent-style-name="Text_20_body" style:list-style-name="WW8Num10">
      <style:text-properties officeooo:paragraph-rsid="427e1b4c"/>
    </style:style>
    <style:style style:name="P301" style:family="paragraph" style:parent-style-name="Text_20_body">
      <style:text-properties officeooo:paragraph-rsid="44104000"/>
    </style:style>
    <style:style style:name="P302" style:family="paragraph" style:parent-style-name="Text_20_body">
      <style:text-properties officeooo:rsid="44104000" officeooo:paragraph-rsid="44104000"/>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1106"/>
    </style:style>
    <style:style style:name="T58" style:family="text">
      <style:text-properties fo:language="cs" fo:country="CZ" officeooo:rsid="44718146"/>
    </style:style>
    <style:style style:name="T59" style:family="text">
      <style:text-properties fo:language="cs" fo:country="CZ" officeooo:rsid="4377752b"/>
    </style:style>
    <style:style style:name="T60" style:family="text">
      <style:text-properties fo:language="cs" fo:country="CZ" officeooo:rsid="4378fc61"/>
    </style:style>
    <style:style style:name="T61" style:family="text">
      <style:text-properties fo:font-style="normal" style:font-style-asian="normal" style:font-style-complex="normal"/>
    </style:style>
    <style:style style:name="T62" style:family="text">
      <style:text-properties fo:font-style="normal" officeooo:rsid="42df261a" style:font-style-asian="normal" style:font-style-complex="normal"/>
    </style:style>
    <style:style style:name="T63" style:family="text">
      <style:text-properties fo:font-style="normal" officeooo:rsid="43a318a8" style:font-style-asian="normal" style:font-style-complex="normal"/>
    </style:style>
    <style:style style:name="T64" style:family="text">
      <style:text-properties fo:font-style="normal" officeooo:rsid="439c3be6" style:font-style-asian="normal" style:font-style-complex="normal"/>
    </style:style>
    <style:style style:name="T65" style:family="text">
      <style:text-properties fo:font-style="normal" officeooo:rsid="42deb63e" style:font-style-asian="normal" style:font-style-complex="normal"/>
    </style:style>
    <style:style style:name="T66" style:family="text">
      <style:text-properties fo:font-style="normal" officeooo:rsid="42ef7e08" style:font-style-asian="normal" style:font-style-complex="normal"/>
    </style:style>
    <style:style style:name="T67" style:family="text">
      <style:text-properties fo:font-style="normal" officeooo:rsid="42eeae0e" style:font-style-asian="normal" style:font-style-complex="normal"/>
    </style:style>
    <style:style style:name="T68" style:family="text">
      <style:text-properties fo:font-style="normal" officeooo:rsid="439d8f00" style:font-style-asian="normal" style:font-style-complex="normal"/>
    </style:style>
    <style:style style:name="T69" style:family="text">
      <style:text-properties fo:font-style="normal" officeooo:rsid="43a2d4fb" style:font-style-asian="normal" style:font-style-complex="normal"/>
    </style:style>
    <style:style style:name="T70" style:family="text">
      <style:text-properties fo:font-style="normal" officeooo:rsid="43a50d0d" style:font-style-asian="normal" style:font-style-complex="normal"/>
    </style:style>
    <style:style style:name="T71" style:family="text">
      <style:text-properties fo:font-style="normal" officeooo:rsid="43a77841" style:font-style-asian="normal" style:font-style-complex="normal"/>
    </style:style>
    <style:style style:name="T72" style:family="text">
      <style:text-properties fo:font-style="normal" officeooo:rsid="43ac2af4" style:font-style-asian="normal" style:font-style-complex="normal"/>
    </style:style>
    <style:style style:name="T73" style:family="text">
      <style:text-properties fo:font-style="normal" officeooo:rsid="42e17c4e" style:font-style-asian="normal" style:font-style-complex="normal"/>
    </style:style>
    <style:style style:name="T74" style:family="text">
      <style:text-properties fo:font-style="normal" officeooo:rsid="43126302" style:font-style-asian="normal" style:font-style-complex="normal"/>
    </style:style>
    <style:style style:name="T75" style:family="text">
      <style:text-properties fo:font-style="normal" officeooo:rsid="43ac4894" style:font-style-asian="normal" style:font-style-complex="normal"/>
    </style:style>
    <style:style style:name="T76" style:family="text">
      <style:text-properties fo:font-style="normal" officeooo:rsid="4322f34b" style:font-style-asian="normal" style:font-style-complex="normal"/>
    </style:style>
    <style:style style:name="T77" style:family="text">
      <style:text-properties fo:font-style="normal" officeooo:rsid="43ccc942" style:font-style-asian="normal" style:font-style-complex="normal"/>
    </style:style>
    <style:style style:name="T78" style:family="text">
      <style:text-properties fo:font-style="normal" officeooo:rsid="43eec4e1" style:font-style-asian="normal" style:font-style-complex="normal"/>
    </style:style>
    <style:style style:name="T79" style:family="text">
      <style:text-properties fo:font-style="normal" officeooo:rsid="442bad62" style:font-style-asian="normal" style:font-style-complex="normal"/>
    </style:style>
    <style:style style:name="T80" style:family="text">
      <style:text-properties fo:font-style="normal" officeooo:rsid="442cfefe" style:font-style-asian="normal" style:font-style-complex="normal"/>
    </style:style>
    <style:style style:name="T81" style:family="text">
      <style:text-properties fo:font-style="normal" officeooo:rsid="442e7736" style:font-style-asian="normal" style:font-style-complex="normal"/>
    </style:style>
    <style:style style:name="T82" style:family="text">
      <style:text-properties fo:font-style="normal" officeooo:rsid="4445736d" style:font-style-asian="normal" style:font-style-complex="normal"/>
    </style:style>
    <style:style style:name="T83" style:family="text">
      <style:text-properties officeooo:rsid="218eee67"/>
    </style:style>
    <style:style style:name="T84" style:family="text">
      <style:text-properties fo:font-weight="bold" style:font-weight-asian="bold" style:font-weight-complex="bold"/>
    </style:style>
    <style:style style:name="T85" style:family="text">
      <style:text-properties fo:font-weight="bold" officeooo:rsid="43fef355" style:font-weight-asian="bold" style:font-weight-complex="bold"/>
    </style:style>
    <style:style style:name="T8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6df3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97"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98"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99"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0"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1"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2"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6"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07"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1"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1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1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1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22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2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2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2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2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2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2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27" style:family="text">
      <style:text-properties fo:language="zxx" fo:country="none" style:language-asian="zxx" style:country-asian="none" style:language-complex="zxx" style:country-complex="none"/>
    </style:style>
    <style:style style:name="T228" style:family="text">
      <style:text-properties fo:language="zxx" fo:country="none" officeooo:rsid="108d951d" style:language-asian="zxx" style:country-asian="none" style:language-complex="zxx" style:country-complex="none"/>
    </style:style>
    <style:style style:name="T229" style:family="text">
      <style:text-properties fo:language="zxx" fo:country="none" officeooo:rsid="1431a62b" style:language-asian="zxx" style:country-asian="none" style:language-complex="zxx" style:country-complex="none"/>
    </style:style>
    <style:style style:name="T230" style:family="text">
      <style:text-properties fo:language="zxx" fo:country="none" officeooo:rsid="101909b3" style:language-asian="zxx" style:country-asian="none" style:language-complex="zxx" style:country-complex="none"/>
    </style:style>
    <style:style style:name="T231" style:family="text">
      <style:text-properties fo:language="zxx" fo:country="none" style:font-name-asian="Times New Roman" style:language-asian="zxx" style:country-asian="none" style:font-name-complex="Arial1" style:font-size-complex="13pt"/>
    </style:style>
    <style:style style:name="T232" style:family="text">
      <style:text-properties officeooo:rsid="427fb921"/>
    </style:style>
    <style:style style:name="T233" style:family="text">
      <style:text-properties style:font-name="Times New Roman"/>
    </style:style>
    <style:style style:name="T234" style:family="text">
      <style:text-properties style:font-name="Times New Roman" style:language-asian="zxx" style:country-asian="none"/>
    </style:style>
    <style:style style:name="T235" style:family="text">
      <style:text-properties style:font-name="Times New Roman" style:language-asian="zxx" style:country-asian="none" style:font-size-complex="10pt"/>
    </style:style>
    <style:style style:name="T236" style:family="text">
      <style:text-properties style:font-name="Times New Roman" fo:language="zxx" fo:country="none" style:language-asian="zxx" style:country-asian="none"/>
    </style:style>
    <style:style style:name="T237" style:family="text">
      <style:text-properties style:font-name="Times New Roman" fo:language="zxx" fo:country="none" style:language-asian="zxx" style:country-asian="none" style:font-size-complex="10pt"/>
    </style:style>
    <style:style style:name="T238" style:family="text">
      <style:text-properties style:font-name="Times New Roman" fo:language="zxx" fo:country="none" fo:font-style="italic" style:language-asian="zxx" style:country-asian="none" style:font-style-asian="italic" style:font-style-complex="italic"/>
    </style:style>
    <style:style style:name="T239"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40" style:family="text">
      <style:text-properties style:font-name="Times New Roman" fo:language="zxx" fo:country="none" fo:font-weight="bold" style:language-asian="zxx" style:country-asian="none" style:font-weight-asian="bold" style:font-weight-complex="bold"/>
    </style:style>
    <style:style style:name="T241" style:family="text">
      <style:text-properties style:font-name="Times New Roman" fo:font-style="italic" style:language-asian="zxx" style:country-asian="none" style:font-style-asian="italic" style:font-style-complex="italic"/>
    </style:style>
    <style:style style:name="T242"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43" style:family="text">
      <style:text-properties style:font-name="Times New Roman" fo:language="en" fo:country="US" fo:font-weight="bold" style:language-asian="zxx" style:country-asian="none" style:font-weight-asian="bold" style:font-weight-complex="bold"/>
    </style:style>
    <style:style style:name="T244" style:family="text">
      <style:text-properties style:font-name="Times New Roman" fo:font-weight="bold" style:language-asian="zxx" style:country-asian="none" style:font-weight-asian="bold" style:font-weight-complex="bold"/>
    </style:style>
    <style:style style:name="T245" style:family="text">
      <style:text-properties style:font-name="Times New Roman" fo:font-size="10pt" fo:language="zxx" fo:country="none" style:font-size-asian="10pt" style:language-asian="zxx" style:country-asian="none"/>
    </style:style>
    <style:style style:name="T246" style:family="text">
      <style:text-properties style:font-name="Times New Roman" fo:font-size="10pt" style:font-size-asian="10pt" style:language-asian="zxx" style:country-asian="none"/>
    </style:style>
    <style:style style:name="T247" style:family="text">
      <style:text-properties style:font-name-asian="Times New Roman" style:language-asian="zxx" style:country-asian="none" style:font-name-complex="Arial1" style:font-size-complex="13pt"/>
    </style:style>
    <style:style style:name="T248" style:family="text">
      <style:text-properties style:text-position="super 58%" style:font-name="Times New Roman"/>
    </style:style>
    <style:style style:name="T249" style:family="text">
      <style:text-properties style:text-position="super 58%" style:font-name="Times New Roman" fo:language="zxx" fo:country="none" style:language-asian="zxx" style:country-asian="none"/>
    </style:style>
    <style:style style:name="T250" style:family="text">
      <style:text-properties officeooo:rsid="428a3855"/>
    </style:style>
    <style:style style:name="T251" style:family="text">
      <style:text-properties officeooo:rsid="42954e51"/>
    </style:style>
    <style:style style:name="T252" style:family="text">
      <style:text-properties officeooo:rsid="429fd1d2"/>
    </style:style>
    <style:style style:name="T253" style:family="text">
      <style:text-properties officeooo:rsid="42a6faf7"/>
    </style:style>
    <style:style style:name="T254" style:family="text">
      <style:text-properties officeooo:rsid="42abc478"/>
    </style:style>
    <style:style style:name="T255" style:family="text">
      <style:text-properties officeooo:rsid="0eec7319"/>
    </style:style>
    <style:style style:name="T256" style:family="text">
      <style:text-properties officeooo:rsid="0f1c3782"/>
    </style:style>
    <style:style style:name="T257"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58" style:family="text">
      <style:text-properties fo:color="#c3b346" fo:letter-spacing="0.004cm" fo:font-style="normal" officeooo:rsid="42bcdb82" style:font-style-asian="normal" style:language-complex="zxx" style:country-complex="none" style:font-style-complex="normal"/>
    </style:style>
    <style:style style:name="T259" style:family="text">
      <style:text-properties fo:font-style="italic" style:font-style-asian="italic" style:font-style-complex="italic"/>
    </style:style>
    <style:style style:name="T260" style:family="text">
      <style:text-properties fo:font-style="italic" officeooo:rsid="438a9eb5" style:font-style-asian="italic" style:font-style-complex="italic"/>
    </style:style>
    <style:style style:name="T261" style:family="text">
      <style:text-properties fo:font-style="italic" officeooo:rsid="43b37956" style:font-style-asian="italic" style:font-style-complex="italic"/>
    </style:style>
    <style:style style:name="T262" style:family="text">
      <style:text-properties fo:font-style="italic" officeooo:rsid="43b55913" style:font-style-asian="italic" style:font-style-complex="italic"/>
    </style:style>
    <style:style style:name="T263" style:family="text">
      <style:text-properties fo:font-style="italic" officeooo:rsid="43fef355" style:font-style-asian="italic" style:font-style-complex="italic"/>
    </style:style>
    <style:style style:name="T264" style:family="text">
      <style:text-properties fo:font-style="italic" officeooo:rsid="445f8f4c" style:font-style-asian="italic" style:font-style-complex="italic"/>
    </style:style>
    <style:style style:name="T265" style:family="text">
      <style:text-properties fo:font-style="italic" officeooo:rsid="442cfefe" style:font-style-asian="italic" style:font-style-complex="italic"/>
    </style:style>
    <style:style style:name="T266"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fo:color="#ff6400" fo:letter-spacing="0.004cm" fo:font-style="normal" officeooo:rsid="42c82714" style:font-style-asian="normal" style:font-style-complex="normal"/>
    </style:style>
    <style:style style:name="T268" style:family="text">
      <style:text-properties fo:font-weight="normal" style:font-weight-asian="normal" style:font-weight-complex="normal"/>
    </style:style>
    <style:style style:name="T269" style:family="text">
      <style:text-properties fo:font-weight="normal" officeooo:rsid="43f39939" style:font-weight-asian="normal" style:font-weight-complex="normal"/>
    </style:style>
    <style:style style:name="T270" style:family="text">
      <style:text-properties fo:font-weight="normal" officeooo:rsid="43f53f18" style:font-weight-asian="normal" style:font-weight-complex="normal"/>
    </style:style>
    <style:style style:name="T271" style:family="text">
      <style:text-properties officeooo:rsid="42db6adc"/>
    </style:style>
    <style:style style:name="T272" style:family="text">
      <style:text-properties officeooo:rsid="42df261a"/>
    </style:style>
    <style:style style:name="T273" style:family="text">
      <style:text-properties officeooo:rsid="1031c695"/>
    </style:style>
    <style:style style:name="T274" style:family="text">
      <style:text-properties officeooo:rsid="0f68cf40"/>
    </style:style>
    <style:style style:name="T275" style:family="text">
      <style:text-properties officeooo:rsid="10868dcb"/>
    </style:style>
    <style:style style:name="T276" style:family="text">
      <style:text-properties officeooo:rsid="108d951d"/>
    </style:style>
    <style:style style:name="T277" style:family="text">
      <style:text-properties officeooo:rsid="1442f492"/>
    </style:style>
    <style:style style:name="T278" style:family="text">
      <style:text-properties officeooo:rsid="10172fa3"/>
    </style:style>
    <style:style style:name="T279" style:family="text">
      <style:text-properties officeooo:rsid="141a017a"/>
    </style:style>
    <style:style style:name="T280" style:family="text">
      <style:text-properties officeooo:rsid="10714db8"/>
    </style:style>
    <style:style style:name="T281" style:family="text">
      <style:text-properties officeooo:rsid="101909b3"/>
    </style:style>
    <style:style style:name="T282" style:family="text">
      <style:text-properties officeooo:rsid="109636d1"/>
    </style:style>
    <style:style style:name="T283" style:family="text">
      <style:text-properties officeooo:rsid="1432aa1a"/>
    </style:style>
    <style:style style:name="T284" style:family="text">
      <style:text-properties officeooo:rsid="103b4f81"/>
    </style:style>
    <style:style style:name="T285" style:family="text">
      <style:text-properties officeooo:rsid="142f0bb5"/>
    </style:style>
    <style:style style:name="T286" style:family="text">
      <style:text-properties officeooo:rsid="1022577c"/>
    </style:style>
    <style:style style:name="T287" style:family="text">
      <style:text-properties officeooo:rsid="1022da3a"/>
    </style:style>
    <style:style style:name="T288" style:family="text">
      <style:text-properties style:language-asian="zxx" style:country-asian="none" style:language-complex="zxx" style:country-complex="none"/>
    </style:style>
    <style:style style:name="T289" style:family="text">
      <style:text-properties officeooo:rsid="1078fd37" style:language-asian="zxx" style:country-asian="none" style:language-complex="zxx" style:country-complex="none"/>
    </style:style>
    <style:style style:name="T290" style:family="text">
      <style:text-properties officeooo:rsid="1088484f" style:language-asian="zxx" style:country-asian="none" style:language-complex="zxx" style:country-complex="none"/>
    </style:style>
    <style:style style:name="T291" style:family="text">
      <style:text-properties officeooo:rsid="1038e041"/>
    </style:style>
    <style:style style:name="T292" style:family="text">
      <style:text-properties officeooo:rsid="1087cfc2"/>
    </style:style>
    <style:style style:name="T293" style:family="text">
      <style:text-properties officeooo:rsid="1039259b"/>
    </style:style>
    <style:style style:name="T294" style:family="text">
      <style:text-properties officeooo:rsid="104490c4"/>
    </style:style>
    <style:style style:name="T295" style:family="text">
      <style:text-properties officeooo:rsid="1042ada7"/>
    </style:style>
    <style:style style:name="T296" style:family="text">
      <style:text-properties officeooo:rsid="14302293"/>
    </style:style>
    <style:style style:name="T297" style:family="text">
      <style:text-properties officeooo:rsid="42f639a7"/>
    </style:style>
    <style:style style:name="T298" style:family="text">
      <style:text-properties officeooo:rsid="103c50cd"/>
    </style:style>
    <style:style style:name="T299" style:family="text">
      <style:text-properties officeooo:rsid="42f88147"/>
    </style:style>
    <style:style style:name="T300" style:family="text">
      <style:text-properties officeooo:rsid="42fc6125"/>
    </style:style>
    <style:style style:name="T301" style:family="text">
      <style:text-properties officeooo:rsid="42fe6112"/>
    </style:style>
    <style:style style:name="T302" style:family="text">
      <style:text-properties officeooo:rsid="43585d0a"/>
    </style:style>
    <style:style style:name="T303" style:family="text">
      <style:text-properties officeooo:rsid="4358ece8"/>
    </style:style>
    <style:style style:name="T304" style:family="text">
      <style:text-properties officeooo:rsid="43669614"/>
    </style:style>
    <style:style style:name="T305" style:family="text">
      <style:text-properties officeooo:rsid="4373c760"/>
    </style:style>
    <style:style style:name="T306" style:family="text">
      <style:text-properties officeooo:rsid="4291df76"/>
    </style:style>
    <style:style style:name="T307" style:family="text">
      <style:text-properties officeooo:rsid="4377752b"/>
    </style:style>
    <style:style style:name="T308" style:family="text">
      <style:text-properties officeooo:rsid="4378fc61"/>
    </style:style>
    <style:style style:name="T309" style:family="text">
      <style:text-properties officeooo:rsid="437b9db1"/>
    </style:style>
    <style:style style:name="T310" style:family="text">
      <style:text-properties officeooo:rsid="437ff450"/>
    </style:style>
    <style:style style:name="T311" style:family="text">
      <style:text-properties fo:language="en" fo:country="US" officeooo:rsid="437ff450"/>
    </style:style>
    <style:style style:name="T312" style:family="text">
      <style:text-properties officeooo:rsid="43859044"/>
    </style:style>
    <style:style style:name="T313" style:family="text">
      <style:text-properties officeooo:rsid="4389083b"/>
    </style:style>
    <style:style style:name="T314" style:family="text">
      <style:text-properties officeooo:rsid="438a9eb5"/>
    </style:style>
    <style:style style:name="T315" style:family="text">
      <style:text-properties officeooo:rsid="438f1800"/>
    </style:style>
    <style:style style:name="T316" style:family="text">
      <style:text-properties officeooo:rsid="438f26d4"/>
    </style:style>
    <style:style style:name="T317" style:family="text">
      <style:text-properties officeooo:rsid="439c3be6"/>
    </style:style>
    <style:style style:name="T318" style:family="text">
      <style:text-properties officeooo:rsid="43a02eb2"/>
    </style:style>
    <style:style style:name="T319" style:family="text">
      <style:text-properties officeooo:rsid="43a2d4fb"/>
    </style:style>
    <style:style style:name="T320" style:family="text">
      <style:text-properties officeooo:rsid="43a8ce06"/>
    </style:style>
    <style:style style:name="T321" style:family="text">
      <style:text-properties officeooo:rsid="43ac2af4"/>
    </style:style>
    <style:style style:name="T322" style:family="text">
      <style:text-properties officeooo:rsid="43b37956"/>
    </style:style>
    <style:style style:name="T323" style:family="text">
      <style:text-properties officeooo:rsid="43b46930"/>
    </style:style>
    <style:style style:name="T324" style:family="text">
      <style:text-properties officeooo:rsid="43b55913"/>
    </style:style>
    <style:style style:name="T325" style:family="text">
      <style:text-properties officeooo:rsid="43bf7b66"/>
    </style:style>
    <style:style style:name="T326" style:family="text">
      <style:text-properties officeooo:rsid="43c5de03"/>
    </style:style>
    <style:style style:name="T327" style:family="text">
      <style:text-properties officeooo:rsid="43c8c421"/>
    </style:style>
    <style:style style:name="T328" style:family="text">
      <style:text-properties officeooo:rsid="43c93eda"/>
    </style:style>
    <style:style style:name="T329" style:family="text">
      <style:text-properties officeooo:rsid="43cb0c6a"/>
    </style:style>
    <style:style style:name="T330" style:family="text">
      <style:text-properties officeooo:rsid="43cca3ba"/>
    </style:style>
    <style:style style:name="T331" style:family="text">
      <style:text-properties officeooo:rsid="43ceb772"/>
    </style:style>
    <style:style style:name="T332" style:family="text">
      <style:text-properties officeooo:rsid="43d5e119"/>
    </style:style>
    <style:style style:name="T333" style:family="text">
      <style:text-properties officeooo:rsid="43d7ab42"/>
    </style:style>
    <style:style style:name="T334" style:family="text">
      <style:text-properties officeooo:rsid="43e3c914"/>
    </style:style>
    <style:style style:name="T335" style:family="text">
      <style:text-properties officeooo:rsid="43ebc9d5"/>
    </style:style>
    <style:style style:name="T336" style:family="text">
      <style:text-properties officeooo:rsid="43ecdcb4"/>
    </style:style>
    <style:style style:name="T337" style:family="text">
      <style:text-properties officeooo:rsid="43fef355"/>
    </style:style>
    <style:style style:name="T338" style:family="text">
      <style:text-properties officeooo:rsid="4400223d"/>
    </style:style>
    <style:style style:name="T339" style:family="text">
      <style:text-properties officeooo:rsid="44016012"/>
    </style:style>
    <style:style style:name="T340" style:family="text">
      <style:text-properties officeooo:rsid="4402aaa0"/>
    </style:style>
    <style:style style:name="T341" style:family="text">
      <style:text-properties officeooo:rsid="44048cca"/>
    </style:style>
    <style:style style:name="T342" style:family="text">
      <style:text-properties officeooo:rsid="44062e7c"/>
    </style:style>
    <style:style style:name="T343" style:family="text">
      <style:text-properties officeooo:rsid="4406e8b6"/>
    </style:style>
    <style:style style:name="T344" style:family="text">
      <style:text-properties officeooo:rsid="4409bbf9"/>
    </style:style>
    <style:style style:name="T345" style:family="text">
      <style:text-properties officeooo:rsid="4409d251"/>
    </style:style>
    <style:style style:name="T346" style:family="text">
      <style:text-properties officeooo:rsid="44156f6f"/>
    </style:style>
    <style:style style:name="T347" style:family="text">
      <style:text-properties officeooo:rsid="441ae4da"/>
    </style:style>
    <style:style style:name="T348" style:family="text">
      <style:text-properties officeooo:rsid="441cbf68"/>
    </style:style>
    <style:style style:name="T349" style:family="text">
      <style:text-properties officeooo:rsid="441e7f6a"/>
    </style:style>
    <style:style style:name="T350" style:family="text">
      <style:text-properties officeooo:rsid="4421098c"/>
    </style:style>
    <style:style style:name="T351" style:family="text">
      <style:text-properties officeooo:rsid="00b9f158"/>
    </style:style>
    <style:style style:name="T352" style:family="text">
      <style:text-properties officeooo:rsid="44212f4e"/>
    </style:style>
    <style:style style:name="T353" style:family="text">
      <style:text-properties fo:letter-spacing="0.004cm" fo:font-style="normal" officeooo:rsid="427ab064" style:font-style-asian="normal" style:font-style-complex="normal"/>
    </style:style>
    <style:style style:name="T354" style:family="text">
      <style:text-properties fo:letter-spacing="0.004cm" fo:font-style="normal" officeooo:rsid="42c82714" style:font-style-asian="normal" style:font-style-complex="normal"/>
    </style:style>
    <style:style style:name="T355" style:family="text">
      <style:text-properties fo:letter-spacing="0.004cm" fo:font-style="normal" officeooo:rsid="44212f4e" style:font-style-asian="normal" style:font-style-complex="normal"/>
    </style:style>
    <style:style style:name="T356" style:family="text">
      <style:text-properties fo:letter-spacing="0.004cm" fo:font-style="normal" officeooo:rsid="42bcdb82" style:font-style-asian="normal" style:language-complex="zxx" style:country-complex="none" style:font-style-complex="normal"/>
    </style:style>
    <style:style style:name="T357" style:family="text">
      <style:text-properties officeooo:rsid="4448c74c"/>
    </style:style>
    <style:style style:name="T358" style:family="text">
      <style:text-properties officeooo:rsid="444abe9c"/>
    </style:style>
    <style:style style:name="T359" style:family="text">
      <style:text-properties officeooo:rsid="4451193f"/>
    </style:style>
    <style:style style:name="T360" style:family="text">
      <style:text-properties officeooo:rsid="44513ef1"/>
    </style:style>
    <style:style style:name="T361" style:family="text">
      <style:text-properties officeooo:rsid="43b18262"/>
    </style:style>
    <style:style style:name="T362" style:family="text">
      <style:text-properties officeooo:rsid="44020339"/>
    </style:style>
    <style:style style:name="T363" style:family="text">
      <style:text-properties officeooo:rsid="4469a2c6"/>
    </style:style>
    <style:style style:name="T364" style:family="text">
      <style:text-properties officeooo:rsid="446fa6a8"/>
    </style:style>
    <style:style style:name="T365" style:family="text">
      <style:text-properties officeooo:rsid="436df309"/>
    </style:style>
    <style:style style:name="T366" style:family="text">
      <style:text-properties officeooo:rsid="447111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5" text:outline-level="1">Výbava, <text:span text:style-name="T336">majetek</text:span> <text:span text:style-name="T309">a živobytí</text:span></text:h>
      <text:p text:style-name="P56"><text:span text:style-name="T184">K</text:span><text:span text:style-name="T195">valitní vybavení na nebezpečných výbavách nezřídka znamená rozdíl mezi životem a smrtí. </text:span><text:span text:style-name="T185">Vhodné nástroje ti také mohou pomoci překonávat překážky, otevírat zapečetěné pokladnice a podobně.</text:span></text:p>
      <text:p text:style-name="P291"/>
      <text:p text:style-name="P57">/<text:span text:style-name="T335">* </text:span><text:a xlink:type="simple" xlink:href="http://medieval.ucdavis.edu/120D/Money.html" text:style-name="Internet_20_link" text:visited-style-name="Visited_20_Internet_20_Link">http://medieval.ucdavis.edu/120D/Money.html</text:a><text:span text:style-name="T182"> </text:span><text:span text:style-name="T181">(1 libra je 10 zl) </text:span><text:span text:style-name="T184">*/</text:span></text:p>
      <text:p text:style-name="P58"><text:span text:style-name="T184">T</text:span><text:span text:style-name="T194">ODO: K dovednostem napsat, jaké vybavení si má hráč pořídit, když si bere příslušnou dovednost.</text:span></text:p>
      <text:p text:style-name="P59"><text:span text:style-name="T194">T</text:span><text:span text:style-name="T166">ODO: Sepsat popis a parametry jedů.</text:span></text:p>
      <text:p text:style-name="P292">TODO: Ceník lootu. Asi ho dát do téhle kapitoly, ale do samostatné tabulky.</text:p>
      <text:p text:style-name="P292">TODO: Předpřipravená výbava pro jednotlivá povolání (vzít ji z deníků na gamecon a spočítat, kolik postavě zbylo).</text:p>
      <text:p text:style-name="P293">TODO: Projít resources, vytahat z nich, na co jsem zapomněl a pak je smazat.</text:p>
      <text:h text:style-name="P256" text:outline-level="2"><text:soft-page-break/>Měna</text:h>
      <text:p text:style-name="P13"><text:span text:style-name="T251">Ve světě Dračáku se platí vším možným – mincemi různých tvarů a velikostí, hřivnami stříbra, zlatými ingoty, drahokamy, dobytkem a podobně. P</text:span><text:span text:style-name="T94">rovozovat</text:span><text:span text:style-name="T251"> směnný obchod a přepočítávat hodnoty různých mincí by ale bylo při hře poněkud nepraktické, a proto </text:span><text:span text:style-name="T94">všechny ceny vyjadřujeme v </text:span><text:span text:style-name="T97">univerzálních</text:span><text:span text:style-name="T94"> zlaťácích, stříbrňácích a měďácích </text:span><text:span text:style-name="T98">s tím, že</text:span><text:span text:style-name="T94"> jeden zlaťák má hodnotu jako deset stříbrňáků nebo sto měďáků. </text:span><text:span text:style-name="T95">Když si tedy </text:span><text:span text:style-name="T96">pů</text:span><text:span text:style-name="T95">jdeš koupit například koně v hodnotě </text:span><text:span text:style-name="T140">15</text:span><text:span text:style-name="T95"> zl, tvoje postava kupci zaplatí třeba </text:span><text:span text:style-name="T140">třemi</text:span><text:span text:style-name="T95"> drahokamy nebo dvěma hřivnami stříbra, ale ty si na deníku odečteš 50 zlatých. </text:span><text:span text:style-name="T96">Můžete to také </text:span><text:span text:style-name="T99">pojmout</text:span><text:span text:style-name="T96"> tak, že zlaťáky, stříbrňáky a měďáky jsou měnou nejmocnější říše v oblasti, kde budete hrát, a i mimo její území je zvykem přepočítávat ceny na tyto mince.</text:span></text:p>
      <text:h text:style-name="Heading_20_3" text:outline-level="3">P<text:span text:style-name="T252">eníze na cestách</text:span></text:h>
      <text:p text:style-name="P27"><text:span text:style-name="T100">N</text:span><text:span text:style-name="T105">osit</text:span><text:span text:style-name="T253"> s sebou velké množství mincí je dost nepraktické. Historické mince, jako pražský groš nebo český dukát, například </text:span><text:span text:style-name="T100">váž</text:span><text:span text:style-name="T103">í</text:span><text:span text:style-name="T100"> necelé 4 gramy, t</text:span><text:span text:style-name="T117">ak</text:span><text:span text:style-name="T100">že </text:span><text:span text:style-name="T141">tisíc</text:span><text:span text:style-name="T100"> j</text:span><text:span text:style-name="T104">ich</text:span><text:span text:style-name="T100"> váž</text:span><text:span text:style-name="T103">í</text:span><text:span text:style-name="T100"> skoro 4 kila </text:span><text:span text:style-name="T103">a do běžného měšce se </text:span><text:span text:style-name="T104">určitě</text:span><text:span text:style-name="T103"> n</text:span><text:span text:style-name="T104">evejdou</text:span><text:span text:style-name="T100">. Pokud tedy zrovna </text:span><text:span text:style-name="T101">nepotřebuješ odnést poklad z prozkoumaného podzemí, bývá zvykem si mince směnit za drahokamy, šperky či jiné skladné cennosti. </text:span><text:span text:style-name="T102">Není t</text:span><text:span text:style-name="T118">aké</text:span><text:span text:style-name="T102"> špatný nápad si alespoň pár zlaťáků zašít do podšívky či opasku.</text:span></text:p>
      <text:h text:style-name="Heading_20_2" text:outline-level="2">Nákup a prodej</text:h>
      <text:p text:style-name="P53"><text:span text:style-name="T361">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61"><text:tab/>Platí to i pro alchymistické výrobky a suroviny. </text:span><text:span text:style-name="T152">K</text:span><text:span text:style-name="T361">dyž tedy alchymista natěží 10 magů surovin, které by normálně od obchodníka koupil za 10 zlatých, prodá mu je za 5 zlatých. A když za 1 zlatý koupí suroviny a vyrobí z nich </text:span><text:span text:style-name="T261">léčivý lektvar</text:span><text:span text:style-name="T322">, který se normálně prodává za 2 zlaté, obchodník jej od něj vykoupí za 1 zlatý a alchymista tudíž nic nevydělá.</text:span></text:p>
      <text:h text:style-name="Heading_20_2" text:outline-level="2">Startovní výbava a živobytí</text:h>
      <text:p text:style-name="P14">Na pořízení startovní výbavy a živobytí máš <text:span text:style-name="T314">určitý počet</text:span> zlatých <text:span text:style-name="T314">podle toho, jaké sis vybral povolání</text:span>. Co ti zbyde, bude tvá počáteční hotovost.</text:p>
      <text:list xml:id="list2812326059" text:style-name="L1">
        <text:list-item>
          <text:p text:style-name="P295"><text:span text:style-name="T259">válečník:</text:span> <text:span text:style-name="T315">2</text:span>0 zl /<text:span text:style-name="T315">* těžká zbroj (10 zl) */</text:span></text:p>
        </text:list-item>
        <text:list-item>
          <text:p text:style-name="P295"><text:span text:style-name="T259">hraničář:</text:span> <text:span text:style-name="T315">15</text:span> zl /<text:span text:style-name="T315">* lehká zbroj (4 zl) */</text:span></text:p>
        </text:list-item>
        <text:list-item>
          <text:p text:style-name="P295"><text:span text:style-name="T259">alchymista:</text:span> <text:span text:style-name="T315">3</text:span>0 zl /<text:span text:style-name="T315">* aparatura (10 zl), suroviny (10 zl) */</text:span></text:p>
        </text:list-item>
        <text:list-item>
          <text:p text:style-name="P295"><text:span text:style-name="T259">kouzelník:</text:span> <text:span text:style-name="T315">10</text:span> zl</text:p>
        </text:list-item>
        <text:list-item>
          <text:p text:style-name="P295"><text:span text:style-name="T259">zloděj:</text:span> <text:span text:style-name="T316">20</text:span> zl /<text:span text:style-name="T315">* zlodějské náčiní (5 zl), lehká zbroj (4 zl) */</text:span></text:p>
        </text:list-item>
      </text:list>
      <text:p text:style-name="P16"><text:span text:style-name="T314">Pokud jsi alchymista, nezapomeň si koupit </text:span><text:span text:style-name="T260">alchymistickou aparaturu</text:span><text:span text:style-name="T314"> (stojí 10 zl) a nějaké suroviny (stojí 1 zl za 1 mag, vhodných je alespoň 10 magů).</text:span></text:p>
      <text:h text:style-name="P257" text:outline-level="2">Ceník</text:h>
      <text:p text:style-name="P15">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61" text:outline-level="3"><text:soft-page-break/>Živobytí</text:h>
      <text:p text:style-name="P40"><text:span text:style-name="T88">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9">Živobytí nezahrnuje majetek </text:span><text:span text:style-name="T91">a výbavu</text:span><text:span text:style-name="T89">. Když si chceš například pořídit koně, stan, </text:span><text:span text:style-name="T90">meč</text:span><text:span text:style-name="T89"> nebo lepší oblečení, musíš to z</text:span><text:span text:style-name="T119">aplatit</text:span><text:span text:style-name="T89"> zvlášť. </text:span><text:span text:style-name="T106">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250">Žebrák</text:p>
      <text:p text:style-name="P6">Takhle živoří městská spodina, ti nejchudší z nejchudších – <text:span text:style-name="T254">ž</text:span>ebráci, kapsáři a podobné existence, které žijí z toho, co se jim podaří vyžebrat či ukrást, <text:span text:style-name="T250">přespávají, kde se dá, a cestují zásadně pěšky.</text:span></text:p>
      <text:p text:style-name="P250">Lovec <text:span text:style-name="T344">nebo</text:span> poustevník</text:p>
      <text:p text:style-name="P40"><text:span text:style-name="T130">Divočina</text:span><text:span text:style-name="T122"> dává </text:span><text:span text:style-name="T126">lovcům a poustevníkům</text:span><text:span text:style-name="T122"> vše, co potřebuj</text:span><text:span text:style-name="T126">í</text:span><text:span text:style-name="T89">. </text:span><text:span text:style-name="T126">Obživa je </text:span><text:span text:style-name="T127">sice</text:span><text:span text:style-name="T123"> n</text:span><text:span text:style-name="T89">ic nestojí, ale zabere </text:span><text:span text:style-name="T126">jim</text:span><text:span text:style-name="T89"> hodně času </text:span><text:span text:style-name="T128">a je na nich na první pohled poznat, že žijí </text:span><text:span text:style-name="T130">mimo civilizaci</text:span><text:span text:style-name="T128">.</text:span></text:p>
      <text:p text:style-name="P250">Chuďas</text:p>
      <text:p text:style-name="P40"><text:span text:style-name="T196">T</text:span><text:span text:style-name="T197">akhle žijí</text:span><text:span text:style-name="T215"> nevolníci a městská chudina. </text:span><text:span text:style-name="T216">Mohou být rádi za tvrdou postel v prosté chalupě a když někam cestují, přespávají obvykle na seníku nebo ve společné noclehárně.</text:span><text:span text:style-name="T215"> Pokud je někdo nesveze, cestují pěšky.</text:span></text:p>
      <text:p text:style-name="P250"><text:soft-page-break/>Učedník</text:p>
      <text:p text:style-name="P40"><text:span text:style-name="T365">Takto žijí učedníci, nádeníci, drobní sedláci, </text:span><text:span text:style-name="T157">čerství rekruti</text:span><text:span text:style-name="T365">, studenti a podobně. Bydlí obvykle v podnájmu, v kasárnách, na studentské koleji a podobně. Na cestách jim náklad nese osel či mezek a v hostinci si mohou dovolit prosté jídlo a postel v pokoji pro několik osob.</text:span></text:p>
      <text:p text:style-name="P250">Měšťan</text:p>
      <text:p text:style-name="P40"><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7">b</text:span><text:span text:style-name="T157">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8">n</text:span><text:span text:style-name="T159">ejčastěji</text:span><text:span text:style-name="T46"> na </text:span><text:span text:style-name="T47">voze</text:span><text:span text:style-name="T46"> a v hostinci si </text:span><text:span text:style-name="T58">za</text:span><text:span text:style-name="T46">platí malý pokoj.</text:span></text:p>
      <text:p text:style-name="P250">Zeman</text:p>
      <text:p text:style-name="P40"><text:span text:style-name="T1">Tak</text:span><text:span text:style-name="T87">h</text:span><text:span text:style-name="T120">le</text:span><text:span text:style-name="T1"> žijí nižší šlechtici, </text:span><text:span text:style-name="T59">úspěšní</text:span><text:span text:style-name="T1"> obchodníci </text:span><text:span text:style-name="T41">a</text:span><text:span text:style-name="T1"> </text:span><text:span text:style-name="T59">vyšší městští úředníci</text:span><text:span text:style-name="T1">. </text:span><text:span text:style-name="T60">Spravují menší panství, případně </text:span><text:span text:style-name="T161">o</text:span><text:span text:style-name="T162">bývají</text:span><text:span text:style-name="T60"> velký dům ve městě. Cestují obvykle na koni a v hostinci přespávají v lepších pokojích. </text:span><text:span text:style-name="T87">Č</text:span><text:span text:style-name="T160">asto</text:span><text:span text:style-name="T60"> si také vydržují osobního sluhu.</text:span></text:p>
      <text:p text:style-name="P250">Boháč</text:p>
      <text:p text:style-name="P40"><text:span text:style-name="T1">Tak</text:span><text:span text:style-name="T87">h</text:span><text:span text:style-name="T120">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250">Velmož</text:p>
      <text:p text:style-name="P38"><text:span text:style-name="T129">Takto žijí členové nejmocnějších šlechtických rodů či </text:span><text:span text:style-name="T106"><text:s/>či představen</text:span><text:span text:style-name="T92">í</text:span><text:span text:style-name="T106"> </text:span><text:span text:style-name="T87">b</text:span><text:span text:style-name="T93">ohatých</text:span><text:span text:style-name="T106"> obchodních cechů. Cestují obvykle s početným doprovodem a před jejich příjezdem je část hostince vyklizena a připravena tak, aby měl</text:span><text:span text:style-name="T121">i</text:span><text:span text:style-name="T106"> maximální pohodlí.</text:span></text:p>
      <text:p text:style-name="P250"><text:soft-page-break/>Král</text:p>
      <text:p text:style-name="P40"><text:span text:style-name="T87">V </text:span><text:span text:style-name="T92">největším luxusu žijí </text:span><text:span text:style-name="T106">členové královských rodin.</text:span><text:span text:style-name="T129"> Cestují obvykle s celým svým dvorem a o jejich pohodlí se stará zástup sluhů a lokajů.</text:span></text:p>
      <text:h text:style-name="P261" text:outline-level="3">Družinové živobytí</text:h>
      <text:p text:style-name="P39">Společná domácnost má menší náklady než <text:span text:style-name="T326">několik</text:span> samostatn<text:span text:style-name="T326">ých</text:span> a to samé platí i na cestách. <text:span text:style-name="T310">Pokud se rozhodnete žít všichni na stejné úrovni a své ž</text:span><text:span text:style-name="T311">ivobyt</text:span><text:span text:style-name="T48">í</text:span><text:span text:style-name="T310"> platit společně jako družina, ušetříte třetinu nákladů.</text:span></text:p>
      <text:h text:style-name="Heading_20_3" text:outline-level="3">Startovní živobytí</text:h>
      <text:p text:style-name="P302"><text:span text:style-name="T143">Obvyklé živobytí pro postavy na první úrovni je </text:span><text:span text:style-name="T205">učedník</text:span><text:span text:style-name="T143">. Pokud jste se rozhodli platit své náklady společně jako družina, použij cenu v závorce.</text:span></text:p>
      <text:p text:style-name="P254">Příklad:</text:p>
      <text:p text:style-name="P253"><text:span text:style-name="T143">Pavel, Katka a Jana tvoří své postavy rovnou jako družinu, takže už od začátku mohou mít společné živobytí. Rozhodnou se, že budou </text:span><text:span text:style-name="T163">všichni</text:span><text:span text:style-name="T143"> žít jako učedníci, </text:span><text:span text:style-name="T164">takže každý z nich za měsíc živobytí zaplatí jen 2 zl </text:span><text:span text:style-name="T165">místo tří</text:span><text:span text:style-name="T164">.</text:span></text:p>
      <text:h text:style-name="P262" text:outline-level="3">Služby <text:span text:style-name="T359">a řemeslné práce</text:span></text:h>
      <text:p text:style-name="P51"><text:span text:style-name="T148">Náklady na opravy zbroje a údržbu zbraní a ostatního vybavení jsou součástí tvého živobytí, nemusíš si je tedy počítat zvlášť. </text:span><text:span text:style-name="T149">Když budeš potřebovat něco nestandardního, třeba předělat zbroj na svoji velikost, nebo si ji nechat vyrobit z kůže baziliška, kterou jsi získal na v</text:span><text:span text:style-name="T153">ýpravě</text:span><text:span text:style-name="T149">, postupujte následovně:</text:span></text:p>
      <text:list xml:id="list867974314" text:style-name="L2">
        <text:list-item>
          <text:p text:style-name="P294"><text:soft-page-break/>Odhadněte, jak dlouho to řemeslníkovi zabere.</text:p>
        </text:list-item>
        <text:list-item>
          <text:p text:style-name="P294">Cenu odvoďte z jeho nákladů na živobytí.</text:p>
        </text:list-item>
      </text:list>
      <text:p text:style-name="Example_20_Header">Příklad:</text:p>
      <text:p text:style-name="Example"><text:span text:style-name="T200">K</text:span><text:span text:style-name="T199">atka</text:span><text:span text:style-name="T198">:</text:span><text:span text:style-name="T86"> „Chtěla bych si nechat vyrobit zbroj z kůže obřího varana. Kolik to bude stát?“</text:span></text:p>
      <text:p text:style-name="Example"><text:span text:style-name="T198">Pán jeskyně:</text:span><text:span text:style-name="T86">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52"><text:span text:style-name="T360">Když potřebujete zařídit něco nekalého, cenu odhadněte stejně jako u ostatních služeb. V některých případech se ale cena nepočítá </text:span><text:span text:style-name="T150">z</text:span><text:span text:style-name="T360"> </text:span><text:span text:style-name="T150">živobytí</text:span><text:span text:style-name="T360"> toho, kdo to provede, ale podle živobytí cíle – najmout </text:span><text:span text:style-name="T150">z</text:span><text:span text:style-name="T151">loděje</text:span><text:span text:style-name="T360">, který se pokusí </text:span><text:span text:style-name="T150">o</text:span><text:span text:style-name="T151">krást</text:span><text:span text:style-name="T360"> krále, je například mnohem dražší, než nechat odklidit žebráka. Přesné ceny v ceníku nenajde</text:span><text:span text:style-name="T150">š</text:span><text:span text:style-name="T360">, Pán jeskyně je vždy určí případ od případu.</text:span></text:p>
      <text:h text:style-name="Heading_20_3" text:outline-level="3">Oděv</text:h>
      <text:p text:style-name="P19"><text:span text:style-name="T110">Šaty dělají člověka, takže když budeš nosit žebrácké hadry, počítej s tím, že se k tobě budou lidé chovat jako k žebrákovi.<text:line-break/><text:tab/></text:span><text:span text:style-name="T109">Cena </text:span><text:span text:style-name="T133">oděvu</text:span><text:span text:style-name="T109"> </text:span><text:span text:style-name="T167">zahrnuje </text:span><text:span text:style-name="T177">obuv a</text:span><text:span text:style-name="T167"> doplňky – pochvu na meč, pouzdro na dýku, bandalír na vrhací nože, měšec, brašničku na opasku a podobně. </text:span><text:span text:style-name="T178">P</text:span><text:span text:style-name="T107">ro zjednodušení v</text:span><text:span text:style-name="T114">ychází jen z toho,</text:span><text:span text:style-name="T107"> jak j</text:span><text:span text:style-name="T133">sou šaty</text:span><text:span text:style-name="T107"> kvalitní a honosné. Při nákupu </text:span><text:span text:style-name="T134">je</text:span><text:span text:style-name="T124"> ale popiš podrobněji</text:span><text:span text:style-name="T107">, </text:span><text:span text:style-name="T125">aby bylo zřejmé, kam si tě ostatní zařadí.</text:span><text:span text:style-name="T107"> </text:span><text:span text:style-name="T131">N</text:span><text:span text:style-name="T107">apříklad </text:span><text:span text:style-name="T202">dobrý</text:span><text:span text:style-name="T203"> měšťanský šat</text:span><text:span text:style-name="T108">, </text:span><text:span text:style-name="T202">prostý</text:span><text:span text:style-name="T203"> oděv písaře</text:span><text:span text:style-name="T108">, </text:span><text:span text:style-name="T203">kovářský pracovní oděv</text:span><text:span text:style-name="T108">, </text:span><text:span text:style-name="T202">kvalitní</text:span><text:span text:style-name="T203"> lovecký oděv</text:span><text:span text:style-name="T108">, </text:span><text:span text:style-name="T204">seržantská uniforma</text:span><text:span text:style-name="T108"> a podobně</text:span><text:span text:style-name="T107">.</text:span></text:p>
      <text:h text:style-name="Heading_20_3" text:outline-level="3"><text:soft-page-break/>Cestovní a tábornická výbava</text:h>
      <text:p text:style-name="P21">Když se vydáte na delší cestu, každý z vás by měl mít cestovní výbavu. <text:span text:style-name="T328">Do družiny se také h</text:span>odí jedna sada <text:span text:style-name="T327">kuchařských</text:span> potřeb, abyste si mohli uvařit, co po cestě ulovíte. <text:span text:style-name="T318">Pokud chcete spát v suchu, měl by každý z vás mít celtu nebo malý stan, nebo si společně pořiďte velký stan.</text:span></text:p>
      <text:p text:style-name="Example_20_Header">Cestovní výbava</text:p>
      <text:p text:style-name="P20"><text:span text:style-name="T255">C</text:span>estovní výbava <text:span text:style-name="T317">obsahuje </text:span><text:span text:style-name="T64">t</text:span><text:span text:style-name="T61">orn</text:span><text:span text:style-name="T64">u</text:span><text:span text:style-name="T61">, přikrývk</text:span><text:span text:style-name="T64">u</text:span><text:span text:style-name="T61">, </text:span><text:span text:style-name="T49">s</text:span><text:span text:style-name="T61">víčky, troud a křesadlo, trvanlivé jídlo, </text:span><text:span text:style-name="T64">nůž, </text:span><text:span text:style-name="T65">b</text:span><text:span text:style-name="T64">rousek,</text:span><text:span text:style-name="T61"> </text:span><text:span text:style-name="T66">čutor</text:span><text:span text:style-name="T64">u</text:span><text:span text:style-name="T66">,</text:span><text:span text:style-name="T61"> dva měchy na vodu, </text:span><text:span text:style-name="T64">dřevěný talíř a misku, dřevěnou lžíci, </text:span><text:span text:style-name="T67">korbel, kalich nebo roh </text:span><text:span text:style-name="T68">na pití,</text:span><text:span text:style-name="T61"> </text:span><text:span text:style-name="T64">m</text:span><text:span text:style-name="T61">ýdlo, </text:span><text:span text:style-name="T65">j</text:span><text:span text:style-name="T61">ehl</text:span><text:span text:style-name="T64">u,</text:span><text:span text:style-name="T61"> špulk</text:span><text:span text:style-name="T64">u</text:span><text:span text:style-name="T61"> nití, </text:span><text:span text:style-name="T65">k</text:span><text:span text:style-name="T61">us hrubého plátna </text:span><text:span text:style-name="T69">a</text:span><text:span text:style-name="T65"> k</text:span><text:span text:style-name="T61">lubko provazu.</text:span></text:p>
      <text:p text:style-name="Example_20_Header"><text:span text:style-name="T329">K</text:span>uchařské potřeby</text:p>
      <text:p text:style-name="P249"><text:span text:style-name="T317">Cestovní kuchařské</text:span> potřeby <text:span text:style-name="T317">obsahují</text:span><text:span text:style-name="T64"> </text:span><text:span text:style-name="T70">k</text:span><text:span text:style-name="T61">otlík nebo malý hrnec, </text:span><text:span text:style-name="T135">vařečk</text:span><text:span text:style-name="T136">u</text:span><text:span text:style-name="T61">, naběračk</text:span><text:span text:style-name="T64">u, sušenou zeleninu,</text:span><text:span text:style-name="T61"> </text:span><text:span text:style-name="T67">sůl a koření.</text:span></text:p>
      <text:h text:style-name="Heading_20_3" text:outline-level="3"><text:span text:style-name="T67">L</text:span><text:span text:style-name="T61">ovecká výbava</text:span></text:h>
      <text:p text:style-name="P45"><text:span text:style-name="T79">Lov drobné zvěře je časově náročný, </text:span><text:span text:style-name="T145">ale</text:span><text:span text:style-name="T79"> při cestování ale můžeš pasti nalíčit večer a ráno je obejít a posbírat, co se do nich chytilo. </text:span><text:span text:style-name="T80">Pokud máš dovednost </text:span><text:span text:style-name="T264">l</text:span><text:span text:style-name="T265">ov a stopování</text:span><text:span text:style-name="T80"> a nejsi zrovna v pustině, dokážeš takto uživit celou družinu.</text:span></text:p>
      <text:p text:style-name="Example_20_Header">Past na medvědy</text:p>
      <text:p text:style-name="P46"><text:span text:style-name="T61">Když někdo past na medvědy spustí, čelí útoku 5 + k6 a zranění 2. Past vždy za první úspěch chytá, až za druhý dává zranění. </text:span><text:span text:style-name="T81">Pokud nechceš, aby ti kořist utekla i s pastí, měl bys ji k něčemu připevnit řetězem.</text:span></text:p>
      <text:h text:style-name="Heading_20_3" text:outline-level="3"><text:soft-page-break/>Světlo</text:h>
      <text:p text:style-name="P22"><text:span text:style-name="T319">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2">Cena za svíčky, louče, pochodně </text:span><text:span text:style-name="T63">a</text:span><text:span text:style-name="T62"> lampový olej je zahrnuta v nákladech na živobytí, </text:span><text:span text:style-name="T77">nemusíš tedy za ně platit zvlášť</text:span><text:span text:style-name="T62">.</text:span></text:p>
      <text:p text:style-name="Example_20_Header">Zlodějská lucerna</text:p>
      <text:p text:style-name="P8"><text:span text:style-name="T272">Zlodějská lucerna</text:span><text:span text:style-name="T10"> </text:span><text:span text:style-name="T24">je m</text:span><text:span text:style-name="T272">alá směrová lucerna upravená k zavěšení na krk a odolná proti nešetrnému zacházení. Má také clonu na regulaci světelného kužele.</text:span></text:p>
      <text:h text:style-name="Heading_20_3" text:outline-level="3">Šplhací náčiní</text:h>
      <text:p text:style-name="P23">Na to, abys někam vyšplhal, nutně nepotřebuješ lano, skoby, ani další pomůcky, ale s nimi je to jednodušší a bezpečnější a dokážeš také díky nim vyšplhat do míst, kam by ses jinak nedostal, <text:span text:style-name="T320">nebo třeba někam</text:span> <text:span text:style-name="T320">vytáhnout či spustit svého zraněného druha.</text:span></text:p>
      <text:p text:style-name="Example_20_Header">Lano</text:p>
      <text:p text:style-name="P54"><text:span text:style-name="T8">L</text:span><text:span text:style-name="T37">ano, které unese člověka, je </text:span><text:span text:style-name="T25">ve světě Dračáku</text:span><text:span text:style-name="T37"> poměrně </text:span><text:span text:style-name="T189">t</text:span><text:span text:style-name="T190">ěžké</text:span><text:span text:style-name="T37"> a neskladné. Spolu s tornou </text:span><text:span text:style-name="T28">ho</text:span><text:span text:style-name="T37"> v pohodě uneseš 5 metrů, bez torny 10.</text:span></text:p>
      <text:p text:style-name="Example_20_Header">Šplhací pomůcky</text:p>
      <text:p text:style-name="P9"><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5">Řetěz je o dost těžší než lano, unese ale mnohem víc a můžeš ho také použít jako improvizovanou zbraň.</text:p>
      <text:p text:style-name="Example_20_Header">Kotvička</text:p>
      <text:p text:style-name="P29">Kotvičku <text:span text:style-name="T331">přivázanou k lanu nebo provazu</text:span> můžeš někam hodit, nebo ji tam vystřelit z luku nebo kuše.</text:p>
      <text:h text:style-name="Heading_20_3" text:outline-level="3"><text:span text:style-name="T4">Zlodějské po</text:span><text:span text:style-name="T6">můcky</text:span></text:h>
      <text:p text:style-name="P31"><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56">Z</text:span>lodějské náčiní</text:p>
      <text:p text:style-name="P24"><text:span text:style-name="T321">Zlodějské náčiní obsahuje </text:span><text:span text:style-name="T137">s</text:span><text:span text:style-name="T61">ad</text:span><text:span text:style-name="T72">u</text:span><text:span text:style-name="T61"> paklíčů a šperháků, </text:span><text:span text:style-name="T73">k</text:span><text:span text:style-name="T61">leště, </text:span><text:span text:style-name="T73">p</text:span><text:span text:style-name="T61">áčidlo, </text:span><text:span text:style-name="T75">majzlík</text:span><text:span text:style-name="T61">, dláto, kladívko, </text:span><text:span text:style-name="T78">nebozez,</text:span><text:span text:style-name="T61"> </text:span><text:span text:style-name="T73">p</text:span><text:span text:style-name="T61">ilník, </text:span><text:span text:style-name="T73">p</text:span><text:span text:style-name="T61">ilk</text:span><text:span text:style-name="T72">u</text:span><text:span text:style-name="T61"> na železo, </text:span><text:span text:style-name="T73">o</text:span><text:span text:style-name="T61">lejničk</text:span><text:span text:style-name="T72">u</text:span><text:span text:style-name="T61">,</text:span><text:span text:style-name="T73"> k</text:span><text:span text:style-name="T61">lubko drátu, </text:span><text:span text:style-name="T82">zrcátko kolmo na držadle</text:span><text:span text:style-name="T61"> </text:span><text:span text:style-name="T74">a pytlík skob, klínků a hřebíků</text:span><text:span text:style-name="T50">. </text:span><text:span text:style-name="T51">Kromě otevírání zámků se dá použít také na rozebírání pastí a jiných mechanismů.</text:span></text:p>
      <text:p text:style-name="P248">Nášlapné ježky</text:p>
      <text:p text:style-name="P25"><text:span text:style-name="T171">K</text:span><text:span text:style-name="T172">dyž na n</text:span><text:span text:style-name="T179">ášlapné ježky</text:span><text:span text:style-name="T172">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6"><text:span text:style-name="T174">Léčitelské potřeby</text:span><text:span text:style-name="T13"> j</text:span><text:span text:style-name="T14">sou</text:span><text:span text:style-name="T13"> nezbytná pomůcka při </text:span><text:span text:style-name="T173">použití</text:span><text:span text:style-name="T13"> dovednosti </text:span><text:span text:style-name="T201">ošetřování zranění</text:span><text:span text:style-name="T13">. </text:span><text:span text:style-name="T29">Obsahují také léčivé byliny, které zrychlují přirozenou léčbu (viz kapitola </text:span><text:span text:style-name="T55">Léčení</text:span><text:span text:style-name="T29"> /* TODO: odkaz */).</text:span></text:p>
      <text:p text:style-name="Example_20_Header">Léčitelské potřeby</text:p>
      <text:p text:style-name="P10"><text:span text:style-name="T206">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263" text:outline-level="3">Psací <text:span text:style-name="T325">a malířské</text:span> potřeby</text:h>
      <text:p text:style-name="P47"><text:span text:style-name="T71">V družině byste měli mít alespoň jednu písařskou soupravu, abyste </text:span><text:span text:style-name="T76"><text:s/>si mohli kreslit mapy podzemí.</text:span></text:p>
      <text:p text:style-name="Example_20_Header">Písařská souprava</text:p>
      <text:p text:style-name="P48"><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8"><text:span text:style-name="T262">Léčivý lektvar</text:span><text:span text:style-name="T324">, </text:span><text:span text:style-name="T262">petarda</text:span><text:span text:style-name="T324"> a </text:span><text:span text:style-name="T262">dýmovnice</text:span><text:span text:style-name="T324">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2">Ostatní alchymistické </text:span><text:span text:style-name="T142">produkty</text:span><text:span text:style-name="T132"> jsou vzácné. </text:span><text:span text:style-name="T138">Nemůžeš si je tedy pořídit při tvorbě postavy a v průběhu hry </text:span><text:span text:style-name="T132">je na rozhodnutí Pána jeskyně, jestli jsou zrovna na trhu.</text:span></text:p>
      <text:h text:style-name="P264" text:outline-level="3"><text:soft-page-break/>Jedy</text:h>
      <text:p text:style-name="P32">Popis jedů a jejich účinků najdeš v kapitole <text:span text:style-name="T84">Jedy</text:span> /* TODO: odkaz */.</text:p>
      <text:h text:style-name="P265" text:outline-level="3"><text:span text:style-name="T15">J</text:span><text:span text:style-name="T4">ezdecká zvířata a dopravní prostředky</text:span></text:h>
      <text:p text:style-name="P49"><text:span text:style-name="T32">Když v podzemí najdete vzácnou sochu nebo jiný těžký či rozměrný poklad, sami ji nejspíš nedokážete dopravit do města, osel či mula ji ale snadno </text:span><text:span text:style-name="T191">u</text:span><text:span text:style-name="T192">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91">s </text:span><text:span text:style-name="T193">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7">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32">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text:soft-page-break/>Domy a hrady</text:h>
      <text:p text:style-name="P50"><text:span text:style-name="T188">O koupi domu můžeš uvažovat, například když si budeš chtít otevřít vlastní krámek, dílnu či alchymistickou laboratoř nebo si třeba pořídit věž, kde budeš studovat svá kouzla. </text:span><text:span text:style-name="T183">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319">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121">-</text:p>
          </table:table-cell>
        </table:table-row>
        <table:table-row table:style-name="Table1.4">
          <table:table-cell table:style-name="Table1.A2" office:value-type="string">
            <text:p text:style-name="Table_20_Contents">Chuďas</text:p>
          </table:table-cell>
          <table:table-cell table:style-name="Table1.A2" office:value-type="string">
            <text:p text:style-name="P121">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121">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121">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121">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121">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121">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97">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98">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98">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98">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98">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98">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99">1 zl</text:p>
          </table:table-cell>
        </table:table-row>
        <table:table-row table:style-name="Table1.19">
          <table:table-cell table:style-name="Table1.A10" office:value-type="string">
            <text:p text:style-name="Table_20_Contents"><text:span text:style-name="T327">K</text:span>uchařské potřeby</text:p>
          </table:table-cell>
          <table:table-cell table:style-name="Table1.A10" office:value-type="string">
            <text:p text:style-name="P199"><text:span text:style-name="T330">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99">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99">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99">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234">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234">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82">Olejová lampa nebo hornický kahan</text:p>
          </table:table-cell>
          <table:table-cell table:style-name="Table1.A10" office:value-type="string">
            <text:p text:style-name="P200">2 st</text:p>
          </table:table-cell>
        </table:table-row>
        <table:table-row table:style-name="Table1.28">
          <table:table-cell table:style-name="Table1.A10" office:value-type="string">
            <text:p text:style-name="P182">Lucerna na svíci</text:p>
          </table:table-cell>
          <table:table-cell table:style-name="Table1.A10" office:value-type="string">
            <text:p text:style-name="P200">2 st</text:p>
          </table:table-cell>
        </table:table-row>
        <table:table-row table:style-name="Table1.29">
          <table:table-cell table:style-name="Table1.A10" office:value-type="string">
            <text:p text:style-name="P182">Lucerna na svíci s okenicemi</text:p>
          </table:table-cell>
          <table:table-cell table:style-name="Table1.A10" office:value-type="string">
            <text:p text:style-name="P200">5 st</text:p>
          </table:table-cell>
        </table:table-row>
        <table:table-row table:style-name="Table1.30">
          <table:table-cell table:style-name="Table1.A10" office:value-type="string">
            <text:p text:style-name="P182">Zlodějská lucerna</text:p>
          </table:table-cell>
          <table:table-cell table:style-name="Table1.A10" office:value-type="string">
            <text:p text:style-name="P200">1 zl</text:p>
          </table:table-cell>
        </table:table-row>
        <table:table-row table:style-name="Table1.31">
          <table:table-cell table:style-name="Table1.A10" office:value-type="string">
            <text:p text:style-name="P182"><text:span text:style-name="T319">Lampový olej, l</text:span>ouče <text:span text:style-name="T319">a</text:span> pochodně</text:p>
          </table:table-cell>
          <table:table-cell table:style-name="Table1.A10" office:value-type="string">
            <text:p text:style-name="P200">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82">5 metrů lana</text:p>
          </table:table-cell>
          <table:table-cell table:style-name="Table1.A10" office:value-type="string">
            <text:p text:style-name="P201">5 st</text:p>
          </table:table-cell>
        </table:table-row>
        <table:table-row table:style-name="Table1.34">
          <table:table-cell table:style-name="Table1.A10" office:value-type="string">
            <text:p text:style-name="P182">2 metry provazového žebříku</text:p>
          </table:table-cell>
          <table:table-cell table:style-name="Table1.A10" office:value-type="string">
            <text:p text:style-name="P201">5 st</text:p>
          </table:table-cell>
        </table:table-row>
        <table:table-row table:style-name="Table1.35">
          <table:table-cell table:style-name="Table1.A10" office:value-type="string">
            <text:p text:style-name="P202">2 metry řetězu</text:p>
          </table:table-cell>
          <table:table-cell table:style-name="Table1.A10" office:value-type="string">
            <text:p text:style-name="P201">1 zl</text:p>
          </table:table-cell>
        </table:table-row>
        <text:soft-page-break/>
        <table:table-row table:style-name="Table1.36">
          <table:table-cell table:style-name="Table1.A10" office:value-type="string">
            <text:p text:style-name="P203">Kotvička</text:p>
          </table:table-cell>
          <table:table-cell table:style-name="Table1.A10" office:value-type="string">
            <text:p text:style-name="P204">1 zl</text:p>
          </table:table-cell>
        </table:table-row>
        <table:table-row table:style-name="Table1.37">
          <table:table-cell table:style-name="Table1.A10" office:value-type="string">
            <text:p text:style-name="P182">Šplhací pomůcky</text:p>
          </table:table-cell>
          <table:table-cell table:style-name="Table1.A10" office:value-type="string">
            <text:p text:style-name="P201">2 zl</text:p>
          </table:table-cell>
        </table:table-row>
        <table:table-row table:style-name="Table1.38">
          <table:table-cell table:style-name="Table1.A10" office:value-type="string">
            <text:p text:style-name="P202">Kladkostroj</text:p>
          </table:table-cell>
          <table:table-cell table:style-name="Table1.A10" office:value-type="string">
            <text:p text:style-name="P201">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82">Zlodějské náčiní</text:p>
          </table:table-cell>
          <table:table-cell table:style-name="Table1.A10" office:value-type="string">
            <text:p text:style-name="P205">5 zl</text:p>
          </table:table-cell>
        </table:table-row>
        <table:table-row table:style-name="Table1.41">
          <table:table-cell table:style-name="Table1.A10" office:value-type="string">
            <text:p text:style-name="P182">Pytlík nášlapných ježků</text:p>
          </table:table-cell>
          <table:table-cell table:style-name="Table1.A10" office:value-type="string">
            <text:p text:style-name="P205">1 zl</text:p>
          </table:table-cell>
        </table:table-row>
        <table:table-row table:style-name="Table1.42">
          <table:table-cell table:style-name="Table1.A10" office:value-type="string">
            <text:p text:style-name="P182">Líčidla</text:p>
          </table:table-cell>
          <table:table-cell table:style-name="Table1.A10" office:value-type="string">
            <text:p text:style-name="P205">1 zl</text:p>
          </table:table-cell>
        </table:table-row>
        <table:table-row table:style-name="Table1.43">
          <table:table-cell table:style-name="Table1.A10" office:value-type="string">
            <text:p text:style-name="P182">Padělatelské náčiní</text:p>
          </table:table-cell>
          <table:table-cell table:style-name="Table1.A10" office:value-type="string">
            <text:p text:style-name="P205">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82">Léčitelské potřeby</text:p>
          </table:table-cell>
          <table:table-cell table:style-name="Table1.A10" office:value-type="string">
            <text:p text:style-name="P206">1 zl</text:p>
          </table:table-cell>
        </table:table-row>
        <table:table-row table:style-name="Table1.46">
          <table:table-cell table:style-name="Table1.A10" table:number-columns-spanned="2" office:value-type="string">
            <text:p text:style-name="Záhlaví_20_tabulky">Psací a malířské potřeby</text:p>
          </table:table-cell>
          <table:covered-table-cell/>
        </table:table-row>
        <table:table-row table:style-name="Table1.47">
          <table:table-cell table:style-name="Table1.A10" office:value-type="string">
            <text:p text:style-name="P182">Písařská souprava</text:p>
          </table:table-cell>
          <table:table-cell table:style-name="Table1.A10" office:value-type="string">
            <text:p text:style-name="P201">1 zl</text:p>
          </table:table-cell>
        </table:table-row>
        <table:table-row table:style-name="Table1.48">
          <table:table-cell table:style-name="Table1.A10" office:value-type="string">
            <text:p text:style-name="P182">Malířské potřeby <text:span text:style-name="T325">(plátna, štětce, barvy)</text:span></text:p>
          </table:table-cell>
          <table:table-cell table:style-name="Table1.A10" office:value-type="string">
            <text:p text:style-name="P235">2 zl</text:p>
          </table:table-cell>
        </table:table-row>
        <table:table-row table:style-name="Table1.49">
          <table:table-cell table:style-name="Table1.A10" table:number-columns-spanned="2" office:value-type="string">
            <text:p text:style-name="Záhlaví_20_tabulky">Hudební nástroje</text:p>
          </table:table-cell>
          <table:covered-table-cell/>
        </table:table-row>
        <table:table-row table:style-name="Table1.50">
          <table:table-cell table:style-name="Table1.A10" office:value-type="string">
            <text:p text:style-name="P182">Buben</text:p>
          </table:table-cell>
          <table:table-cell table:style-name="Table1.A10" office:value-type="string">
            <text:p text:style-name="P236">5 st</text:p>
          </table:table-cell>
        </table:table-row>
        <table:table-row table:style-name="Table1.51">
          <table:table-cell table:style-name="Table1.A10" office:value-type="string">
            <text:p text:style-name="P182">Citera</text:p>
          </table:table-cell>
          <table:table-cell table:style-name="Table1.A10" office:value-type="string">
            <text:p text:style-name="P236">2 zl</text:p>
          </table:table-cell>
        </table:table-row>
        <table:table-row table:style-name="Table1.52">
          <table:table-cell table:style-name="Table1.A10" office:value-type="string">
            <text:p text:style-name="P182">Dudy</text:p>
          </table:table-cell>
          <table:table-cell table:style-name="Table1.A10" office:value-type="string">
            <text:p text:style-name="P236">3 zl</text:p>
          </table:table-cell>
        </table:table-row>
        <table:table-row table:style-name="Table1.53">
          <table:table-cell table:style-name="Table1.A10" office:value-type="string">
            <text:p text:style-name="P182">Flétna</text:p>
          </table:table-cell>
          <table:table-cell table:style-name="Table1.A10" office:value-type="string">
            <text:p text:style-name="P236">2 st</text:p>
          </table:table-cell>
        </table:table-row>
        <table:table-row table:style-name="Table1.54">
          <table:table-cell table:style-name="Table1.A10" office:value-type="string">
            <text:p text:style-name="P182">Harfa</text:p>
          </table:table-cell>
          <table:table-cell table:style-name="Table1.A10" office:value-type="string">
            <text:p text:style-name="P236">3 zl</text:p>
          </table:table-cell>
        </table:table-row>
        <table:table-row table:style-name="Table1.55">
          <table:table-cell table:style-name="Table1.A10" office:value-type="string">
            <text:p text:style-name="P182">Loutna</text:p>
          </table:table-cell>
          <table:table-cell table:style-name="Table1.A10" office:value-type="string">
            <text:p text:style-name="P236">3 zl</text:p>
          </table:table-cell>
        </table:table-row>
        <table:table-row table:style-name="Table1.56">
          <table:table-cell table:style-name="Table1.A10" office:value-type="string">
            <text:p text:style-name="P182">Lyra</text:p>
          </table:table-cell>
          <table:table-cell table:style-name="Table1.A10" office:value-type="string">
            <text:p text:style-name="P236">3 zl</text:p>
          </table:table-cell>
        </table:table-row>
        <table:table-row table:style-name="Table1.57">
          <table:table-cell table:style-name="Table1.A10" office:value-type="string">
            <text:p text:style-name="P182">Píšťala</text:p>
          </table:table-cell>
          <table:table-cell table:style-name="Table1.A10" office:value-type="string">
            <text:p text:style-name="P236">2 st</text:p>
          </table:table-cell>
        </table:table-row>
        <table:table-row table:style-name="Table1.58">
          <table:table-cell table:style-name="Table1.A10" office:value-type="string">
            <text:p text:style-name="P183">Roh</text:p>
          </table:table-cell>
          <table:table-cell table:style-name="Table1.A10" office:value-type="string">
            <text:p text:style-name="P236">2 st</text:p>
          </table:table-cell>
        </table:table-row>
        <table:table-row table:style-name="Table1.59">
          <table:table-cell table:style-name="Table1.A10" table:number-columns-spanned="2" office:value-type="string">
            <text:p text:style-name="Záhlaví_20_tabulky">Skleněné zboží</text:p>
          </table:table-cell>
          <table:covered-table-cell/>
        </table:table-row>
        <table:table-row table:style-name="Table1.60">
          <table:table-cell table:style-name="Table1.A10" office:value-type="string">
            <text:p text:style-name="P182"><text:span text:style-name="T332">*</text:span>Zvětšovací sklo</text:p>
          </table:table-cell>
          <table:table-cell table:style-name="Table1.A10" office:value-type="string">
            <text:p text:style-name="P219">5 zl</text:p>
          </table:table-cell>
        </table:table-row>
        <table:table-row table:style-name="Table1.61">
          <table:table-cell table:style-name="Table1.A10" office:value-type="string">
            <text:p text:style-name="P220">*Dalekohled</text:p>
          </table:table-cell>
          <table:table-cell table:style-name="Table1.A10" office:value-type="string">
            <text:p text:style-name="P219">20 zl</text:p>
          </table:table-cell>
        </table:table-row>
        <table:table-row table:style-name="Table1.62">
          <table:table-cell table:style-name="Table1.A10" table:number-columns-spanned="2" office:value-type="string">
            <text:p text:style-name="Záhlaví_20_tabulky">Alchymistická výbava</text:p>
          </table:table-cell>
          <table:covered-table-cell/>
        </table:table-row>
        <table:table-row table:style-name="Table1.63">
          <table:table-cell table:style-name="Table1.A10" office:value-type="string">
            <text:p text:style-name="P182">Alchymistická aparatura</text:p>
          </table:table-cell>
          <table:table-cell table:style-name="Table1.A10" office:value-type="string">
            <text:p text:style-name="P209">10 zl</text:p>
          </table:table-cell>
        </table:table-row>
        <table:table-row table:style-name="Table1.64">
          <table:table-cell table:style-name="Table1.A10" office:value-type="string">
            <text:p text:style-name="P182">Alchymistická laboratoř</text:p>
          </table:table-cell>
          <table:table-cell table:style-name="Table1.A10" office:value-type="string">
            <text:p text:style-name="P209">100 zl</text:p>
          </table:table-cell>
        </table:table-row>
        <table:table-row table:style-name="Table1.65">
          <table:table-cell table:style-name="Table1.A10" office:value-type="string">
            <text:p text:style-name="P182">Alchymistické suroviny</text:p>
          </table:table-cell>
          <table:table-cell table:style-name="Table1.A10" office:value-type="string">
            <text:p text:style-name="P209">1 zl za 1 mag</text:p>
          </table:table-cell>
        </table:table-row>
        <table:table-row table:style-name="Table1.66">
          <table:table-cell table:style-name="Table1.A10" table:number-columns-spanned="2" office:value-type="string">
            <text:p text:style-name="Záhlaví_20_tabulky">Alchymistick<text:span text:style-name="T323">é</text:span> vý<text:span text:style-name="T323">robky</text:span></text:p>
          </table:table-cell>
          <table:covered-table-cell/>
        </table:table-row>
        <table:table-row table:style-name="Table1.67">
          <table:table-cell table:style-name="Table1.A10" office:value-type="string">
            <text:p text:style-name="P190">Léčivý lektvar</text:p>
          </table:table-cell>
          <table:table-cell table:style-name="Table1.A10" office:value-type="string">
            <text:p text:style-name="P209">2 zl</text:p>
          </table:table-cell>
        </table:table-row>
        <table:table-row table:style-name="Table1.68">
          <table:table-cell table:style-name="Table1.A10" office:value-type="string">
            <text:p text:style-name="P190">Petarda</text:p>
          </table:table-cell>
          <table:table-cell table:style-name="Table1.A10" office:value-type="string">
            <text:p text:style-name="P209">2 zl</text:p>
          </table:table-cell>
        </table:table-row>
        <table:table-row table:style-name="Table1.69">
          <table:table-cell table:style-name="Table1.A10" office:value-type="string">
            <text:p text:style-name="P190">Dýmovnice</text:p>
          </table:table-cell>
          <table:table-cell table:style-name="Table1.A10" office:value-type="string">
            <text:p text:style-name="P209">2 zl</text:p>
          </table:table-cell>
        </table:table-row>
        <table:table-row table:style-name="Table1.70">
          <table:table-cell table:style-name="Table1.A10" office:value-type="string">
            <text:p text:style-name="P210">*Ostatní alchymistické výrobky</text:p>
          </table:table-cell>
          <table:table-cell table:style-name="Table1.A10" office:value-type="string">
            <text:p text:style-name="P209">2 * cena surovin</text:p>
          </table:table-cell>
        </table:table-row>
        <table:table-row table:style-name="Table1.71">
          <table:table-cell table:style-name="Table1.A10" table:number-columns-spanned="2" office:value-type="string">
            <text:p text:style-name="Záhlaví_20_tabulky">Hořlaviny a žíraviny</text:p>
          </table:table-cell>
          <table:covered-table-cell/>
        </table:table-row>
        <text:soft-page-break/>
        <table:table-row table:style-name="Table1.72">
          <table:table-cell table:style-name="Table1.A10" office:value-type="string">
            <text:p text:style-name="P210">Láhev zápalného oleje</text:p>
          </table:table-cell>
          <table:table-cell table:style-name="Table1.A10" office:value-type="string">
            <text:p text:style-name="P211">5 st</text:p>
          </table:table-cell>
        </table:table-row>
        <table:table-row table:style-name="Table1.73">
          <table:table-cell table:style-name="Table1.A10" office:value-type="string">
            <text:p text:style-name="P210">Flakón s vitriolem</text:p>
          </table:table-cell>
          <table:table-cell table:style-name="Table1.A10" office:value-type="string">
            <text:p text:style-name="P211">1 zl</text:p>
          </table:table-cell>
        </table:table-row>
        <table:table-row table:style-name="Table1.74">
          <table:table-cell table:style-name="Table1.A10" table:number-columns-spanned="2" office:value-type="string">
            <text:p text:style-name="Záhlaví_20_tabulky">Jedy</text:p>
          </table:table-cell>
          <table:covered-table-cell/>
        </table:table-row>
        <table:table-row table:style-name="Table1.75">
          <table:table-cell table:style-name="Table1.A10" office:value-type="string">
            <text:p text:style-name="P210">Vlčí mor</text:p>
          </table:table-cell>
          <table:table-cell table:style-name="Table1.A10" office:value-type="string">
            <text:p text:style-name="P212">5 st za dávku</text:p>
          </table:table-cell>
        </table:table-row>
        <table:table-row table:style-name="Table1.76">
          <table:table-cell table:style-name="Table1.A10" office:value-type="string">
            <text:p text:style-name="P213">Jed ze zmije</text:p>
          </table:table-cell>
          <table:table-cell table:style-name="Table1.A10" office:value-type="string">
            <text:p text:style-name="P212">2 zl za dávku</text:p>
          </table:table-cell>
        </table:table-row>
        <table:table-row table:style-name="Table1.77">
          <table:table-cell table:style-name="Table1.A10" office:value-type="string">
            <text:p text:style-name="P213">Bol<text:span text:style-name="T333">e</text:span>hlav</text:p>
          </table:table-cell>
          <table:table-cell table:style-name="Table1.A10" office:value-type="string">
            <text:p text:style-name="P214">4 st za dávku</text:p>
          </table:table-cell>
        </table:table-row>
        <table:table-row table:style-name="Table1.78">
          <table:table-cell table:style-name="Table1.A10" office:value-type="string">
            <text:p text:style-name="P213">Muchomůrka zelená</text:p>
          </table:table-cell>
          <table:table-cell table:style-name="Table1.A10" office:value-type="string">
            <text:p text:style-name="P214">2 st za dávku</text:p>
          </table:table-cell>
        </table:table-row>
        <table:table-row table:style-name="Table1.79">
          <table:table-cell table:style-name="Table1.A10" office:value-type="string">
            <text:p text:style-name="P213">*Jed z kobry</text:p>
          </table:table-cell>
          <table:table-cell table:style-name="Table1.A10" office:value-type="string">
            <text:p text:style-name="P214">5 zl za dávku</text:p>
          </table:table-cell>
        </table:table-row>
        <table:table-row table:style-name="Table1.80">
          <table:table-cell table:style-name="Table1.A10" office:value-type="string">
            <text:p text:style-name="P213">*Jed z černé ropuchy</text:p>
          </table:table-cell>
          <table:table-cell table:style-name="Table1.A10" office:value-type="string">
            <text:p text:style-name="P214">3 zl za dávku</text:p>
          </table:table-cell>
        </table:table-row>
        <table:table-row table:style-name="Table1.81">
          <table:table-cell table:style-name="Table1.A10" office:value-type="string">
            <text:p text:style-name="P215">*Kurare</text:p>
          </table:table-cell>
          <table:table-cell table:style-name="Table1.A10" office:value-type="string">
            <text:p text:style-name="P216">10 zl za dávku</text:p>
          </table:table-cell>
        </table:table-row>
        <table:table-row table:style-name="Table1.82">
          <table:table-cell table:style-name="Table1.A10" office:value-type="string">
            <text:p text:style-name="P217">Jed z pralesničky</text:p>
          </table:table-cell>
          <table:table-cell table:style-name="Table1.A10" office:value-type="string">
            <text:p text:style-name="P218">20 zl za dávku</text:p>
          </table:table-cell>
        </table:table-row>
        <table:table-row table:style-name="Table1.83">
          <table:table-cell table:style-name="Table1.A10" table:number-columns-spanned="2" office:value-type="string">
            <text:p text:style-name="Záhlaví_20_tabulky"><text:span text:style-name="T348">Tažná, nákladní a j</text:span>ezdecká zvířata</text:p>
          </table:table-cell>
          <table:covered-table-cell/>
        </table:table-row>
        <table:table-row table:style-name="Table1.84">
          <table:table-cell table:style-name="Table1.A10" office:value-type="string">
            <text:p text:style-name="P241">Tažný pes</text:p>
          </table:table-cell>
          <table:table-cell table:style-name="Table1.A10" office:value-type="string">
            <text:p text:style-name="P242">1 zl</text:p>
          </table:table-cell>
        </table:table-row>
        <table:table-row table:style-name="Table1.85">
          <table:table-cell table:style-name="Table1.A10" office:value-type="string">
            <text:p text:style-name="P182">Osel nebo mula</text:p>
          </table:table-cell>
          <table:table-cell table:style-name="Table1.A10" office:value-type="string">
            <text:p text:style-name="P207">2 zl</text:p>
          </table:table-cell>
        </table:table-row>
        <table:table-row table:style-name="Table1.86">
          <table:table-cell table:style-name="Table1.A10" office:value-type="string">
            <text:p text:style-name="P182">Vůl, <text:span text:style-name="T349">kráva</text:span></text:p>
          </table:table-cell>
          <table:table-cell table:style-name="Table1.A10" office:value-type="string">
            <text:p text:style-name="P207">5 zl</text:p>
          </table:table-cell>
        </table:table-row>
        <table:table-row table:style-name="Table1.87">
          <table:table-cell table:style-name="Table1.A10" office:value-type="string">
            <text:p text:style-name="P239">Poník</text:p>
          </table:table-cell>
          <table:table-cell table:style-name="Table1.A10" office:value-type="string">
            <text:p text:style-name="P240">8 zl</text:p>
          </table:table-cell>
        </table:table-row>
        <table:table-row table:style-name="Table1.88">
          <table:table-cell table:style-name="Table1.A10" office:value-type="string">
            <text:p text:style-name="P182">Tažný kůň</text:p>
          </table:table-cell>
          <table:table-cell table:style-name="Table1.A10" office:value-type="string">
            <text:p text:style-name="P207">10 zl</text:p>
          </table:table-cell>
        </table:table-row>
        <table:table-row table:style-name="Table1.89">
          <table:table-cell table:style-name="Table1.A10" office:value-type="string">
            <text:p text:style-name="P182">Jezdecký kůň</text:p>
          </table:table-cell>
          <table:table-cell table:style-name="Table1.A10" office:value-type="string">
            <text:p text:style-name="P207">15 zl</text:p>
          </table:table-cell>
        </table:table-row>
        <table:table-row table:style-name="Table1.90">
          <table:table-cell table:style-name="Table1.A10" office:value-type="string">
            <text:p text:style-name="P182">*Válečný kůň</text:p>
          </table:table-cell>
          <table:table-cell table:style-name="Table1.A10" office:value-type="string">
            <text:p text:style-name="P207">30 zl</text:p>
          </table:table-cell>
        </table:table-row>
        <table:table-row table:style-name="Table1.91">
          <table:table-cell table:style-name="Table1.A10" office:value-type="string">
            <text:p text:style-name="P221"><text:span text:style-name="T357">*</text:span>Velbloud</text:p>
          </table:table-cell>
          <table:table-cell table:style-name="Table1.A10" office:value-type="string">
            <text:p text:style-name="P222">5 zl</text:p>
          </table:table-cell>
        </table:table-row>
        <table:table-row table:style-name="Table1.92">
          <table:table-cell table:style-name="Table1.A10" office:value-type="string">
            <text:p text:style-name="P237"><text:span text:style-name="T357">*</text:span>Slon</text:p>
          </table:table-cell>
          <table:table-cell table:style-name="Table1.A10" office:value-type="string">
            <text:p text:style-name="P238">25 zl</text:p>
          </table:table-cell>
        </table:table-row>
        <table:table-row table:style-name="Table1.93">
          <table:table-cell table:style-name="Table1.A10" table:number-columns-spanned="2" office:value-type="string">
            <text:p text:style-name="Záhlaví_20_tabulky">Dopravní prostředky</text:p>
          </table:table-cell>
          <table:covered-table-cell/>
        </table:table-row>
        <table:table-row table:style-name="Table1.94">
          <table:table-cell table:style-name="Table1.A10" office:value-type="string">
            <text:p text:style-name="P243">Sáně</text:p>
          </table:table-cell>
          <table:table-cell table:style-name="Table1.A10" office:value-type="string">
            <text:p text:style-name="P244">6 st</text:p>
          </table:table-cell>
        </table:table-row>
        <table:table-row table:style-name="Table1.95">
          <table:table-cell table:style-name="Table1.A10" office:value-type="string">
            <text:p text:style-name="P182">Kára nebo dvoukolák</text:p>
          </table:table-cell>
          <table:table-cell table:style-name="Table1.A10" office:value-type="string">
            <text:p text:style-name="P208">1 zl</text:p>
          </table:table-cell>
        </table:table-row>
        <table:table-row table:style-name="Table1.96">
          <table:table-cell table:style-name="Table1.A10" office:value-type="string">
            <text:p text:style-name="P182">Vůz</text:p>
          </table:table-cell>
          <table:table-cell table:style-name="Table1.A10" office:value-type="string">
            <text:p text:style-name="P208">5 zl</text:p>
          </table:table-cell>
        </table:table-row>
        <table:table-row table:style-name="Table1.97">
          <table:table-cell table:style-name="Table1.A10" office:value-type="string">
            <text:p text:style-name="P182">Kočár</text:p>
          </table:table-cell>
          <table:table-cell table:style-name="Table1.A10" office:value-type="string">
            <text:p text:style-name="P208">20 zl</text:p>
          </table:table-cell>
        </table:table-row>
        <table:table-row table:style-name="Table1.98">
          <table:table-cell table:style-name="Table1.A10" table:number-columns-spanned="2" office:value-type="string">
            <text:p text:style-name="Záhlaví_20_tabulky">Lodě</text:p>
          </table:table-cell>
          <table:covered-table-cell/>
        </table:table-row>
        <table:table-row table:style-name="Table1.99">
          <table:table-cell table:style-name="Table1.A10" office:value-type="string">
            <text:p text:style-name="P223">Loďka pro dvě osoby</text:p>
          </table:table-cell>
          <table:table-cell table:style-name="Table1.A10" office:value-type="string">
            <text:p text:style-name="P224">2 zl</text:p>
          </table:table-cell>
        </table:table-row>
        <table:table-row table:style-name="Table1.100">
          <table:table-cell table:style-name="Table1.A10" office:value-type="string">
            <text:p text:style-name="P223">Člun pro několik osob</text:p>
          </table:table-cell>
          <table:table-cell table:style-name="Table1.A10" office:value-type="string">
            <text:p text:style-name="P224">10 zl</text:p>
          </table:table-cell>
        </table:table-row>
        <table:table-row table:style-name="Table1.101">
          <table:table-cell table:style-name="Table1.A10" office:value-type="string">
            <text:p text:style-name="P223">Malá plachetnice</text:p>
          </table:table-cell>
          <table:table-cell table:style-name="Table1.A10" office:value-type="string">
            <text:p text:style-name="P224">50 zl</text:p>
          </table:table-cell>
        </table:table-row>
        <table:table-row table:style-name="Table1.102">
          <table:table-cell table:style-name="Table1.A10" office:value-type="string">
            <text:p text:style-name="P223">Malá obchodní loď</text:p>
          </table:table-cell>
          <table:table-cell table:style-name="Table1.A10" office:value-type="string">
            <text:p text:style-name="P124"><text:span text:style-name="T211">3</text:span><text:span text:style-name="T358">00 zl</text:span></text:p>
          </table:table-cell>
        </table:table-row>
        <table:table-row table:style-name="Table1.103">
          <table:table-cell table:style-name="Table1.A10" office:value-type="string">
            <text:p text:style-name="P223">Velká obchodní loď</text:p>
          </table:table-cell>
          <table:table-cell table:style-name="Table1.A10" office:value-type="string">
            <text:p text:style-name="P124"><text:span text:style-name="T211">6</text:span><text:span text:style-name="T358">00 zl</text:span></text:p>
          </table:table-cell>
        </table:table-row>
        <table:table-row table:style-name="Table1.104">
          <table:table-cell table:style-name="Table1.A10" office:value-type="string">
            <text:p text:style-name="P223">Malá válečná loď</text:p>
          </table:table-cell>
          <table:table-cell table:style-name="Table1.A10" office:value-type="string">
            <text:p text:style-name="P224"><text:span text:style-name="T334">5</text:span>00 zl</text:p>
          </table:table-cell>
        </table:table-row>
        <table:table-row table:style-name="Table1.105">
          <table:table-cell table:style-name="Table1.A10" office:value-type="string">
            <text:p text:style-name="P223">Velká válečná loď</text:p>
          </table:table-cell>
          <table:table-cell table:style-name="Table1.A10" office:value-type="string">
            <text:p text:style-name="P224"><text:span text:style-name="T334">2.0</text:span>00 zl</text:p>
          </table:table-cell>
        </table:table-row>
        <table:table-row table:style-name="Table1.106">
          <table:table-cell table:style-name="Table1.A10" table:number-columns-spanned="2" office:value-type="string">
            <text:p text:style-name="Záhlaví_20_tabulky">Domy</text:p>
          </table:table-cell>
          <table:covered-table-cell/>
        </table:table-row>
        <table:table-row table:style-name="Table1.107">
          <table:table-cell table:style-name="Table1.A10" office:value-type="string">
            <text:p text:style-name="P223">Domek s jednou místností, lovecký srub</text:p>
          </table:table-cell>
          <table:table-cell table:style-name="Table1.A10" office:value-type="string">
            <text:p text:style-name="P227">20 zl</text:p>
          </table:table-cell>
        </table:table-row>
        <table:table-row table:style-name="Table1.108">
          <table:table-cell table:style-name="Table1.A10" office:value-type="string">
            <text:p text:style-name="P223">Malý dům</text:p>
          </table:table-cell>
          <table:table-cell table:style-name="Table1.A10" office:value-type="string">
            <text:p text:style-name="P228">100 zl</text:p>
          </table:table-cell>
        </table:table-row>
        <text:soft-page-break/>
        <table:table-row table:style-name="Table1.109">
          <table:table-cell table:style-name="Table1.A10" office:value-type="string">
            <text:p text:style-name="P225">Obytná věž</text:p>
          </table:table-cell>
          <table:table-cell table:style-name="Table1.A10" office:value-type="string">
            <text:p text:style-name="P228">200 zl</text:p>
          </table:table-cell>
        </table:table-row>
        <table:table-row table:style-name="Table1.110">
          <table:table-cell table:style-name="Table1.A10" office:value-type="string">
            <text:p text:style-name="P223">Velký dům</text:p>
          </table:table-cell>
          <table:table-cell table:style-name="Table1.A10" office:value-type="string">
            <text:p text:style-name="P226">1.000 zl</text:p>
          </table:table-cell>
        </table:table-row>
        <table:table-row table:style-name="Table1.111">
          <table:table-cell table:style-name="Table1.A10" office:value-type="string">
            <text:p text:style-name="P225">Výstavní dům</text:p>
          </table:table-cell>
          <table:table-cell table:style-name="Table1.A10" office:value-type="string">
            <text:p text:style-name="P230">5.000 zl</text:p>
          </table:table-cell>
        </table:table-row>
        <table:table-row table:style-name="Table1.112">
          <table:table-cell table:style-name="Table1.A10" office:value-type="string">
            <text:p text:style-name="P225">Palác</text:p>
          </table:table-cell>
          <table:table-cell table:style-name="Table1.A10" office:value-type="string">
            <text:p text:style-name="P230">25.000 zl</text:p>
          </table:table-cell>
        </table:table-row>
        <table:table-row table:style-name="Table1.113">
          <table:table-cell table:style-name="Table1.A10" table:number-columns-spanned="2" office:value-type="string">
            <text:p text:style-name="Záhlaví_20_tabulky">Opevněné domy a hrady</text:p>
          </table:table-cell>
          <table:covered-table-cell/>
        </table:table-row>
        <table:table-row table:style-name="Table1.114">
          <table:table-cell table:style-name="Table1.A10" office:value-type="string">
            <text:p text:style-name="P225">Opevněný dům</text:p>
          </table:table-cell>
          <table:table-cell table:style-name="Table1.A10" office:value-type="string">
            <text:p text:style-name="P228">400 zl</text:p>
          </table:table-cell>
        </table:table-row>
        <table:table-row table:style-name="Table1.115">
          <table:table-cell table:style-name="Table1.A10" office:value-type="string">
            <text:p text:style-name="P223">Opevněná věž</text:p>
          </table:table-cell>
          <table:table-cell table:style-name="Table1.A10" office:value-type="string">
            <text:p text:style-name="P228">800 zl</text:p>
          </table:table-cell>
        </table:table-row>
        <table:table-row table:style-name="Table1.116">
          <table:table-cell table:style-name="Table1.A10" office:value-type="string">
            <text:p text:style-name="P223">Malá tvrz</text:p>
          </table:table-cell>
          <table:table-cell table:style-name="Table1.A10" office:value-type="string">
            <text:p text:style-name="P228">3.000 zl</text:p>
          </table:table-cell>
        </table:table-row>
        <table:table-row table:style-name="Table1.117">
          <table:table-cell table:style-name="Table1.A10" office:value-type="string">
            <text:p text:style-name="P225">Hrad</text:p>
          </table:table-cell>
          <table:table-cell table:style-name="Table1.A10" office:value-type="string">
            <text:p text:style-name="P227"><text:span text:style-name="T345">10</text:span>.000 zl</text:p>
          </table:table-cell>
        </table:table-row>
        <table:table-row table:style-name="Table1.118">
          <table:table-cell table:style-name="Table1.A118" office:value-type="string">
            <text:p text:style-name="P231">Pevnost</text:p>
          </table:table-cell>
          <table:table-cell table:style-name="Table1.A118" office:value-type="string">
            <text:p text:style-name="P229">30.000 zl</text:p>
          </table:table-cell>
        </table:table-row>
      </table:table>
      <text:h text:style-name="P258" text:outline-level="2">Zbraně, zbroje <text:span text:style-name="T83">a štíty</text:span></text:h>
      <text:p text:style-name="P33">Nebezpečí číhá v Dračáku na každém kroku, <text:span text:style-name="T340">takže určitě uděláš dobře, když si pořídíš vhodnou výzbroj</text:span>.</text:p>
      <text:h text:style-name="Heading_20_3" text:outline-level="3">Zbraně na blízko</text:h>
      <text:p text:style-name="P37">Těžké zbraně jsou vhodné pro postavy s vysokou Fyzičkou, tedy obvykle pro válečníky. <text:span text:style-name="T341">Lehké zbraně jsou vhodné pro postavy s vysokou Finesou, tedy typicky pro hraničáře, alchymisty a zloděje. </text:span>Kouzelníci jako jediní zbraň nutně nepotřebují, protože umí bojovat kouzly. <text:span text:style-name="T341">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42">Není také od věci mít alespoň jednu krátkou zbraň v záloze, třeba dýku nebo tesák, pro případ, že o svou hlavní zbraň přijdeš, nebo třeba když budeš zápasit s nějakou šelmou.</text:span></text:p>
      <text:h text:style-name="P266" text:outline-level="3"><text:soft-page-break/>Vrhací zbraně</text:h>
      <text:p text:style-name="P35">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67" text:outline-level="3">Hořlaviny <text:span text:style-name="T304">a žíraviny</text:span></text:h>
      <text:p text:style-name="P30">Když potřebuješ něco spálit, můžeš použít i lampový olej, ale pak nebudeš mít čím svítit. Není tedy od věci si přibalit pár lahví zápalného oleje.</text:p>
      <text:p text:style-name="P251">Zápalný olej</text:p>
      <text:p text:style-name="P44"><text:span text:style-name="T113">L</text:span><text:span text:style-name="T144">áhev se zápalným olejem je možné hodit na krátkou vzdálenost. Olej můžeš zapálit buď předem, když do láhve vložíš hořící knot, nebo dodatečně, třeba ohnivým kouzlem, bleskem nebo hozenou pochodní. </text:span><text:span text:style-name="T113">Hořící </text:span><text:span text:style-name="T139">zápalný</text:span><text:span text:style-name="T113"> o</text:span><text:span text:style-name="T112">lej každé kolo způsobí zranění </text:span><text:span text:style-name="T111">3</text:span><text:span text:style-name="T112">kz </text:span><text:span text:style-name="T266">ohněm</text:span><text:span text:style-name="T112"> (odečítá se zbroj) a hoří několik minut. Uhašení zabere jedno kolo.</text:span></text:p>
      <text:p text:style-name="P251">Vitriol</text:p>
      <text:p text:style-name="P36"><text:span text:style-name="T168">Vitriol, známý také jako kyselina sírová, je silná žíravin</text:span><text:span text:style-name="T169">a</text:span><text:span text:style-name="T168">. </text:span><text:span text:style-name="T170">Způsobuje zuhelnatění živých tkání a</text:span><text:span text:style-name="T168"> </text:span><text:span text:style-name="T170">r</text:span><text:span text:style-name="T168">ozpouští většinu kovů kromě železa, olova, zlata a platiny. </text:span><text:span text:style-name="T180">Flakón s vitriolem </text:span><text:span text:style-name="T186">jde házet na krátkou vzdálenost.</text:span><text:span text:style-name="T180"> </text:span><text:span text:style-name="T186">P</text:span><text:span text:style-name="T175">ři zásahu</text:span><text:span text:style-name="T176"> způsobí zranění </text:span><text:span text:style-name="T168">za </text:span><text:span text:style-name="T176">4kz </text:span><text:span text:style-name="T257">žíravinou</text:span><text:span text:style-name="T176"> </text:span><text:span text:style-name="T112">(odečítá se zbroj).</text:span></text:p>
      <text:h text:style-name="Heading_20_3" text:outline-level="3"><text:soft-page-break/>Střelné zbraně</text:h>
      <text:p text:style-name="P34"><text:span text:style-name="T339">Střelnou zbraň by sis</text:span> měl <text:span text:style-name="T339">určitě</text:span> <text:span text:style-name="T339">pořídit</text:span>, pokud máš vysokou Finesu. <text:span text:style-name="T339">Může se ale hodit i válečníkovi, protože nepřátelé občas útočí z dálky a není snadné se k nim dostat na blízko.</text:span></text:p>
      <text:h text:style-name="Heading_20_3" text:outline-level="3">Zbroje</text:h>
      <text:p text:style-name="P55"><text:span text:style-name="T362">Zbroj chrání před zraněním, takže nehledě na povolání uděláš dobře, když si nějakou pořídíš. Nepotřebuješ ji, pouze </text:span><text:span text:style-name="T154">p</text:span><text:span text:style-name="T155">okud</text:span><text:span text:style-name="T362"> jsi kouzelník a umíš kouzlo </text:span><text:span text:style-name="T263">neviditelná zbroj</text:span><text:span text:style-name="T337">.<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5">Boj</text:span><text:span text:style-name="T337"> /* TODO: odkaz */).</text:span></text:p>
      <text:h text:style-name="Heading_20_3" text:outline-level="3"><text:soft-page-break/>Štít</text:h>
      <text:p text:style-name="P42">Štítů, podobně jako zbrojí, existuje mnoho druhů a tvarů, <text:span text:style-name="T338">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43">V tabulce zbraní pro boj zblízka najdeš také různé nástroje, jako třeba krumpáč, lopatu nebo páčidlo. <text:span text:style-name="T347">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7">Zranění jednotlivých zbraní najdeš v <text:span text:style-name="T84">Tabulce zbraní</text:span><text:span text:style-name="T268">. </text:span><text:span text:style-name="T269">Zde</text:span><text:span text:style-name="T268"> si řekneme, jak </text:span><text:span text:style-name="T270">se</text:span><text:span text:style-name="T268"> k těm číslům do</text:span><text:span text:style-name="T270">šlo</text:span><text:span text:style-name="T268">.</text:span></text:p>
      <text:list xml:id="list828958258" text:style-name="L3">
        <text:list-item>
          <text:p text:style-name="P296">Boj beze zbraně má zranění 0.</text:p>
        </text:list-item>
        <text:list-item>
          <text:p text:style-name="P297">Lehké zbraně mají základ zranění 1, těžké zbraně 2.</text:p>
        </text:list-item>
        <text:list-item>
          <text:p text:style-name="P297">Dvojručně držené zbraně mají zranění zvýšené o 1.</text:p>
        </text:list-item>
        <text:list-item>
          <text:p text:style-name="P296">Pokud máš dvě jednoruční zbraně, ke zranění té, kterou zrovna útočíš, přičti 1.</text:p>
        </text:list-item>
        <text:list-item>
          <text:p text:style-name="P298">Improvizované nebo primitivní zbraně (obušek, hůl, kámen, kyj, <text:span text:style-name="T363">noha od stolu</text:span> a podobně) mají zranění o 1 nižší.</text:p>
        </text:list-item>
      </text:list>
      <text:p text:style-name="P18"><text:soft-page-break/><text:span text:style-name="T271">Vrhací zbraně jsou vždy jednoruční. Střelné zbraně jsou naopak skoro vždy dvojruční. Luky a praky </text:span><text:span text:style-name="T115">m</text:span><text:span text:style-name="T116">ají zranění</text:span><text:span text:style-name="T271">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73">Z</text:span>bran<text:span text:style-name="T273">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300">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84"/>
          </table:table-cell>
          <table:table-cell table:style-name="ZbraněProBojZblízka.A3" office:value-type="string">
            <text:p text:style-name="P184">Žádná</text:p>
          </table:table-cell>
          <table:table-cell table:style-name="ZbraněProBojZblízka.A3" office:value-type="string">
            <text:p text:style-name="P123">0</text:p>
          </table:table-cell>
          <table:table-cell table:style-name="ZbraněProBojZblízka.A3" office:value-type="string">
            <text:p text:style-name="P123">-</text:p>
          </table:table-cell>
        </table:table-row>
        <table:table-row table:style-name="ZbraněProBojZblízka.4">
          <table:table-cell table:style-name="ZbraněProBojZblízka.A3" table:number-columns-spanned="4" office:value-type="string">
            <text:p text:style-name="Záhlaví_20_tabulky">Lehké <text:span text:style-name="T350">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89">Jednoruční</text:p>
          </table:table-cell>
          <table:covered-table-cell/>
          <table:covered-table-cell/>
          <table:covered-table-cell/>
        </table:table-row>
        <table:table-row table:style-name="ZbraněProBojZblízka.6">
          <table:table-cell table:style-name="ZbraněProBojZblízka.A3" office:value-type="string">
            <text:p text:style-name="P146"/>
          </table:table-cell>
          <table:table-cell table:style-name="ZbraněProBojZblízka.A3" office:value-type="string">
            <text:p text:style-name="P146">Kámen, <text:span text:style-name="T274">pěstní klín</text:span>, <text:span text:style-name="T301">boxer</text:span></text:p>
          </table:table-cell>
          <table:table-cell table:style-name="ZbraněProBojZblízka.A3" office:value-type="string">
            <text:p text:style-name="P145">0</text:p>
          </table:table-cell>
          <table:table-cell table:style-name="ZbraněProBojZblízka.A3" office:value-type="string">
            <text:p text:style-name="P145">-</text:p>
          </table:table-cell>
        </table:table-row>
        <table:table-row table:style-name="ZbraněProBojZblízka.7">
          <table:table-cell table:style-name="ZbraněProBojZblízka.A3" office:value-type="string">
            <text:p text:style-name="P196"/>
          </table:table-cell>
          <table:table-cell table:style-name="ZbraněProBojZblízka.A3" office:value-type="string">
            <text:p text:style-name="P146">Majzlík, <text:span text:style-name="T275">bič</text:span>, <text:span text:style-name="T276">kotvička na provazu, dláto, </text:span><text:span text:style-name="T228">nůž</text:span><text:span text:style-name="T227">, </text:span><text:span text:style-name="T229">průbojník</text:span></text:p>
          </table:table-cell>
          <table:table-cell table:style-name="ZbraněProBojZblízka.A3" office:value-type="string">
            <text:p text:style-name="P142">0</text:p>
          </table:table-cell>
          <table:table-cell table:style-name="ZbraněProBojZblízka.A3" office:value-type="string">
            <text:p text:style-name="P145"><text:span text:style-name="T277">4</text:span> st</text:p>
          </table:table-cell>
        </table:table-row>
        <table:table-row table:style-name="ZbraněProBojZblízka.8">
          <table:table-cell table:style-name="ZbraněProBojZblízka.A3" office:value-type="string">
            <text:p text:style-name="P152"/>
          </table:table-cell>
          <table:table-cell table:style-name="ZbraněProBojZblízka.A3" office:value-type="string">
            <text:p text:style-name="P184"><text:span text:style-name="T18">Dýka, </text:span><text:span text:style-name="T19">tesák</text:span></text:p>
          </table:table-cell>
          <table:table-cell table:style-name="ZbraněProBojZblízka.A3" office:value-type="string">
            <text:p text:style-name="P133">1</text:p>
          </table:table-cell>
          <table:table-cell table:style-name="ZbraněProBojZblízka.A3" office:value-type="string">
            <text:p text:style-name="P147"><text:span text:style-name="T278">1</text:span> <text:span text:style-name="T278">zl</text:span></text:p>
          </table:table-cell>
        </table:table-row>
        <table:table-row table:style-name="ZbraněProBojZblízka.9">
          <table:table-cell table:style-name="ZbraněProBojZblízka.A3" office:value-type="string">
            <text:p text:style-name="P191"/>
          </table:table-cell>
          <table:table-cell table:style-name="ZbraněProBojZblízka.A3" office:value-type="string">
            <text:p text:style-name="P191">Šavle, krátký meč</text:p>
          </table:table-cell>
          <table:table-cell table:style-name="ZbraněProBojZblízka.A3" office:value-type="string">
            <text:p text:style-name="P134">1</text:p>
          </table:table-cell>
          <table:table-cell table:style-name="ZbraněProBojZblízka.A3" office:value-type="string">
            <text:p text:style-name="P147"><text:span text:style-name="T302">2</text:span> zl</text:p>
          </table:table-cell>
        </table:table-row>
        <table:table-row table:style-name="ZbraněProBojZblízka.10">
          <table:table-cell table:style-name="ZbraněProBojZblízka.A3" table:number-columns-spanned="2" office:value-type="string">
            <text:p text:style-name="P189">Dvojruční</text:p>
          </table:table-cell>
          <table:covered-table-cell/>
          <table:table-cell table:style-name="ZbraněProBojZblízka.A3" office:value-type="string">
            <text:p text:style-name="P133"/>
          </table:table-cell>
          <table:table-cell table:style-name="ZbraněProBojZblízka.A3" office:value-type="string">
            <text:p text:style-name="P147"/>
          </table:table-cell>
        </table:table-row>
        <table:table-row table:style-name="ZbraněProBojZblízka.11">
          <table:table-cell table:style-name="ZbraněProBojZblízka.A3" office:value-type="string">
            <text:p text:style-name="P148"/>
          </table:table-cell>
          <table:table-cell table:style-name="ZbraněProBojZblízka.A3" office:value-type="string">
            <text:p text:style-name="P148"><text:span text:style-name="T279">H</text:span>ůl</text:p>
          </table:table-cell>
          <table:table-cell table:style-name="ZbraněProBojZblízka.A3" office:value-type="string">
            <text:p text:style-name="P143">1</text:p>
          </table:table-cell>
          <table:table-cell table:style-name="ZbraněProBojZblízka.A3" office:value-type="string">
            <text:p text:style-name="P157">1 st</text:p>
          </table:table-cell>
        </table:table-row>
        <table:table-row table:style-name="ZbraněProBojZblízka.12">
          <table:table-cell table:style-name="ZbraněProBojZblízka.A3" office:value-type="string">
            <text:p text:style-name="P148"/>
          </table:table-cell>
          <table:table-cell table:style-name="ZbraněProBojZblízka.A3" office:value-type="string">
            <text:p text:style-name="P153">Lopata, motyka, vidle</text:p>
          </table:table-cell>
          <table:table-cell table:style-name="ZbraněProBojZblízka.A3" office:value-type="string">
            <text:p text:style-name="P143">1</text:p>
          </table:table-cell>
          <table:table-cell table:style-name="ZbraněProBojZblízka.A3" office:value-type="string">
            <text:p text:style-name="P157">1 <text:span text:style-name="T280">zl</text:span></text:p>
          </table:table-cell>
        </table:table-row>
        <table:table-row table:style-name="ZbraněProBojZblízka.13">
          <table:table-cell table:style-name="ZbraněProBojZblízka.A3" office:value-type="string">
            <text:p text:style-name="P160"/>
          </table:table-cell>
          <table:table-cell table:style-name="ZbraněProBojZblízka.A3" office:value-type="string">
            <text:p text:style-name="P160">Kopí, trojzubec</text:p>
          </table:table-cell>
          <table:table-cell table:style-name="ZbraněProBojZblízka.A3" office:value-type="string">
            <text:p text:style-name="P143">2</text:p>
          </table:table-cell>
          <table:table-cell table:style-name="ZbraněProBojZblízka.A3" office:value-type="string">
            <text:p text:style-name="P147">1 <text:span text:style-name="T281">zl</text:span></text:p>
          </table:table-cell>
        </table:table-row>
        <table:table-row table:style-name="ZbraněProBojZblízka.14">
          <table:table-cell table:style-name="ZbraněProBojZblízka.A3" table:number-columns-spanned="4" office:value-type="string">
            <text:p text:style-name="P189">Speciální</text:p>
          </table:table-cell>
          <table:covered-table-cell/>
          <table:covered-table-cell/>
          <table:covered-table-cell/>
        </table:table-row>
        <table:table-row table:style-name="ZbraněProBojZblízka.15">
          <table:table-cell table:style-name="ZbraněProBojZblízka.A3" office:value-type="string">
            <text:p text:style-name="P151"/>
          </table:table-cell>
          <table:table-cell table:style-name="ZbraněProBojZblízka.A3" office:value-type="string">
            <text:p text:style-name="P151">Síť**</text:p>
          </table:table-cell>
          <table:table-cell table:style-name="ZbraněProBojZblízka.A3" office:value-type="string">
            <text:p text:style-name="P192">-</text:p>
          </table:table-cell>
          <table:table-cell table:style-name="ZbraněProBojZblízka.A3" office:value-type="string">
            <text:p text:style-name="P193">1 st</text:p>
          </table:table-cell>
        </table:table-row>
        <table:table-row table:style-name="ZbraněProBojZblízka.16">
          <table:table-cell table:style-name="ZbraněProBojZblízka.A3" table:number-columns-spanned="4" office:value-type="string">
            <text:p text:style-name="Záhlaví_20_tabulky">Těžké <text:span text:style-name="T350">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89">Jednoruční</text:p>
          </table:table-cell>
          <table:covered-table-cell/>
          <table:covered-table-cell/>
          <table:covered-table-cell/>
        </table:table-row>
        <table:table-row table:style-name="ZbraněProBojZblízka.18">
          <table:table-cell table:style-name="ZbraněProBojZblízka.A3" office:value-type="string">
            <text:p text:style-name="P184"/>
          </table:table-cell>
          <table:table-cell table:style-name="ZbraněProBojZblízka.A3" office:value-type="string">
            <text:p text:style-name="P184">Kyj</text:p>
          </table:table-cell>
          <table:table-cell table:style-name="ZbraněProBojZblízka.A3" office:value-type="string">
            <text:p text:style-name="P134">1</text:p>
          </table:table-cell>
          <table:table-cell table:style-name="ZbraněProBojZblízka.A3" office:value-type="string">
            <text:p text:style-name="P161">1 st</text:p>
          </table:table-cell>
        </table:table-row>
        <table:table-row table:style-name="ZbraněProBojZblízka.19">
          <table:table-cell table:style-name="ZbraněProBojZblízka.A3" office:value-type="string">
            <text:p text:style-name="P162"/>
          </table:table-cell>
          <table:table-cell table:style-name="ZbraněProBojZblízka.A3" office:value-type="string">
            <text:p text:style-name="P162">Kladivo, sekera, <text:span text:style-name="T283">páčidlo</text:span></text:p>
          </table:table-cell>
          <table:table-cell table:style-name="ZbraněProBojZblízka.A3" office:value-type="string">
            <text:p text:style-name="P134">1</text:p>
          </table:table-cell>
          <table:table-cell table:style-name="ZbraněProBojZblízka.A3" office:value-type="string">
            <text:p text:style-name="P147">1 <text:span text:style-name="T284">zl</text:span></text:p>
          </table:table-cell>
        </table:table-row>
        <table:table-row table:style-name="ZbraněProBojZblízka.20">
          <table:table-cell table:style-name="ZbraněProBojZblízka.A3" office:value-type="string">
            <text:p text:style-name="P184"/>
          </table:table-cell>
          <table:table-cell table:style-name="ZbraněProBojZblízka.A3" office:value-type="string">
            <text:p text:style-name="P184"><text:span text:style-name="T285">Meč, bojová s</text:span>ekera, <text:span text:style-name="T286">palcát, řemdih, bojové kladivo, biják</text:span></text:p>
          </table:table-cell>
          <table:table-cell table:style-name="ZbraněProBojZblízka.A3" office:value-type="string">
            <text:p text:style-name="P134">2</text:p>
          </table:table-cell>
          <table:table-cell table:style-name="ZbraněProBojZblízka.A3" office:value-type="string">
            <text:p text:style-name="P147"><text:span text:style-name="T282">3</text:span> zl</text:p>
          </table:table-cell>
        </table:table-row>
        <table:table-row table:style-name="ZbraněProBojZblízka.21">
          <table:table-cell table:style-name="ZbraněProBojZblízka.A3" table:number-columns-spanned="4" office:value-type="string">
            <text:p text:style-name="P189">Jedenapůlruční</text:p>
          </table:table-cell>
          <table:covered-table-cell/>
          <table:covered-table-cell/>
          <table:covered-table-cell/>
        </table:table-row>
        <table:table-row table:style-name="ZbraněProBojZblízka.22">
          <table:table-cell table:style-name="ZbraněProBojZblízka.A3" office:value-type="string">
            <text:p text:style-name="P194"/>
          </table:table-cell>
          <table:table-cell table:style-name="ZbraněProBojZblízka.A3" office:value-type="string">
            <text:p text:style-name="P194">Řetěz</text:p>
          </table:table-cell>
          <table:table-cell table:style-name="ZbraněProBojZblízka.A3" office:value-type="string">
            <text:p text:style-name="P195">1/2</text:p>
          </table:table-cell>
          <table:table-cell table:style-name="ZbraněProBojZblízka.A3" office:value-type="string">
            <text:p text:style-name="P185">1 zl</text:p>
          </table:table-cell>
        </table:table-row>
        <table:table-row table:style-name="ZbraněProBojZblízka.23">
          <table:table-cell table:style-name="ZbraněProBojZblízka.A3" office:value-type="string">
            <text:p text:style-name="P187"/>
          </table:table-cell>
          <table:table-cell table:style-name="ZbraněProBojZblízka.A3" office:value-type="string">
            <text:p text:style-name="P187">Dlouhý meč</text:p>
          </table:table-cell>
          <table:table-cell table:style-name="ZbraněProBojZblízka.A3" office:value-type="string">
            <text:p text:style-name="P141">2/3</text:p>
          </table:table-cell>
          <table:table-cell table:style-name="ZbraněProBojZblízka.A3" office:value-type="string">
            <text:p text:style-name="P188">6 zl</text:p>
          </table:table-cell>
        </table:table-row>
        <table:table-row table:style-name="ZbraněProBojZblízka.24">
          <table:table-cell table:style-name="ZbraněProBojZblízka.A3" table:number-columns-spanned="4" office:value-type="string">
            <text:p text:style-name="P189">Dvojruční</text:p>
          </table:table-cell>
          <table:covered-table-cell/>
          <table:covered-table-cell/>
          <table:covered-table-cell/>
        </table:table-row>
        <table:table-row table:style-name="ZbraněProBojZblízka.25">
          <table:table-cell table:style-name="ZbraněProBojZblízka.A3" office:value-type="string">
            <text:p text:style-name="P158"/>
          </table:table-cell>
          <table:table-cell table:style-name="ZbraněProBojZblízka.A3" office:value-type="string">
            <text:p text:style-name="P159"><text:span text:style-name="T303">Dvojruční</text:span> kyj, <text:span text:style-name="T287">dvoj</text:span>ruční palice, <text:s/><text:span text:style-name="T284">krumpáč</text:span></text:p>
          </table:table-cell>
          <table:table-cell table:style-name="ZbraněProBojZblízka.A3" office:value-type="string">
            <text:p text:style-name="P134">2</text:p>
          </table:table-cell>
          <table:table-cell table:style-name="ZbraněProBojZblízka.A3" office:value-type="string">
            <text:p text:style-name="P157">5 st</text:p>
          </table:table-cell>
        </table:table-row>
        <table:table-row table:style-name="ZbraněProBojZblízka.26">
          <table:table-cell table:style-name="ZbraněProBojZblízka.A3" office:value-type="string">
            <text:p text:style-name="P154"/>
          </table:table-cell>
          <table:table-cell table:style-name="ZbraněProBojZblízka.A3" office:value-type="string">
            <text:p text:style-name="P184"><text:span text:style-name="T20">Dvoj</text:span><text:span text:style-name="T230">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134">3</text:p>
          </table:table-cell>
          <table:table-cell table:style-name="ZbraněProBojZblízka.A3" office:value-type="string">
            <text:p text:style-name="P147">6 zl</text:p>
          </table:table-cell>
        </table:table-row>
        <table:table-row table:style-name="ZbraněProBojZblízka.27">
          <table:table-cell table:style-name="ZbraněProBojZblízka.A27" office:value-type="string">
            <text:p text:style-name="P186"/>
          </table:table-cell>
          <table:table-cell table:style-name="ZbraněProBojZblízka.A27" office:value-type="string">
            <text:p text:style-name="P186">Dvojruční meč</text:p>
          </table:table-cell>
          <table:table-cell table:style-name="ZbraněProBojZblízka.A27" office:value-type="string">
            <text:p text:style-name="P144">3</text:p>
          </table:table-cell>
          <table:table-cell table:style-name="ZbraněProBojZblízka.A27" office:value-type="string">
            <text:p text:style-name="P185">8 zl</text:p>
          </table:table-cell>
        </table:table-row>
      </table:table>
      <text:p text:style-name="P246"><text:span text:style-name="T300">* </text:span><text:span text:style-name="T213">P</text:span><text:span text:style-name="T214">řed lomítkem je zranění při jednoručním držení, za lomítkem při obouručním.</text:span></text:p>
      <text:p text:style-name="P245"><text:soft-page-break/><text:span text:style-name="T302">**</text:span> <text:span text:style-name="T212">S</text:span><text:span text:style-name="T213">íť sama o sobě nezraňuje, můžeš do ní ale protivníka zamotat a tím ho znevýhodnit</text:span><text:span text:style-name="T300">.</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97">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51"> zbraně</text:span></text:p>
          </table:table-cell>
          <table:covered-table-cell/>
          <table:covered-table-cell/>
          <table:covered-table-cell/>
        </table:table-row>
        <table:table-row table:style-name="StřelnéAVrhacíZbraně.4">
          <table:table-cell table:style-name="StřelnéAVrhacíZbraně.A3" office:value-type="string">
            <text:p text:style-name="P149">Kámen</text:p>
          </table:table-cell>
          <table:table-cell table:style-name="StřelnéAVrhacíZbraně.A3" office:value-type="string">
            <text:p text:style-name="P132">0</text:p>
          </table:table-cell>
          <table:table-cell table:style-name="StřelnéAVrhacíZbraně.A3" office:value-type="string">
            <text:p text:style-name="P164">krátký</text:p>
          </table:table-cell>
          <table:table-cell table:style-name="StřelnéAVrhacíZbraně.A3" office:value-type="string">
            <text:p text:style-name="P163">-</text:p>
          </table:table-cell>
        </table:table-row>
        <table:table-row table:style-name="StřelnéAVrhacíZbraně.5">
          <table:table-cell table:style-name="StřelnéAVrhacíZbraně.A3" office:value-type="string">
            <text:p text:style-name="P156"><text:span text:style-name="T288">Vrhací nůž</text:span><text:span text:style-name="T289">, vrhací dýka, </text:span><text:span text:style-name="T290">vrhací šipka</text:span></text:p>
          </table:table-cell>
          <table:table-cell table:style-name="StřelnéAVrhacíZbraně.A3" office:value-type="string">
            <text:p text:style-name="P132">1</text:p>
          </table:table-cell>
          <table:table-cell table:style-name="StřelnéAVrhacíZbraně.A3" office:value-type="string">
            <text:p text:style-name="P165">krátký</text:p>
          </table:table-cell>
          <table:table-cell table:style-name="StřelnéAVrhacíZbraně.A3" office:value-type="string">
            <text:p text:style-name="P147"><text:span text:style-name="T291">5</text:span> <text:span text:style-name="T291">st</text:span></text:p>
          </table:table-cell>
        </table:table-row>
        <table:table-row table:style-name="StřelnéAVrhacíZbraně.6">
          <table:table-cell table:style-name="StřelnéAVrhacíZbraně.A3" table:number-columns-spanned="4" office:value-type="string">
            <text:p text:style-name="Záhlaví_20_tabulky">Těžké <text:span text:style-name="T293">vrhací</text:span> <text:span text:style-name="T350">zbraně</text:span></text:p>
          </table:table-cell>
          <table:covered-table-cell/>
          <table:covered-table-cell/>
          <table:covered-table-cell/>
        </table:table-row>
        <table:table-row table:style-name="StřelnéAVrhacíZbraně.7">
          <table:table-cell table:style-name="StřelnéAVrhacíZbraně.A3" office:value-type="string">
            <text:p text:style-name="P168">Oštěp</text:p>
          </table:table-cell>
          <table:table-cell table:style-name="StřelnéAVrhacíZbraně.A3" office:value-type="string">
            <text:p text:style-name="P135">2</text:p>
          </table:table-cell>
          <table:table-cell table:style-name="StřelnéAVrhacíZbraně.A3" office:value-type="string">
            <text:p text:style-name="P166">střední</text:p>
          </table:table-cell>
          <table:table-cell table:style-name="StřelnéAVrhacíZbraně.A3" office:value-type="string">
            <text:p text:style-name="P169"><text:span text:style-name="T292">6</text:span> st</text:p>
          </table:table-cell>
        </table:table-row>
        <table:table-row table:style-name="StřelnéAVrhacíZbraně.8">
          <table:table-cell table:style-name="StřelnéAVrhacíZbraně.A3" office:value-type="string">
            <text:p text:style-name="P150">Vrhací sekera, <text:span text:style-name="T299">vrhací kladivo</text:span></text:p>
          </table:table-cell>
          <table:table-cell table:style-name="StřelnéAVrhacíZbraně.A3" office:value-type="string">
            <text:p text:style-name="P136">2</text:p>
          </table:table-cell>
          <table:table-cell table:style-name="StřelnéAVrhacíZbraně.A3" office:value-type="string">
            <text:p text:style-name="P166">krátký</text:p>
          </table:table-cell>
          <table:table-cell table:style-name="StřelnéAVrhacíZbraně.A3" office:value-type="string">
            <text:p text:style-name="P170">1 zl</text:p>
          </table:table-cell>
        </table:table-row>
        <table:table-row table:style-name="StřelnéAVrhacíZbraně.9">
          <table:table-cell table:style-name="StřelnéAVrhacíZbraně.A3" table:number-columns-spanned="4" office:value-type="string">
            <text:p text:style-name="Záhlaví_20_tabulky"><text:span text:style-name="T352">Speciální</text:span> <text:span text:style-name="T293">vrhací</text:span> <text:span text:style-name="T350">zbraně</text:span></text:p>
          </table:table-cell>
          <table:covered-table-cell/>
          <table:covered-table-cell/>
          <table:covered-table-cell/>
        </table:table-row>
        <table:table-row table:style-name="StřelnéAVrhacíZbraně.10">
          <table:table-cell table:style-name="StřelnéAVrhacíZbraně.A3" office:value-type="string">
            <text:p text:style-name="P155">Láhev zápalného oleje</text:p>
          </table:table-cell>
          <table:table-cell table:style-name="StřelnéAVrhacíZbraně.A3" office:value-type="string">
            <text:p text:style-name="P232"><text:span text:style-name="T353">3</text:span><text:span text:style-name="T354">kz </text:span><text:span text:style-name="T267">ohněm</text:span><text:span text:style-name="T354"> </text:span><text:span text:style-name="T355">za kolo</text:span></text:p>
          </table:table-cell>
          <table:table-cell table:style-name="StřelnéAVrhacíZbraně.A3" office:value-type="string">
            <text:p text:style-name="P167">krátký</text:p>
          </table:table-cell>
          <table:table-cell table:style-name="StřelnéAVrhacíZbraně.A3" office:value-type="string">
            <text:p text:style-name="P233">5 st</text:p>
          </table:table-cell>
        </table:table-row>
        <table:table-row table:style-name="StřelnéAVrhacíZbraně.11">
          <table:table-cell table:style-name="StřelnéAVrhacíZbraně.A3" office:value-type="string">
            <text:p text:style-name="P155">Flakónek s vitriolem</text:p>
          </table:table-cell>
          <table:table-cell table:style-name="StřelnéAVrhacíZbraně.A3" office:value-type="string">
            <text:p text:style-name="P232"><text:span text:style-name="T356">4kz </text:span><text:span text:style-name="T258">žíravinou</text:span></text:p>
          </table:table-cell>
          <table:table-cell table:style-name="StřelnéAVrhacíZbraně.A3" office:value-type="string">
            <text:p text:style-name="P167">krátký</text:p>
          </table:table-cell>
          <table:table-cell table:style-name="StřelnéAVrhacíZbraně.A3" office:value-type="string">
            <text:p text:style-name="P233">1 zl</text:p>
          </table:table-cell>
        </table:table-row>
        <table:table-row table:style-name="StřelnéAVrhacíZbraně.12">
          <table:table-cell table:style-name="StřelnéAVrhacíZbraně.A3" table:number-columns-spanned="4" office:value-type="string">
            <text:p text:style-name="Záhlaví_20_tabulky">Střelné<text:span text:style-name="T351"> zbraně</text:span></text:p>
          </table:table-cell>
          <table:covered-table-cell/>
          <table:covered-table-cell/>
          <table:covered-table-cell/>
        </table:table-row>
        <table:table-row table:style-name="StřelnéAVrhacíZbraně.13">
          <table:table-cell table:style-name="StřelnéAVrhacíZbraně.A3" office:value-type="string">
            <text:p text:style-name="P172">Foukačka* (1 kolo nabíjení)</text:p>
          </table:table-cell>
          <table:table-cell table:style-name="StřelnéAVrhacíZbraně.A3" office:value-type="string">
            <text:p text:style-name="P171">-</text:p>
          </table:table-cell>
          <table:table-cell table:style-name="StřelnéAVrhacíZbraně.A3" office:value-type="string">
            <text:p text:style-name="P171">krátký</text:p>
          </table:table-cell>
          <table:table-cell table:style-name="StřelnéAVrhacíZbraně.A3" office:value-type="string">
            <text:p text:style-name="P171">1 st</text:p>
          </table:table-cell>
        </table:table-row>
        <table:table-row table:style-name="StřelnéAVrhacíZbraně.14">
          <table:table-cell table:style-name="StřelnéAVrhacíZbraně.A3" office:value-type="string">
            <text:p text:style-name="P174">Prak</text:p>
          </table:table-cell>
          <table:table-cell table:style-name="StřelnéAVrhacíZbraně.A3" office:value-type="string">
            <text:p text:style-name="P140">1</text:p>
          </table:table-cell>
          <table:table-cell table:style-name="StřelnéAVrhacíZbraně.A3" office:value-type="string">
            <text:p text:style-name="P173">střední</text:p>
          </table:table-cell>
          <table:table-cell table:style-name="StřelnéAVrhacíZbraně.A3" office:value-type="string">
            <text:p text:style-name="P175">1 st</text:p>
          </table:table-cell>
        </table:table-row>
        <table:table-row table:style-name="StřelnéAVrhacíZbraně.15">
          <table:table-cell table:style-name="StřelnéAVrhacíZbraně.A3" office:value-type="string">
            <text:p text:style-name="P177">Krátký luk</text:p>
          </table:table-cell>
          <table:table-cell table:style-name="StřelnéAVrhacíZbraně.A3" office:value-type="string">
            <text:p text:style-name="P139">2</text:p>
          </table:table-cell>
          <table:table-cell table:style-name="StřelnéAVrhacíZbraně.A3" office:value-type="string">
            <text:p text:style-name="P176">střední</text:p>
          </table:table-cell>
          <table:table-cell table:style-name="StřelnéAVrhacíZbraně.A3" office:value-type="string">
            <text:p text:style-name="P178">6 st</text:p>
          </table:table-cell>
        </table:table-row>
        <table:table-row table:style-name="StřelnéAVrhacíZbraně.16">
          <table:table-cell table:style-name="StřelnéAVrhacíZbraně.A3" office:value-type="string">
            <text:p text:style-name="P180"><text:span text:style-name="T23">Dlouhý l</text:span><text:span text:style-name="T4">uk</text:span></text:p>
          </table:table-cell>
          <table:table-cell table:style-name="StřelnéAVrhacíZbraně.A3" office:value-type="string">
            <text:p text:style-name="P138">2</text:p>
          </table:table-cell>
          <table:table-cell table:style-name="StřelnéAVrhacíZbraně.A3" office:value-type="string">
            <text:p text:style-name="P173">dlouhý</text:p>
          </table:table-cell>
          <table:table-cell table:style-name="StřelnéAVrhacíZbraně.A3" office:value-type="string">
            <text:p text:style-name="P181"><text:span text:style-name="T295">2</text:span> zl</text:p>
          </table:table-cell>
        </table:table-row>
        <table:table-row table:style-name="StřelnéAVrhacíZbraně.17">
          <table:table-cell table:style-name="StřelnéAVrhacíZbraně.A17" office:value-type="string">
            <text:p text:style-name="P184"><text:span text:style-name="T298">Kuše (</text:span><text:span text:style-name="T210">1</text:span><text:span text:style-name="T298"> kol</text:span><text:span text:style-name="T40">o</text:span><text:span text:style-name="T298"> nabíjení)</text:span></text:p>
          </table:table-cell>
          <table:table-cell table:style-name="StřelnéAVrhacíZbraně.A17" office:value-type="string">
            <text:p text:style-name="P137">3</text:p>
          </table:table-cell>
          <table:table-cell table:style-name="StřelnéAVrhacíZbraně.A17" office:value-type="string">
            <text:p text:style-name="P173">střední</text:p>
          </table:table-cell>
          <table:table-cell table:style-name="StřelnéAVrhacíZbraně.A17" office:value-type="string">
            <text:p text:style-name="P179"><text:span text:style-name="T294">5</text:span> zl</text:p>
          </table:table-cell>
        </table:table-row>
      </table:table>
      <text:p text:style-name="P247">*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96">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121">1</text:p>
          </table:table-cell>
          <table:table-cell table:style-name="Zbroje.A3" office:value-type="string">
            <text:p text:style-name="P121">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121">1</text:p>
          </table:table-cell>
          <table:table-cell table:style-name="Zbroje.A4" office:value-type="string">
            <text:p text:style-name="P121">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121">2</text:p>
          </table:table-cell>
          <table:table-cell table:style-name="Zbroje.A5" office:value-type="string">
            <text:p text:style-name="P121">10 zl</text:p>
          </table:table-cell>
        </table:table-row>
      </table:table>
      <text:h text:style-name="Heading_20_2" text:outline-level="2">Užitečné dro<text:span text:style-name="T343">b</text:span>nosti</text:h>
      <text:p text:style-name="P41">Kromě výbavy uvedené v ceníku si můžeš napsat několik věcí z následujícího seznamu, nebo cokoliv dalšího tě napadne, pokud je to drobnost v ceně v ceně několika měďáků či stříbrňáků:</text:p>
      <text:p text:style-name="P252"><text:soft-page-break/><text:span text:style-name="T346">Křída, zrcátko, nůžky, břitva, prázdná láhev či flakónek, zvonek, píšťalka, šperhák, okovy, provaz, balíček karet, hrací kostky, </text:span><text:span text:style-name="T146">k</text:span><text:span text:style-name="T147">us drátu</text:span><text:span text:style-name="T346">, háček na ryby, kupecké váhy</text:span></text:p>
      <text:h text:style-name="Heading_20_1" text:outline-level="1">Resources</text:h>
      <text:h text:style-name="Heading_20_3" text:outline-level="3">Psací potřeby</text:h>
      <text:p text:style-name="P66"><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68" text:outline-level="3">Živobytí</text:h>
      <text:p text:style-name="P12"><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61">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215">, nebo se dostane do končin, kde se prostě vůz najmout nedá, nebo tam nejsou žádné hostince. </text:span><text:span text:style-name="T217">Poplatek také nezahrnuje pořízení domu čí sídla ani případného dopravního prostředku (obvykle koně nebo vozu), pouze náklady na provoz, údržbu, ustájení, nebo pronajmutí.</text:span></text:p>
      <text:p text:style-name="P12"/>
      <text:p text:style-name="P7">Jednotlivé úrovně živobytí jsou:</text:p>
      <text:p text:style-name="P12"/>
      <text:h text:style-name="P285"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86" text:outline-level="5">Chuďas</text:h>
      <text:p text:style-name="P4">1 zl / měsíc</text:p>
      <text:p text:style-name="P11"><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85"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85" text:outline-level="5">Boháč</text:h>
      <text:p text:style-name="P4">10 zl / měsíc</text:p>
      <text:p text:style-name="P4">Takto žijí nižší šlechtici, zámožní obchodníci či bohatí měšťané. By<text:span text:style-name="T232">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85"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2"/>
      <text:h text:style-name="P281" text:outline-level="4">Pořizování živobytí</text:h>
      <text:p text:style-name="P12"><text:span text:style-name="T218">Při tvorbě postavy se živobytí nepořizuje za zlaťáky, ale za profibody, viz </text:span><text:span text:style-name="T219">Tabulka zdrojů a živobytí</text:span><text:span text:style-name="T21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223">Náklady lze rozpočítat i na jednotlivé dny.<text:line-break/><text:tab/></text:span><text:span text:style-name="T218">Na první úrovni můžeš začínat nejvýše s živobytím měšťana. V průběhu hry pak toto omezení padá, budeš si moci žit jakkoliv ti to tvé jmění dovolí.</text:span></text:p>
      <text:p text:style-name="P12"/>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87" text:outline-level="5">Tabulka zdrojů a živobytí</text:h>
          </table:table-cell>
          <table:covered-table-cell/>
          <table:covered-table-cell/>
          <table:covered-table-cell/>
        </table:table-row>
        <table:table-row table:style-name="Table3.2">
          <table:table-cell table:style-name="Table3.A2" office:value-type="string">
            <text:p text:style-name="P60">Cena v profibodech</text:p>
          </table:table-cell>
          <table:table-cell table:style-name="Table3.A2" office:value-type="string">
            <text:p text:style-name="P60">Úroveň živobytí</text:p>
          </table:table-cell>
          <table:table-cell table:style-name="Table3.A2" office:value-type="string">
            <text:p text:style-name="P60">Počáteční zdroje</text:p>
          </table:table-cell>
          <table:table-cell table:style-name="Table3.A2" office:value-type="string">
            <text:p text:style-name="P60">Měsíční náklady</text:p>
          </table:table-cell>
        </table:table-row>
        <table:table-row table:style-name="Table3.2">
          <table:table-cell table:style-name="Table3.A3" office:value-type="string">
            <text:p text:style-name="P60">0</text:p>
          </table:table-cell>
          <table:table-cell table:style-name="Table3.A3" office:value-type="string">
            <text:p text:style-name="P60">Žebrák</text:p>
          </table:table-cell>
          <table:table-cell table:style-name="Table3.A3" office:value-type="string">
            <text:p text:style-name="P60">5 zl</text:p>
          </table:table-cell>
          <table:table-cell table:style-name="Table3.A3" office:value-type="string">
            <text:p text:style-name="P60">0 zl</text:p>
          </table:table-cell>
        </table:table-row>
        <table:table-row table:style-name="Table3.2">
          <table:table-cell table:style-name="Table3.A3" office:value-type="string">
            <text:p text:style-name="P60">1</text:p>
          </table:table-cell>
          <table:table-cell table:style-name="Table3.A3" office:value-type="string">
            <text:p text:style-name="P60">Chuďas</text:p>
          </table:table-cell>
          <table:table-cell table:style-name="Table3.A3" office:value-type="string">
            <text:p text:style-name="P60">20 zl</text:p>
          </table:table-cell>
          <table:table-cell table:style-name="Table3.A3" office:value-type="string">
            <text:p text:style-name="P60">1 zl</text:p>
          </table:table-cell>
        </table:table-row>
        <table:table-row table:style-name="Table3.2">
          <table:table-cell table:style-name="Table3.A3" office:value-type="string">
            <text:p text:style-name="P63">5</text:p>
          </table:table-cell>
          <table:table-cell table:style-name="Table3.A3" office:value-type="string">
            <text:p text:style-name="P63">Měšťan</text:p>
          </table:table-cell>
          <table:table-cell table:style-name="Table3.A3" office:value-type="string">
            <text:p text:style-name="P63">50 zl</text:p>
          </table:table-cell>
          <table:table-cell table:style-name="Table3.A3" office:value-type="string">
            <text:p text:style-name="P63">10 zl</text:p>
          </table:table-cell>
        </table:table-row>
        <table:table-row table:style-name="Table3.2">
          <table:table-cell table:style-name="Table3.A3" office:value-type="string">
            <text:p text:style-name="P63">-</text:p>
          </table:table-cell>
          <table:table-cell table:style-name="Table3.A3" office:value-type="string">
            <text:p text:style-name="P63">Boháč</text:p>
          </table:table-cell>
          <table:table-cell table:style-name="Table3.A3" office:value-type="string">
            <text:p text:style-name="P63">-</text:p>
          </table:table-cell>
          <table:table-cell table:style-name="Table3.A3" office:value-type="string">
            <text:p text:style-name="P63">100 zl</text:p>
          </table:table-cell>
        </table:table-row>
        <table:table-row table:style-name="Table3.2">
          <table:table-cell table:style-name="Table3.A7" office:value-type="string">
            <text:p text:style-name="P60">-</text:p>
          </table:table-cell>
          <table:table-cell table:style-name="Table3.A7" office:value-type="string">
            <text:p text:style-name="P60">Velmož</text:p>
          </table:table-cell>
          <table:table-cell table:style-name="Table3.A7" office:value-type="string">
            <text:p text:style-name="P60">-</text:p>
          </table:table-cell>
          <table:table-cell table:style-name="Table3.A7" office:value-type="string">
            <text:p text:style-name="P60">1000 zl</text:p>
          </table:table-cell>
        </table:table-row>
      </table:table>
      <text:p text:style-name="P12"/>
      <text:h text:style-name="P281"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2"/>
      <text:h text:style-name="P268" text:outline-level="3">Výbava</text:h>
      <text:p text:style-name="P12">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84">Počáteční zdroje</text:span> v <text:span text:style-name="T84">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84">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2"/>
      <table:table table:name="Table4" table:style-name="Table4">
        <table:table-column table:style-name="Table4.A"/>
        <table:table-column table:style-name="Table4.B"/>
        <table:table-row table:style-name="Table4.1">
          <table:table-cell table:style-name="Table4.A1" table:number-columns-spanned="2" office:value-type="string">
            <text:h text:style-name="P283"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88" text:outline-level="8">Šatstvo</text:h>
          </table:table-cell>
          <table:covered-table-cell/>
        </table:table-row>
        <table:table-row table:style-name="Table4.1">
          <table:table-cell table:style-name="Table4.A2" office:value-type="string">
            <text:p text:style-name="P119">Žebrácké hadry</text:p>
          </table:table-cell>
          <table:table-cell table:style-name="Table4.A2" office:value-type="string">
            <text:p text:style-name="P120">2 dn</text:p>
          </table:table-cell>
        </table:table-row>
        <table:table-row table:style-name="Table4.1">
          <table:table-cell table:style-name="Table4.A2" office:value-type="string">
            <text:p text:style-name="P119"><text:span text:style-name="T220">Obyčejné</text:span><text:span text:style-name="T224"> </text:span><text:span text:style-name="T220">oblečení</text:span></text:p>
          </table:table-cell>
          <table:table-cell table:style-name="Table4.A2" office:value-type="string">
            <text:p text:style-name="P122"><text:span text:style-name="T222">1</text:span><text:span text:style-name="T226"> </text:span><text:span text:style-name="T222">zl</text:span></text:p>
          </table:table-cell>
        </table:table-row>
        <table:table-row table:style-name="Table4.1">
          <table:table-cell table:style-name="Table4.A2" office:value-type="string">
            <text:p text:style-name="P119">Honosné <text:span text:style-name="T1">oblečení</text:span></text:p>
          </table:table-cell>
          <table:table-cell table:style-name="Table4.A2" office:value-type="string">
            <text:p text:style-name="P120">12 zl</text:p>
          </table:table-cell>
        </table:table-row>
        <table:table-row table:style-name="Table4.1">
          <table:table-cell table:style-name="Table4.A2" table:number-columns-spanned="2" office:value-type="string">
            <text:h text:style-name="P288" text:outline-level="8">Výbava na cesty a dobrodružné výpravy</text:h>
          </table:table-cell>
          <table:covered-table-cell/>
        </table:table-row>
        <table:table-row table:style-name="Table4.1">
          <table:table-cell table:style-name="Table4.A2" office:value-type="string">
            <text:p text:style-name="P119">Tábornické potřeby (včetně torny)</text:p>
          </table:table-cell>
          <table:table-cell table:style-name="Table4.A2" office:value-type="string">
            <text:p text:style-name="P120">1 zl</text:p>
          </table:table-cell>
        </table:table-row>
        <table:table-row table:style-name="Table4.1">
          <table:table-cell table:style-name="Table4.A2" office:value-type="string">
            <text:p text:style-name="P119">Celta</text:p>
          </table:table-cell>
          <table:table-cell table:style-name="Table4.A2" office:value-type="string">
            <text:p text:style-name="P120">1 zl</text:p>
          </table:table-cell>
        </table:table-row>
        <table:table-row table:style-name="Table4.1">
          <table:table-cell table:style-name="Table4.A2" office:value-type="string">
            <text:p text:style-name="P119"><text:span text:style-name="T224">Stan </text:span><text:span text:style-name="T220">pro dvě </text:span><text:span text:style-name="T224">osoby</text:span></text:p>
          </table:table-cell>
          <table:table-cell table:style-name="Table4.A2" office:value-type="string">
            <text:p text:style-name="P122"><text:span text:style-name="T222">2</text:span><text:span text:style-name="T226"> </text:span><text:span text:style-name="T222">zl</text:span></text:p>
          </table:table-cell>
        </table:table-row>
        <table:table-row table:style-name="Table4.1">
          <table:table-cell table:style-name="Table4.A2" office:value-type="string">
            <text:p text:style-name="P119"><text:span text:style-name="T224">Stan </text:span><text:span text:style-name="T220">pro osm</text:span><text:span text:style-name="T224"> osob</text:span></text:p>
          </table:table-cell>
          <table:table-cell table:style-name="Table4.A2" office:value-type="string">
            <text:p text:style-name="P122"><text:span text:style-name="T222">5</text:span><text:span text:style-name="T226"> </text:span><text:span text:style-name="T222">zl</text:span></text:p>
          </table:table-cell>
        </table:table-row>
        <table:table-row table:style-name="Table4.1">
          <table:table-cell table:style-name="Table4.A2" table:number-columns-spanned="2" office:value-type="string">
            <text:h text:style-name="P288" text:outline-level="8">Svítidla a svítivo</text:h>
          </table:table-cell>
          <table:covered-table-cell/>
        </table:table-row>
        <table:table-row table:style-name="Table4.1">
          <table:table-cell table:style-name="Table4.A2" office:value-type="string">
            <text:p text:style-name="P125"><text:span text:style-name="T220">Lampový o</text:span><text:span text:style-name="T224">lej (1 keramická lahev, </text:span><text:span text:style-name="T220">vydrží svítit 6 hodin</text:span><text:span text:style-name="T224">)</text:span></text:p>
          </table:table-cell>
          <table:table-cell table:style-name="Table4.A2" office:value-type="string">
            <text:p text:style-name="P122"><text:span text:style-name="T222">2</text:span><text:span text:style-name="T226"> </text:span><text:span text:style-name="T222">dn</text:span></text:p>
          </table:table-cell>
        </table:table-row>
        <table:table-row table:style-name="Table4.1">
          <table:table-cell table:style-name="Table4.A2" office:value-type="string">
            <text:p text:style-name="P61">Olejová lampa, lucerna</text:p>
          </table:table-cell>
          <table:table-cell table:style-name="Table4.A2" office:value-type="string">
            <text:p text:style-name="P122"><text:span text:style-name="T222">1</text:span><text:span text:style-name="T226"> </text:span><text:span text:style-name="T222">st</text:span></text:p>
          </table:table-cell>
        </table:table-row>
        <table:table-row table:style-name="Table4.1">
          <table:table-cell table:style-name="Table4.A2" office:value-type="string">
            <text:p text:style-name="P61">Směrová olejová lampa či lucerna</text:p>
          </table:table-cell>
          <table:table-cell table:style-name="Table4.A2" office:value-type="string">
            <text:p text:style-name="P122"><text:span text:style-name="T226">1 st, </text:span><text:span text:style-name="T222">2 dn</text:span></text:p>
          </table:table-cell>
        </table:table-row>
        <table:table-row table:style-name="Table4.1">
          <table:table-cell table:style-name="Table4.A2" office:value-type="string">
            <text:p text:style-name="P61">Lucerna s okenicemi</text:p>
          </table:table-cell>
          <table:table-cell table:style-name="Table4.A2" office:value-type="string">
            <text:p text:style-name="P122"><text:span text:style-name="T222">2</text:span><text:span text:style-name="T226"> </text:span><text:span text:style-name="T222">st</text:span></text:p>
          </table:table-cell>
        </table:table-row>
        <table:table-row table:style-name="Table4.1">
          <table:table-cell table:style-name="Table4.A2" office:value-type="string">
            <text:p text:style-name="P62">Hornický kahan</text:p>
          </table:table-cell>
          <table:table-cell table:style-name="Table4.A2" office:value-type="string">
            <text:p text:style-name="P122"><text:span text:style-name="T222">8</text:span><text:span text:style-name="T226"> dn</text:span></text:p>
          </table:table-cell>
        </table:table-row>
        <table:table-row table:style-name="Table4.1">
          <table:table-cell table:style-name="Table4.A2" office:value-type="string">
            <text:p text:style-name="P62">Zlodějská lucerna</text:p>
          </table:table-cell>
          <table:table-cell table:style-name="Table4.A2" office:value-type="string">
            <text:p text:style-name="P122"><text:span text:style-name="T222">8</text:span><text:span text:style-name="T226"> st</text:span></text:p>
          </table:table-cell>
        </table:table-row>
        <table:table-row table:style-name="Table4.1">
          <table:table-cell table:style-name="Table4.A2" office:value-type="string">
            <text:p text:style-name="P64"><text:span text:style-name="T225">Svíce </text:span><text:span text:style-name="T221">(vydrží svítit 1 hodinu)</text:span></text:p>
          </table:table-cell>
          <table:table-cell table:style-name="Table4.A2" office:value-type="string">
            <text:p text:style-name="P122"><text:span text:style-name="T222">5</text:span><text:span text:style-name="T226"> mk</text:span></text:p>
          </table:table-cell>
        </table:table-row>
        <table:table-row table:style-name="Table4.1">
          <table:table-cell table:style-name="Table4.A2" office:value-type="string">
            <text:p text:style-name="P64"><text:span text:style-name="T225">Lucerna </text:span><text:span text:style-name="T221">na</text:span><text:span text:style-name="T225"> svíc</text:span><text:span text:style-name="T221">i</text:span></text:p>
          </table:table-cell>
          <table:table-cell table:style-name="Table4.A2" office:value-type="string">
            <text:p text:style-name="P122"><text:span text:style-name="T222">4</text:span><text:span text:style-name="T226"> dn</text:span></text:p>
          </table:table-cell>
        </table:table-row>
        <table:table-row table:style-name="Table4.1">
          <table:table-cell table:style-name="Table4.A2" office:value-type="string">
            <text:p text:style-name="P64"><text:span text:style-name="T225">Louč <text:s/></text:span><text:span text:style-name="T221">(vydrží svítit 1 hodinu, je menší a lehčí než pochodeň)</text:span></text:p>
          </table:table-cell>
          <table:table-cell table:style-name="Table4.A2" office:value-type="string">
            <text:p text:style-name="P126">2 mk</text:p>
          </table:table-cell>
        </table:table-row>
        <table:table-row table:style-name="Table4.1">
          <table:table-cell table:style-name="Table4.A2" office:value-type="string">
            <text:p text:style-name="P64"><text:span text:style-name="T225">Pochodeň </text:span><text:span text:style-name="T221">(vydrží svítit 2 hodiny)</text:span></text:p>
          </table:table-cell>
          <table:table-cell table:style-name="Table4.A2" office:value-type="string">
            <text:p text:style-name="P126">1 dn</text:p>
          </table:table-cell>
        </table:table-row>
        <table:table-row table:style-name="Table4.1">
          <table:table-cell table:style-name="Table4.A2" table:number-columns-spanned="2" office:value-type="string">
            <text:h text:style-name="P288" text:outline-level="8">Psací potřeby</text:h>
          </table:table-cell>
          <table:covered-table-cell/>
        </table:table-row>
        <table:table-row table:style-name="Table4.1">
          <table:table-cell table:style-name="Table4.A2" office:value-type="string">
            <text:p text:style-name="P128">Křída</text:p>
          </table:table-cell>
          <table:table-cell table:style-name="Table4.A2" office:value-type="string">
            <text:p text:style-name="P122"><text:span text:style-name="T222">5</text:span><text:span text:style-name="T226"> mk</text:span></text:p>
          </table:table-cell>
        </table:table-row>
        <table:table-row table:style-name="Table4.1">
          <table:table-cell table:style-name="Table4.A2" office:value-type="string">
            <text:p text:style-name="P128">Pergamen (1 list)</text:p>
          </table:table-cell>
          <table:table-cell table:style-name="Table4.A2" office:value-type="string">
            <text:p text:style-name="P122"><text:span text:style-name="T226">2 </text:span><text:span text:style-name="T222">st</text:span></text:p>
          </table:table-cell>
        </table:table-row>
        <table:table-row table:style-name="Table4.1">
          <table:table-cell table:style-name="Table4.A2" office:value-type="string">
            <text:p text:style-name="P125"><text:span text:style-name="T224">Pečetní vosk (1</text:span><text:span text:style-name="T220">/2</text:span><text:span text:style-name="T224"> hřivn</text:span><text:span text:style-name="T220">y</text:span><text:span text:style-name="T224">)</text:span></text:p>
          </table:table-cell>
          <table:table-cell table:style-name="Table4.A2" office:value-type="string">
            <text:p text:style-name="P122"><text:span text:style-name="T222">5</text:span><text:span text:style-name="T226"> dn</text:span></text:p>
          </table:table-cell>
        </table:table-row>
        <table:table-row table:style-name="Table4.1">
          <table:table-cell table:style-name="Table4.A2" office:value-type="string">
            <text:p text:style-name="P128">Pečetidlo</text:p>
          </table:table-cell>
          <table:table-cell table:style-name="Table4.A2" office:value-type="string">
            <text:p text:style-name="P122"><text:span text:style-name="T226">1 </text:span><text:span text:style-name="T222">st</text:span></text:p>
          </table:table-cell>
        </table:table-row>
        <text:soft-page-break/>
        <table:table-row table:style-name="Table4.1">
          <table:table-cell table:style-name="Table4.A2" office:value-type="string">
            <text:p text:style-name="P125"><text:span text:style-name="T224">Psací </text:span><text:span text:style-name="T220">potřeby (brk, inkoust)</text:span></text:p>
          </table:table-cell>
          <table:table-cell table:style-name="Table4.A2" office:value-type="string">
            <text:p text:style-name="P126">2 st</text:p>
          </table:table-cell>
        </table:table-row>
        <table:table-row table:style-name="Table4.1">
          <table:table-cell table:style-name="Table4.A2" office:value-type="string">
            <text:p text:style-name="P128">Pouzdro na mapy či svitky</text:p>
          </table:table-cell>
          <table:table-cell table:style-name="Table4.A2" office:value-type="string">
            <text:p text:style-name="P122"><text:span text:style-name="T222">6</text:span><text:span text:style-name="T226"> dn</text:span></text:p>
          </table:table-cell>
        </table:table-row>
        <table:table-row table:style-name="Table4.1">
          <table:table-cell table:style-name="Table4.A2" table:number-columns-spanned="2" office:value-type="string">
            <text:h text:style-name="P288" text:outline-level="8">Alchymistické potřeby</text:h>
          </table:table-cell>
          <table:covered-table-cell/>
        </table:table-row>
        <table:table-row table:style-name="Table4.1">
          <table:table-cell table:style-name="Table4.A2" office:value-type="string">
            <text:p text:style-name="P125"><text:span text:style-name="T224">Skleněná lahev (</text:span><text:span text:style-name="T220">1</text:span><text:span text:style-name="T224"> </text:span><text:span text:style-name="T220">čtvrtka</text:span><text:span text:style-name="T224">)</text:span></text:p>
          </table:table-cell>
          <table:table-cell table:style-name="Table4.A2" office:value-type="string">
            <text:p text:style-name="P126">5 dn</text:p>
          </table:table-cell>
        </table:table-row>
        <table:table-row table:style-name="Table4.1">
          <table:table-cell table:style-name="Table4.A2" office:value-type="string">
            <text:p text:style-name="P125"><text:span text:style-name="T220">Baňka,</text:span><text:span text:style-name="T224"> </text:span><text:span text:style-name="T220">flakónek</text:span></text:p>
          </table:table-cell>
          <table:table-cell table:style-name="Table4.A2" office:value-type="string">
            <text:p text:style-name="P126">1 dn/kus</text:p>
          </table:table-cell>
        </table:table-row>
        <table:table-row table:style-name="Table4.1">
          <table:table-cell table:style-name="Table4.A2" office:value-type="string">
            <text:p text:style-name="P125">Alchymistická aparatura (přenosná, ve speciální truhlici)</text:p>
          </table:table-cell>
          <table:table-cell table:style-name="Table4.A2" office:value-type="string">
            <text:p text:style-name="P126">5 zl</text:p>
          </table:table-cell>
        </table:table-row>
        <table:table-row table:style-name="Table4.1">
          <table:table-cell table:style-name="Table4.A2" office:value-type="string">
            <text:p text:style-name="P125">Alchymistická laboratoř (nepřenosná)</text:p>
          </table:table-cell>
          <table:table-cell table:style-name="Table4.A2" office:value-type="string">
            <text:p text:style-name="P126">100 zl</text:p>
          </table:table-cell>
        </table:table-row>
        <table:table-row table:style-name="Table4.1">
          <table:table-cell table:style-name="Table4.A2" office:value-type="string">
            <text:p text:style-name="P125">Magické suroviny (cena za 1 mag)</text:p>
          </table:table-cell>
          <table:table-cell table:style-name="Table4.A2" office:value-type="string">
            <text:p text:style-name="P126">1 zl</text:p>
          </table:table-cell>
        </table:table-row>
        <table:table-row table:style-name="Table4.1">
          <table:table-cell table:style-name="Table4.A2" table:number-columns-spanned="2" office:value-type="string">
            <text:h text:style-name="P288" text:outline-level="8">Alchymistické předměty</text:h>
          </table:table-cell>
          <table:covered-table-cell/>
        </table:table-row>
        <table:table-row table:style-name="Table4.1">
          <table:table-cell table:style-name="Table4.A2" office:value-type="string">
            <text:p text:style-name="P125">Seznam předmětů, které dokáže alchymista vyrobit, nalezneš v popisu zvláštních schopností alchymisty</text:p>
          </table:table-cell>
          <table:table-cell table:style-name="Table4.A2" office:value-type="string">
            <text:p text:style-name="P126">5 * výrobní cena předmětu</text:p>
          </table:table-cell>
        </table:table-row>
        <table:table-row table:style-name="Table4.1">
          <table:table-cell table:style-name="Table4.A2" table:number-columns-spanned="2" office:value-type="string">
            <text:h text:style-name="P288" text:outline-level="8">Šplhací náčiní</text:h>
          </table:table-cell>
          <table:covered-table-cell/>
        </table:table-row>
        <table:table-row table:style-name="Table4.1">
          <table:table-cell table:style-name="Table4.A2" office:value-type="string">
            <text:p text:style-name="P129">Lano (10 sáhů)</text:p>
          </table:table-cell>
          <table:table-cell table:style-name="Table4.A2" office:value-type="string">
            <text:p text:style-name="P122"><text:span text:style-name="T222">1</text:span><text:span text:style-name="T226"> </text:span><text:span text:style-name="T222">st</text:span></text:p>
          </table:table-cell>
        </table:table-row>
        <table:table-row table:style-name="Table4.1">
          <table:table-cell table:style-name="Table4.A2" office:value-type="string">
            <text:p text:style-name="P129">Provazový žebřík (10 sáhů)</text:p>
          </table:table-cell>
          <table:table-cell table:style-name="Table4.A2" office:value-type="string">
            <text:p text:style-name="P126">2 st</text:p>
          </table:table-cell>
        </table:table-row>
        <table:table-row table:style-name="Table4.1">
          <table:table-cell table:style-name="Table4.A2" office:value-type="string">
            <text:p text:style-name="P129">Kotvička</text:p>
          </table:table-cell>
          <table:table-cell table:style-name="Table4.A2" office:value-type="string">
            <text:p text:style-name="P122"><text:span text:style-name="T222">5</text:span><text:span text:style-name="T226"> dn</text:span></text:p>
          </table:table-cell>
        </table:table-row>
        <table:table-row table:style-name="Table4.1">
          <table:table-cell table:style-name="Table4.A2" office:value-type="string">
            <text:p text:style-name="P128">Kladkostroj</text:p>
          </table:table-cell>
          <table:table-cell table:style-name="Table4.A2" office:value-type="string">
            <text:p text:style-name="P122"><text:span text:style-name="T222">1</text:span><text:span text:style-name="T226"> </text:span><text:span text:style-name="T222">st</text:span></text:p>
          </table:table-cell>
        </table:table-row>
        <table:table-row table:style-name="Table4.1">
          <table:table-cell table:style-name="Table4.A2" table:number-columns-spanned="2" office:value-type="string">
            <text:h text:style-name="P288" text:outline-level="8">Zlodějské potřeby</text:h>
          </table:table-cell>
          <table:covered-table-cell/>
        </table:table-row>
        <table:table-row table:style-name="Table4.1">
          <table:table-cell table:style-name="Table4.A2" office:value-type="string">
            <text:p text:style-name="P128"/>
          </table:table-cell>
          <table:table-cell table:style-name="Table4.A2" office:value-type="string">
            <text:p text:style-name="P130"/>
          </table:table-cell>
        </table:table-row>
        <table:table-row table:style-name="Table4.1">
          <table:table-cell table:style-name="Table4.A2" office:value-type="string">
            <text:p text:style-name="P127">Sada zlodějského náčiní</text:p>
          </table:table-cell>
          <table:table-cell table:style-name="Table4.A2" office:value-type="string">
            <text:p text:style-name="P126">2 zl</text:p>
          </table:table-cell>
        </table:table-row>
        <table:table-row table:style-name="Table4.1">
          <table:table-cell table:style-name="Table4.A2" office:value-type="string">
            <text:p text:style-name="P128">Nášlapné ježky (za hrst)</text:p>
          </table:table-cell>
          <table:table-cell table:style-name="Table4.A2" office:value-type="string">
            <text:p text:style-name="P122"><text:span text:style-name="T222">2</text:span><text:span text:style-name="T226"> dn</text:span></text:p>
          </table:table-cell>
        </table:table-row>
        <table:table-row table:style-name="Table4.1">
          <table:table-cell table:style-name="Table4.A2" office:value-type="string">
            <text:p text:style-name="P125"><text:span text:style-name="T224">Speci</text:span><text:span text:style-name="T220">á</text:span><text:span text:style-name="T224">lní šplhací potřeby </text:span><text:span text:style-name="T220">(lezací drápy, skoby atp.)</text:span></text:p>
          </table:table-cell>
          <table:table-cell table:style-name="Table4.A2" office:value-type="string">
            <text:p text:style-name="P131">5 st</text:p>
          </table:table-cell>
        </table:table-row>
        <table:table-row table:style-name="Table4.1">
          <table:table-cell table:style-name="Table4.A2" office:value-type="string">
            <text:p text:style-name="P128">Líčida (herecká)</text:p>
          </table:table-cell>
          <table:table-cell table:style-name="Table4.A2" office:value-type="string">
            <text:p text:style-name="P122"><text:span text:style-name="T222">2</text:span><text:span text:style-name="T226"> dn</text:span></text:p>
          </table:table-cell>
        </table:table-row>
        <table:table-row table:style-name="Table4.1">
          <table:table-cell table:style-name="Table4.A48" office:value-type="string">
            <text:p text:style-name="P127">Padělatelské náčiní</text:p>
          </table:table-cell>
          <table:table-cell table:style-name="Table4.A48" office:value-type="string">
            <text:p text:style-name="P122">2 zl</text:p>
          </table:table-cell>
        </table:table-row>
      </table:table>
      <text:p text:style-name="P65"/>
      <text:h text:style-name="P282" text:outline-level="4">Tábornické potřeby</text:h>
      <text:p text:style-name="P12">Tábornické potřeby jsou v ceníku pro jednoduchost uvedeny jako jedna položka, postava je ale samozřejmě ve skutečnosti nakupuje zvlášť. V této ceně je obvykle zahrnuto:</text:p>
      <text:list xml:id="list151577952" text:style-name="WW8Num11">
        <text:list-item>
          <text:p text:style-name="P299">Torna</text:p>
        </text:list-item>
        <text:list-item>
          <text:p text:style-name="P299"><text:soft-page-break/>Čutora (0,5 litru)</text:p>
        </text:list-item>
        <text:list-item>
          <text:p text:style-name="P299">Dva dvoulitrové měchy (tato zásoba vody běžně vystačí pro jednu postavy na dva dny, v případě extrémní nouze a maximálního šetření až na týden)</text:p>
        </text:list-item>
        <text:list-item>
          <text:p text:style-name="P299">Korbel, kalich nebo roh na pití</text:p>
        </text:list-item>
        <text:list-item>
          <text:p text:style-name="P299">Kotlík nebo malý hrnec</text:p>
        </text:list-item>
        <text:list-item>
          <text:p text:style-name="P299">Dřevěná vařečka, naběračka</text:p>
        </text:list-item>
        <text:list-item>
          <text:p text:style-name="P299">Dřevěný talíř</text:p>
        </text:list-item>
        <text:list-item>
          <text:p text:style-name="P299">Nůž</text:p>
        </text:list-item>
        <text:list-item>
          <text:p text:style-name="P299">Mýdlo</text:p>
        </text:list-item>
        <text:list-item>
          <text:p text:style-name="P299">Brousek</text:p>
        </text:list-item>
        <text:list-item>
          <text:p text:style-name="P299">Křesadlo a troud</text:p>
        </text:list-item>
        <text:list-item>
          <text:p text:style-name="P299">Pokrývka</text:p>
        </text:list-item>
        <text:list-item>
          <text:p text:style-name="P299">Jehla a špulka nití</text:p>
        </text:list-item>
        <text:list-item>
          <text:p text:style-name="P299">Kus hrubého plátna</text:p>
        </text:list-item>
        <text:list-item>
          <text:p text:style-name="P299">Provaz (několik sáhů)</text:p>
        </text:list-item>
      </text:list>
      <text:p text:style-name="P12"/>
      <text:p text:style-name="P12">V ceně není zahrnuta celta ani stan (stanové plátno je totiž hodně drahé), předpokládá se tedy, že postava s touto základní výbavou tráví noci pod svým cestovním pláštěm, nebo si celtu či stan přikoupí.</text:p>
      <text:p text:style-name="P12"><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2"/>
      <text:h text:style-name="P282" text:outline-level="4">Cestovní zásoby</text:h>
      <text:p text:style-name="P12">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21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2"/>
      <text:h text:style-name="P282"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2"/>
      <text:h text:style-name="P282" text:outline-level="4">Zbraně a zbroj</text:h>
      <text:p text:style-name="P12">Cenu zbraní, zbrojí a štítů najdeš v <text:span text:style-name="T84">Tabulce zbraní pro boj zblízka</text:span>, <text:span text:style-name="T84">Tabulce střelných a vrhacích zbraní</text:span>, <text:span text:style-name="T84">Tabulce zbrojí</text:span>, případně v <text:span text:style-name="T84">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2"/>
      <text:h text:style-name="P282" text:outline-level="4">Zlodějská lucerna</text:h>
      <text:p text:style-name="P12">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2"/>
      <text:h text:style-name="P282" text:outline-level="4"><text:soft-page-break/>Alchymistické předměty</text:h>
      <text:p text:style-name="P12">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2"/>
      <text:h text:style-name="P282" text:outline-level="4"><text:span text:style-name="T4">Speciální</text:span><text:span text:style-name="T227"> šplhací potřeby</text:span></text:h>
      <text:p text:style-name="P127">Tyto pomůcky neposkytují bonus, pouze umožňují šplhat v terénu, kde by to jinak nešlo, případně zmírňují následky pádu.</text:p>
      <text:p text:style-name="P12"/>
      <text:h text:style-name="P282" text:outline-level="4">Sada zlodějského náčiní</text:h>
      <text:p text:style-name="P12">Tato sada obvykle obsahuje:</text:p>
      <text:list xml:id="list2196501500" text:style-name="WW8Num10">
        <text:list-item>
          <text:p text:style-name="P300">Paklíče a šperháky různých tvarů a velikostí</text:p>
        </text:list-item>
        <text:list-item>
          <text:p text:style-name="P300">Kleště</text:p>
        </text:list-item>
        <text:list-item>
          <text:p text:style-name="P300">Páčidlo</text:p>
        </text:list-item>
        <text:list-item>
          <text:p text:style-name="P300">Dláto a kladívko</text:p>
        </text:list-item>
        <text:list-item>
          <text:p text:style-name="P300">Pilník na železo</text:p>
        </text:list-item>
        <text:list-item>
          <text:p text:style-name="P300">Olejničku</text:p>
        </text:list-item>
      </text:list>
      <text:p text:style-name="P12"/>
      <text:p text:style-name="P12">Cokoliv navíc si zapiš (a možná si za to budeš muset připlatit).</text:p>
      <text:p text:style-name="P12"/>
      <text:h text:style-name="P282" text:outline-level="4"><text:soft-page-break/>Nášlapné ježky</text:h>
      <text:p text:style-name="P12">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2"/>
      <text:p text:style-name="P12"/>
      <text:p text:style-name="P12"/>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784344561" text:style-name="WWNum1">
              <text:list-item>
                <text:list>
                  <text:list-item>
                    <text:list>
                      <text:list-item>
                        <text:list>
                          <text:list-item>
                            <text:h text:style-name="P284"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11729243318070" text:continue-numbering="true" text:style-name="WWNum1">
              <text:list-item>
                <text:list>
                  <text:list-item>
                    <text:list>
                      <text:list-item>
                        <text:list>
                          <text:list-item>
                            <text:list>
                              <text:list-item>
                                <text:list>
                                  <text:list-item>
                                    <text:list>
                                      <text:list-item>
                                        <text:list>
                                          <text:list-item>
                                            <text:h text:style-name="P289"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Žebrácké hadry</text:p>
          </table:table-cell>
          <table:table-cell table:style-name="Tabulka1.A3" office:value-type="string">
            <text:p text:style-name="P96">2 dn</text:p>
          </table:table-cell>
        </table:table-row>
        <table:table-row table:style-name="Tabulka1.1">
          <table:table-cell table:style-name="Tabulka1.A3" office:value-type="string">
            <text:p text:style-name="P90"><text:span text:style-name="T234">Chudinské</text:span><text:span text:style-name="T236"> – letní</text:span></text:p>
          </table:table-cell>
          <table:table-cell table:style-name="Tabulka1.A3" office:value-type="string">
            <text:p text:style-name="P99">8 st</text:p>
          </table:table-cell>
        </table:table-row>
        <table:table-row table:style-name="Tabulka1.1">
          <table:table-cell table:style-name="Tabulka1.A3" office:value-type="string">
            <text:p text:style-name="P90"><text:span text:style-name="T234">Chudinské</text:span><text:span text:style-name="T236"> – zimní</text:span></text:p>
          </table:table-cell>
          <table:table-cell table:style-name="Tabulka1.A3" office:value-type="string">
            <text:p text:style-name="P95">1 zl, 2 st</text:p>
          </table:table-cell>
        </table:table-row>
        <table:table-row table:style-name="Tabulka1.1">
          <table:table-cell table:style-name="Tabulka1.A3" office:value-type="string">
            <text:p text:style-name="P90"><text:span text:style-name="T234">Kvalitní</text:span><text:span text:style-name="T236"> – letní</text:span></text:p>
          </table:table-cell>
          <table:table-cell table:style-name="Tabulka1.A3" office:value-type="string">
            <text:p text:style-name="P95">4 zl</text:p>
          </table:table-cell>
        </table:table-row>
        <table:table-row table:style-name="Tabulka1.1">
          <table:table-cell table:style-name="Tabulka1.A3" office:value-type="string">
            <text:p text:style-name="P90"><text:span text:style-name="T234">Kvalitní</text:span><text:span text:style-name="T233"> – zimní</text:span></text:p>
          </table:table-cell>
          <table:table-cell table:style-name="Tabulka1.A3" office:value-type="string">
            <text:p text:style-name="P95">6 zl</text:p>
          </table:table-cell>
        </table:table-row>
        <table:table-row table:style-name="Tabulka1.1">
          <table:table-cell table:style-name="Tabulka1.A3" office:value-type="string">
            <text:p text:style-name="P90"><text:span text:style-name="T234">Kvalitní</text:span><text:span text:style-name="T233"> – ke zbroji, letní</text:span></text:p>
          </table:table-cell>
          <table:table-cell table:style-name="Tabulka1.A3" office:value-type="string">
            <text:p text:style-name="P95">2 zl</text:p>
          </table:table-cell>
        </table:table-row>
        <table:table-row table:style-name="Tabulka1.1">
          <table:table-cell table:style-name="Tabulka1.A3" office:value-type="string">
            <text:p text:style-name="P90"><text:span text:style-name="T234">Kvalitní</text:span><text:span text:style-name="T233"> – ke zbroji, zimní</text:span></text:p>
          </table:table-cell>
          <table:table-cell table:style-name="Tabulka1.A3" office:value-type="string">
            <text:p text:style-name="P95">3 zl</text:p>
          </table:table-cell>
        </table:table-row>
        <table:table-row table:style-name="Tabulka1.1">
          <table:table-cell table:style-name="Tabulka1.A3" office:value-type="string">
            <text:p text:style-name="P94">Honosné – letní</text:p>
          </table:table-cell>
          <table:table-cell table:style-name="Tabulka1.A3" office:value-type="string">
            <text:p text:style-name="P95">12 zl</text:p>
          </table:table-cell>
        </table:table-row>
        <table:table-row table:style-name="Tabulka1.1">
          <table:table-cell table:style-name="Tabulka1.A3" office:value-type="string">
            <text:p text:style-name="P94">Honosné – zimní</text:p>
          </table:table-cell>
          <table:table-cell table:style-name="Tabulka1.A3" office:value-type="string">
            <text:p text:style-name="P95">18 zl</text:p>
          </table:table-cell>
        </table:table-row>
        <table:table-row table:style-name="Tabulka1.1">
          <table:table-cell table:style-name="Tabulka1.A3" office:value-type="string">
            <text:p text:style-name="P94">Honosné – ke zbroji, letní</text:p>
          </table:table-cell>
          <table:table-cell table:style-name="Tabulka1.A3" office:value-type="string">
            <text:p text:style-name="P95">6 zl</text:p>
          </table:table-cell>
        </table:table-row>
        <table:table-row table:style-name="Tabulka1.1">
          <table:table-cell table:style-name="Tabulka1.A3" office:value-type="string">
            <text:p text:style-name="P94">Honosné – ke zbroji, zimní</text:p>
          </table:table-cell>
          <table:table-cell table:style-name="Tabulka1.A3" office:value-type="string">
            <text:p text:style-name="P95">9 zl</text:p>
          </table:table-cell>
        </table:table-row>
        <table:table-row table:style-name="Tabulka1.1">
          <table:table-cell table:style-name="Tabulka1.A3" office:value-type="string">
            <text:p text:style-name="P94">Luxusní – letní</text:p>
          </table:table-cell>
          <table:table-cell table:style-name="Tabulka1.A3" office:value-type="string">
            <text:p text:style-name="P92"><text:span text:style-name="T236">40</text:span><text:span text:style-name="T234">+</text:span><text:span text:style-name="T236"> zl</text:span></text:p>
          </table:table-cell>
        </table:table-row>
        <table:table-row table:style-name="Tabulka1.1">
          <table:table-cell table:style-name="Tabulka1.A3" office:value-type="string">
            <text:p text:style-name="P94">Luxusní – zimní</text:p>
          </table:table-cell>
          <table:table-cell table:style-name="Tabulka1.A3" office:value-type="string">
            <text:p text:style-name="P95">60+ zl</text:p>
          </table:table-cell>
        </table:table-row>
        <table:table-row table:style-name="Tabulka1.1">
          <table:table-cell table:style-name="Tabulka1.A3" office:value-type="string">
            <text:p text:style-name="P94">Luxusní – ke zbroji, letní</text:p>
          </table:table-cell>
          <table:table-cell table:style-name="Tabulka1.A3" office:value-type="string">
            <text:p text:style-name="P95">20 zl</text:p>
          </table:table-cell>
        </table:table-row>
        <table:table-row table:style-name="Tabulka1.1">
          <table:table-cell table:style-name="Tabulka1.A3" office:value-type="string">
            <text:p text:style-name="P94">Luxusní – ke zbroji, zimní</text:p>
          </table:table-cell>
          <table:table-cell table:style-name="Tabulka1.A3" office:value-type="string">
            <text:p text:style-name="P95">30 zl</text:p>
          </table:table-cell>
        </table:table-row>
        <table:table-row table:style-name="Tabulka1.1">
          <table:table-cell table:style-name="Tabulka1.A3" table:number-columns-spanned="2" office:value-type="string">
            <text:list xml:id="list111728499832522" text:continue-numbering="true" text:style-name="WWNum1">
              <text:list-item>
                <text:list>
                  <text:list-item>
                    <text:list>
                      <text:list-item>
                        <text:list>
                          <text:list-item>
                            <text:list>
                              <text:list-item>
                                <text:list>
                                  <text:list-item>
                                    <text:list>
                                      <text:list-item>
                                        <text:list>
                                          <text:list-item>
                                            <text:h text:style-name="P289"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Žebrák</text:p>
          </table:table-cell>
          <table:table-cell table:style-name="Tabulka1.A3" office:value-type="string">
            <text:p text:style-name="P96">0 zl / měsíc</text:p>
          </table:table-cell>
        </table:table-row>
        <table:table-row table:style-name="Tabulka1.1">
          <table:table-cell table:style-name="Tabulka1.A3" office:value-type="string">
            <text:p text:style-name="P94">Chuďas</text:p>
          </table:table-cell>
          <table:table-cell table:style-name="Tabulka1.A3" office:value-type="string">
            <text:p text:style-name="P95">1 zl / měsíc</text:p>
          </table:table-cell>
        </table:table-row>
        <table:table-row table:style-name="Tabulka1.1">
          <table:table-cell table:style-name="Tabulka1.A3" office:value-type="string">
            <text:p text:style-name="P94">Měšťan</text:p>
          </table:table-cell>
          <table:table-cell table:style-name="Tabulka1.A3" office:value-type="string">
            <text:p text:style-name="P95">4 zl / měsíc</text:p>
          </table:table-cell>
        </table:table-row>
        <table:table-row table:style-name="Tabulka1.1">
          <table:table-cell table:style-name="Tabulka1.A3" office:value-type="string">
            <text:p text:style-name="P94">Boháč</text:p>
          </table:table-cell>
          <table:table-cell table:style-name="Tabulka1.A3" office:value-type="string">
            <text:p text:style-name="P95">10 zl / měsíc</text:p>
          </table:table-cell>
        </table:table-row>
        <table:table-row table:style-name="Tabulka1.1">
          <table:table-cell table:style-name="Tabulka1.A3" office:value-type="string">
            <text:p text:style-name="P94">Velmož</text:p>
          </table:table-cell>
          <table:table-cell table:style-name="Tabulka1.A3" office:value-type="string">
            <text:p text:style-name="P95">100 zl / měsíc</text:p>
          </table:table-cell>
        </table:table-row>
        <text:soft-page-break/>
        <table:table-row table:style-name="Tabulka1.1">
          <table:table-cell table:style-name="Tabulka1.A3" table:number-columns-spanned="2" office:value-type="string">
            <text:list xml:id="list111729708683462" text:continue-numbering="true" text:style-name="WWNum1">
              <text:list-item>
                <text:list>
                  <text:list-item>
                    <text:list>
                      <text:list-item>
                        <text:list>
                          <text:list-item>
                            <text:list>
                              <text:list-item>
                                <text:list>
                                  <text:list-item>
                                    <text:list>
                                      <text:list-item>
                                        <text:list>
                                          <text:list-item>
                                            <text:h text:style-name="P289"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Základní tábornické potřeby (včetně torny)</text:p>
          </table:table-cell>
          <table:table-cell table:style-name="Tabulka1.A3" office:value-type="string">
            <text:p text:style-name="P96">1 zl</text:p>
          </table:table-cell>
        </table:table-row>
        <table:table-row table:style-name="Tabulka1.1">
          <table:table-cell table:style-name="Tabulka1.A3" office:value-type="string">
            <text:p text:style-name="P94">Celta</text:p>
          </table:table-cell>
          <table:table-cell table:style-name="Tabulka1.A3" office:value-type="string">
            <text:p text:style-name="P95">1 zl</text:p>
          </table:table-cell>
        </table:table-row>
        <table:table-row table:style-name="Tabulka1.1">
          <table:table-cell table:style-name="Tabulka1.A3" office:value-type="string">
            <text:p text:style-name="P97">Stan – 1 osoba</text:p>
          </table:table-cell>
          <table:table-cell table:style-name="Tabulka1.A3" office:value-type="string">
            <text:p text:style-name="P92"><text:span text:style-name="T234">2</text:span><text:span text:style-name="T236"> </text:span><text:span text:style-name="T234">zl</text:span></text:p>
          </table:table-cell>
        </table:table-row>
        <table:table-row table:style-name="Tabulka1.1">
          <table:table-cell table:style-name="Tabulka1.A3" office:value-type="string">
            <text:p text:style-name="P97">Stan – 2 osoby</text:p>
          </table:table-cell>
          <table:table-cell table:style-name="Tabulka1.A3" office:value-type="string">
            <text:p text:style-name="P92"><text:span text:style-name="T234">4</text:span><text:span text:style-name="T236"> </text:span><text:span text:style-name="T234">zl</text:span></text:p>
          </table:table-cell>
        </table:table-row>
        <table:table-row table:style-name="Tabulka1.1">
          <table:table-cell table:style-name="Tabulka1.A3" office:value-type="string">
            <text:p text:style-name="P97">Stan – 8 osob</text:p>
          </table:table-cell>
          <table:table-cell table:style-name="Tabulka1.A3" office:value-type="string">
            <text:p text:style-name="P92"><text:span text:style-name="T234">6</text:span><text:span text:style-name="T236"> </text:span><text:span text:style-name="T234">zl</text:span></text:p>
          </table:table-cell>
        </table:table-row>
        <table:table-row table:style-name="Tabulka1.1">
          <table:table-cell table:style-name="Tabulka1.A3" office:value-type="string">
            <text:p text:style-name="P97">Stan – pavilón</text:p>
          </table:table-cell>
          <table:table-cell table:style-name="Tabulka1.A3" office:value-type="string">
            <text:p text:style-name="P92"><text:span text:style-name="T234">10</text:span><text:span text:style-name="T236"> </text:span><text:span text:style-name="T234">zl</text:span></text:p>
          </table:table-cell>
        </table:table-row>
        <table:table-row table:style-name="Tabulka1.1">
          <table:table-cell table:style-name="Tabulka1.A3" office:value-type="string">
            <text:p text:style-name="P94"/>
          </table:table-cell>
          <table:table-cell table:style-name="Tabulka1.A3" office:value-type="string">
            <text:p text:style-name="P95"/>
          </table:table-cell>
        </table:table-row>
        <table:table-row table:style-name="Tabulka1.1">
          <table:table-cell table:style-name="Tabulka1.A3" table:number-columns-spanned="2" office:value-type="string">
            <text:list xml:id="list111729926296610" text:continue-numbering="true" text:style-name="WWNum1">
              <text:list-item>
                <text:list>
                  <text:list-item>
                    <text:list>
                      <text:list-item>
                        <text:list>
                          <text:list-item>
                            <text:list>
                              <text:list-item>
                                <text:list>
                                  <text:list-item>
                                    <text:list>
                                      <text:list-item>
                                        <text:list>
                                          <text:list-item>
                                            <text:h text:style-name="P289"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8">Křesadlo a troud</text:p>
          </table:table-cell>
          <table:table-cell table:style-name="Tabulka1.A3" office:value-type="string">
            <text:p text:style-name="P100">1 dn</text:p>
          </table:table-cell>
        </table:table-row>
        <table:table-row table:style-name="Tabulka1.1">
          <table:table-cell table:style-name="Tabulka1.A3" office:value-type="string">
            <text:p text:style-name="P90"><text:span text:style-name="T234">Lampový o</text:span><text:span text:style-name="T236">lej (1 keramická lahev, </text:span><text:span text:style-name="T234">vydrží svítit 6 hodin</text:span><text:span text:style-name="T236">)</text:span></text:p>
          </table:table-cell>
          <table:table-cell table:style-name="Tabulka1.A3" office:value-type="string">
            <text:p text:style-name="P92"><text:span text:style-name="T234">2</text:span><text:span text:style-name="T236"> </text:span><text:span text:style-name="T234">dn</text:span></text:p>
          </table:table-cell>
        </table:table-row>
        <table:table-row table:style-name="Tabulka1.1">
          <table:table-cell table:style-name="Tabulka1.A3" office:value-type="string">
            <text:p text:style-name="P75">Olejová lampa, lucerna</text:p>
          </table:table-cell>
          <table:table-cell table:style-name="Tabulka1.A3" office:value-type="string">
            <text:p text:style-name="P92"><text:span text:style-name="T234">1</text:span><text:span text:style-name="T236"> </text:span><text:span text:style-name="T234">st</text:span></text:p>
          </table:table-cell>
        </table:table-row>
        <table:table-row table:style-name="Tabulka1.1">
          <table:table-cell table:style-name="Tabulka1.A3" office:value-type="string">
            <text:p text:style-name="P75">Směrová olejová lampa</text:p>
          </table:table-cell>
          <table:table-cell table:style-name="Tabulka1.A3" office:value-type="string">
            <text:p text:style-name="P92"><text:span text:style-name="T236">1 st, </text:span><text:span text:style-name="T234">2 dn</text:span></text:p>
          </table:table-cell>
        </table:table-row>
        <table:table-row table:style-name="Tabulka1.1">
          <table:table-cell table:style-name="Tabulka1.A3" office:value-type="string">
            <text:p text:style-name="P75">Lucerna s okenicemi</text:p>
          </table:table-cell>
          <table:table-cell table:style-name="Tabulka1.A3" office:value-type="string">
            <text:p text:style-name="P92"><text:span text:style-name="T234">2</text:span><text:span text:style-name="T236"> </text:span><text:span text:style-name="T234">st</text:span></text:p>
          </table:table-cell>
        </table:table-row>
        <table:table-row table:style-name="Tabulka1.1">
          <table:table-cell table:style-name="Tabulka1.A3" office:value-type="string">
            <text:p text:style-name="P75">Hornický kahan</text:p>
          </table:table-cell>
          <table:table-cell table:style-name="Tabulka1.A3" office:value-type="string">
            <text:p text:style-name="P92"><text:span text:style-name="T234">8</text:span><text:span text:style-name="T236"> dn</text:span></text:p>
          </table:table-cell>
        </table:table-row>
        <table:table-row table:style-name="Tabulka1.1">
          <table:table-cell table:style-name="Tabulka1.A3" office:value-type="string">
            <text:p text:style-name="P75">Zlodějská lucerna</text:p>
          </table:table-cell>
          <table:table-cell table:style-name="Tabulka1.A3" office:value-type="string">
            <text:p text:style-name="P92"><text:span text:style-name="T234">8</text:span><text:span text:style-name="T236"> st</text:span></text:p>
          </table:table-cell>
        </table:table-row>
        <table:table-row table:style-name="Tabulka1.1">
          <table:table-cell table:style-name="Tabulka1.A3" office:value-type="string">
            <text:p text:style-name="P68"><text:span text:style-name="T237">Lucerna </text:span><text:span text:style-name="T235">na</text:span><text:span text:style-name="T237"> svíc</text:span><text:span text:style-name="T235">i</text:span></text:p>
          </table:table-cell>
          <table:table-cell table:style-name="Tabulka1.A3" office:value-type="string">
            <text:p text:style-name="P92"><text:span text:style-name="T234">4</text:span><text:span text:style-name="T236"> dn</text:span></text:p>
          </table:table-cell>
        </table:table-row>
        <table:table-row table:style-name="Tabulka1.1">
          <table:table-cell table:style-name="Tabulka1.A3" office:value-type="string">
            <text:p text:style-name="P81">Držák na svíci na hlavu</text:p>
          </table:table-cell>
          <table:table-cell table:style-name="Tabulka1.A3" office:value-type="string">
            <text:p text:style-name="P95">5 dn</text:p>
          </table:table-cell>
        </table:table-row>
        <table:table-row table:style-name="Tabulka1.1">
          <table:table-cell table:style-name="Tabulka1.A3" office:value-type="string">
            <text:p text:style-name="P68"><text:span text:style-name="T237">Svíce </text:span><text:span text:style-name="T235">(vydrží svítit 1 hodinu)</text:span></text:p>
          </table:table-cell>
          <table:table-cell table:style-name="Tabulka1.A3" office:value-type="string">
            <text:p text:style-name="P92"><text:span text:style-name="T234">5</text:span><text:span text:style-name="T236"> mk</text:span></text:p>
          </table:table-cell>
        </table:table-row>
        <table:table-row table:style-name="Tabulka1.1">
          <table:table-cell table:style-name="Tabulka1.A3" office:value-type="string">
            <text:p text:style-name="P68"><text:span text:style-name="T237">Louč <text:s/></text:span><text:span text:style-name="T235">(vydrží svítit 1 hodinu)</text:span></text:p>
          </table:table-cell>
          <table:table-cell table:style-name="Tabulka1.A3" office:value-type="string">
            <text:p text:style-name="P113">2 mk</text:p>
          </table:table-cell>
        </table:table-row>
        <table:table-row table:style-name="Tabulka1.1">
          <table:table-cell table:style-name="Tabulka1.A3" office:value-type="string">
            <text:p text:style-name="P68"><text:span text:style-name="T237">Pochodeň </text:span><text:span text:style-name="T235">(vydrží svítit 2 hodiny)</text:span></text:p>
          </table:table-cell>
          <table:table-cell table:style-name="Tabulka1.A3" office:value-type="string">
            <text:p text:style-name="P113">1 dn</text:p>
          </table:table-cell>
        </table:table-row>
        <table:table-row table:style-name="Tabulka1.1">
          <table:table-cell table:style-name="Tabulka1.A3" table:number-columns-spanned="2" office:value-type="string">
            <text:list xml:id="list111728206928739" text:continue-numbering="true" text:style-name="WWNum1">
              <text:list-item>
                <text:list>
                  <text:list-item>
                    <text:list>
                      <text:list-item>
                        <text:list>
                          <text:list-item>
                            <text:list>
                              <text:list-item>
                                <text:list>
                                  <text:list-item>
                                    <text:list>
                                      <text:list-item>
                                        <text:list>
                                          <text:list-item>
                                            <text:h text:style-name="P289"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8">Křída</text:p>
          </table:table-cell>
          <table:table-cell table:style-name="Tabulka1.A3" office:value-type="string">
            <text:p text:style-name="P93"><text:span text:style-name="T234">5</text:span><text:span text:style-name="T236"> mk</text:span></text:p>
          </table:table-cell>
        </table:table-row>
        <table:table-row table:style-name="Tabulka1.1">
          <table:table-cell table:style-name="Tabulka1.A3" office:value-type="string">
            <text:p text:style-name="P97">Papír (1 list)</text:p>
          </table:table-cell>
          <table:table-cell table:style-name="Tabulka1.A3" office:value-type="string">
            <text:p text:style-name="P92"><text:span text:style-name="T236">1 </text:span><text:span text:style-name="T234">st</text:span></text:p>
          </table:table-cell>
        </table:table-row>
        <table:table-row table:style-name="Tabulka1.1">
          <table:table-cell table:style-name="Tabulka1.A3" office:value-type="string">
            <text:p text:style-name="P90"><text:span text:style-name="T238">Papyrus (1 list) –</text:span><text:span text:style-name="T241"> ve Vadorské oblasti nedostupný</text:span></text:p>
          </table:table-cell>
          <table:table-cell table:style-name="Tabulka1.A3" office:value-type="string">
            <text:p text:style-name="P92"><text:span text:style-name="T236">6 </text:span><text:span text:style-name="T234">dn</text:span></text:p>
          </table:table-cell>
        </table:table-row>
        <table:table-row table:style-name="Tabulka1.1">
          <table:table-cell table:style-name="Tabulka1.A3" office:value-type="string">
            <text:p text:style-name="P97">Pergamen (1 list)</text:p>
          </table:table-cell>
          <table:table-cell table:style-name="Tabulka1.A3" office:value-type="string">
            <text:p text:style-name="P92"><text:span text:style-name="T236">2 </text:span><text:span text:style-name="T234">st</text:span></text:p>
          </table:table-cell>
        </table:table-row>
        <table:table-row table:style-name="Tabulka1.1">
          <table:table-cell table:style-name="Tabulka1.A3" office:value-type="string">
            <text:p text:style-name="P90"><text:span text:style-name="T236">Pečetní vosk (1</text:span><text:span text:style-name="T234">/2</text:span><text:span text:style-name="T236"> hřivn</text:span><text:span text:style-name="T234">y</text:span><text:span text:style-name="T236">)</text:span></text:p>
          </table:table-cell>
          <table:table-cell table:style-name="Tabulka1.A3" office:value-type="string">
            <text:p text:style-name="P92"><text:span text:style-name="T234">5</text:span><text:span text:style-name="T236"> dn</text:span></text:p>
          </table:table-cell>
        </table:table-row>
        <table:table-row table:style-name="Tabulka1.1">
          <table:table-cell table:style-name="Tabulka1.A3" office:value-type="string">
            <text:p text:style-name="P97">Pečetidlo</text:p>
          </table:table-cell>
          <table:table-cell table:style-name="Tabulka1.A3" office:value-type="string">
            <text:p text:style-name="P92"><text:span text:style-name="T236">1 </text:span><text:span text:style-name="T234">st</text:span></text:p>
          </table:table-cell>
        </table:table-row>
        <table:table-row table:style-name="Tabulka1.1">
          <table:table-cell table:style-name="Tabulka1.A3" office:value-type="string">
            <text:p text:style-name="P97">Psací brk</text:p>
          </table:table-cell>
          <table:table-cell table:style-name="Tabulka1.A3" office:value-type="string">
            <text:p text:style-name="P92"><text:span text:style-name="T234">8</text:span><text:span text:style-name="T236"> mk</text:span></text:p>
          </table:table-cell>
        </table:table-row>
        <table:table-row table:style-name="Tabulka1.1">
          <table:table-cell table:style-name="Tabulka1.A3" office:value-type="string">
            <text:p text:style-name="P97">Inkoust (1 lahvička)</text:p>
          </table:table-cell>
          <table:table-cell table:style-name="Tabulka1.A3" office:value-type="string">
            <text:p text:style-name="P113">2 st</text:p>
          </table:table-cell>
        </table:table-row>
        <table:table-row table:style-name="Tabulka1.1">
          <table:table-cell table:style-name="Tabulka1.A3" office:value-type="string">
            <text:p text:style-name="P97">Pouzdro na mapy či svitky</text:p>
          </table:table-cell>
          <table:table-cell table:style-name="Tabulka1.A3" office:value-type="string">
            <text:p text:style-name="P92"><text:span text:style-name="T234">6</text:span><text:span text:style-name="T236"> dn</text:span></text:p>
          </table:table-cell>
        </table:table-row>
        <table:table-row table:style-name="Tabulka1.1">
          <table:table-cell table:style-name="Tabulka1.A3" office:value-type="string">
            <text:p text:style-name="P112">Padělatelské náčini</text:p>
          </table:table-cell>
          <table:table-cell table:style-name="Tabulka1.A3" office:value-type="string">
            <text:p text:style-name="P95">TODO</text:p>
          </table:table-cell>
        </table:table-row>
        <table:table-row table:style-name="Tabulka1.1">
          <table:table-cell table:style-name="Tabulka1.A3" table:number-columns-spanned="2" office:value-type="string">
            <text:list xml:id="list111728192750298" text:continue-numbering="true" text:style-name="WWNum1">
              <text:list-item>
                <text:list>
                  <text:list-item>
                    <text:list>
                      <text:list-item>
                        <text:list>
                          <text:list-item>
                            <text:list>
                              <text:list-item>
                                <text:list>
                                  <text:list-item>
                                    <text:list>
                                      <text:list-item>
                                        <text:list>
                                          <text:list-item>
                                            <text:h text:style-name="P289"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8">Lano – konopné (10 sáhů)</text:p>
          </table:table-cell>
          <table:table-cell table:style-name="Tabulka1.A3" office:value-type="string">
            <text:p text:style-name="P93"><text:span text:style-name="T234">8</text:span><text:span text:style-name="T236"> dn</text:span></text:p>
          </table:table-cell>
        </table:table-row>
        <table:table-row table:style-name="Tabulka1.1">
          <table:table-cell table:style-name="Tabulka1.A3" office:value-type="string">
            <text:p text:style-name="P90"><text:span text:style-name="T236">Lano – lněné (10 sáhů) </text:span><text:span text:style-name="T234">(lehčí než konopné)</text:span></text:p>
          </table:table-cell>
          <table:table-cell table:style-name="Tabulka1.A3" office:value-type="string">
            <text:p text:style-name="P92"><text:span text:style-name="T234">2</text:span><text:span text:style-name="T236"> </text:span><text:span text:style-name="T234">st</text:span></text:p>
          </table:table-cell>
        </table:table-row>
        <table:table-row table:style-name="Tabulka1.1">
          <table:table-cell table:style-name="Tabulka1.A3" office:value-type="string">
            <text:p text:style-name="P97">Provazový žebřík (10 sáhů)</text:p>
          </table:table-cell>
          <table:table-cell table:style-name="Tabulka1.A3" office:value-type="string">
            <text:p text:style-name="P113">2 st</text:p>
          </table:table-cell>
        </table:table-row>
        <table:table-row table:style-name="Tabulka1.1">
          <table:table-cell table:style-name="Tabulka1.A3" office:value-type="string">
            <text:p text:style-name="P97">Kotvička</text:p>
          </table:table-cell>
          <table:table-cell table:style-name="Tabulka1.A3" office:value-type="string">
            <text:p text:style-name="P92"><text:span text:style-name="T234">5</text:span><text:span text:style-name="T236"> dn</text:span></text:p>
          </table:table-cell>
        </table:table-row>
        <table:table-row table:style-name="Tabulka1.1">
          <table:table-cell table:style-name="Tabulka1.A3" office:value-type="string">
            <text:p text:style-name="P97">Kladkostroj</text:p>
          </table:table-cell>
          <table:table-cell table:style-name="Tabulka1.A3" office:value-type="string">
            <text:p text:style-name="P92"><text:span text:style-name="T234">1</text:span><text:span text:style-name="T236"> </text:span><text:span text:style-name="T234">st</text:span></text:p>
          </table:table-cell>
        </table:table-row>
        <table:table-row table:style-name="Tabulka1.1">
          <table:table-cell table:style-name="Tabulka1.A3" office:value-type="string">
            <text:p text:style-name="P97">Žebřík (2 sáhy)</text:p>
          </table:table-cell>
          <table:table-cell table:style-name="Tabulka1.A3" office:value-type="string">
            <text:p text:style-name="P92"><text:span text:style-name="T234">2</text:span><text:span text:style-name="T236"> </text:span><text:span text:style-name="T234">dn</text:span></text:p>
          </table:table-cell>
        </table:table-row>
        <table:table-row table:style-name="Tabulka1.1">
          <table:table-cell table:style-name="Tabulka1.A3" office:value-type="string">
            <text:p text:style-name="P97">Horolezecká výbava</text:p>
          </table:table-cell>
          <table:table-cell table:style-name="Tabulka1.A3" office:value-type="string">
            <text:p text:style-name="P99">6 dn</text:p>
          </table:table-cell>
        </table:table-row>
        <text:soft-page-break/>
        <table:table-row table:style-name="Tabulka1.1">
          <table:table-cell table:style-name="Tabulka1.A3" office:value-type="string">
            <text:p text:style-name="P97">Horolezecká výbava na ledovec</text:p>
          </table:table-cell>
          <table:table-cell table:style-name="Tabulka1.A3" office:value-type="string">
            <text:p text:style-name="P99">1st</text:p>
          </table:table-cell>
        </table:table-row>
        <table:table-row table:style-name="Tabulka1.1">
          <table:table-cell table:style-name="Tabulka1.A3" table:number-columns-spanned="2" office:value-type="string">
            <text:list xml:id="list111729660352226" text:continue-numbering="true" text:style-name="WWNum1">
              <text:list-item>
                <text:list>
                  <text:list-item>
                    <text:list>
                      <text:list-item>
                        <text:list>
                          <text:list-item>
                            <text:list>
                              <text:list-item>
                                <text:list>
                                  <text:list-item>
                                    <text:list>
                                      <text:list-item>
                                        <text:list>
                                          <text:list-item>
                                            <text:h text:style-name="P289" text:outline-level="8"><text:span text:style-name="T247">Dýmky a k</text:span><text:span text:style-name="T231">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Dýmka</text:p>
          </table:table-cell>
          <table:table-cell table:style-name="Tabulka1.A3" office:value-type="string">
            <text:p text:style-name="P93"><text:span text:style-name="T234">4</text:span><text:span text:style-name="T236"> dn</text:span></text:p>
          </table:table-cell>
        </table:table-row>
        <table:table-row table:style-name="Tabulka1.1">
          <table:table-cell table:style-name="Tabulka1.A3" office:value-type="string">
            <text:p text:style-name="P71">Opiová dýmka</text:p>
          </table:table-cell>
          <table:table-cell table:style-name="Tabulka1.A3" office:value-type="string">
            <text:p text:style-name="P92"><text:span text:style-name="T234">8</text:span><text:span text:style-name="T236"> dn</text:span></text:p>
          </table:table-cell>
        </table:table-row>
        <table:table-row table:style-name="Tabulka1.1">
          <table:table-cell table:style-name="Tabulka1.A3" office:value-type="string">
            <text:p text:style-name="P71">Vodní dýmka</text:p>
          </table:table-cell>
          <table:table-cell table:style-name="Tabulka1.A3" office:value-type="string">
            <text:p text:style-name="P92"><text:span text:style-name="T234">2</text:span><text:span text:style-name="T236"> st</text:span></text:p>
          </table:table-cell>
        </table:table-row>
        <table:table-row table:style-name="Tabulka1.1">
          <table:table-cell table:style-name="Tabulka1.A3" office:value-type="string">
            <text:p text:style-name="P71">Dýmkové koření (10 nacpání)</text:p>
          </table:table-cell>
          <table:table-cell table:style-name="Tabulka1.A3" office:value-type="string">
            <text:p text:style-name="P99">1 dn</text:p>
          </table:table-cell>
        </table:table-row>
        <table:table-row table:style-name="Tabulka1.1">
          <table:table-cell table:style-name="Tabulka1.A3" office:value-type="string">
            <text:p text:style-name="P71">Opium (10 dávek)</text:p>
          </table:table-cell>
          <table:table-cell table:style-name="Tabulka1.A3" office:value-type="string">
            <text:p text:style-name="P99">1 st</text:p>
          </table:table-cell>
        </table:table-row>
        <table:table-row table:style-name="Tabulka1.1">
          <table:table-cell table:style-name="Tabulka1.A3" table:number-columns-spanned="2" office:value-type="string">
            <text:list xml:id="list111729519345853" text:continue-numbering="true" text:style-name="WWNum1">
              <text:list-item>
                <text:list>
                  <text:list-item>
                    <text:list>
                      <text:list-item>
                        <text:list>
                          <text:list-item>
                            <text:list>
                              <text:list-item>
                                <text:list>
                                  <text:list-item>
                                    <text:list>
                                      <text:list-item>
                                        <text:list>
                                          <text:list-item>
                                            <text:h text:style-name="P289"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1"><text:span text:style-name="T236">Skleněná lahev (</text:span><text:span text:style-name="T234">1</text:span><text:span text:style-name="T236"> litr)</text:span></text:p>
          </table:table-cell>
          <table:table-cell table:style-name="Tabulka1.A3" office:value-type="string">
            <text:p text:style-name="P114">5 dn</text:p>
          </table:table-cell>
        </table:table-row>
        <table:table-row table:style-name="Tabulka1.1">
          <table:table-cell table:style-name="Tabulka1.A3" office:value-type="string">
            <text:p text:style-name="P97">Přesýpací hodiny</text:p>
          </table:table-cell>
          <table:table-cell table:style-name="Tabulka1.A3" office:value-type="string">
            <text:p text:style-name="P113">5 zl</text:p>
          </table:table-cell>
        </table:table-row>
        <table:table-row table:style-name="Tabulka1.1">
          <table:table-cell table:style-name="Tabulka1.A3" office:value-type="string">
            <text:p text:style-name="P90"><text:span text:style-name="T236">Zvětšovací sklo </text:span><text:span text:style-name="T234">(hodnocení 1)</text:span></text:p>
          </table:table-cell>
          <table:table-cell table:style-name="Tabulka1.A3" office:value-type="string">
            <text:p text:style-name="P113">15 zl</text:p>
          </table:table-cell>
        </table:table-row>
        <table:table-row table:style-name="Tabulka1.1">
          <table:table-cell table:style-name="Tabulka1.A3" office:value-type="string">
            <text:p text:style-name="P90"><text:span text:style-name="T234">Ruční d</text:span><text:span text:style-name="T236">alekohled </text:span><text:span text:style-name="T234">(hodnocení 1)</text:span></text:p>
          </table:table-cell>
          <table:table-cell table:style-name="Tabulka1.A3" office:value-type="string">
            <text:p text:style-name="P113">20 zl</text:p>
          </table:table-cell>
        </table:table-row>
        <table:table-row table:style-name="Tabulka1.1">
          <table:table-cell table:style-name="Tabulka1.A3" office:value-type="string">
            <text:p text:style-name="P90"><text:span text:style-name="T234">Hvězdářský dalekohled</text:span><text:span text:style-name="T236"> </text:span><text:span text:style-name="T234">(hodnocení 2)</text:span></text:p>
          </table:table-cell>
          <table:table-cell table:style-name="Tabulka1.A3" office:value-type="string">
            <text:p text:style-name="P113">100 zl</text:p>
          </table:table-cell>
        </table:table-row>
        <table:table-row table:style-name="Tabulka1.1">
          <table:table-cell table:style-name="Tabulka1.A3" office:value-type="string">
            <text:p text:style-name="P97">Baňky, flakónky, atd</text:p>
          </table:table-cell>
          <table:table-cell table:style-name="Tabulka1.A3" office:value-type="string">
            <text:p text:style-name="P113">4 dn/kus</text:p>
          </table:table-cell>
        </table:table-row>
        <table:table-row table:style-name="Tabulka1.1">
          <table:table-cell table:style-name="Tabulka1.A3" table:number-columns-spanned="2" office:value-type="string">
            <text:list xml:id="list111729563977781" text:continue-numbering="true" text:style-name="WWNum1">
              <text:list-item>
                <text:list>
                  <text:list-item>
                    <text:list>
                      <text:list-item>
                        <text:list>
                          <text:list-item>
                            <text:list>
                              <text:list-item>
                                <text:list>
                                  <text:list-item>
                                    <text:list>
                                      <text:list-item>
                                        <text:list>
                                          <text:list-item>
                                            <text:h text:style-name="P289"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8"/>
          </table:table-cell>
          <table:table-cell table:style-name="Tabulka1.A3" office:value-type="string">
            <text:p text:style-name="P100"/>
          </table:table-cell>
        </table:table-row>
        <table:table-row table:style-name="Tabulka1.1">
          <table:table-cell table:style-name="Tabulka1.A3" office:value-type="string">
            <text:p text:style-name="P97">Paklíče</text:p>
          </table:table-cell>
          <table:table-cell table:style-name="Tabulka1.A3" office:value-type="string">
            <text:p text:style-name="P92"><text:span text:style-name="T234">6</text:span><text:span text:style-name="T236"> st * hodnocení</text:span><text:span text:style-name="T249">2</text:span></text:p>
          </table:table-cell>
        </table:table-row>
        <table:table-row table:style-name="Tabulka1.1">
          <table:table-cell table:style-name="Tabulka1.A3" office:value-type="string">
            <text:p text:style-name="P90"><text:span text:style-name="T234">P</text:span><text:span text:style-name="T236">áčidlo</text:span></text:p>
          </table:table-cell>
          <table:table-cell table:style-name="Tabulka1.A3" office:value-type="string">
            <text:p text:style-name="P92"><text:span text:style-name="T236">5 </text:span><text:span text:style-name="T234">dn</text:span></text:p>
          </table:table-cell>
        </table:table-row>
        <table:table-row table:style-name="Tabulka1.1">
          <table:table-cell table:style-name="Tabulka1.A3" office:value-type="string">
            <text:p text:style-name="P97">Nášlapné ježky (za hrst)</text:p>
          </table:table-cell>
          <table:table-cell table:style-name="Tabulka1.A3" office:value-type="string">
            <text:p text:style-name="P92"><text:span text:style-name="T234">2</text:span><text:span text:style-name="T236"> dn</text:span></text:p>
          </table:table-cell>
        </table:table-row>
        <table:table-row table:style-name="Tabulka1.1">
          <table:table-cell table:style-name="Tabulka1.A3" office:value-type="string">
            <text:p text:style-name="P90"><text:span text:style-name="T236">Specielní šplhací potřeby </text:span><text:span text:style-name="T234">(drápy atp., umožňují šplhat v terénu, kde by to jinak nešlo)</text:span></text:p>
          </table:table-cell>
          <table:table-cell table:style-name="Tabulka1.A3" office:value-type="string">
            <text:p text:style-name="P99">5 st</text:p>
          </table:table-cell>
        </table:table-row>
        <table:table-row table:style-name="Tabulka1.1">
          <table:table-cell table:style-name="Tabulka1.A3" office:value-type="string">
            <text:p text:style-name="P97">Líčida (herecká)</text:p>
          </table:table-cell>
          <table:table-cell table:style-name="Tabulka1.A3" office:value-type="string">
            <text:p text:style-name="P92"><text:span text:style-name="T234">2</text:span><text:span text:style-name="T236"> dn</text:span></text:p>
          </table:table-cell>
        </table:table-row>
        <table:table-row table:style-name="Tabulka1.1">
          <table:table-cell table:style-name="Tabulka1.A3" office:value-type="string">
            <text:p text:style-name="P97">Olejnička </text:p>
          </table:table-cell>
          <table:table-cell table:style-name="Tabulka1.A3" office:value-type="string">
            <text:p text:style-name="P92"><text:span text:style-name="T234">8</text:span><text:span text:style-name="T236"> dn</text:span></text:p>
          </table:table-cell>
        </table:table-row>
        <table:table-row table:style-name="Tabulka1.1">
          <table:table-cell table:style-name="Tabulka1.A3" office:value-type="string">
            <text:p text:style-name="P90"><text:span text:style-name="T234">P</text:span><text:span text:style-name="T236">ilník</text:span></text:p>
          </table:table-cell>
          <table:table-cell table:style-name="Tabulka1.A3" office:value-type="string">
            <text:p text:style-name="P92"><text:span text:style-name="T234">8</text:span><text:span text:style-name="T236"> st</text:span></text:p>
          </table:table-cell>
        </table:table-row>
        <table:table-row table:style-name="Tabulka1.1">
          <table:table-cell table:style-name="Tabulka1.A3" office:value-type="string">
            <text:p text:style-name="P94">Kompletní sada zámečnického náčiní</text:p>
          </table:table-cell>
          <table:table-cell table:style-name="Tabulka1.A3" office:value-type="string">
            <text:p text:style-name="P95">TODO</text:p>
          </table:table-cell>
        </table:table-row>
        <table:table-row table:style-name="Tabulka1.1">
          <table:table-cell table:style-name="Tabulka1.A3" table:number-columns-spanned="2" office:value-type="string">
            <text:list xml:id="list111728092271943" text:continue-numbering="true" text:style-name="WWNum1">
              <text:list-item>
                <text:list>
                  <text:list-item>
                    <text:list>
                      <text:list-item>
                        <text:list>
                          <text:list-item>
                            <text:list>
                              <text:list-item>
                                <text:list>
                                  <text:list-item>
                                    <text:list>
                                      <text:list-item>
                                        <text:list>
                                          <text:list-item>
                                            <text:h text:style-name="P289"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Lahev zápalného oleje</text:p>
          </table:table-cell>
          <table:table-cell table:style-name="Tabulka1.A3" office:value-type="string">
            <text:p text:style-name="P96">5 dn</text:p>
          </table:table-cell>
        </table:table-row>
        <table:table-row table:style-name="Tabulka1.1">
          <table:table-cell table:style-name="Tabulka1.A3" table:number-columns-spanned="2" office:value-type="string">
            <text:list xml:id="list111728268048135" text:continue-numbering="true" text:style-name="WWNum1">
              <text:list-item>
                <text:list>
                  <text:list-item>
                    <text:list>
                      <text:list-item>
                        <text:list>
                          <text:list-item>
                            <text:list>
                              <text:list-item>
                                <text:list>
                                  <text:list-item>
                                    <text:list>
                                      <text:list-item>
                                        <text:list>
                                          <text:list-item>
                                            <text:h text:style-name="P289"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Bylinky a nemagická léčiva (cena za 1 dávku – pro 1 pacienta na 1 den)</text:p>
          </table:table-cell>
          <table:table-cell table:style-name="Tabulka1.A3" office:value-type="string">
            <text:p text:style-name="P96">1 dn * hodnocení</text:p>
          </table:table-cell>
        </table:table-row>
        <table:table-row table:style-name="Tabulka1.1">
          <table:table-cell table:style-name="Tabulka1.A3" table:number-columns-spanned="2" office:value-type="string">
            <text:list xml:id="list111729236532632" text:continue-numbering="true" text:style-name="WWNum1">
              <text:list-item>
                <text:list>
                  <text:list-item>
                    <text:list>
                      <text:list-item>
                        <text:list>
                          <text:list-item>
                            <text:list>
                              <text:list-item>
                                <text:list>
                                  <text:list-item>
                                    <text:list>
                                      <text:list-item>
                                        <text:list>
                                          <text:list-item>
                                            <text:h text:style-name="P289"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Léčivý lektvar (hodnocení 3)</text:p>
          </table:table-cell>
          <table:table-cell table:style-name="Tabulka1.A3" office:value-type="string">
            <text:p text:style-name="P96">9 st</text:p>
          </table:table-cell>
        </table:table-row>
        <table:table-row table:style-name="Tabulka1.1">
          <table:table-cell table:style-name="Tabulka1.A3" office:value-type="string">
            <text:p text:style-name="P94">Hojivá mast (hodnocení 2)</text:p>
          </table:table-cell>
          <table:table-cell table:style-name="Tabulka1.A3" office:value-type="string">
            <text:p text:style-name="P95">2 st</text:p>
          </table:table-cell>
        </table:table-row>
        <table:table-row table:style-name="Tabulka1.1">
          <table:table-cell table:style-name="Tabulka1.A3" office:value-type="string">
            <text:p text:style-name="P94">Lektvar na hojení otevřených zranění (hodnocení 2)</text:p>
          </table:table-cell>
          <table:table-cell table:style-name="Tabulka1.A3" office:value-type="string">
            <text:p text:style-name="P95">8 st</text:p>
          </table:table-cell>
        </table:table-row>
        <table:table-row table:style-name="Tabulka1.1">
          <table:table-cell table:style-name="Tabulka1.A3" office:value-type="string">
            <text:p text:style-name="P94">Odvar na hojení vnitřních zranění a zlomenin (hodnocení 3)</text:p>
          </table:table-cell>
          <table:table-cell table:style-name="Tabulka1.A3" office:value-type="string">
            <text:p text:style-name="P95">1 zl, 8 st</text:p>
          </table:table-cell>
        </table:table-row>
        <table:table-row table:style-name="Tabulka1.1">
          <table:table-cell table:style-name="Tabulka1.A3" office:value-type="string">
            <text:p text:style-name="P94">Tinktura na popáleniny a omrzliny (hodnocení 2)</text:p>
          </table:table-cell>
          <table:table-cell table:style-name="Tabulka1.A3" office:value-type="string">
            <text:p text:style-name="P95">1 zl, 2 st</text:p>
          </table:table-cell>
        </table:table-row>
        <table:table-row table:style-name="Tabulka1.1">
          <table:table-cell table:style-name="Tabulka1.A3" office:value-type="string">
            <text:p text:style-name="P94">Mast na popáleniny a omrzliny (hodnocení 4)</text:p>
          </table:table-cell>
          <table:table-cell table:style-name="Tabulka1.A3" office:value-type="string">
            <text:p text:style-name="P95">1 zl, 6 st</text:p>
          </table:table-cell>
        </table:table-row>
        <text:soft-page-break/>
        <table:table-row table:style-name="Tabulka1.1">
          <table:table-cell table:style-name="Tabulka1.A3" table:number-columns-spanned="2" office:value-type="string">
            <text:list xml:id="list111728364316639" text:continue-numbering="true" text:style-name="WWNum1">
              <text:list-item>
                <text:list>
                  <text:list-item>
                    <text:list>
                      <text:list-item>
                        <text:list>
                          <text:list-item>
                            <text:list>
                              <text:list-item>
                                <text:list>
                                  <text:list-item>
                                    <text:list>
                                      <text:list-item>
                                        <text:list>
                                          <text:list-item>
                                            <text:h text:style-name="P289"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9">Vlčí mor (síla jedu 5, zraněním, latence 15 minut, působení 3-4 hodiny)</text:p>
          </table:table-cell>
          <table:table-cell table:style-name="Tabulka1.A3" office:value-type="string">
            <text:p text:style-name="P96">2 st za dávku</text:p>
          </table:table-cell>
        </table:table-row>
        <table:table-row table:style-name="Tabulka1.1">
          <table:table-cell table:style-name="Tabulka1.A3" office:value-type="string">
            <text:p text:style-name="P94">Zmijí jed (síla jedu 4, <text:s/>zraněním, latence 1-2 minuty, působení 1-2 dny)</text:p>
          </table:table-cell>
          <table:table-cell table:style-name="Tabulka1.A3" office:value-type="string">
            <text:p text:style-name="P95">5 st za dávku</text:p>
          </table:table-cell>
        </table:table-row>
        <table:table-row table:style-name="Tabulka1.1">
          <table:table-cell table:style-name="Tabulka1.A3" office:value-type="string">
            <text:p text:style-name="P94">Bolehlav (síla jedu 5 (paralýza), zraněním či konzumací, lat 30 min, působení 2-3 dny)</text:p>
          </table:table-cell>
          <table:table-cell table:style-name="Tabulka1.A3" office:value-type="string">
            <text:p text:style-name="P95">5 dn za dávku</text:p>
          </table:table-cell>
        </table:table-row>
        <table:table-row table:style-name="Tabulka1.1">
          <table:table-cell table:style-name="Tabulka1.A3" office:value-type="string">
            <text:p text:style-name="P94">Arsenik (síla jedu 6, konzumací, latence 2 hodiny, působení 2-3 hodiny)</text:p>
          </table:table-cell>
          <table:table-cell table:style-name="Tabulka1.A3" office:value-type="string">
            <text:p text:style-name="P95">10 zl za dávku</text:p>
          </table:table-cell>
        </table:table-row>
        <table:table-row table:style-name="Tabulka1.1">
          <table:table-cell table:style-name="Tabulka1.A104" office:value-type="string">
            <text:p text:style-name="P109"/>
          </table:table-cell>
          <table:table-cell table:style-name="Tabulka1.A104" office:value-type="string">
            <text:p text:style-name="P96"/>
          </table:table-cell>
        </table:table-row>
      </table:table>
      <text:p text:style-name="P70"/>
      <text:p text:style-name="P65"/>
      <text:p text:style-name="P65"/>
      <text:p text:style-name="P12"/>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11728844718548" text:continue-numbering="true" text:style-name="WWNum1">
              <text:list-item>
                <text:list>
                  <text:list-item>
                    <text:list>
                      <text:list-item>
                        <text:list>
                          <text:list-item>
                            <text:h text:style-name="P284"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7">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74">Zbraň</text:p>
          </table:table-cell>
          <table:table-cell table:style-name="Tabulka2.A3" office:value-type="string">
            <text:p text:style-name="P74">MinSil</text:p>
          </table:table-cell>
          <table:table-cell table:style-name="Tabulka2.A3" office:value-type="string">
            <text:p text:style-name="P74">Útok</text:p>
          </table:table-cell>
          <table:table-cell table:style-name="Tabulka2.A3" office:value-type="string">
            <text:p text:style-name="P74">Obrana</text:p>
          </table:table-cell>
          <table:table-cell table:style-name="Tabulka2.A3" office:value-type="string">
            <text:p text:style-name="P74">Zranění</text:p>
          </table:table-cell>
          <table:table-cell table:style-name="Tabulka2.A3" office:value-type="string">
            <text:p text:style-name="P74">Druh zranění</text:p>
          </table:table-cell>
          <table:table-cell table:style-name="Tabulka2.A3" office:value-type="string">
            <text:p text:style-name="P74">Délka</text:p>
          </table:table-cell>
          <table:table-cell table:style-name="Tabulka2.A3" office:value-type="string">
            <text:p text:style-name="P74">Cena</text:p>
          </table:table-cell>
        </table:table-row>
        <table:table-row table:style-name="Tabulka2.4">
          <table:table-cell table:style-name="Tabulka2.A4" office:value-type="string">
            <text:p text:style-name="P77">lehké</text:p>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2"/>
          </table:table-cell>
        </table:table-row>
        <table:table-row table:style-name="Tabulka2.5">
          <table:table-cell table:style-name="Tabulka2.A4" office:value-type="string">
            <text:p text:style-name="P71">Žádná</text:p>
          </table:table-cell>
          <table:table-cell table:style-name="Tabulka2.A4" office:value-type="string">
            <text:p text:style-name="P84">-</text:p>
          </table:table-cell>
          <table:table-cell table:style-name="Tabulka2.A4" office:value-type="string">
            <text:p text:style-name="P84">0</text:p>
          </table:table-cell>
          <table:table-cell table:style-name="Tabulka2.A4" office:value-type="string">
            <text:p text:style-name="P73">0</text:p>
          </table:table-cell>
          <table:table-cell table:style-name="Tabulka2.A4" office:value-type="string">
            <text:p text:style-name="P84">0</text:p>
          </table:table-cell>
          <table:table-cell table:style-name="Tabulka2.A4" office:value-type="string">
            <text:p text:style-name="P73">O</text:p>
          </table:table-cell>
          <table:table-cell table:style-name="Tabulka2.A4" office:value-type="string">
            <text:p text:style-name="P73">0</text:p>
          </table:table-cell>
          <table:table-cell table:style-name="Tabulka2.A4" office:value-type="string">
            <text:p text:style-name="P73">-</text:p>
          </table:table-cell>
        </table:table-row>
        <table:table-row table:style-name="Tabulka2.6">
          <table:table-cell table:style-name="Tabulka2.A4" office:value-type="string">
            <text:p text:style-name="P67"><text:span text:style-name="T234">L</text:span><text:span text:style-name="T236">ovecký nůž</text:span></text:p>
          </table:table-cell>
          <table:table-cell table:style-name="Tabulka2.A4" office:value-type="string">
            <text:p text:style-name="P79">0</text:p>
          </table:table-cell>
          <table:table-cell table:style-name="Tabulka2.A4" office:value-type="string">
            <text:p text:style-name="P84">1</text:p>
          </table:table-cell>
          <table:table-cell table:style-name="Tabulka2.A4" office:value-type="string">
            <text:p text:style-name="P73">0</text:p>
          </table:table-cell>
          <table:table-cell table:style-name="Tabulka2.A4" office:value-type="string">
            <text:p text:style-name="P79">0</text:p>
          </table:table-cell>
          <table:table-cell table:style-name="Tabulka2.A4" office:value-type="string">
            <text:p text:style-name="P73">B</text:p>
          </table:table-cell>
          <table:table-cell table:style-name="Tabulka2.A4" office:value-type="string">
            <text:p text:style-name="P73">0</text:p>
          </table:table-cell>
          <table:table-cell table:style-name="Tabulka2.A4" office:value-type="string">
            <text:p text:style-name="P79">4 st</text:p>
          </table:table-cell>
        </table:table-row>
        <table:table-row table:style-name="Tabulka2.7">
          <table:table-cell table:style-name="Tabulka2.A4" office:value-type="string">
            <text:p text:style-name="P78">Dýka</text:p>
          </table:table-cell>
          <table:table-cell table:style-name="Tabulka2.A4" office:value-type="string">
            <text:p text:style-name="P79">0</text:p>
          </table:table-cell>
          <table:table-cell table:style-name="Tabulka2.A4" office:value-type="string">
            <text:p text:style-name="P79">2</text:p>
          </table:table-cell>
          <table:table-cell table:style-name="Tabulka2.A4" office:value-type="string">
            <text:p text:style-name="P73">0</text:p>
          </table:table-cell>
          <table:table-cell table:style-name="Tabulka2.A4" office:value-type="string">
            <text:p text:style-name="P82">0</text:p>
          </table:table-cell>
          <table:table-cell table:style-name="Tabulka2.A4" office:value-type="string">
            <text:p text:style-name="P79">B</text:p>
          </table:table-cell>
          <table:table-cell table:style-name="Tabulka2.A4" office:value-type="string">
            <text:p text:style-name="P79">0</text:p>
          </table:table-cell>
          <table:table-cell table:style-name="Tabulka2.A4" office:value-type="string">
            <text:p text:style-name="P79">6 st</text:p>
          </table:table-cell>
        </table:table-row>
        <table:table-row table:style-name="Tabulka2.8">
          <table:table-cell table:style-name="Tabulka2.A4" office:value-type="string">
            <text:p text:style-name="P67"><text:span text:style-name="T236">Dlouhá dýka, </text:span><text:span text:style-name="T234">tesák</text:span></text:p>
          </table:table-cell>
          <table:table-cell table:style-name="Tabulka2.A4" office:value-type="string">
            <text:p text:style-name="P79">1</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9">0</text:p>
          </table:table-cell>
          <table:table-cell table:style-name="Tabulka2.A4" office:value-type="string">
            <text:p text:style-name="P88"><text:span text:style-name="T234">S, </text:span><text:span text:style-name="T236">B</text:span></text:p>
          </table:table-cell>
          <table:table-cell table:style-name="Tabulka2.A4" office:value-type="string">
            <text:p text:style-name="P73">0</text:p>
          </table:table-cell>
          <table:table-cell table:style-name="Tabulka2.A4" office:value-type="string">
            <text:p text:style-name="P88"><text:span text:style-name="T234">8</text:span><text:span text:style-name="T236"> st</text:span></text:p>
          </table:table-cell>
        </table:table-row>
        <table:table-row table:style-name="Tabulka2.9">
          <table:table-cell table:style-name="Tabulka2.A4" office:value-type="string">
            <text:p text:style-name="P71">Obušek</text:p>
          </table:table-cell>
          <table:table-cell table:style-name="Tabulka2.A4" office:value-type="string">
            <text:p text:style-name="P79">1</text:p>
          </table:table-cell>
          <table:table-cell table:style-name="Tabulka2.A4" office:value-type="string">
            <text:p text:style-name="P79">0</text:p>
          </table:table-cell>
          <table:table-cell table:style-name="Tabulka2.A4" office:value-type="string">
            <text:p text:style-name="P79">0</text:p>
          </table:table-cell>
          <table:table-cell table:style-name="Tabulka2.A4" office:value-type="string">
            <text:p text:style-name="P79">1</text:p>
          </table:table-cell>
          <table:table-cell table:style-name="Tabulka2.A4" office:value-type="string">
            <text:p text:style-name="P73">O</text:p>
          </table:table-cell>
          <table:table-cell table:style-name="Tabulka2.A4" office:value-type="string">
            <text:p text:style-name="P73">0</text:p>
          </table:table-cell>
          <table:table-cell table:style-name="Tabulka2.A4" office:value-type="string">
            <text:p text:style-name="P88"><text:span text:style-name="T236">2 </text:span><text:span text:style-name="T234">dn</text:span></text:p>
          </table:table-cell>
        </table:table-row>
        <table:table-row table:style-name="Tabulka2.10">
          <table:table-cell table:style-name="Tabulka2.A4" office:value-type="string">
            <text:p text:style-name="P71">Bič</text:p>
          </table:table-cell>
          <table:table-cell table:style-name="Tabulka2.A4" office:value-type="string">
            <text:p text:style-name="P79">1</text:p>
          </table:table-cell>
          <table:table-cell table:style-name="Tabulka2.A4" office:value-type="string">
            <text:p text:style-name="P84">2</text:p>
          </table:table-cell>
          <table:table-cell table:style-name="Tabulka2.A4" office:value-type="string">
            <text:p text:style-name="P79">0</text:p>
          </table:table-cell>
          <table:table-cell table:style-name="Tabulka2.A4" office:value-type="string">
            <text:p text:style-name="P84">0</text:p>
          </table:table-cell>
          <table:table-cell table:style-name="Tabulka2.A4" office:value-type="string">
            <text:p text:style-name="P73">S</text:p>
          </table:table-cell>
          <table:table-cell table:style-name="Tabulka2.A4" office:value-type="string">
            <text:p text:style-name="P73">3</text:p>
          </table:table-cell>
          <table:table-cell table:style-name="Tabulka2.A4" office:value-type="string">
            <text:p text:style-name="P88"><text:span text:style-name="T234">8</text:span><text:span text:style-name="T236"> </text:span><text:span text:style-name="T234">dn</text:span></text:p>
          </table:table-cell>
        </table:table-row>
        <table:table-row table:style-name="Tabulka2.11">
          <table:table-cell table:style-name="Tabulka2.A4" office:value-type="string">
            <text:p text:style-name="P71">Srp</text:p>
          </table:table-cell>
          <table:table-cell table:style-name="Tabulka2.A4" office:value-type="string">
            <text:p text:style-name="P79">0</text:p>
          </table:table-cell>
          <table:table-cell table:style-name="Tabulka2.A4" office:value-type="string">
            <text:p text:style-name="P79">0</text:p>
          </table:table-cell>
          <table:table-cell table:style-name="Tabulka2.A4" office:value-type="string">
            <text:p text:style-name="P79">0</text:p>
          </table:table-cell>
          <table:table-cell table:style-name="Tabulka2.A4" office:value-type="string">
            <text:p text:style-name="P84">1</text:p>
          </table:table-cell>
          <table:table-cell table:style-name="Tabulka2.A4" office:value-type="string">
            <text:p text:style-name="P73">S</text:p>
          </table:table-cell>
          <table:table-cell table:style-name="Tabulka2.A4" office:value-type="string">
            <text:p text:style-name="P73">0</text:p>
          </table:table-cell>
          <table:table-cell table:style-name="Tabulka2.A4" office:value-type="string">
            <text:p text:style-name="P88"><text:span text:style-name="T234">8</text:span><text:span text:style-name="T236"> </text:span><text:span text:style-name="T234">dn</text:span></text:p>
          </table:table-cell>
        </table:table-row>
        <table:table-row table:style-name="Tabulka2.12">
          <table:table-cell table:style-name="Tabulka2.A4" office:value-type="string">
            <text:p text:style-name="P76">střední</text:p>
          </table:table-cell>
          <table:table-cell table:style-name="Tabulka2.A4" office:value-type="string">
            <text:p text:style-name="P73"/>
          </table:table-cell>
          <table:table-cell table:style-name="Tabulka2.A4" office:value-type="string">
            <text:p text:style-name="P79"/>
          </table:table-cell>
          <table:table-cell table:style-name="Tabulka2.A4" office:value-type="string">
            <text:p text:style-name="P79"/>
          </table:table-cell>
          <table:table-cell table:style-name="Tabulka2.A4" office:value-type="string">
            <text:p text:style-name="P79"/>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row>
        <table:table-row table:style-name="Tabulka2.13">
          <table:table-cell table:style-name="Tabulka2.A4" office:value-type="string">
            <text:p text:style-name="P67"><text:span text:style-name="T236">Kr</text:span><text:span text:style-name="T234">átký</text:span><text:span text:style-name="T236"> meč</text:span></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9">1</text:p>
          </table:table-cell>
          <table:table-cell table:style-name="Tabulka2.A4" office:value-type="string">
            <text:p text:style-name="P82">2</text:p>
          </table:table-cell>
          <table:table-cell table:style-name="Tabulka2.A4" office:value-type="string">
            <text:p text:style-name="P73">S, B</text:p>
          </table:table-cell>
          <table:table-cell table:style-name="Tabulka2.A4" office:value-type="string">
            <text:p text:style-name="P73">1</text:p>
          </table:table-cell>
          <table:table-cell table:style-name="Tabulka2.A4" office:value-type="string">
            <text:p text:style-name="P88"><text:span text:style-name="T236">1 zl, </text:span><text:span text:style-name="T234">5 st</text:span></text:p>
          </table:table-cell>
        </table:table-row>
        <table:table-row table:style-name="Tabulka2.14">
          <table:table-cell table:style-name="Tabulka2.A4" office:value-type="string">
            <text:p text:style-name="P70">Rapír*</text:p>
          </table:table-cell>
          <table:table-cell table:style-name="Tabulka2.A4" office:value-type="string">
            <text:p text:style-name="P79">2</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9">1</text:p>
          </table:table-cell>
          <table:table-cell table:style-name="Tabulka2.A4" office:value-type="string">
            <text:p text:style-name="P79">S, B</text:p>
          </table:table-cell>
          <table:table-cell table:style-name="Tabulka2.A4" office:value-type="string">
            <text:p text:style-name="P79">1</text:p>
          </table:table-cell>
          <table:table-cell table:style-name="Tabulka2.A4" office:value-type="string">
            <text:p text:style-name="P82">6 zl</text:p>
          </table:table-cell>
        </table:table-row>
        <table:table-row table:style-name="Tabulka2.15">
          <table:table-cell table:style-name="Tabulka2.A4" office:value-type="string">
            <text:p text:style-name="P67"><text:span text:style-name="T236">Široký meč, </text:span><text:span text:style-name="T234">dl. meč,</text:span><text:span text:style-name="T236"> </text:span><text:span text:style-name="T234">šavle</text:span></text:p>
          </table:table-cell>
          <table:table-cell table:style-name="Tabulka2.A4" office:value-type="string">
            <text:p text:style-name="P79">3/2</text:p>
          </table:table-cell>
          <table:table-cell table:style-name="Tabulka2.A4" office:value-type="string">
            <text:p text:style-name="P79">1</text:p>
          </table:table-cell>
          <table:table-cell table:style-name="Tabulka2.A4" office:value-type="string">
            <text:p text:style-name="P79">1</text:p>
          </table:table-cell>
          <table:table-cell table:style-name="Tabulka2.A4" office:value-type="string">
            <text:p text:style-name="P79">3/4</text:p>
          </table:table-cell>
          <table:table-cell table:style-name="Tabulka2.A4" office:value-type="string">
            <text:p text:style-name="P73">S, B</text:p>
          </table:table-cell>
          <table:table-cell table:style-name="Tabulka2.A4" office:value-type="string">
            <text:p text:style-name="P73">1</text:p>
          </table:table-cell>
          <table:table-cell table:style-name="Tabulka2.A4" office:value-type="string">
            <text:p text:style-name="P88"><text:span text:style-name="T234">3</text:span><text:span text:style-name="T236"> zl</text:span></text:p>
          </table:table-cell>
        </table:table-row>
        <table:table-row table:style-name="Tabulka2.16">
          <table:table-cell table:style-name="Tabulka2.A4" office:value-type="string">
            <text:p text:style-name="P71">Palcát</text:p>
          </table:table-cell>
          <table:table-cell table:style-name="Tabulka2.A4" office:value-type="string">
            <text:p text:style-name="P79">3</text:p>
          </table:table-cell>
          <table:table-cell table:style-name="Tabulka2.A4" office:value-type="string">
            <text:p text:style-name="P79">1</text:p>
          </table:table-cell>
          <table:table-cell table:style-name="Tabulka2.A4" office:value-type="string">
            <text:p text:style-name="P79">0</text:p>
          </table:table-cell>
          <table:table-cell table:style-name="Tabulka2.A4" office:value-type="string">
            <text:p text:style-name="P79">4</text:p>
          </table:table-cell>
          <table:table-cell table:style-name="Tabulka2.A4" office:value-type="string">
            <text:p text:style-name="P73">D</text:p>
          </table:table-cell>
          <table:table-cell table:style-name="Tabulka2.A4" office:value-type="string">
            <text:p text:style-name="P73">1</text:p>
          </table:table-cell>
          <table:table-cell table:style-name="Tabulka2.A4" office:value-type="string">
            <text:p text:style-name="P79">2 zl</text:p>
          </table:table-cell>
        </table:table-row>
        <table:table-row table:style-name="Tabulka2.17">
          <table:table-cell table:style-name="Tabulka2.A4" office:value-type="string">
            <text:p text:style-name="P88"><text:span text:style-name="T243">t</text:span><text:span text:style-name="T244">ěžké</text:span></text:p>
          </table:table-cell>
          <table:table-cell table:style-name="Tabulka2.A4" office:value-type="string">
            <text:p text:style-name="P73"/>
          </table:table-cell>
          <table:table-cell table:style-name="Tabulka2.A4" office:value-type="string">
            <text:p text:style-name="P79"/>
          </table:table-cell>
          <table:table-cell table:style-name="Tabulka2.A4" office:value-type="string">
            <text:p text:style-name="P73"/>
          </table:table-cell>
          <table:table-cell table:style-name="Tabulka2.A4" office:value-type="string">
            <text:p text:style-name="P82"/>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82"/>
          </table:table-cell>
        </table:table-row>
        <table:table-row table:style-name="Tabulka2.18">
          <table:table-cell table:style-name="Tabulka2.A4" office:value-type="string">
            <text:p text:style-name="P71">Sekera</text:p>
          </table:table-cell>
          <table:table-cell table:style-name="Tabulka2.A4" office:value-type="string">
            <text:p text:style-name="P79">4</text:p>
          </table:table-cell>
          <table:table-cell table:style-name="Tabulka2.A4" office:value-type="string">
            <text:p text:style-name="P79">0</text:p>
          </table:table-cell>
          <table:table-cell table:style-name="Tabulka2.A4" office:value-type="string">
            <text:p text:style-name="P84">0</text:p>
          </table:table-cell>
          <table:table-cell table:style-name="Tabulka2.A4" office:value-type="string">
            <text:p text:style-name="P86">6</text:p>
          </table:table-cell>
          <table:table-cell table:style-name="Tabulka2.A4" office:value-type="string">
            <text:p text:style-name="P73">S</text:p>
          </table:table-cell>
          <table:table-cell table:style-name="Tabulka2.A4" office:value-type="string">
            <text:p text:style-name="P73">1</text:p>
          </table:table-cell>
          <table:table-cell table:style-name="Tabulka2.A4" office:value-type="string">
            <text:p text:style-name="P88"><text:span text:style-name="T234">5</text:span><text:span text:style-name="T236"> st</text:span></text:p>
          </table:table-cell>
        </table:table-row>
        <table:table-row table:style-name="Tabulka2.19">
          <table:table-cell table:style-name="Tabulka2.A4" office:value-type="string">
            <text:p text:style-name="P71">Kyj</text:p>
          </table:table-cell>
          <table:table-cell table:style-name="Tabulka2.A4" office:value-type="string">
            <text:p text:style-name="P79">4</text:p>
          </table:table-cell>
          <table:table-cell table:style-name="Tabulka2.A4" office:value-type="string">
            <text:p text:style-name="P79">0</text:p>
          </table:table-cell>
          <table:table-cell table:style-name="Tabulka2.A4" office:value-type="string">
            <text:p text:style-name="P84">0</text:p>
          </table:table-cell>
          <table:table-cell table:style-name="Tabulka2.A4" office:value-type="string">
            <text:p text:style-name="P86">5</text:p>
          </table:table-cell>
          <table:table-cell table:style-name="Tabulka2.A4" office:value-type="string">
            <text:p text:style-name="P73">D</text:p>
          </table:table-cell>
          <table:table-cell table:style-name="Tabulka2.A4" office:value-type="string">
            <text:p text:style-name="P73">1</text:p>
          </table:table-cell>
          <table:table-cell table:style-name="Tabulka2.A4" office:value-type="string">
            <text:p text:style-name="P88"><text:span text:style-name="T234">2</text:span><text:span text:style-name="T236"> </text:span><text:span text:style-name="T234">dn</text:span></text:p>
          </table:table-cell>
        </table:table-row>
        <table:table-row table:style-name="Tabulka2.20">
          <table:table-cell table:style-name="Tabulka2.A4" office:value-type="string">
            <text:p text:style-name="P71">Kladivo</text:p>
          </table:table-cell>
          <table:table-cell table:style-name="Tabulka2.A4" office:value-type="string">
            <text:p text:style-name="P79">4</text:p>
          </table:table-cell>
          <table:table-cell table:style-name="Tabulka2.A4" office:value-type="string">
            <text:p text:style-name="P79">0</text:p>
          </table:table-cell>
          <table:table-cell table:style-name="Tabulka2.A4" office:value-type="string">
            <text:p text:style-name="P84">0</text:p>
          </table:table-cell>
          <table:table-cell table:style-name="Tabulka2.A4" office:value-type="string">
            <text:p text:style-name="P86">6</text:p>
          </table:table-cell>
          <table:table-cell table:style-name="Tabulka2.A4" office:value-type="string">
            <text:p text:style-name="P73">D</text:p>
          </table:table-cell>
          <table:table-cell table:style-name="Tabulka2.A4" office:value-type="string">
            <text:p text:style-name="P73">1</text:p>
          </table:table-cell>
          <table:table-cell table:style-name="Tabulka2.A4" office:value-type="string">
            <text:p text:style-name="P88"><text:span text:style-name="T234">6</text:span><text:span text:style-name="T236"> st</text:span></text:p>
          </table:table-cell>
        </table:table-row>
        <table:table-row table:style-name="Tabulka2.21">
          <table:table-cell table:style-name="Tabulka2.A21" table:number-columns-spanned="8" office:value-type="string">
            <text:p text:style-name="P77">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7">střední</text:p>
          </table:table-cell>
          <table:table-cell table:style-name="Tabulka2.A4" office:value-type="string">
            <text:p text:style-name="P74"/>
          </table:table-cell>
          <table:table-cell table:style-name="Tabulka2.A4" office:value-type="string">
            <text:p text:style-name="P80"/>
          </table:table-cell>
          <table:table-cell table:style-name="Tabulka2.A4" office:value-type="string">
            <text:p text:style-name="P80"/>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74"/>
          </table:table-cell>
          <table:table-cell table:style-name="Tabulka2.A4" office:value-type="string">
            <text:p text:style-name="P83"/>
          </table:table-cell>
        </table:table-row>
        <text:soft-page-break/>
        <table:table-row table:style-name="Tabulka2.23">
          <table:table-cell table:style-name="Tabulka2.A4" office:value-type="string">
            <text:p text:style-name="P71">Řemdih</text:p>
          </table:table-cell>
          <table:table-cell table:style-name="Tabulka2.A4" office:value-type="string">
            <text:p text:style-name="P88"><text:span text:style-name="T234">3</text:span><text:span text:style-name="T236">/</text:span><text:span text:style-name="T234">2</text:span></text:p>
          </table:table-cell>
          <table:table-cell table:style-name="Tabulka2.A4" office:value-type="string">
            <text:p text:style-name="P79">2</text:p>
          </table:table-cell>
          <table:table-cell table:style-name="Tabulka2.A4" office:value-type="string">
            <text:p text:style-name="P84">0</text:p>
          </table:table-cell>
          <table:table-cell table:style-name="Tabulka2.A4" office:value-type="string">
            <text:p text:style-name="P79">2/3</text:p>
          </table:table-cell>
          <table:table-cell table:style-name="Tabulka2.A4" office:value-type="string">
            <text:p text:style-name="P73">D</text:p>
          </table:table-cell>
          <table:table-cell table:style-name="Tabulka2.A4" office:value-type="string">
            <text:p text:style-name="P73">2</text:p>
          </table:table-cell>
          <table:table-cell table:style-name="Tabulka2.A4" office:value-type="string">
            <text:p text:style-name="P88"><text:span text:style-name="T236">1 zl, </text:span><text:span text:style-name="T234">5 st</text:span></text:p>
          </table:table-cell>
        </table:table-row>
        <table:table-row table:style-name="Tabulka2.24">
          <table:table-cell table:style-name="Tabulka2.A4" office:value-type="string">
            <text:p text:style-name="P86">těžké</text:p>
          </table:table-cell>
          <table:table-cell table:style-name="Tabulka2.A4" office:value-type="string">
            <text:p text:style-name="P73"/>
          </table:table-cell>
          <table:table-cell table:style-name="Tabulka2.A4" office:value-type="string">
            <text:p text:style-name="P84"/>
          </table:table-cell>
          <table:table-cell table:style-name="Tabulka2.A4" office:value-type="string">
            <text:p text:style-name="P84"/>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82"/>
          </table:table-cell>
        </table:table-row>
        <table:table-row table:style-name="Tabulka2.25">
          <table:table-cell table:style-name="Tabulka2.A4" office:value-type="string">
            <text:p text:style-name="P78">Jedenapůlručák, bastard</text:p>
          </table:table-cell>
          <table:table-cell table:style-name="Tabulka2.A4" office:value-type="string">
            <text:p text:style-name="P88"><text:span text:style-name="T234">4</text:span><text:span text:style-name="T236">/</text:span><text:span text:style-name="T234">3</text:span></text:p>
          </table:table-cell>
          <table:table-cell table:style-name="Tabulka2.A4" office:value-type="string">
            <text:p text:style-name="P84">1</text:p>
          </table:table-cell>
          <table:table-cell table:style-name="Tabulka2.A4" office:value-type="string">
            <text:p text:style-name="P79">1</text:p>
          </table:table-cell>
          <table:table-cell table:style-name="Tabulka2.A4" office:value-type="string">
            <text:p text:style-name="P79">4/5</text:p>
          </table:table-cell>
          <table:table-cell table:style-name="Tabulka2.A4" office:value-type="string">
            <text:p text:style-name="P73">S, B</text:p>
          </table:table-cell>
          <table:table-cell table:style-name="Tabulka2.A4" office:value-type="string">
            <text:p text:style-name="P73">2</text:p>
          </table:table-cell>
          <table:table-cell table:style-name="Tabulka2.A4" office:value-type="string">
            <text:p text:style-name="P88"><text:span text:style-name="T234">5</text:span><text:span text:style-name="T236"> zl</text:span></text:p>
          </table:table-cell>
        </table:table-row>
        <table:table-row table:style-name="Tabulka2.1">
          <table:table-cell table:style-name="Tabulka2.A21" table:number-columns-spanned="8" office:value-type="string">
            <text:p text:style-name="P77">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7">lehké</text:p>
          </table:table-cell>
          <table:table-cell table:style-name="Tabulka2.A27" office:value-type="string">
            <text:p text:style-name="P74"/>
          </table:table-cell>
          <table:table-cell table:style-name="Tabulka2.A27" office:value-type="string">
            <text:p text:style-name="P74"/>
          </table:table-cell>
          <table:table-cell table:style-name="Tabulka2.A27" office:value-type="string">
            <text:p text:style-name="P74"/>
          </table:table-cell>
          <table:table-cell table:style-name="Tabulka2.A27" office:value-type="string">
            <text:p text:style-name="P72"/>
          </table:table-cell>
          <table:table-cell table:style-name="Tabulka2.A27" office:value-type="string">
            <text:p text:style-name="P74"/>
          </table:table-cell>
          <table:table-cell table:style-name="Tabulka2.A27" office:value-type="string">
            <text:p text:style-name="P74"/>
          </table:table-cell>
          <table:table-cell table:style-name="Tabulka2.A27" office:value-type="string">
            <text:p text:style-name="P74"/>
          </table:table-cell>
        </table:table-row>
        <table:table-row table:style-name="Tabulka2.28">
          <table:table-cell table:style-name="Tabulka2.A4" office:value-type="string">
            <text:p text:style-name="P72">Dřevěná hůl</text:p>
          </table:table-cell>
          <table:table-cell table:style-name="Tabulka2.A4" office:value-type="string">
            <text:p text:style-name="P80">0</text:p>
          </table:table-cell>
          <table:table-cell table:style-name="Tabulka2.A4" office:value-type="string">
            <text:p text:style-name="P80">2</text:p>
          </table:table-cell>
          <table:table-cell table:style-name="Tabulka2.A4" office:value-type="string">
            <text:p text:style-name="P80">2</text:p>
          </table:table-cell>
          <table:table-cell table:style-name="Tabulka2.A4" office:value-type="string">
            <text:p text:style-name="P80">0</text:p>
          </table:table-cell>
          <table:table-cell table:style-name="Tabulka2.A4" office:value-type="string">
            <text:p text:style-name="P74">D</text:p>
          </table:table-cell>
          <table:table-cell table:style-name="Tabulka2.A4" office:value-type="string">
            <text:p text:style-name="P74">1-2</text:p>
          </table:table-cell>
          <table:table-cell table:style-name="Tabulka2.A4" office:value-type="string">
            <text:p text:style-name="P74">1 dn</text:p>
          </table:table-cell>
        </table:table-row>
        <table:table-row table:style-name="Tabulka2.29">
          <table:table-cell table:style-name="Tabulka2.A4" office:value-type="string">
            <text:p text:style-name="P71">Okovaná bojová hůl</text:p>
          </table:table-cell>
          <table:table-cell table:style-name="Tabulka2.A4" office:value-type="string">
            <text:p text:style-name="P79">1</text:p>
          </table:table-cell>
          <table:table-cell table:style-name="Tabulka2.A4" office:value-type="string">
            <text:p text:style-name="P79">2</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3">D</text:p>
          </table:table-cell>
          <table:table-cell table:style-name="Tabulka2.A4" office:value-type="string">
            <text:p text:style-name="P73">1-2</text:p>
          </table:table-cell>
          <table:table-cell table:style-name="Tabulka2.A4" office:value-type="string">
            <text:p text:style-name="P73">1 st</text:p>
          </table:table-cell>
        </table:table-row>
        <table:table-row table:style-name="Tabulka2.30">
          <table:table-cell table:style-name="Tabulka2.A4" office:value-type="string">
            <text:p text:style-name="P71">Vidle</text:p>
          </table:table-cell>
          <table:table-cell table:style-name="Tabulka2.A4" office:value-type="string">
            <text:p text:style-name="P79">1</text:p>
          </table:table-cell>
          <table:table-cell table:style-name="Tabulka2.A4" office:value-type="string">
            <text:p text:style-name="P79">1</text:p>
          </table:table-cell>
          <table:table-cell table:style-name="Tabulka2.A4" office:value-type="string">
            <text:p text:style-name="P79">2</text:p>
          </table:table-cell>
          <table:table-cell table:style-name="Tabulka2.A4" office:value-type="string">
            <text:p text:style-name="P79">2</text:p>
          </table:table-cell>
          <table:table-cell table:style-name="Tabulka2.A4" office:value-type="string">
            <text:p text:style-name="P73">B</text:p>
          </table:table-cell>
          <table:table-cell table:style-name="Tabulka2.A4" office:value-type="string">
            <text:p text:style-name="P73">2</text:p>
          </table:table-cell>
          <table:table-cell table:style-name="Tabulka2.A4" office:value-type="string">
            <text:p text:style-name="P79">1 st, 2 dn</text:p>
          </table:table-cell>
        </table:table-row>
        <table:table-row table:style-name="Tabulka2.31">
          <table:table-cell table:style-name="Tabulka2.A4" office:value-type="string">
            <text:p text:style-name="P76">střední</text:p>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row>
        <table:table-row table:style-name="Tabulka2.32">
          <table:table-cell table:style-name="Tabulka2.A4" office:value-type="string">
            <text:p text:style-name="P71">Trojzubec</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9">2</text:p>
          </table:table-cell>
          <table:table-cell table:style-name="Tabulka2.A4" office:value-type="string">
            <text:p text:style-name="P79">3</text:p>
          </table:table-cell>
          <table:table-cell table:style-name="Tabulka2.A4" office:value-type="string">
            <text:p text:style-name="P73">B</text:p>
          </table:table-cell>
          <table:table-cell table:style-name="Tabulka2.A4" office:value-type="string">
            <text:p text:style-name="P73">2</text:p>
          </table:table-cell>
          <table:table-cell table:style-name="Tabulka2.A4" office:value-type="string">
            <text:p text:style-name="P73">5 st</text:p>
          </table:table-cell>
        </table:table-row>
        <table:table-row table:style-name="Tabulka2.33">
          <table:table-cell table:style-name="Tabulka2.A4" office:value-type="string">
            <text:p text:style-name="P71">Cep</text:p>
          </table:table-cell>
          <table:table-cell table:style-name="Tabulka2.A4" office:value-type="string">
            <text:p text:style-name="P79">2</text:p>
          </table:table-cell>
          <table:table-cell table:style-name="Tabulka2.A4" office:value-type="string">
            <text:p text:style-name="P79">2</text:p>
          </table:table-cell>
          <table:table-cell table:style-name="Tabulka2.A4" office:value-type="string">
            <text:p text:style-name="P79">1</text:p>
          </table:table-cell>
          <table:table-cell table:style-name="Tabulka2.A4" office:value-type="string">
            <text:p text:style-name="P79">2</text:p>
          </table:table-cell>
          <table:table-cell table:style-name="Tabulka2.A4" office:value-type="string">
            <text:p text:style-name="P73">D</text:p>
          </table:table-cell>
          <table:table-cell table:style-name="Tabulka2.A4" office:value-type="string">
            <text:p text:style-name="P73">2</text:p>
          </table:table-cell>
          <table:table-cell table:style-name="Tabulka2.A4" office:value-type="string">
            <text:p text:style-name="P79">5 dn</text:p>
          </table:table-cell>
        </table:table-row>
        <table:table-row table:style-name="Tabulka2.34">
          <table:table-cell table:style-name="Tabulka2.A4" office:value-type="string">
            <text:p text:style-name="P67"><text:span text:style-name="T236">Kopí, </text:span><text:span text:style-name="T234">s</text:span><text:span text:style-name="T236">udlice</text:span></text:p>
          </table:table-cell>
          <table:table-cell table:style-name="Tabulka2.A4" office:value-type="string">
            <text:p text:style-name="P79">3</text:p>
          </table:table-cell>
          <table:table-cell table:style-name="Tabulka2.A4" office:value-type="string">
            <text:p text:style-name="P79">1</text:p>
          </table:table-cell>
          <table:table-cell table:style-name="Tabulka2.A4" office:value-type="string">
            <text:p text:style-name="P79">1</text:p>
          </table:table-cell>
          <table:table-cell table:style-name="Tabulka2.A4" office:value-type="string">
            <text:p text:style-name="P79">4</text:p>
          </table:table-cell>
          <table:table-cell table:style-name="Tabulka2.A4" office:value-type="string">
            <text:p text:style-name="P73">B</text:p>
          </table:table-cell>
          <table:table-cell table:style-name="Tabulka2.A4" office:value-type="string">
            <text:p text:style-name="P79">2</text:p>
          </table:table-cell>
          <table:table-cell table:style-name="Tabulka2.A4" office:value-type="string">
            <text:p text:style-name="P79">1 zl</text:p>
          </table:table-cell>
        </table:table-row>
        <table:table-row table:style-name="Tabulka2.35">
          <table:table-cell table:style-name="Tabulka2.A4" office:value-type="string">
            <text:p text:style-name="P67"><text:span text:style-name="T234">H</text:span><text:span text:style-name="T236">alapartna</text:span></text:p>
          </table:table-cell>
          <table:table-cell table:style-name="Tabulka2.A4" office:value-type="string">
            <text:p text:style-name="P79">4</text:p>
          </table:table-cell>
          <table:table-cell table:style-name="Tabulka2.A4" office:value-type="string">
            <text:p text:style-name="P84">1</text:p>
          </table:table-cell>
          <table:table-cell table:style-name="Tabulka2.A4" office:value-type="string">
            <text:p text:style-name="P79">1</text:p>
          </table:table-cell>
          <table:table-cell table:style-name="Tabulka2.A4" office:value-type="string">
            <text:p text:style-name="P79">5</text:p>
          </table:table-cell>
          <table:table-cell table:style-name="Tabulka2.A4" office:value-type="string">
            <text:p text:style-name="P73">S, B</text:p>
          </table:table-cell>
          <table:table-cell table:style-name="Tabulka2.A4" office:value-type="string">
            <text:p text:style-name="P84">3</text:p>
          </table:table-cell>
          <table:table-cell table:style-name="Tabulka2.A4" office:value-type="string">
            <text:p text:style-name="P79">2 zl</text:p>
          </table:table-cell>
        </table:table-row>
        <table:table-row table:style-name="Tabulka2.36">
          <table:table-cell table:style-name="Tabulka2.A4" office:value-type="string">
            <text:p text:style-name="P71">Píka <text:s text:c="2"/></text:p>
          </table:table-cell>
          <table:table-cell table:style-name="Tabulka2.A4" office:value-type="string">
            <text:p text:style-name="P79">5</text:p>
          </table:table-cell>
          <table:table-cell table:style-name="Tabulka2.A4" office:value-type="string">
            <text:p text:style-name="P84">1</text:p>
          </table:table-cell>
          <table:table-cell table:style-name="Tabulka2.A4" office:value-type="string">
            <text:p text:style-name="P79">0</text:p>
          </table:table-cell>
          <table:table-cell table:style-name="Tabulka2.A4" office:value-type="string">
            <text:p text:style-name="P79">6</text:p>
          </table:table-cell>
          <table:table-cell table:style-name="Tabulka2.A4" office:value-type="string">
            <text:p text:style-name="P73">B</text:p>
          </table:table-cell>
          <table:table-cell table:style-name="Tabulka2.A4" office:value-type="string">
            <text:p text:style-name="P84">4</text:p>
          </table:table-cell>
          <table:table-cell table:style-name="Tabulka2.A4" office:value-type="string">
            <text:p text:style-name="P88"><text:span text:style-name="T234">1</text:span><text:span text:style-name="T236"> </text:span><text:span text:style-name="T234">zl</text:span></text:p>
          </table:table-cell>
        </table:table-row>
        <table:table-row table:style-name="Tabulka2.37">
          <table:table-cell table:style-name="Tabulka2.A4" office:value-type="string">
            <text:p text:style-name="P76">těžké</text:p>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cell table:style-name="Tabulka2.A4" office:value-type="string">
            <text:p text:style-name="P73"/>
          </table:table-cell>
        </table:table-row>
        <table:table-row table:style-name="Tabulka2.38">
          <table:table-cell table:style-name="Tabulka2.A4" office:value-type="string">
            <text:p text:style-name="P67"><text:span text:style-name="T236">Obouruč</text:span><text:span text:style-name="T234">ní meč či šavle</text:span></text:p>
          </table:table-cell>
          <table:table-cell table:style-name="Tabulka2.A4" office:value-type="string">
            <text:p text:style-name="P79">4</text:p>
          </table:table-cell>
          <table:table-cell table:style-name="Tabulka2.A4" office:value-type="string">
            <text:p text:style-name="P84">0</text:p>
          </table:table-cell>
          <table:table-cell table:style-name="Tabulka2.A4" office:value-type="string">
            <text:p text:style-name="P79">1</text:p>
          </table:table-cell>
          <table:table-cell table:style-name="Tabulka2.A4" office:value-type="string">
            <text:p text:style-name="P86">7</text:p>
          </table:table-cell>
          <table:table-cell table:style-name="Tabulka2.A4" office:value-type="string">
            <text:p text:style-name="P73">S</text:p>
          </table:table-cell>
          <table:table-cell table:style-name="Tabulka2.A4" office:value-type="string">
            <text:p text:style-name="P73">2</text:p>
          </table:table-cell>
          <table:table-cell table:style-name="Tabulka2.A4" office:value-type="string">
            <text:p text:style-name="P88"><text:span text:style-name="T234">6</text:span><text:span text:style-name="T236"> zl</text:span></text:p>
          </table:table-cell>
        </table:table-row>
        <table:table-row table:style-name="Tabulka2.39">
          <table:table-cell table:style-name="Tabulka2.A4" office:value-type="string">
            <text:p text:style-name="P71">Válečné kladivo</text:p>
          </table:table-cell>
          <table:table-cell table:style-name="Tabulka2.A4" office:value-type="string">
            <text:p text:style-name="P79">5</text:p>
          </table:table-cell>
          <table:table-cell table:style-name="Tabulka2.A4" office:value-type="string">
            <text:p text:style-name="P84">0</text:p>
          </table:table-cell>
          <table:table-cell table:style-name="Tabulka2.A4" office:value-type="string">
            <text:p text:style-name="P79">0</text:p>
          </table:table-cell>
          <table:table-cell table:style-name="Tabulka2.A4" office:value-type="string">
            <text:p text:style-name="P88"><text:span text:style-name="T234">7</text:span><text:span text:style-name="T244">**</text:span></text:p>
          </table:table-cell>
          <table:table-cell table:style-name="Tabulka2.A4" office:value-type="string">
            <text:p text:style-name="P73">D, P</text:p>
          </table:table-cell>
          <table:table-cell table:style-name="Tabulka2.A4" office:value-type="string">
            <text:p text:style-name="P73">2</text:p>
          </table:table-cell>
          <table:table-cell table:style-name="Tabulka2.A4" office:value-type="string">
            <text:p text:style-name="P88"><text:span text:style-name="T234">4</text:span><text:span text:style-name="T236"> zl</text:span></text:p>
          </table:table-cell>
        </table:table-row>
        <table:table-row table:style-name="Tabulka2.40">
          <table:table-cell table:style-name="Tabulka2.A4" office:value-type="string">
            <text:p text:style-name="P71">Těžký kyj</text:p>
          </table:table-cell>
          <table:table-cell table:style-name="Tabulka2.A4" office:value-type="string">
            <text:p text:style-name="P79">5</text:p>
          </table:table-cell>
          <table:table-cell table:style-name="Tabulka2.A4" office:value-type="string">
            <text:p text:style-name="P79">0</text:p>
          </table:table-cell>
          <table:table-cell table:style-name="Tabulka2.A4" office:value-type="string">
            <text:p text:style-name="P79">0</text:p>
          </table:table-cell>
          <table:table-cell table:style-name="Tabulka2.A4" office:value-type="string">
            <text:p text:style-name="P86">7</text:p>
          </table:table-cell>
          <table:table-cell table:style-name="Tabulka2.A4" office:value-type="string">
            <text:p text:style-name="P73">D</text:p>
          </table:table-cell>
          <table:table-cell table:style-name="Tabulka2.A4" office:value-type="string">
            <text:p text:style-name="P73">2</text:p>
          </table:table-cell>
          <table:table-cell table:style-name="Tabulka2.A4" office:value-type="string">
            <text:p text:style-name="P73">2 st</text:p>
          </table:table-cell>
        </table:table-row>
        <table:table-row table:style-name="Tabulka2.41">
          <table:table-cell table:style-name="Tabulka2.A4" office:value-type="string">
            <text:p text:style-name="P72">Obouruční palice</text:p>
          </table:table-cell>
          <table:table-cell table:style-name="Tabulka2.A4" office:value-type="string">
            <text:p text:style-name="P80">5</text:p>
          </table:table-cell>
          <table:table-cell table:style-name="Tabulka2.A4" office:value-type="string">
            <text:p text:style-name="P85">0</text:p>
          </table:table-cell>
          <table:table-cell table:style-name="Tabulka2.A4" office:value-type="string">
            <text:p text:style-name="P80">0</text:p>
          </table:table-cell>
          <table:table-cell table:style-name="Tabulka2.A4" office:value-type="string">
            <text:p text:style-name="P87">8</text:p>
          </table:table-cell>
          <table:table-cell table:style-name="Tabulka2.A4" office:value-type="string">
            <text:p text:style-name="P74">D</text:p>
          </table:table-cell>
          <table:table-cell table:style-name="Tabulka2.A4" office:value-type="string">
            <text:p text:style-name="P74">2</text:p>
          </table:table-cell>
          <table:table-cell table:style-name="Tabulka2.A4" office:value-type="string">
            <text:p text:style-name="P74">1 zl</text:p>
          </table:table-cell>
        </table:table-row>
        <table:table-row table:style-name="Tabulka2.42">
          <table:table-cell table:style-name="Tabulka2.A4" office:value-type="string">
            <text:p text:style-name="P72">Válečná sekera</text:p>
          </table:table-cell>
          <table:table-cell table:style-name="Tabulka2.A4" office:value-type="string">
            <text:p text:style-name="P80">5</text:p>
          </table:table-cell>
          <table:table-cell table:style-name="Tabulka2.A4" office:value-type="string">
            <text:p text:style-name="P85">0</text:p>
          </table:table-cell>
          <table:table-cell table:style-name="Tabulka2.A4" office:value-type="string">
            <text:p text:style-name="P80">0</text:p>
          </table:table-cell>
          <table:table-cell table:style-name="Tabulka2.A4" office:value-type="string">
            <text:p text:style-name="P87">8</text:p>
          </table:table-cell>
          <table:table-cell table:style-name="Tabulka2.A4" office:value-type="string">
            <text:p text:style-name="P74">S</text:p>
          </table:table-cell>
          <table:table-cell table:style-name="Tabulka2.A4" office:value-type="string">
            <text:p text:style-name="P74">2</text:p>
          </table:table-cell>
          <table:table-cell table:style-name="Tabulka2.A4" office:value-type="string">
            <text:p text:style-name="P89"><text:span text:style-name="T234">5</text:span><text:span text:style-name="T236"> zl</text:span></text:p>
          </table:table-cell>
        </table:table-row>
        <table:table-row table:style-name="Tabulka2.43">
          <table:table-cell table:style-name="Tabulka2.A43" table:number-columns-spanned="8" office:value-type="string">
            <text:p text:style-name="P77">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72">Dvě dýky</text:p>
          </table:table-cell>
          <table:table-cell table:style-name="Tabulka2.A4" office:value-type="string">
            <text:p text:style-name="P80">0</text:p>
          </table:table-cell>
          <table:table-cell table:style-name="Tabulka2.A4" office:value-type="string">
            <text:p text:style-name="P80">2</text:p>
          </table:table-cell>
          <table:table-cell table:style-name="Tabulka2.A4" office:value-type="string">
            <text:p text:style-name="P80">0</text:p>
          </table:table-cell>
          <table:table-cell table:style-name="Tabulka2.A4" office:value-type="string">
            <text:p text:style-name="P80">1</text:p>
          </table:table-cell>
          <table:table-cell table:style-name="Tabulka2.A4" office:value-type="string">
            <text:p text:style-name="P74">B</text:p>
          </table:table-cell>
          <table:table-cell table:style-name="Tabulka2.A4" office:value-type="string">
            <text:p text:style-name="P74">0</text:p>
          </table:table-cell>
          <table:table-cell table:style-name="Tabulka2.A4" office:value-type="string">
            <text:p text:style-name="P74"/>
          </table:table-cell>
        </table:table-row>
        <table:table-row table:style-name="Tabulka2.45">
          <table:table-cell table:style-name="Tabulka2.A45" office:value-type="string">
            <text:p text:style-name="P69"><text:span text:style-name="T236">Dl. dýka </text:span><text:span text:style-name="T234">nebo tesák</text:span><text:span text:style-name="T236"> + dýka</text:span></text:p>
          </table:table-cell>
          <table:table-cell table:style-name="Tabulka2.A45" office:value-type="string">
            <text:p text:style-name="P80">1</text:p>
          </table:table-cell>
          <table:table-cell table:style-name="Tabulka2.A45" office:value-type="string">
            <text:p text:style-name="P80">2</text:p>
          </table:table-cell>
          <table:table-cell table:style-name="Tabulka2.A45" office:value-type="string">
            <text:p text:style-name="P80">1</text:p>
          </table:table-cell>
          <table:table-cell table:style-name="Tabulka2.A45" office:value-type="string">
            <text:p text:style-name="P80">1</text:p>
          </table:table-cell>
          <table:table-cell table:style-name="Tabulka2.A45" office:value-type="string">
            <text:p text:style-name="P89"><text:span text:style-name="T234">(S), </text:span><text:span text:style-name="T236">B</text:span></text:p>
          </table:table-cell>
          <table:table-cell table:style-name="Tabulka2.A45" office:value-type="string">
            <text:p text:style-name="P74">0</text:p>
          </table:table-cell>
          <table:table-cell table:style-name="Tabulka2.A45" office:value-type="string">
            <text:p text:style-name="P74"/>
          </table:table-cell>
        </table:table-row>
      </table:table>
      <text:p text:style-name="P70"/>
      <text:p text:style-name="P70">* Velmi vzácná zbraň. Při použití se štítem je útok jen 1</text:p>
      <text:p text:style-name="P70">** Při útoku průrazným bodcem se snižuje zranění o 1, ale při zásahu do zbroje se počítá KZ o 3 nižší.</text:p>
      <text:p text:style-name="P70"/>
      <text:p text:style-name="P70">/* K délce zbraní: U zbraní vyžadujících rozmach se v tomto prostoru nesmí vyskytovat ani spolubojovníci (pokud se vyskytují, postava má postih k hodu na útok). */</text:p>
      <text:p text:style-name="P70"/>
      <text:p text:style-name="P70">IMPORTANT (kombinace zbraní):</text:p>
      <text:p text:style-name="P67"><text:span text:style-name="T233">-- sekundární zbraň dává +1 do útoku s tím, že je možné se operativně rozhodnout, která zbraň je primární. Při boji s krátkým mečem (1/+2) a </text:span><text:soft-page-break/><text:span text:style-name="T233">dýkou (2/0) je tedy možné mít buď 2/+2 (pokud bude kr. meč primární) nebo 3/0 (pokud bude obrana primární). Obrana je dána zbraní, která má vyšší obranu.</text:span></text:p>
      <text:p text:style-name="P70">/* KOMBINACE NESMÍ DÁVAT BONUS DO OBRANY, JINAK BY BYLA VŽDYCKY LEPŠÍ NEŽ ŠTÍT A NEBYL BY TUDÍŽ DŮVOD ŠTÍT POUŽÍVAT. */</text:p>
      <text:p text:style-name="P70"/>
      <text:p text:style-name="P71"/>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11728107191196" text:continue-numbering="true" text:style-name="WWNum1">
              <text:list-item>
                <text:list>
                  <text:list-item>
                    <text:list>
                      <text:list-item>
                        <text:list>
                          <text:list-item>
                            <text:h text:style-name="P284"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72">Zbraň</text:p>
          </table:table-cell>
          <table:table-cell table:style-name="Tabulka3.A2" office:value-type="string">
            <text:p text:style-name="P74">MinSil</text:p>
          </table:table-cell>
          <table:table-cell table:style-name="Tabulka3.A2" office:value-type="string">
            <text:p text:style-name="P74">Útok</text:p>
          </table:table-cell>
          <table:table-cell table:style-name="Tabulka3.A2" office:value-type="string">
            <text:p text:style-name="P74">Zranění</text:p>
          </table:table-cell>
          <table:table-cell table:style-name="Tabulka3.A2" office:value-type="string">
            <text:p text:style-name="P74"/>
          </table:table-cell>
          <table:table-cell table:style-name="Tabulka3.A2" office:value-type="string">
            <text:p text:style-name="P74">Základní dostřel</text:p>
          </table:table-cell>
          <table:table-cell table:style-name="Tabulka3.A2" office:value-type="string">
            <text:p text:style-name="P74">Cena</text:p>
          </table:table-cell>
        </table:table-row>
        <table:table-row table:style-name="Tabulka3.1">
          <table:table-cell table:style-name="Tabulka3.A3" table:number-columns-spanned="7" office:value-type="string">
            <text:p text:style-name="P87">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9"><text:span text:style-name="T236">Krátký luk</text:span><text:span text:style-name="T234">*</text:span></text:p>
          </table:table-cell>
          <table:table-cell table:style-name="Tabulka3.B4" office:value-type="string">
            <text:p text:style-name="P80">2</text:p>
          </table:table-cell>
          <table:table-cell table:style-name="Tabulka3.B4" office:value-type="string">
            <text:p text:style-name="P74">2</text:p>
          </table:table-cell>
          <table:table-cell table:style-name="Tabulka3.B4" office:value-type="string">
            <text:p text:style-name="P80">4</text:p>
          </table:table-cell>
          <table:table-cell table:style-name="Tabulka3.B4" office:value-type="string">
            <text:p text:style-name="P74"/>
          </table:table-cell>
          <table:table-cell table:style-name="Tabulka3.B4" office:value-type="string">
            <text:p text:style-name="P89"><text:span text:style-name="T236">3*Sil + </text:span><text:span text:style-name="T234">14</text:span></text:p>
          </table:table-cell>
          <table:table-cell table:style-name="Tabulka3.B4" office:value-type="string">
            <text:p text:style-name="P74">1 zl</text:p>
          </table:table-cell>
        </table:table-row>
        <table:table-row table:style-name="Tabulka3.1">
          <table:table-cell table:style-name="Tabulka3.B4" office:value-type="string">
            <text:p text:style-name="P67"><text:span text:style-name="T236">Dlouhý luk</text:span><text:span text:style-name="T234">*</text:span></text:p>
          </table:table-cell>
          <table:table-cell table:style-name="Tabulka3.B4" office:value-type="string">
            <text:p text:style-name="P79">3</text:p>
          </table:table-cell>
          <table:table-cell table:style-name="Tabulka3.B4" office:value-type="string">
            <text:p text:style-name="P73">2</text:p>
          </table:table-cell>
          <table:table-cell table:style-name="Tabulka3.B4" office:value-type="string">
            <text:p text:style-name="P79">5</text:p>
          </table:table-cell>
          <table:table-cell table:style-name="Tabulka3.B4" office:value-type="string">
            <text:p text:style-name="P73"/>
          </table:table-cell>
          <table:table-cell table:style-name="Tabulka3.B4" office:value-type="string">
            <text:p text:style-name="P88"><text:span text:style-name="T236">3*Sil + </text:span><text:span text:style-name="T234">21</text:span></text:p>
          </table:table-cell>
          <table:table-cell table:style-name="Tabulka3.B4" office:value-type="string">
            <text:p text:style-name="P73">2 zl</text:p>
          </table:table-cell>
        </table:table-row>
        <table:table-row table:style-name="Tabulka3.1">
          <table:table-cell table:style-name="Tabulka3.B4" office:value-type="string">
            <text:p text:style-name="P67"><text:span text:style-name="T236">Lehká kuše</text:span><text:span text:style-name="T234">**</text:span></text:p>
          </table:table-cell>
          <table:table-cell table:style-name="Tabulka3.B4" office:value-type="string">
            <text:p text:style-name="P79">0</text:p>
          </table:table-cell>
          <table:table-cell table:style-name="Tabulka3.B4" office:value-type="string">
            <text:p text:style-name="P73">2</text:p>
          </table:table-cell>
          <table:table-cell table:style-name="Tabulka3.B4" office:value-type="string">
            <text:p text:style-name="P79">5</text:p>
          </table:table-cell>
          <table:table-cell table:style-name="Tabulka3.B4" office:value-type="string">
            <text:p text:style-name="P73"/>
          </table:table-cell>
          <table:table-cell table:style-name="Tabulka3.B4" office:value-type="string">
            <text:p text:style-name="P73">20</text:p>
          </table:table-cell>
          <table:table-cell table:style-name="Tabulka3.B4" office:value-type="string">
            <text:p text:style-name="P88"><text:span text:style-name="T234">5</text:span><text:span text:style-name="T236"> zl</text:span></text:p>
          </table:table-cell>
        </table:table-row>
        <table:table-row table:style-name="Tabulka3.1">
          <table:table-cell table:style-name="Tabulka3.B4" office:value-type="string">
            <text:p text:style-name="P67"><text:span text:style-name="T236">Těžká kuše</text:span><text:span text:style-name="T234">***</text:span></text:p>
          </table:table-cell>
          <table:table-cell table:style-name="Tabulka3.B4" office:value-type="string">
            <text:p text:style-name="P79">0</text:p>
          </table:table-cell>
          <table:table-cell table:style-name="Tabulka3.B4" office:value-type="string">
            <text:p text:style-name="P79">1</text:p>
          </table:table-cell>
          <table:table-cell table:style-name="Tabulka3.B4" office:value-type="string">
            <text:p text:style-name="P79">8</text:p>
          </table:table-cell>
          <table:table-cell table:style-name="Tabulka3.B4" office:value-type="string">
            <text:p text:style-name="P73"/>
          </table:table-cell>
          <table:table-cell table:style-name="Tabulka3.B4" office:value-type="string">
            <text:p text:style-name="P73">30</text:p>
          </table:table-cell>
          <table:table-cell table:style-name="Tabulka3.B4" office:value-type="string">
            <text:p text:style-name="P88"><text:span text:style-name="T234">10</text:span><text:span text:style-name="T236"> zl</text:span></text:p>
          </table:table-cell>
        </table:table-row>
        <table:table-row table:style-name="Tabulka3.1">
          <table:table-cell table:style-name="Tabulka3.B4" office:value-type="string">
            <text:p text:style-name="P67"><text:span text:style-name="T236">Foukačka</text:span><text:span text:style-name="T234">****</text:span></text:p>
          </table:table-cell>
          <table:table-cell table:style-name="Tabulka3.B4" office:value-type="string">
            <text:p text:style-name="P73">0</text:p>
          </table:table-cell>
          <table:table-cell table:style-name="Tabulka3.B4" office:value-type="string">
            <text:p text:style-name="P73">1</text:p>
          </table:table-cell>
          <table:table-cell table:style-name="Tabulka3.B4" office:value-type="string">
            <text:p text:style-name="P73">(1)</text:p>
          </table:table-cell>
          <table:table-cell table:style-name="Tabulka3.B4" office:value-type="string">
            <text:p text:style-name="P73"/>
          </table:table-cell>
          <table:table-cell table:style-name="Tabulka3.B4" office:value-type="string">
            <text:p text:style-name="P73">7</text:p>
          </table:table-cell>
          <table:table-cell table:style-name="Tabulka3.B4" office:value-type="string">
            <text:p text:style-name="P73">1 st</text:p>
          </table:table-cell>
        </table:table-row>
        <table:table-row table:style-name="Tabulka3.1">
          <table:table-cell table:style-name="Tabulka3.B4" office:value-type="string">
            <text:p text:style-name="P71">Prak</text:p>
          </table:table-cell>
          <table:table-cell table:style-name="Tabulka3.B4" office:value-type="string">
            <text:p text:style-name="P79">0</text:p>
          </table:table-cell>
          <table:table-cell table:style-name="Tabulka3.B4" office:value-type="string">
            <text:p text:style-name="P73">0</text:p>
          </table:table-cell>
          <table:table-cell table:style-name="Tabulka3.B4" office:value-type="string">
            <text:p text:style-name="P79">3</text:p>
          </table:table-cell>
          <table:table-cell table:style-name="Tabulka3.B4" office:value-type="string">
            <text:p text:style-name="P73"/>
          </table:table-cell>
          <table:table-cell table:style-name="Tabulka3.B4" office:value-type="string">
            <text:p text:style-name="P73">10</text:p>
          </table:table-cell>
          <table:table-cell table:style-name="Tabulka3.B4" office:value-type="string">
            <text:p text:style-name="P79">2 dn</text:p>
          </table:table-cell>
        </table:table-row>
        <table:table-row table:style-name="Tabulka3.1">
          <table:table-cell table:style-name="Tabulka3.B4" office:value-type="string">
            <text:p text:style-name="P71">Tyčový prak</text:p>
          </table:table-cell>
          <table:table-cell table:style-name="Tabulka3.B4" office:value-type="string">
            <text:p text:style-name="P79">1</text:p>
          </table:table-cell>
          <table:table-cell table:style-name="Tabulka3.B4" office:value-type="string">
            <text:p text:style-name="P73">0</text:p>
          </table:table-cell>
          <table:table-cell table:style-name="Tabulka3.B4" office:value-type="string">
            <text:p text:style-name="P79">4</text:p>
          </table:table-cell>
          <table:table-cell table:style-name="Tabulka3.B4" office:value-type="string">
            <text:p text:style-name="P73"/>
          </table:table-cell>
          <table:table-cell table:style-name="Tabulka3.B4" office:value-type="string">
            <text:p text:style-name="P73">12</text:p>
          </table:table-cell>
          <table:table-cell table:style-name="Tabulka3.B4" office:value-type="string">
            <text:p text:style-name="P79">3 dn</text:p>
          </table:table-cell>
        </table:table-row>
        <table:table-row table:style-name="Tabulka3.1">
          <table:table-cell table:style-name="Tabulka3.A11" table:number-columns-spanned="7" office:value-type="string">
            <text:p text:style-name="P87">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72">Vrhací šipka</text:p>
          </table:table-cell>
          <table:table-cell table:style-name="Tabulka3.B4" office:value-type="string">
            <text:p text:style-name="P80">0</text:p>
          </table:table-cell>
          <table:table-cell table:style-name="Tabulka3.B4" office:value-type="string">
            <text:p text:style-name="P74">1</text:p>
          </table:table-cell>
          <table:table-cell table:style-name="Tabulka3.B4" office:value-type="string">
            <text:p text:style-name="P80">2</text:p>
          </table:table-cell>
          <table:table-cell table:style-name="Tabulka3.B4" office:value-type="string">
            <text:p text:style-name="P74"/>
          </table:table-cell>
          <table:table-cell table:style-name="Tabulka3.B4" office:value-type="string">
            <text:p text:style-name="P89"><text:span text:style-name="T236">Sil + </text:span><text:span text:style-name="T234">6</text:span></text:p>
          </table:table-cell>
          <table:table-cell table:style-name="Tabulka3.B4" office:value-type="string">
            <text:p text:style-name="P89"><text:span text:style-name="T234">4</text:span><text:span text:style-name="T236"> </text:span><text:span text:style-name="T234">dn</text:span></text:p>
          </table:table-cell>
        </table:table-row>
        <table:table-row table:style-name="Tabulka3.1">
          <table:table-cell table:style-name="Tabulka3.B4" office:value-type="string">
            <text:p text:style-name="P71">Kámen</text:p>
          </table:table-cell>
          <table:table-cell table:style-name="Tabulka3.B4" office:value-type="string">
            <text:p text:style-name="P79">1</text:p>
          </table:table-cell>
          <table:table-cell table:style-name="Tabulka3.B4" office:value-type="string">
            <text:p text:style-name="P73">0</text:p>
          </table:table-cell>
          <table:table-cell table:style-name="Tabulka3.B4" office:value-type="string">
            <text:p text:style-name="P79">3</text:p>
          </table:table-cell>
          <table:table-cell table:style-name="Tabulka3.B4" office:value-type="string">
            <text:p text:style-name="P73"/>
          </table:table-cell>
          <table:table-cell table:style-name="Tabulka3.B4" office:value-type="string">
            <text:p text:style-name="P88"><text:span text:style-name="T236">Sil + </text:span><text:span text:style-name="T234">5</text:span></text:p>
          </table:table-cell>
          <table:table-cell table:style-name="Tabulka3.B4" office:value-type="string">
            <text:p text:style-name="P73">-</text:p>
          </table:table-cell>
        </table:table-row>
        <table:table-row table:style-name="Tabulka3.14">
          <table:table-cell table:style-name="Tabulka3.B4" office:value-type="string">
            <text:p text:style-name="P69"><text:span text:style-name="T236">Oštěp</text:span><text:span text:style-name="T234">+</text:span></text:p>
          </table:table-cell>
          <table:table-cell table:style-name="Tabulka3.B4" office:value-type="string">
            <text:p text:style-name="P80">2</text:p>
          </table:table-cell>
          <table:table-cell table:style-name="Tabulka3.B4" office:value-type="string">
            <text:p text:style-name="P74">1</text:p>
          </table:table-cell>
          <table:table-cell table:style-name="Tabulka3.B4" office:value-type="string">
            <text:p text:style-name="P80">5</text:p>
          </table:table-cell>
          <table:table-cell table:style-name="Tabulka3.B4" office:value-type="string">
            <text:p text:style-name="P74"/>
          </table:table-cell>
          <table:table-cell table:style-name="Tabulka3.B4" office:value-type="string">
            <text:p text:style-name="P89"><text:span text:style-name="T236">2*Sil + </text:span><text:span text:style-name="T234">6</text:span></text:p>
          </table:table-cell>
          <table:table-cell table:style-name="Tabulka3.B4" office:value-type="string">
            <text:p text:style-name="P89"><text:span text:style-name="T234">2</text:span><text:span text:style-name="T236"> st</text:span></text:p>
          </table:table-cell>
        </table:table-row>
        <table:table-row table:style-name="Tabulka3.1">
          <table:table-cell table:style-name="Tabulka3.B4" office:value-type="string">
            <text:p text:style-name="P72">Hvězdice</text:p>
          </table:table-cell>
          <table:table-cell table:style-name="Tabulka3.B4" office:value-type="string">
            <text:p text:style-name="P80">0</text:p>
          </table:table-cell>
          <table:table-cell table:style-name="Tabulka3.B4" office:value-type="string">
            <text:p text:style-name="P74">1</text:p>
          </table:table-cell>
          <table:table-cell table:style-name="Tabulka3.B4" office:value-type="string">
            <text:p text:style-name="P80">2</text:p>
          </table:table-cell>
          <table:table-cell table:style-name="Tabulka3.B4" office:value-type="string">
            <text:p text:style-name="P74"/>
          </table:table-cell>
          <table:table-cell table:style-name="Tabulka3.B4" office:value-type="string">
            <text:p text:style-name="P89"><text:span text:style-name="T236">Sil + </text:span><text:span text:style-name="T234">4</text:span></text:p>
          </table:table-cell>
          <table:table-cell table:style-name="Tabulka3.B4" office:value-type="string">
            <text:p text:style-name="P89"><text:span text:style-name="T236">2 </text:span><text:span text:style-name="T234">dn</text:span></text:p>
          </table:table-cell>
        </table:table-row>
        <table:table-row table:style-name="Tabulka3.1">
          <table:table-cell table:style-name="Tabulka3.B4" office:value-type="string">
            <text:p text:style-name="P78">Vrhací disk /* chakram */</text:p>
          </table:table-cell>
          <table:table-cell table:style-name="Tabulka3.B4" office:value-type="string">
            <text:p text:style-name="P79">2</text:p>
          </table:table-cell>
          <table:table-cell table:style-name="Tabulka3.B4" office:value-type="string">
            <text:p text:style-name="P79">1</text:p>
          </table:table-cell>
          <table:table-cell table:style-name="Tabulka3.B4" office:value-type="string">
            <text:p text:style-name="P79">4</text:p>
          </table:table-cell>
          <table:table-cell table:style-name="Tabulka3.B4" office:value-type="string">
            <text:p text:style-name="P73"/>
          </table:table-cell>
          <table:table-cell table:style-name="Tabulka3.B4" office:value-type="string">
            <text:p text:style-name="P82">Sil + 6</text:p>
          </table:table-cell>
          <table:table-cell table:style-name="Tabulka3.B4" office:value-type="string">
            <text:p text:style-name="P82">2 zl</text:p>
          </table:table-cell>
        </table:table-row>
        <table:table-row table:style-name="Tabulka3.1">
          <table:table-cell table:style-name="Tabulka3.B4" office:value-type="string">
            <text:p text:style-name="P71">Vrhací dýka</text:p>
          </table:table-cell>
          <table:table-cell table:style-name="Tabulka3.B4" office:value-type="string">
            <text:p text:style-name="P79">1</text:p>
          </table:table-cell>
          <table:table-cell table:style-name="Tabulka3.B4" office:value-type="string">
            <text:p text:style-name="P73">1</text:p>
          </table:table-cell>
          <table:table-cell table:style-name="Tabulka3.B4" office:value-type="string">
            <text:p text:style-name="P79">3</text:p>
          </table:table-cell>
          <table:table-cell table:style-name="Tabulka3.B4" office:value-type="string">
            <text:p text:style-name="P73"/>
          </table:table-cell>
          <table:table-cell table:style-name="Tabulka3.B4" office:value-type="string">
            <text:p text:style-name="P88"><text:span text:style-name="T236">Sil + </text:span><text:span text:style-name="T234">5</text:span></text:p>
          </table:table-cell>
          <table:table-cell table:style-name="Tabulka3.B4" office:value-type="string">
            <text:p text:style-name="P88"><text:span text:style-name="T234">2</text:span><text:span text:style-name="T236"> st</text:span></text:p>
          </table:table-cell>
        </table:table-row>
        <table:table-row table:style-name="Tabulka3.1">
          <table:table-cell table:style-name="Tabulka3.A18" office:value-type="string">
            <text:p text:style-name="P72">Vrhací sekera</text:p>
          </table:table-cell>
          <table:table-cell table:style-name="Tabulka3.A18" office:value-type="string">
            <text:p text:style-name="P80">3</text:p>
          </table:table-cell>
          <table:table-cell table:style-name="Tabulka3.A18" office:value-type="string">
            <text:p text:style-name="P74">0</text:p>
          </table:table-cell>
          <table:table-cell table:style-name="Tabulka3.A18" office:value-type="string">
            <text:p text:style-name="P80">6</text:p>
          </table:table-cell>
          <table:table-cell table:style-name="Tabulka3.A18" office:value-type="string">
            <text:p text:style-name="P74"/>
          </table:table-cell>
          <table:table-cell table:style-name="Tabulka3.A18" office:value-type="string">
            <text:p text:style-name="P89"><text:span text:style-name="T236">Sil + </text:span><text:span text:style-name="T234">3</text:span></text:p>
          </table:table-cell>
          <table:table-cell table:style-name="Tabulka3.A18" office:value-type="string">
            <text:p text:style-name="P89"><text:span text:style-name="T234">3</text:span><text:span text:style-name="T236"> st</text:span></text:p>
          </table:table-cell>
        </table:table-row>
      </table:table>
      <text:p text:style-name="P70"/>
      <text:p text:style-name="P65"/>
      <text:p text:style-name="P65"/>
      <text:p text:style-name="P65"/>
      <text:p text:style-name="P65"/>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11729977074465" text:continue-numbering="true" text:style-name="WWNum1">
              <text:list-item>
                <text:list>
                  <text:list-item>
                    <text:h text:style-name="P259" text:outline-level="2"><text:span text:style-name="T236">Ceník –</text:span><text:span text:style-name="T234">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11729589045102" text:continue-numbering="true" text:style-name="WWNum1">
              <text:list-item>
                <text:list>
                  <text:list-item>
                    <text:list>
                      <text:list-item>
                        <text:list>
                          <text:list-item>
                            <text:list>
                              <text:list-item>
                                <text:list>
                                  <text:list-item>
                                    <text:list>
                                      <text:list-item>
                                        <text:list>
                                          <text:list-item>
                                            <text:h text:style-name="P289"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8">Žebřiňák</text:p>
          </table:table-cell>
          <table:table-cell table:style-name="Tabulka4.A3" office:value-type="string">
            <text:p text:style-name="P108">2 zl</text:p>
          </table:table-cell>
        </table:table-row>
        <table:table-row table:style-name="Tabulka4.1">
          <table:table-cell table:style-name="Tabulka4.A3" office:value-type="string">
            <text:p text:style-name="P97">Vůz (cestovní s plachtou)</text:p>
          </table:table-cell>
          <table:table-cell table:style-name="Tabulka4.A3" office:value-type="string">
            <text:p text:style-name="P107">3 zl</text:p>
          </table:table-cell>
        </table:table-row>
        <table:table-row table:style-name="Tabulka4.1">
          <table:table-cell table:style-name="Tabulka4.A3" office:value-type="string">
            <text:p text:style-name="P90"><text:span text:style-name="T236">Kočár </text:span><text:span text:style-name="T234">otevřený, běžný</text:span></text:p>
          </table:table-cell>
          <table:table-cell table:style-name="Tabulka4.A3" office:value-type="string">
            <text:p text:style-name="P92"><text:span text:style-name="T244">6</text:span><text:span text:style-name="T240"> zl</text:span></text:p>
          </table:table-cell>
        </table:table-row>
        <table:table-row table:style-name="Tabulka4.1">
          <table:table-cell table:style-name="Tabulka4.A3" office:value-type="string">
            <text:p text:style-name="P90"><text:span text:style-name="T236">Kočár </text:span><text:span text:style-name="T234">otevřený, luxusní</text:span></text:p>
          </table:table-cell>
          <table:table-cell table:style-name="Tabulka4.A3" office:value-type="string">
            <text:p text:style-name="P95">20 zl</text:p>
          </table:table-cell>
        </table:table-row>
        <table:table-row table:style-name="Tabulka4.1">
          <table:table-cell table:style-name="Tabulka4.A3" office:value-type="string">
            <text:p text:style-name="P112">Kočár uzavřený, běžný</text:p>
          </table:table-cell>
          <table:table-cell table:style-name="Tabulka4.A3" office:value-type="string">
            <text:p text:style-name="P110">10 zl</text:p>
          </table:table-cell>
        </table:table-row>
        <table:table-row table:style-name="Tabulka4.1">
          <table:table-cell table:style-name="Tabulka4.A3" office:value-type="string">
            <text:p text:style-name="P112">Kočár uzavřený, luxusní</text:p>
          </table:table-cell>
          <table:table-cell table:style-name="Tabulka4.A3" office:value-type="string">
            <text:p text:style-name="P110">30 zl</text:p>
          </table:table-cell>
        </table:table-row>
        <table:table-row table:style-name="Tabulka4.1">
          <table:table-cell table:style-name="Tabulka4.A3" office:value-type="string">
            <text:p text:style-name="P97">Válečný vůz</text:p>
          </table:table-cell>
          <table:table-cell table:style-name="Tabulka4.A3" office:value-type="string">
            <text:p text:style-name="P107">5 zl</text:p>
          </table:table-cell>
        </table:table-row>
        <table:table-row table:style-name="Tabulka4.1">
          <table:table-cell table:style-name="Tabulka4.A3" office:value-type="string">
            <text:p text:style-name="P97">Pramice</text:p>
          </table:table-cell>
          <table:table-cell table:style-name="Tabulka4.A3" office:value-type="string">
            <text:p text:style-name="P107">1 zl</text:p>
          </table:table-cell>
        </table:table-row>
        <table:table-row table:style-name="Tabulka4.1">
          <table:table-cell table:style-name="Tabulka4.A3" office:value-type="string">
            <text:p text:style-name="P97">Kanoe</text:p>
          </table:table-cell>
          <table:table-cell table:style-name="Tabulka4.A3" office:value-type="string">
            <text:p text:style-name="P107">1 zl</text:p>
          </table:table-cell>
        </table:table-row>
        <table:table-row table:style-name="Tabulka4.1">
          <table:table-cell table:style-name="Tabulka4.A3" table:number-columns-spanned="2" office:value-type="string">
            <text:list xml:id="list111728523967968" text:continue-numbering="true" text:style-name="WWNum1">
              <text:list-item>
                <text:list>
                  <text:list-item>
                    <text:list>
                      <text:list-item>
                        <text:list>
                          <text:list-item>
                            <text:list>
                              <text:list-item>
                                <text:list>
                                  <text:list-item>
                                    <text:list>
                                      <text:list-item>
                                        <text:list>
                                          <text:list-item>
                                            <text:h text:style-name="P290"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9">Léčivý lektvar</text:p>
          </table:table-cell>
          <table:table-cell table:style-name="Tabulka4.A3" office:value-type="string">
            <text:p text:style-name="P93"><text:span text:style-name="T233">1 st * hodnocení</text:span><text:span text:style-name="T248">2</text:span></text:p>
          </table:table-cell>
        </table:table-row>
        <table:table-row table:style-name="Tabulka4.1">
          <table:table-cell table:style-name="Tabulka4.A3" office:value-type="string">
            <text:p text:style-name="P94">Hojivá mast</text:p>
          </table:table-cell>
          <table:table-cell table:style-name="Tabulka4.A3" office:value-type="string">
            <text:p text:style-name="P92"><text:span text:style-name="T233">5 dn * hodnocení</text:span><text:span text:style-name="T248">2</text:span></text:p>
          </table:table-cell>
        </table:table-row>
        <table:table-row table:style-name="Tabulka4.1">
          <table:table-cell table:style-name="Tabulka4.A3" office:value-type="string">
            <text:p text:style-name="P94">Lektvar na hojení otevřených zranění</text:p>
          </table:table-cell>
          <table:table-cell table:style-name="Tabulka4.A3" office:value-type="string">
            <text:p text:style-name="P92"><text:span text:style-name="T233">2 st * hodnocení</text:span><text:span text:style-name="T248">2</text:span></text:p>
          </table:table-cell>
        </table:table-row>
        <table:table-row table:style-name="Tabulka4.1">
          <table:table-cell table:style-name="Tabulka4.A3" office:value-type="string">
            <text:p text:style-name="P94">Odvar na hojení otevřených zranění</text:p>
          </table:table-cell>
          <table:table-cell table:style-name="Tabulka4.A3" office:value-type="string">
            <text:p text:style-name="P92"><text:span text:style-name="T233">1 st * hodnocení</text:span><text:span text:style-name="T248">2</text:span></text:p>
          </table:table-cell>
        </table:table-row>
        <table:table-row table:style-name="Tabulka4.1">
          <table:table-cell table:style-name="Tabulka4.A3" office:value-type="string">
            <text:p text:style-name="P94">Lektvar na hojení vnitřních zranění a zlomenin</text:p>
          </table:table-cell>
          <table:table-cell table:style-name="Tabulka4.A3" office:value-type="string">
            <text:p text:style-name="P92"><text:span text:style-name="T233">3 st * hodnocení</text:span><text:span text:style-name="T248">2</text:span></text:p>
          </table:table-cell>
        </table:table-row>
        <table:table-row table:style-name="Tabulka4.1">
          <table:table-cell table:style-name="Tabulka4.A3" office:value-type="string">
            <text:p text:style-name="P94">Odvar na hojení vnitřních zranění a zlomenin</text:p>
          </table:table-cell>
          <table:table-cell table:style-name="Tabulka4.A3" office:value-type="string">
            <text:p text:style-name="P92"><text:span text:style-name="T233">2 st * hodnocení</text:span><text:span text:style-name="T248">2</text:span></text:p>
          </table:table-cell>
        </table:table-row>
        <table:table-row table:style-name="Tabulka4.1">
          <table:table-cell table:style-name="Tabulka4.A3" office:value-type="string">
            <text:p text:style-name="P94">Tinktura na popáleniny a omrzliny</text:p>
          </table:table-cell>
          <table:table-cell table:style-name="Tabulka4.A3" office:value-type="string">
            <text:p text:style-name="P92"><text:span text:style-name="T233">3 st * hodnocení</text:span><text:span text:style-name="T248">2</text:span></text:p>
          </table:table-cell>
        </table:table-row>
        <table:table-row table:style-name="Tabulka4.1">
          <table:table-cell table:style-name="Tabulka4.A3" office:value-type="string">
            <text:p text:style-name="P94">Mast na popáleniny a omrzliny</text:p>
          </table:table-cell>
          <table:table-cell table:style-name="Tabulka4.A3" office:value-type="string">
            <text:p text:style-name="P92"><text:span text:style-name="T233">2 st * hodnocení</text:span><text:span text:style-name="T248">2</text:span></text:p>
          </table:table-cell>
        </table:table-row>
        <table:table-row table:style-name="Tabulka4.1">
          <table:table-cell table:style-name="Tabulka4.A21" office:value-type="string">
            <text:p text:style-name="P98"/>
          </table:table-cell>
          <table:table-cell table:style-name="Tabulka4.A21" office:value-type="string">
            <text:p text:style-name="P96"/>
          </table:table-cell>
        </table:table-row>
      </table:table>
      <text:p text:style-name="P70"/>
      <text:p text:style-name="P65"/>
      <text:p text:style-name="P65"/>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11729568472584" text:continue-numbering="true" text:style-name="WWNum1">
              <text:list-item>
                <text:list>
                  <text:list-item>
                    <text:h text:style-name="P260"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100"/>
          </table:table-cell>
          <table:table-cell table:style-name="Tabulka5.A2" office:value-type="string">
            <text:p text:style-name="P100">Cena</text:p>
          </table:table-cell>
          <table:table-cell table:style-name="Tabulka5.A2" office:value-type="string">
            <text:p text:style-name="P93"><text:span text:style-name="T236">Vá</text:span><text:soft-page-break/><text:span text:style-name="T236">ha</text:span></text:p>
          </table:table-cell>
          <table:table-cell table:style-name="Tabulka5.A2" office:value-type="string">
            <text:p text:style-name="P100"/>
          </table:table-cell>
          <table:table-cell table:style-name="Tabulka5.A2" office:value-type="string">
            <text:p text:style-name="P100"/>
          </table:table-cell>
          <table:table-cell table:style-name="Tabulka5.A2" office:value-type="string">
            <text:p text:style-name="P100">Cena</text:p>
          </table:table-cell>
          <table:table-cell table:style-name="Tabulka5.A2" office:value-type="string">
            <text:p text:style-name="P93"><text:span text:style-name="T236">Váh</text:span><text:soft-page-break/><text:span text:style-name="T236">a</text:span></text:p>
          </table:table-cell>
        </table:table-row>
        <table:table-row table:style-name="Tabulka5.1">
          <table:table-cell table:style-name="Tabulka5.A3" office:value-type="string">
            <text:list xml:id="list111729317264855" text:continue-numbering="true" text:style-name="WWNum1">
              <text:list-item>
                <text:list>
                  <text:list-item>
                    <text:list>
                      <text:list-item>
                        <text:h text:style-name="P269" text:outline-level="3">Šatstvo</text:h>
                      </text:list-item>
                    </text:list>
                  </text:list-item>
                </text:list>
              </text:list-item>
            </text:list>
          </table:table-cell>
          <table:table-cell table:style-name="Tabulka5.B3" office:value-type="string">
            <text:p text:style-name="P103"/>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list xml:id="list111730183287935" text:continue-numbering="true" text:style-name="WWNum1">
              <text:list-item>
                <text:list>
                  <text:list-item>
                    <text:list>
                      <text:list-item>
                        <text:h text:style-name="P269" text:outline-level="3">Přeprava</text:h>
                      </text:list-item>
                    </text:list>
                  </text:list-item>
                </text:list>
              </text:list-item>
            </text:list>
          </table:table-cell>
          <table:table-cell table:style-name="Tabulka5.B3" office:value-type="string">
            <text:p text:style-name="P103"/>
          </table:table-cell>
          <table:table-cell table:style-name="Tabulka5.B3" office:value-type="string">
            <text:p text:style-name="P103"/>
          </table:table-cell>
        </table:table-row>
        <table:table-row table:style-name="Tabulka5.1">
          <table:table-cell table:style-name="Tabulka5.B3" office:value-type="string">
            <text:p text:style-name="P101">Žebrácké hadry</text:p>
          </table:table-cell>
          <table:table-cell table:style-name="Tabulka5.B3" office:value-type="string">
            <text:p text:style-name="P105">2 dn</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101">Místo v dostavníku (1 den cesty)</text:p>
          </table:table-cell>
          <table:table-cell table:style-name="Tabulka5.B3" office:value-type="string">
            <text:p text:style-name="P92"><text:span text:style-name="T242">4</text:span><text:span text:style-name="T239"> dn</text:span></text:p>
          </table:table-cell>
          <table:table-cell table:style-name="Tabulka5.B3" office:value-type="string">
            <text:p text:style-name="P102"/>
          </table:table-cell>
        </table:table-row>
        <table:table-row table:style-name="Tabulka5.1">
          <table:table-cell table:style-name="Tabulka5.B3" office:value-type="string">
            <text:p text:style-name="P90"><text:span text:style-name="T241">Chudinské</text:span><text:span text:style-name="T238"> – letní</text:span></text:p>
          </table:table-cell>
          <table:table-cell table:style-name="Tabulka5.B3" office:value-type="string">
            <text:p text:style-name="P105">8 st</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101">Místo na říční lodi (1 den cesty)</text:p>
          </table:table-cell>
          <table:table-cell table:style-name="Tabulka5.B3" office:value-type="string">
            <text:p text:style-name="P92"><text:span text:style-name="T242">2</text:span><text:span text:style-name="T239"> dn</text:span></text:p>
          </table:table-cell>
          <table:table-cell table:style-name="Tabulka5.B3" office:value-type="string">
            <text:p text:style-name="P102"/>
          </table:table-cell>
        </table:table-row>
        <table:table-row table:style-name="Tabulka5.1">
          <table:table-cell table:style-name="Tabulka5.B3" office:value-type="string">
            <text:p text:style-name="P90"><text:span text:style-name="T241">Chudinské</text:span><text:span text:style-name="T238"> – zimní</text:span></text:p>
          </table:table-cell>
          <table:table-cell table:style-name="Tabulka5.B3" office:value-type="string">
            <text:p text:style-name="P105">1 zl, 2 st</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101">Místo na námořní lodi (1 den cesty)</text:p>
          </table:table-cell>
          <table:table-cell table:style-name="Tabulka5.B3" office:value-type="string">
            <text:p text:style-name="P92"><text:span text:style-name="T242">6</text:span><text:span text:style-name="T239"> dn</text:span></text:p>
          </table:table-cell>
          <table:table-cell table:style-name="Tabulka5.B3" office:value-type="string">
            <text:p text:style-name="P102"/>
          </table:table-cell>
        </table:table-row>
        <table:table-row table:style-name="Tabulka5.1">
          <table:table-cell table:style-name="Tabulka5.B3" office:value-type="string">
            <text:p text:style-name="P90"><text:span text:style-name="T241">Dobré</text:span><text:span text:style-name="T238"> – letní</text:span></text:p>
          </table:table-cell>
          <table:table-cell table:style-name="Tabulka5.B3" office:value-type="string">
            <text:p text:style-name="P105">4 zl</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101">Vozka s vozem (na 1 den)</text:p>
          </table:table-cell>
          <table:table-cell table:style-name="Tabulka5.B3" office:value-type="string">
            <text:p text:style-name="P92"><text:span text:style-name="T242">2</text:span><text:span text:style-name="T239"> st</text:span></text:p>
          </table:table-cell>
          <table:table-cell table:style-name="Tabulka5.B3" office:value-type="string">
            <text:p text:style-name="P102"/>
          </table:table-cell>
        </table:table-row>
        <table:table-row table:style-name="Tabulka5.1">
          <table:table-cell table:style-name="Tabulka5.B3" office:value-type="string">
            <text:p text:style-name="P90"><text:span text:style-name="T241">Dobré</text:span><text:span text:style-name="T238"> – zimní</text:span></text:p>
          </table:table-cell>
          <table:table-cell table:style-name="Tabulka5.B3" office:value-type="string">
            <text:p text:style-name="P105">6 zl</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116">Dobré – ke zbroji</text:p>
          </table:table-cell>
          <table:table-cell table:style-name="Tabulka5.B3" office:value-type="string">
            <text:p text:style-name="P105">2 zl</text:p>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0">
          <table:table-cell table:style-name="Tabulka5.B3" office:value-type="string">
            <text:p text:style-name="P91"><text:span text:style-name="T238">Honosné – letn</text:span><text:span text:style-name="T241">í</text:span></text:p>
          </table:table-cell>
          <table:table-cell table:style-name="Tabulka5.B3" office:value-type="string">
            <text:p text:style-name="P106">12 zl</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100"/>
          </table:table-cell>
        </table:table-row>
        <table:table-row table:style-name="Tabulka5.1">
          <table:table-cell table:style-name="Tabulka5.B3" office:value-type="string">
            <text:p text:style-name="P104">Honosné – zimní</text:p>
          </table:table-cell>
          <table:table-cell table:style-name="Tabulka5.B3" office:value-type="string">
            <text:p text:style-name="P106">18 zl</text:p>
          </table:table-cell>
          <table:table-cell table:style-name="Tabulka5.B3" office:value-type="string">
            <text:p text:style-name="P100"/>
          </table:table-cell>
          <table:table-cell table:style-name="Tabulka5.B3" office:value-type="string">
            <text:p text:style-name="P100"/>
          </table:table-cell>
          <table:table-cell table:style-name="Tabulka5.B3" office:value-type="string">
            <text:p text:style-name="P98"/>
          </table:table-cell>
          <table:table-cell table:style-name="Tabulka5.B3" office:value-type="string">
            <text:p text:style-name="P100"/>
          </table:table-cell>
          <table:table-cell table:style-name="Tabulka5.B3" office:value-type="string">
            <text:p text:style-name="P100"/>
          </table:table-cell>
        </table:table-row>
        <table:table-row table:style-name="Tabulka5.1">
          <table:table-cell table:style-name="Tabulka5.B3" office:value-type="string">
            <text:p text:style-name="P90"><text:span text:style-name="T238">Honosné </text:span><text:span text:style-name="T241">–</text:span><text:span text:style-name="T238"> </text:span><text:span text:style-name="T241">ke zbroji</text:span></text:p>
          </table:table-cell>
          <table:table-cell table:style-name="Tabulka5.B3" office:value-type="string">
            <text:p text:style-name="P92"><text:span text:style-name="T242">6</text:span><text:span text:style-name="T239"> zl</text:span></text:p>
          </table:table-cell>
          <table:table-cell table:style-name="Tabulka5.B3" office:value-type="string">
            <text:p text:style-name="P99"/>
          </table:table-cell>
          <table:table-cell table:style-name="Tabulka5.B3" office:value-type="string">
            <text:p text:style-name="P70"/>
          </table:table-cell>
          <table:table-cell table:style-name="Tabulka5.B3" office:value-type="string">
            <text:p text:style-name="P70"/>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0"><text:span text:style-name="T241">Luxusní</text:span><text:span text:style-name="T238"> – letní</text:span></text:p>
          </table:table-cell>
          <table:table-cell table:style-name="Tabulka5.B3" office:value-type="string">
            <text:p text:style-name="P92"><text:span text:style-name="T239">40</text:span><text:span text:style-name="T242">+</text:span><text:span text:style-name="T239">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9"/>
          </table:table-cell>
        </table:table-row>
        <table:table-row table:style-name="Tabulka5.1">
          <table:table-cell table:style-name="Tabulka5.B3" office:value-type="string">
            <text:p text:style-name="P90"><text:span text:style-name="T241">Luxusní</text:span><text:span text:style-name="T238"> – zimní</text:span></text:p>
          </table:table-cell>
          <table:table-cell table:style-name="Tabulka5.B3" office:value-type="string">
            <text:p text:style-name="P92"><text:span text:style-name="T239">60</text:span><text:span text:style-name="T242">+</text:span><text:span text:style-name="T239">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16">Luxusní – ke zbroji</text:p>
          </table:table-cell>
          <table:table-cell table:style-name="Tabulka5.B3" office:value-type="string">
            <text:p text:style-name="P92"><text:span text:style-name="T242">20</text:span><text:span text:style-name="T239">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466640835"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12"/>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112"/>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list xml:id="list111730233424146"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list xml:id="list111728390663977"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list xml:id="list111729106060609"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296314985"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ext:soft-page-break/>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list xml:id="list111728746859871"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Kůň - jezdecký</text:p>
          </table:table-cell>
          <table:table-cell table:style-name="Tabulka5.B3" office:value-type="string">
            <text:p text:style-name="P92"><text:span text:style-name="T242">10</text:span><text:span text:style-name="T239">-50 zl</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Kůň - válečný</text:p>
          </table:table-cell>
          <table:table-cell table:style-name="Tabulka5.B3" office:value-type="string">
            <text:p text:style-name="P105">60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
          </table:table-cell>
          <table:table-cell table:style-name="Tabulka5.B3" office:value-type="string">
            <text:p text:style-name="P10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490407090" text:continue-numbering="true" text:style-name="WWNum1">
              <text:list-item>
                <text:list>
                  <text:list-item>
                    <text:list>
                      <text:list-item>
                        <text:h text:style-name="P269" text:outline-level="3">Jezdecké doplňky/služby</text:h>
                      </text:list-item>
                    </text:list>
                  </text:list-item>
                </text:list>
              </text:list-item>
            </text:list>
          </table:table-cell>
          <table:table-cell table:style-name="Tabulka5.B3" office:value-type="string">
            <text:p text:style-name="P102"/>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Postroj a sedlo</text:p>
          </table:table-cell>
          <table:table-cell table:style-name="Tabulka5.B3" office:value-type="string">
            <text:p text:style-name="P92"><text:span text:style-name="T242">5</text:span><text:span text:style-name="T239"> 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Sedlové brašny</text:p>
          </table:table-cell>
          <table:table-cell table:style-name="Tabulka5.B3" office:value-type="string">
            <text:p text:style-name="P92"><text:span text:style-name="T242">5</text:span><text:span text:style-name="T239"> 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Píce pro koně (na 1 den)</text:p>
          </table:table-cell>
          <table:table-cell table:style-name="Tabulka5.B3" office:value-type="string">
            <text:p text:style-name="P117">2 d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Podkova + kovář</text:p>
          </table:table-cell>
          <table:table-cell table:style-name="Tabulka5.B3" office:value-type="string">
            <text:p text:style-name="P105">5 d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Jho</text:p>
          </table:table-cell>
          <table:table-cell table:style-name="Tabulka5.B3" office:value-type="string">
            <text:p text:style-name="P92"><text:span text:style-name="T242">8</text:span><text:span text:style-name="T239"> dn</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8224318184" text:continue-numbering="true" text:style-name="WWNum1">
              <text:list-item>
                <text:list>
                  <text:list-item>
                    <text:list>
                      <text:list-item>
                        <text:h text:style-name="P269" text:outline-level="3">Dopravní prostředky</text:h>
                      </text:list-item>
                    </text:list>
                  </text:list-item>
                </text:list>
              </text:list-item>
            </text:list>
          </table:table-cell>
          <table:table-cell table:style-name="Tabulka5.B3" office:value-type="string">
            <text:p text:style-name="P102"/>
          </table:table-cell>
          <table:table-cell table:style-name="Tabulka5.B3" office:value-type="string">
            <text:p text:style-name="P99"/>
          </table:table-cell>
        </table:table-row>
        <table:table-row table:style-name="Tabulka5.1">
          <table:table-cell table:style-name="Tabulka5.B3" office:value-type="string">
            <text:list xml:id="list111729401490188" text:continue-numbering="true" text:style-name="WWNum1">
              <text:list-item>
                <text:list>
                  <text:list-item>
                    <text:list>
                      <text:list-item>
                        <text:h text:style-name="P278"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Žebřiňák</text:p>
          </table:table-cell>
          <table:table-cell table:style-name="Tabulka5.B3" office:value-type="string">
            <text:p text:style-name="P105">2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Vůz (cestovní s plachtou)</text:p>
          </table:table-cell>
          <table:table-cell table:style-name="Tabulka5.B3" office:value-type="string">
            <text:p text:style-name="P105">3 zl</text:p>
          </table:table-cell>
          <table:table-cell table:style-name="Tabulka5.B3" office:value-type="string">
            <text:p text:style-name="P99"/>
          </table:table-cell>
        </table:table-row>
        <table:table-row table:style-name="Tabulka5.1">
          <table:table-cell table:style-name="Tabulka5.B3" office:value-type="string">
            <text:p text:style-name="P94"/>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8">Kočár </text:span><text:span text:style-name="T241">otevřený</text:span></text:p>
          </table:table-cell>
          <table:table-cell table:style-name="Tabulka5.B3" office:value-type="string">
            <text:p text:style-name="P92"><text:span text:style-name="T242">6-20</text:span><text:span text:style-name="T239"> zl</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6">Kočár uzavřený</text:p>
          </table:table-cell>
          <table:table-cell table:style-name="Tabulka5.B3" office:value-type="string">
            <text:p text:style-name="P118">10-30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11"/>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Válečný vůz</text:p>
          </table:table-cell>
          <table:table-cell table:style-name="Tabulka5.B3" office:value-type="string">
            <text:p text:style-name="P105">5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Pramice</text:p>
          </table:table-cell>
          <table:table-cell table:style-name="Tabulka5.B3" office:value-type="string">
            <text:p text:style-name="P105">1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Kanoe</text:p>
          </table:table-cell>
          <table:table-cell table:style-name="Tabulka5.B3" office:value-type="string">
            <text:p text:style-name="P105">1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194504590" text:continue-numbering="true" text:style-name="WWNum1">
              <text:list-item>
                <text:list>
                  <text:list-item>
                    <text:list>
                      <text:list-item>
                        <text:h text:style-name="P270" text:outline-level="3">Nádoby a měch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8">Džbán (na 1litr)</text:p>
          </table:table-cell>
          <table:table-cell table:style-name="Tabulka5.B3" office:value-type="string">
            <text:p text:style-name="P111">1 dn</text:p>
          </table:table-cell>
          <table:table-cell table:style-name="Tabulka5.B3" office:value-type="string">
            <text:p text:style-name="P99"/>
          </table:table-cell>
        </table:table-row>
        <table:table-row table:style-name="Tabulka5.1">
          <table:table-cell table:style-name="Tabulka5.B3" office:value-type="string">
            <text:list xml:id="list111728841091110" text:continue-numbering="true" text:style-name="WWNum1">
              <text:list-item>
                <text:list>
                  <text:list-item>
                    <text:list>
                      <text:list-item>
                        <text:h text:style-name="P270" text:outline-level="3">Svítidla a svítivo</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Měch (na 1 litr)</text:p>
          </table:table-cell>
          <table:table-cell table:style-name="Tabulka5.B3" office:value-type="string">
            <text:p text:style-name="P92"><text:span text:style-name="T244">4</text:span><text:span text:style-name="T240"> mk</text:span></text:p>
          </table:table-cell>
          <table:table-cell table:style-name="Tabulka5.B3" office:value-type="string">
            <text:p text:style-name="P99"/>
          </table:table-cell>
        </table:table-row>
        <table:table-row table:style-name="Tabulka5.1">
          <table:table-cell table:style-name="Tabulka5.B3" office:value-type="string">
            <text:p text:style-name="P97">Křesadlo a troud</text:p>
          </table:table-cell>
          <table:table-cell table:style-name="Tabulka5.B3" office:value-type="string">
            <text:p text:style-name="P107">1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4">Velký</text:span><text:span text:style-name="T236"> měch (na 5 litrů)</text:span></text:p>
          </table:table-cell>
          <table:table-cell table:style-name="Tabulka5.B3" office:value-type="string">
            <text:p text:style-name="P92"><text:span text:style-name="T244">8</text:span><text:span text:style-name="T240"> mk</text:span></text:p>
          </table:table-cell>
          <table:table-cell table:style-name="Tabulka5.B3" office:value-type="string">
            <text:p text:style-name="P99"/>
          </table:table-cell>
        </table:table-row>
        <table:table-row table:style-name="Tabulka5.1">
          <table:table-cell table:style-name="Tabulka5.B3" office:value-type="string">
            <text:p text:style-name="P97">Olej (1 lahev, keramická)</text:p>
          </table:table-cell>
          <table:table-cell table:style-name="Tabulka5.B3" office:value-type="string">
            <text:p text:style-name="P92"><text:span text:style-name="T244">2</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oudek (na 5 litrů)</text:p>
          </table:table-cell>
          <table:table-cell table:style-name="Tabulka5.B3" office:value-type="string">
            <text:p text:style-name="P92"><text:span text:style-name="T244">1</text:span><text:span text:style-name="T240">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75">Olejová lampa, lucerna</text:p>
          </table:table-cell>
          <table:table-cell table:style-name="Tabulka5.B3" office:value-type="string">
            <text:p text:style-name="P92"><text:span text:style-name="T244">1</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ud (na 50 litrů)</text:p>
          </table:table-cell>
          <table:table-cell table:style-name="Tabulka5.B3" office:value-type="string">
            <text:p text:style-name="P92"><text:span text:style-name="T244">6</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75">Směrová olejová lampa</text:p>
          </table:table-cell>
          <table:table-cell table:style-name="Tabulka5.B3" office:value-type="string">
            <text:p text:style-name="P92"><text:span text:style-name="T240">1 st, </text:span><text:span text:style-name="T244">2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Vědro</text:p>
          </table:table-cell>
          <table:table-cell table:style-name="Tabulka5.B3" office:value-type="string">
            <text:p text:style-name="P107">8 mk</text:p>
          </table:table-cell>
          <table:table-cell table:style-name="Tabulka5.B3" office:value-type="string">
            <text:p text:style-name="P99"/>
          </table:table-cell>
        </table:table-row>
        <table:table-row table:style-name="Tabulka5.1">
          <table:table-cell table:style-name="Tabulka5.B3" office:value-type="string">
            <text:p text:style-name="P75">Lucerna s okenicemi</text:p>
          </table:table-cell>
          <table:table-cell table:style-name="Tabulka5.B3" office:value-type="string">
            <text:p text:style-name="P92"><text:span text:style-name="T244">2</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eramická lahev (0,5 litru)</text:p>
          </table:table-cell>
          <table:table-cell table:style-name="Tabulka5.B3" office:value-type="string">
            <text:p text:style-name="P107">5 mk</text:p>
          </table:table-cell>
          <table:table-cell table:style-name="Tabulka5.B3" office:value-type="string">
            <text:p text:style-name="P99"/>
          </table:table-cell>
        </table:table-row>
        <table:table-row table:style-name="Tabulka5.1">
          <table:table-cell table:style-name="Tabulka5.B3" office:value-type="string">
            <text:p text:style-name="P75">Hornický kahan</text:p>
          </table:table-cell>
          <table:table-cell table:style-name="Tabulka5.B3" office:value-type="string">
            <text:p text:style-name="P92"><text:span text:style-name="T244">8</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ext:soft-page-break/>
        <table:table-row table:style-name="Tabulka5.1">
          <table:table-cell table:style-name="Tabulka5.B3" office:value-type="string">
            <text:p text:style-name="P75">Zlodějská lucerna</text:p>
          </table:table-cell>
          <table:table-cell table:style-name="Tabulka5.B3" office:value-type="string">
            <text:p text:style-name="P92"><text:span text:style-name="T244">8</text:span><text:span text:style-name="T240"> st</text:span></text:p>
          </table:table-cell>
          <table:table-cell table:style-name="Tabulka5.B3" office:value-type="string">
            <text:p text:style-name="P99"/>
          </table:table-cell>
          <table:table-cell table:style-name="Tabulka5.B3" office:value-type="string">
            <text:p text:style-name="P71"/>
          </table:table-cell>
          <table:table-cell table:style-name="Tabulka5.B3" office:value-type="string">
            <text:list xml:id="list111728479712102" text:continue-numbering="true" text:style-name="WWNum1">
              <text:list-item>
                <text:list>
                  <text:list-item>
                    <text:list>
                      <text:list-item>
                        <text:h text:style-name="P270" text:outline-level="3">Pytle, toulce a batoh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75">Lucerna se svící</text:p>
          </table:table-cell>
          <table:table-cell table:style-name="Tabulka5.B3" office:value-type="string">
            <text:p text:style-name="P92"><text:span text:style-name="T244">4</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oš</text:p>
          </table:table-cell>
          <table:table-cell table:style-name="Tabulka5.B3" office:value-type="string">
            <text:p text:style-name="P92"><text:span text:style-name="T244">2</text:span><text:span text:style-name="T240">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75">Svíce</text:p>
          </table:table-cell>
          <table:table-cell table:style-name="Tabulka5.B3" office:value-type="string">
            <text:p text:style-name="P92"><text:span text:style-name="T244">5</text:span><text:span text:style-name="T240"> 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Nůše</text:p>
          </table:table-cell>
          <table:table-cell table:style-name="Tabulka5.B3" office:value-type="string">
            <text:p text:style-name="P111">3 dn</text:p>
          </table:table-cell>
          <table:table-cell table:style-name="Tabulka5.B3" office:value-type="string">
            <text:p text:style-name="P99"/>
          </table:table-cell>
        </table:table-row>
        <table:table-row table:style-name="Tabulka5.1">
          <table:table-cell table:style-name="Tabulka5.B3" office:value-type="string">
            <text:p text:style-name="P75">Louč</text:p>
          </table:table-cell>
          <table:table-cell table:style-name="Tabulka5.B3" office:value-type="string">
            <text:p text:style-name="P92"><text:span text:style-name="T244">1</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Měšec malý</text:p>
          </table:table-cell>
          <table:table-cell table:style-name="Tabulka5.B3" office:value-type="string">
            <text:p text:style-name="P92"><text:span text:style-name="T244">3</text:span><text:span text:style-name="T240">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75">Pochodeň</text:p>
          </table:table-cell>
          <table:table-cell table:style-name="Tabulka5.B3" office:value-type="string">
            <text:p text:style-name="P92"><text:span text:style-name="T244">3</text:span><text:span text:style-name="T240"> 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Měšec velký</text:p>
          </table:table-cell>
          <table:table-cell table:style-name="Tabulka5.B3" office:value-type="string">
            <text:p text:style-name="P92"><text:span text:style-name="T244">5</text:span><text:span text:style-name="T240">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75"/>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oulec pro kuši (na 20 šipek)</text:p>
          </table:table-cell>
          <table:table-cell table:style-name="Tabulka5.B3" office:value-type="string">
            <text:p text:style-name="P111">1 st</text:p>
          </table:table-cell>
          <table:table-cell table:style-name="Tabulka5.B3" office:value-type="string">
            <text:p text:style-name="P99"/>
          </table:table-cell>
        </table:table-row>
        <table:table-row table:style-name="Tabulka5.1">
          <table:table-cell table:style-name="Tabulka5.B3" office:value-type="string">
            <text:p text:style-name="P71"/>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oulec pro luk (na 20 šípů)</text:p>
          </table:table-cell>
          <table:table-cell table:style-name="Tabulka5.B3" office:value-type="string">
            <text:p text:style-name="P111">1 st</text:p>
          </table:table-cell>
          <table:table-cell table:style-name="Tabulka5.B3" office:value-type="string">
            <text:p text:style-name="P99"/>
          </table:table-cell>
        </table:table-row>
        <table:table-row table:style-name="Tabulka5.1">
          <table:table-cell table:style-name="Tabulka5.B3" office:value-type="string">
            <text:list xml:id="list111728705595088" text:continue-numbering="true" text:style-name="WWNum1">
              <text:list-item>
                <text:list>
                  <text:list-item>
                    <text:list>
                      <text:list-item>
                        <text:h text:style-name="P270" text:outline-level="3">Tábornické potřeb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ytel malý</text:p>
          </table:table-cell>
          <table:table-cell table:style-name="Tabulka5.B3" office:value-type="string">
            <text:p text:style-name="P92"><text:span text:style-name="T244">1</text:span><text:span text:style-name="T240"> </text:span><text:span text:style-name="T244">st, 5 dn</text:span></text:p>
          </table:table-cell>
          <table:table-cell table:style-name="Tabulka5.B3" office:value-type="string">
            <text:p text:style-name="P99"/>
          </table:table-cell>
        </table:table-row>
        <table:table-row table:style-name="Tabulka5.1">
          <table:table-cell table:style-name="Tabulka5.B3" office:value-type="string">
            <text:p text:style-name="P97">Roh na pití</text:p>
          </table:table-cell>
          <table:table-cell table:style-name="Tabulka5.B3" office:value-type="string">
            <text:p text:style-name="P92"><text:span text:style-name="T244">2</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ytel velký (na skákání v pytli)</text:p>
          </table:table-cell>
          <table:table-cell table:style-name="Tabulka5.B3" office:value-type="string">
            <text:p text:style-name="P92"><text:span text:style-name="T244">5</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Čutora (0,5 litru)</text:p>
          </table:table-cell>
          <table:table-cell table:style-name="Tabulka5.B3" office:value-type="string">
            <text:p text:style-name="P92"><text:span text:style-name="T244">2</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Batoh, kožený</text:p>
          </table:table-cell>
          <table:table-cell table:style-name="Tabulka5.B3" office:value-type="string">
            <text:p text:style-name="P92"><text:span text:style-name="T244">3</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Korbel</text:p>
          </table:table-cell>
          <table:table-cell table:style-name="Tabulka5.B3" office:value-type="string">
            <text:p text:style-name="P107">1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orna, kožená</text:p>
          </table:table-cell>
          <table:table-cell table:style-name="Tabulka5.B3" office:value-type="string">
            <text:p text:style-name="P92"><text:span text:style-name="T244">2</text:span><text:span text:style-name="T240"> st</text:span></text:p>
          </table:table-cell>
          <table:table-cell table:style-name="Tabulka5.B3" office:value-type="string">
            <text:p text:style-name="P99"/>
          </table:table-cell>
        </table:table-row>
        <table:table-row table:style-name="Tabulka5.1">
          <table:table-cell table:style-name="Tabulka5.B3" office:value-type="string">
            <text:p text:style-name="P97">Kotlík</text:p>
          </table:table-cell>
          <table:table-cell table:style-name="Tabulka5.B3" office:value-type="string">
            <text:p text:style-name="P92"><text:span text:style-name="T244">1</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Brašna kožená </text:p>
          </table:table-cell>
          <table:table-cell table:style-name="Tabulka5.B3" office:value-type="string">
            <text:p text:style-name="P92"><text:span text:style-name="T244">1 st, 5</text:span><text:span text:style-name="T240">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90"><text:span text:style-name="T234">Dřevěný p</text:span><text:span text:style-name="T236">říbor</text:span></text:p>
          </table:table-cell>
          <table:table-cell table:style-name="Tabulka5.B3" office:value-type="string">
            <text:p text:style-name="P92"><text:span text:style-name="T244">3</text:span><text:span text:style-name="T240"> </text:span><text:span text:style-name="T244">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Brašna plátěná (žebradlo)</text:p>
          </table:table-cell>
          <table:table-cell table:style-name="Tabulka5.B3" office:value-type="string">
            <text:p text:style-name="P111">1 st</text:p>
          </table:table-cell>
          <table:table-cell table:style-name="Tabulka5.B3" office:value-type="string">
            <text:p text:style-name="P99"/>
          </table:table-cell>
        </table:table-row>
        <table:table-row table:style-name="Tabulka5.1">
          <table:table-cell table:style-name="Tabulka5.B3" office:value-type="string">
            <text:p text:style-name="P97">Dřevěný talíř</text:p>
          </table:table-cell>
          <table:table-cell table:style-name="Tabulka5.B3" office:value-type="string">
            <text:p text:style-name="P92"><text:span text:style-name="T244">6</text:span><text:span text:style-name="T240"> </text:span><text:span text:style-name="T244">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Kalich</text:p>
          </table:table-cell>
          <table:table-cell table:style-name="Tabulka5.B3" office:value-type="string">
            <text:p text:style-name="P107">1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1"/>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0"><text:span text:style-name="T236">Mýdlo (1</text:span><text:span text:style-name="T234">/2</text:span><text:span text:style-name="T236"> hřivn</text:span><text:span text:style-name="T234">y</text:span><text:span text:style-name="T236">)</text:span></text:p>
          </table:table-cell>
          <table:table-cell table:style-name="Tabulka5.B3" office:value-type="string">
            <text:p text:style-name="P92"><text:span text:style-name="T244">1</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732958519" text:continue-numbering="true" text:style-name="WWNum1">
              <text:list-item>
                <text:list>
                  <text:list-item>
                    <text:list>
                      <text:list-item>
                        <text:h text:style-name="P271" text:outline-level="3">Truhly a truhlice</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Stan – 1 osoba</text:p>
          </table:table-cell>
          <table:table-cell table:style-name="Tabulka5.B3" office:value-type="string">
            <text:p text:style-name="P92"><text:span text:style-name="T244">2</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velká dřevěná s kováním</text:p>
          </table:table-cell>
          <table:table-cell table:style-name="Tabulka5.B3" office:value-type="string">
            <text:p text:style-name="P92"><text:span text:style-name="T244">8</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Stan – 2 osoby</text:p>
          </table:table-cell>
          <table:table-cell table:style-name="Tabulka5.B3" office:value-type="string">
            <text:p text:style-name="P92"><text:span text:style-name="T244">4</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velká dřevěná</text:p>
          </table:table-cell>
          <table:table-cell table:style-name="Tabulka5.B3" office:value-type="string">
            <text:p text:style-name="P92"><text:span text:style-name="T244">3</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Stan – 8 osob</text:p>
          </table:table-cell>
          <table:table-cell table:style-name="Tabulka5.B3" office:value-type="string">
            <text:p text:style-name="P92"><text:span text:style-name="T244">6</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střední dřevěná s kováním</text:p>
          </table:table-cell>
          <table:table-cell table:style-name="Tabulka5.B3" office:value-type="string">
            <text:p text:style-name="P111">5 st</text:p>
          </table:table-cell>
          <table:table-cell table:style-name="Tabulka5.B3" office:value-type="string">
            <text:p text:style-name="P99"/>
          </table:table-cell>
        </table:table-row>
        <table:table-row table:style-name="Tabulka5.1">
          <table:table-cell table:style-name="Tabulka5.B3" office:value-type="string">
            <text:p text:style-name="P97">Stan - pavilón</text:p>
          </table:table-cell>
          <table:table-cell table:style-name="Tabulka5.B3" office:value-type="string">
            <text:p text:style-name="P92"><text:span text:style-name="T244">10</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střední dřevěná</text:p>
          </table:table-cell>
          <table:table-cell table:style-name="Tabulka5.B3" office:value-type="string">
            <text:p text:style-name="P111">2 st</text:p>
          </table:table-cell>
          <table:table-cell table:style-name="Tabulka5.B3" office:value-type="string">
            <text:p text:style-name="P99"/>
          </table:table-cell>
        </table:table-row>
        <table:table-row table:style-name="Tabulka5.1">
          <table:table-cell table:style-name="Tabulka5.B3" office:value-type="string">
            <text:p text:style-name="P97">Pokrývka - letní</text:p>
          </table:table-cell>
          <table:table-cell table:style-name="Tabulka5.B3" office:value-type="string">
            <text:p text:style-name="P92"><text:span text:style-name="T244">1</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malá dřevěná s kováním</text:p>
          </table:table-cell>
          <table:table-cell table:style-name="Tabulka5.B3" office:value-type="string">
            <text:p text:style-name="P92"><text:span text:style-name="T244">4</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Pokrývka - zimní</text:p>
          </table:table-cell>
          <table:table-cell table:style-name="Tabulka5.B3" office:value-type="string">
            <text:p text:style-name="P111">1 zl, 5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a malá dřevěná</text:p>
          </table:table-cell>
          <table:table-cell table:style-name="Tabulka5.B3" office:value-type="string">
            <text:p text:style-name="P92"><text:span text:style-name="T244">1</text:span><text:span text:style-name="T240"> </text:span><text:span text:style-name="T244">st, 5 dn</text:span></text:p>
          </table:table-cell>
          <table:table-cell table:style-name="Tabulka5.B3" office:value-type="string">
            <text:p text:style-name="P113"/>
          </table:table-cell>
        </table:table-row>
        <table:table-row table:style-name="Tabulka5.1">
          <table:table-cell table:style-name="Tabulka5.B3" office:value-type="string">
            <text:p text:style-name="P97">Celta</text:p>
          </table:table-cell>
          <table:table-cell table:style-name="Tabulka5.B3" office:value-type="string">
            <text:p text:style-name="P92"><text:span text:style-name="T244">1</text:span><text:span text:style-name="T240"> </text:span><text:span text:style-name="T244">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ruhlice, celokovová</text:p>
          </table:table-cell>
          <table:table-cell table:style-name="Tabulka5.B3" office:value-type="string">
            <text:p text:style-name="P92"><text:span text:style-name="T240">1 </text:span><text:span text:style-name="T244">zl</text:span></text:p>
          </table:table-cell>
          <table:table-cell table:style-name="Tabulka5.B3" office:value-type="string">
            <text:p text:style-name="P99"/>
          </table:table-cell>
        </table:table-row>
        <table:table-row table:style-name="Tabulka5.1">
          <table:table-cell table:style-name="Tabulka5.B3" office:value-type="string">
            <text:p text:style-name="P97">Koření a přísady do jídla (na 1 čen)</text:p>
          </table:table-cell>
          <table:table-cell table:style-name="Tabulka5.B3" office:value-type="string">
            <text:p text:style-name="P92"><text:span text:style-name="T244">5</text:span><text:span text:style-name="T240"> 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Zámek na truhlu - vestavěný</text:p>
          </table:table-cell>
          <table:table-cell table:style-name="Tabulka5.B3" office:value-type="string">
            <text:p text:style-name="P107">4 zl</text:p>
          </table:table-cell>
          <table:table-cell table:style-name="Tabulka5.B3" office:value-type="string">
            <text:p text:style-name="P99"/>
          </table:table-cell>
        </table:table-row>
        <table:table-row table:style-name="Tabulka5.1">
          <table:table-cell table:style-name="Tabulka5.B3" office:value-type="string">
            <text:p text:style-name="P90"><text:span text:style-name="T234">Dřevěná v</text:span><text:span text:style-name="T236">ařečka, naběračka</text:span></text:p>
          </table:table-cell>
          <table:table-cell table:style-name="Tabulka5.B3" office:value-type="string">
            <text:p text:style-name="P92"><text:span text:style-name="T244">2</text:span><text:span text:style-name="T240"> mk</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Zámek - visací</text:p>
          </table:table-cell>
          <table:table-cell table:style-name="Tabulka5.B3" office:value-type="string">
            <text:p text:style-name="P92"><text:span text:style-name="T244">2</text:span><text:span text:style-name="T240"> </text:span><text:span text:style-name="T244">zl</text:span></text:p>
          </table:table-cell>
          <table:table-cell table:style-name="Tabulka5.B3" office:value-type="string">
            <text:p text:style-name="P99"/>
          </table:table-cell>
        </table:table-row>
        <table:table-row table:style-name="Tabulka5.1">
          <table:table-cell table:style-name="Tabulka5.B3" office:value-type="string">
            <text:p text:style-name="P97">Brousek</text:p>
          </table:table-cell>
          <table:table-cell table:style-name="Tabulka5.B3" office:value-type="string">
            <text:p text:style-name="P92"><text:span text:style-name="T244">1</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0"><text:span text:style-name="T234">Dřevěná p</text:span><text:span text:style-name="T236">íšťalka</text:span></text:p>
          </table:table-cell>
          <table:table-cell table:style-name="Tabulka5.B3" office:value-type="string">
            <text:p text:style-name="P107">4 mk</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780105234" text:continue-numbering="true" text:style-name="WWNum1">
              <text:list-item>
                <text:list>
                  <text:list-item>
                    <text:list>
                      <text:list-item>
                        <text:h text:style-name="P270" text:outline-level="3">Psací potřeb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ext:soft-page-break/>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řída</text:p>
          </table:table-cell>
          <table:table-cell table:style-name="Tabulka5.B3" office:value-type="string">
            <text:p text:style-name="P92"><text:span text:style-name="T244">5</text:span><text:span text:style-name="T240"> mk</text:span></text:p>
          </table:table-cell>
          <table:table-cell table:style-name="Tabulka5.B3" office:value-type="string">
            <text:p text:style-name="P99"/>
          </table:table-cell>
        </table:table-row>
        <table:table-row table:style-name="Tabulka5.1">
          <table:table-cell table:style-name="Tabulka5.B3" office:value-type="string">
            <text:list xml:id="list111728349475853" text:continue-numbering="true" text:style-name="WWNum1">
              <text:list-item>
                <text:list>
                  <text:list-item>
                    <text:list>
                      <text:list-item>
                        <text:h text:style-name="P270" text:outline-level="3">Rybářské a lovecké náčiní</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apír (1 list)</text:p>
          </table:table-cell>
          <table:table-cell table:style-name="Tabulka5.B3" office:value-type="string">
            <text:p text:style-name="P92"><text:span text:style-name="T240">1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Rybářské náčiní - prut</text:p>
          </table:table-cell>
          <table:table-cell table:style-name="Tabulka5.B3" office:value-type="string">
            <text:p text:style-name="P92"><text:span text:style-name="T244">2</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apyrus (1 list)</text:p>
          </table:table-cell>
          <table:table-cell table:style-name="Tabulka5.B3" office:value-type="string">
            <text:p text:style-name="P92"><text:span text:style-name="T240">6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97">Rybářské náčiní - sítě</text:p>
          </table:table-cell>
          <table:table-cell table:style-name="Tabulka5.B3" office:value-type="string">
            <text:p text:style-name="P92"><text:span text:style-name="T244">5</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ergamen (1 list)</text:p>
          </table:table-cell>
          <table:table-cell table:style-name="Tabulka5.B3" office:value-type="string">
            <text:p text:style-name="P92"><text:span text:style-name="T240">2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Lovecké náčiní (oka, pasti)</text:p>
          </table:table-cell>
          <table:table-cell table:style-name="Tabulka5.B3" office:value-type="string">
            <text:p text:style-name="P92"><text:span text:style-name="T244">2</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6">Pečetní vosk (1</text:span><text:span text:style-name="T234">/2</text:span><text:span text:style-name="T236"> hřivn</text:span><text:span text:style-name="T234">y</text:span><text:span text:style-name="T236">)</text:span></text:p>
          </table:table-cell>
          <table:table-cell table:style-name="Tabulka5.B3" office:value-type="string">
            <text:p text:style-name="P92"><text:span text:style-name="T244">5</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ečetidlo</text:p>
          </table:table-cell>
          <table:table-cell table:style-name="Tabulka5.B3" office:value-type="string">
            <text:p text:style-name="P92"><text:span text:style-name="T240">1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sací brk</text:p>
          </table:table-cell>
          <table:table-cell table:style-name="Tabulka5.B3" office:value-type="string">
            <text:p text:style-name="P92"><text:span text:style-name="T244">8</text:span><text:span text:style-name="T240"> mk</text:span></text:p>
          </table:table-cell>
          <table:table-cell table:style-name="Tabulka5.B3" office:value-type="string">
            <text:p text:style-name="P99"/>
          </table:table-cell>
        </table:table-row>
        <table:table-row table:style-name="Tabulka5.1">
          <table:table-cell table:style-name="Tabulka5.B3" office:value-type="string">
            <text:list xml:id="list111729323913926" text:continue-numbering="true" text:style-name="WWNum1">
              <text:list-item>
                <text:list>
                  <text:list-item>
                    <text:list>
                      <text:list-item>
                        <text:h text:style-name="P270" text:outline-level="3">Krejčířské potřeb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Inkoust (1 lahvička)</text:p>
          </table:table-cell>
          <table:table-cell table:style-name="Tabulka5.B3" office:value-type="string">
            <text:p text:style-name="P111">2 st</text:p>
          </table:table-cell>
          <table:table-cell table:style-name="Tabulka5.B3" office:value-type="string">
            <text:p text:style-name="P99"/>
          </table:table-cell>
        </table:table-row>
        <table:table-row table:style-name="Tabulka5.1">
          <table:table-cell table:style-name="Tabulka5.B3" office:value-type="string">
            <text:p text:style-name="P97">Šicí potřeby</text:p>
          </table:table-cell>
          <table:table-cell table:style-name="Tabulka5.B3" office:value-type="string">
            <text:p text:style-name="P92"><text:span text:style-name="T244">2</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ouzdro na mapy či svitky</text:p>
          </table:table-cell>
          <table:table-cell table:style-name="Tabulka5.B3" office:value-type="string">
            <text:p text:style-name="P92"><text:span text:style-name="T244">6</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Plátno - hrubé (1x1 sáh)</text:p>
          </table:table-cell>
          <table:table-cell table:style-name="Tabulka5.B3" office:value-type="string">
            <text:p text:style-name="P107">1 st 5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Plátno - prosté (1x1 sáh)</text:p>
          </table:table-cell>
          <table:table-cell table:style-name="Tabulka5.B3" office:value-type="string">
            <text:p text:style-name="P107">6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30366159148" text:continue-numbering="true" text:style-name="WWNum1">
              <text:list-item>
                <text:list>
                  <text:list-item>
                    <text:list>
                      <text:list-item>
                        <text:h text:style-name="P270" text:outline-level="3">Umělecké náčiní</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Plátno - dobré (1x1 sáh)</text:p>
          </table:table-cell>
          <table:table-cell table:style-name="Tabulka5.B3" office:value-type="string">
            <text:p text:style-name="P107">2 zl</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6">Malířské plátno </text:span><text:span text:style-name="T234">(1x1 sáh)</text:span></text:p>
          </table:table-cell>
          <table:table-cell table:style-name="Tabulka5.B3" office:value-type="string">
            <text:p text:style-name="P92"><text:span text:style-name="T244">1</text:span><text:span text:style-name="T240"> </text:span><text:span text:style-name="T244">zl</text:span></text:p>
          </table:table-cell>
          <table:table-cell table:style-name="Tabulka5.B3" office:value-type="string">
            <text:p text:style-name="P99"/>
          </table:table-cell>
        </table:table-row>
        <table:table-row table:style-name="Tabulka5.1">
          <table:table-cell table:style-name="Tabulka5.B3" office:value-type="string">
            <text:p text:style-name="P97">Plátno – honosné (1x1 sáh)</text:p>
          </table:table-cell>
          <table:table-cell table:style-name="Tabulka5.B3" office:value-type="string">
            <text:p text:style-name="P107">6 zl</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Barvy, štětce a paleta</text:p>
          </table:table-cell>
          <table:table-cell table:style-name="Tabulka5.B3" office:value-type="string">
            <text:p text:style-name="P92"><text:span text:style-name="T244">2</text:span><text:span text:style-name="T240">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1 libra vlny</text:p>
          </table:table-cell>
          <table:table-cell table:style-name="Tabulka5.B3" office:value-type="string">
            <text:p text:style-name="P107">7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Loutna</text:p>
          </table:table-cell>
          <table:table-cell table:style-name="Tabulka5.B3" office:value-type="string">
            <text:p text:style-name="P92"><text:span text:style-name="T240">5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Harfa (přenosná)</text:p>
          </table:table-cell>
          <table:table-cell table:style-name="Tabulka5.B3" office:value-type="string">
            <text:p text:style-name="P92"><text:span text:style-name="T240">8 </text:span><text:span text:style-name="T244">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list xml:id="list111729938980492" text:continue-numbering="true" text:style-name="WWNum1">
              <text:list-item>
                <text:list>
                  <text:list-item>
                    <text:list>
                      <text:list-item>
                        <text:h text:style-name="P270" text:outline-level="3">Dámské potřeb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Parfém (1 fiála)</text:p>
          </table:table-cell>
          <table:table-cell table:style-name="Tabulka5.B3" office:value-type="string">
            <text:p text:style-name="P92"><text:span text:style-name="T244">8</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Líčidla dámská</text:p>
          </table:table-cell>
          <table:table-cell table:style-name="Tabulka5.B3" office:value-type="string">
            <text:p text:style-name="P107">1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Zrcátko, malé kovové</text:p>
          </table:table-cell>
          <table:table-cell table:style-name="Tabulka5.B3" office:value-type="string">
            <text:p text:style-name="P92"><text:span text:style-name="T244">5</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30260006137" text:continue-numbering="true" text:style-name="WWNum1">
              <text:list-item>
                <text:list>
                  <text:list-item>
                    <text:list>
                      <text:list-item>
                        <text:h text:style-name="P270" text:outline-level="3">Různé</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Obchodnická váha</text:p>
          </table:table-cell>
          <table:table-cell table:style-name="Tabulka5.B3" office:value-type="string">
            <text:p text:style-name="P92"><text:span text:style-name="T244">6</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Zvonec</text:p>
          </table:table-cell>
          <table:table-cell table:style-name="Tabulka5.B3" office:value-type="string">
            <text:p text:style-name="P92"><text:span text:style-name="T244">4</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list xml:id="list111730475074370" text:continue-numbering="true" text:style-name="WWNum1">
              <text:list-item>
                <text:list>
                  <text:list-item>
                    <text:list>
                      <text:list-item>
                        <text:h text:style-name="P270" text:outline-level="3">Šplhací náčiní (běžné)</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Řetěz (1 sáh)</text:p>
          </table:table-cell>
          <table:table-cell table:style-name="Tabulka5.B3" office:value-type="string">
            <text:p text:style-name="P92"><text:span text:style-name="T240">6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97">Lano – konopné (10 sáhů)</text:p>
          </table:table-cell>
          <table:table-cell table:style-name="Tabulka5.B3" office:value-type="string">
            <text:p text:style-name="P92"><text:span text:style-name="T244">8</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Lano – lněné (10 sáhů)</text:p>
          </table:table-cell>
          <table:table-cell table:style-name="Tabulka5.B3" office:value-type="string">
            <text:p text:style-name="P92"><text:span text:style-name="T244">2</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Provazový žebřík (10 sáhů)</text:p>
          </table:table-cell>
          <table:table-cell table:style-name="Tabulka5.B3" office:value-type="string">
            <text:p text:style-name="P111">2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Kotvička</text:p>
          </table:table-cell>
          <table:table-cell table:style-name="Tabulka5.B3" office:value-type="string">
            <text:p text:style-name="P92"><text:span text:style-name="T244">5</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ext:soft-page-break/>
        <table:table-row table:style-name="Tabulka5.1">
          <table:table-cell table:style-name="Tabulka5.B3" office:value-type="string">
            <text:p text:style-name="P97">Kladkostroj</text:p>
          </table:table-cell>
          <table:table-cell table:style-name="Tabulka5.B3" office:value-type="string">
            <text:p text:style-name="P92"><text:span text:style-name="T244">1</text:span><text:span text:style-name="T240"> </text:span><text:span text:style-name="T244">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Žebřík (2 sáhy)</text:p>
          </table:table-cell>
          <table:table-cell table:style-name="Tabulka5.B3" office:value-type="string">
            <text:p text:style-name="P92"><text:span text:style-name="T244">2</text:span><text:span text:style-name="T240"> </text:span><text:span text:style-name="T244">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450044235" text:continue-numbering="true" text:style-name="WWNum1">
              <text:list-item>
                <text:list>
                  <text:list-item>
                    <text:list>
                      <text:list-item>
                        <text:h text:style-name="P270" text:outline-level="3">Skleněné zboží</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Horolezecká výbava</text:p>
          </table:table-cell>
          <table:table-cell table:style-name="Tabulka5.B3" office:value-type="string">
            <text:p text:style-name="P107">6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6">Skleněná lahev (</text:span><text:span text:style-name="T234">1</text:span><text:span text:style-name="T236"> litr)</text:span></text:p>
          </table:table-cell>
          <table:table-cell table:style-name="Tabulka5.B3" office:value-type="string">
            <text:p text:style-name="P111">5 dn</text:p>
          </table:table-cell>
          <table:table-cell table:style-name="Tabulka5.B3" office:value-type="string">
            <text:p text:style-name="P99"/>
          </table:table-cell>
        </table:table-row>
        <table:table-row table:style-name="Tabulka5.1">
          <table:table-cell table:style-name="Tabulka5.B3" office:value-type="string">
            <text:p text:style-name="P97">Horolezecká výbava na ledovec</text:p>
          </table:table-cell>
          <table:table-cell table:style-name="Tabulka5.B3" office:value-type="string">
            <text:p text:style-name="P107">1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řesýpací hodiny</text:p>
          </table:table-cell>
          <table:table-cell table:style-name="Tabulka5.B3" office:value-type="string">
            <text:p text:style-name="P111">5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6">Zvětšovací sklo </text:span><text:span text:style-name="T234">(hodnocení 1)</text:span></text:p>
          </table:table-cell>
          <table:table-cell table:style-name="Tabulka5.B3" office:value-type="string">
            <text:p text:style-name="P111">15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4">Ruční d</text:span><text:span text:style-name="T236">alekohled </text:span><text:span text:style-name="T234">(hodnocení 1)</text:span></text:p>
          </table:table-cell>
          <table:table-cell table:style-name="Tabulka5.B3" office:value-type="string">
            <text:p text:style-name="P111">20 zl</text:p>
          </table:table-cell>
          <table:table-cell table:style-name="Tabulka5.B3" office:value-type="string">
            <text:p text:style-name="P99"/>
          </table:table-cell>
        </table:table-row>
        <table:table-row table:style-name="Tabulka5.1">
          <table:table-cell table:style-name="Tabulka5.B3" office:value-type="string">
            <text:p text:style-name="P71"/>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0"><text:span text:style-name="T234">Hvězdářský dalek.</text:span><text:span text:style-name="T236"> </text:span><text:span text:style-name="T234">(hodnocení 2)</text:span></text:p>
          </table:table-cell>
          <table:table-cell table:style-name="Tabulka5.B3" office:value-type="string">
            <text:p text:style-name="P111">100 zl</text:p>
          </table:table-cell>
          <table:table-cell table:style-name="Tabulka5.B3" office:value-type="string">
            <text:p text:style-name="P99"/>
          </table:table-cell>
        </table:table-row>
        <table:table-row table:style-name="Tabulka5.1">
          <table:table-cell table:style-name="Tabulka5.B3" office:value-type="string">
            <text:list xml:id="list111728873335286" text:continue-numbering="true" text:style-name="WWNum1">
              <text:list-item>
                <text:list>
                  <text:list-item>
                    <text:list>
                      <text:list-item>
                        <text:h text:style-name="P277" text:outline-level="3"><text:span text:style-name="T246">Dýmky a k</text:span><text:span text:style-name="T245">uřivo</text:span></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Baňky, flakónky, atd</text:p>
          </table:table-cell>
          <table:table-cell table:style-name="Tabulka5.B3" office:value-type="string">
            <text:p text:style-name="P111">4 dn</text:p>
          </table:table-cell>
          <table:table-cell table:style-name="Tabulka5.B3" office:value-type="string">
            <text:p text:style-name="P99"/>
          </table:table-cell>
        </table:table-row>
        <table:table-row table:style-name="Tabulka5.1">
          <table:table-cell table:style-name="Tabulka5.B3" office:value-type="string">
            <text:p text:style-name="P71">Dýmka</text:p>
          </table:table-cell>
          <table:table-cell table:style-name="Tabulka5.B3" office:value-type="string">
            <text:p text:style-name="P92"><text:span text:style-name="T244">4</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1"/>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71">Opiová dýmka</text:p>
          </table:table-cell>
          <table:table-cell table:style-name="Tabulka5.B3" office:value-type="string">
            <text:p text:style-name="P92"><text:span text:style-name="T244">8</text:span><text:span text:style-name="T240"> dn</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71">Vodní dýmka</text:p>
          </table:table-cell>
          <table:table-cell table:style-name="Tabulka5.B3" office:value-type="string">
            <text:p text:style-name="P92"><text:span text:style-name="T244">2</text:span><text:span text:style-name="T240"> st</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8664265708" text:continue-numbering="true" text:style-name="WWNum1">
              <text:list-item>
                <text:list>
                  <text:list-item>
                    <text:list>
                      <text:list-item>
                        <text:h text:style-name="P273" text:outline-level="3">Zlodějské potřeb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71">Dýmkové koření (10 nacpání)</text:p>
          </table:table-cell>
          <table:table-cell table:style-name="Tabulka5.B3" office:value-type="string">
            <text:p text:style-name="P107">1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71">Opium (10 dávek)</text:p>
          </table:table-cell>
          <table:table-cell table:style-name="Tabulka5.B3" office:value-type="string">
            <text:p text:style-name="P107">1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aklíče (hodnocení * hodnocení)</text:p>
          </table:table-cell>
          <table:table-cell table:style-name="Tabulka5.B3" office:value-type="string">
            <text:p text:style-name="P92"><text:span text:style-name="T240">* </text:span><text:span text:style-name="T244">6</text:span><text:span text:style-name="T240"> st</text:span></text:p>
          </table:table-cell>
          <table:table-cell table:style-name="Tabulka5.B3" office:value-type="string">
            <text:p text:style-name="P99"/>
          </table:table-cell>
        </table:table-row>
        <table:table-row table:style-name="Tabulka5.1">
          <table:table-cell table:style-name="Tabulka5.B3" office:value-type="string">
            <text:p text:style-name="P71"/>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áčidlo</text:p>
          </table:table-cell>
          <table:table-cell table:style-name="Tabulka5.B3" office:value-type="string">
            <text:p text:style-name="P92"><text:span text:style-name="T240">5 </text:span><text:span text:style-name="T244">dn</text:span></text:p>
          </table:table-cell>
          <table:table-cell table:style-name="Tabulka5.B3" office:value-type="string">
            <text:p text:style-name="P99"/>
          </table:table-cell>
        </table:table-row>
        <table:table-row table:style-name="Tabulka5.1">
          <table:table-cell table:style-name="Tabulka5.B3" office:value-type="string">
            <text:p text:style-name="P97">Bylinky</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Nášlapné ježky (za hrst)</text:p>
          </table:table-cell>
          <table:table-cell table:style-name="Tabulka5.B3" office:value-type="string">
            <text:p text:style-name="P92"><text:span text:style-name="T244">2</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Lektvary</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pecielní šplhací potřeby</text:p>
          </table:table-cell>
          <table:table-cell table:style-name="Tabulka5.B3" office:value-type="string">
            <text:p text:style-name="P107">5 st</text:p>
          </table:table-cell>
          <table:table-cell table:style-name="Tabulka5.B3" office:value-type="string">
            <text:p text:style-name="P99"/>
          </table:table-cell>
        </table:table-row>
        <table:table-row table:style-name="Tabulka5.1">
          <table:table-cell table:style-name="Tabulka5.B3" office:value-type="string">
            <text:p text:style-name="P97">Alchymistické suroviny</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Líčida (herecká)</text:p>
          </table:table-cell>
          <table:table-cell table:style-name="Tabulka5.B3" office:value-type="string">
            <text:p text:style-name="P92"><text:span text:style-name="T244">2</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Olejnička </text:p>
          </table:table-cell>
          <table:table-cell table:style-name="Tabulka5.B3" office:value-type="string">
            <text:p text:style-name="P92"><text:span text:style-name="T244">8</text:span><text:span text:style-name="T240"> dn</text:span></text:p>
          </table:table-cell>
          <table:table-cell table:style-name="Tabulka5.B3" office:value-type="string">
            <text:p text:style-name="P99"/>
          </table:table-cell>
        </table:table-row>
        <table:table-row table:style-name="Tabulka5.1">
          <table:table-cell table:style-name="Tabulka5.B3" office:value-type="string">
            <text:p text:style-name="P97">Obvazy, medikamenty</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ilník</text:p>
          </table:table-cell>
          <table:table-cell table:style-name="Tabulka5.B3" office:value-type="string">
            <text:p text:style-name="P92"><text:span text:style-name="T244">8</text:span><text:span text:style-name="T240"> st</text:spa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list xml:id="list111729021718391" text:continue-numbering="true" text:style-name="WWNum1">
              <text:list-item>
                <text:list>
                  <text:list-item>
                    <text:list>
                      <text:list-item>
                        <text:h text:style-name="P270" text:outline-level="3">Mapy</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8819567072" text:continue-numbering="true" text:style-name="WWNum1">
              <text:list-item>
                <text:list>
                  <text:list-item>
                    <text:list>
                      <text:list-item>
                        <text:h text:style-name="P274" text:outline-level="3">Vybavení domu</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Mapa Dakarského království</text:p>
          </table:table-cell>
          <table:table-cell table:style-name="Tabulka5.B3" office:value-type="string">
            <text:p text:style-name="P111">5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lamník</text:p>
          </table:table-cell>
          <table:table-cell table:style-name="Tabulka5.B3" office:value-type="string">
            <text:p text:style-name="P102">1 st</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oduška, polštář</text:p>
          </table:table-cell>
          <table:table-cell table:style-name="Tabulka5.B3" office:value-type="string">
            <text:p text:style-name="P102">5 d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uchyňský nůž</text:p>
          </table:table-cell>
          <table:table-cell table:style-name="Tabulka5.B3" office:value-type="string">
            <text:p text:style-name="P102">1 st</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řeslo</text:p>
          </table:table-cell>
          <table:table-cell table:style-name="Tabulka5.B3" office:value-type="string">
            <text:p text:style-name="P102">4 st</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tolička</text:p>
          </table:table-cell>
          <table:table-cell table:style-name="Tabulka5.B3" office:value-type="string">
            <text:p text:style-name="P102">2 st</text:p>
          </table:table-cell>
          <table:table-cell table:style-name="Tabulka5.B3" office:value-type="string">
            <text:p text:style-name="P99"/>
          </table:table-cell>
        </table:table-row>
        <text:soft-page-break/>
        <table:table-row table:style-name="Tabulka5.1">
          <table:table-cell table:style-name="Tabulka5.B3" office:value-type="string">
            <text:list xml:id="list111729297926049" text:continue-numbering="true" text:style-name="WWNum1">
              <text:list-item>
                <text:list>
                  <text:list-item>
                    <text:list>
                      <text:list-item>
                        <text:h text:style-name="P279"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Ubrus</text:p>
          </table:table-cell>
          <table:table-cell table:style-name="Tabulka5.B3" office:value-type="string">
            <text:p text:style-name="P102">1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Mosazná konvice</text:p>
          </table:table-cell>
          <table:table-cell table:style-name="Tabulka5.B3" office:value-type="string">
            <text:p text:style-name="P102">1 zl</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10 hrotů šipek do kuše (železných)</text:p>
          </table:table-cell>
          <table:table-cell table:style-name="Tabulka5.B3" office:value-type="string">
            <text:p text:style-name="P102">5 d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10 hrotů šipek do kuše (ocelových)</text:p>
          </table:table-cell>
          <table:table-cell table:style-name="Tabulka5.B3" office:value-type="string">
            <text:p text:style-name="P102">1 st</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548049082" text:continue-numbering="true" text:style-name="WWNum1">
              <text:list-item>
                <text:list>
                  <text:list-item>
                    <text:list>
                      <text:list-item>
                        <text:h text:style-name="P275" text:outline-level="3">Nářadí</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Lopata</text:p>
          </table:table-cell>
          <table:table-cell table:style-name="Tabulka5.B3" office:value-type="string">
            <text:p text:style-name="P102">1 st, 2 dn</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Sekera, krumpáč</text:p>
          </table:table-cell>
          <table:table-cell table:style-name="Tabulka5.B3" office:value-type="string">
            <text:p text:style-name="P102">3 st</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Pluh</text:p>
          </table:table-cell>
          <table:table-cell table:style-name="Tabulka5.B3" office:value-type="string">
            <text:p text:style-name="P102">6 st</text:p>
          </table:table-cell>
          <table:table-cell table:style-name="Tabulka5.B3" office:value-type="string">
            <text:p text:style-name="P99"/>
          </table:table-cell>
        </table:table-row>
        <table:table-row table:style-name="Tabulka5.1">
          <table:table-cell table:style-name="Tabulka5.B3" office:value-type="string">
            <text:list xml:id="list111730365501709" text:continue-numbering="true" text:style-name="WWNum1">
              <text:list-item>
                <text:list>
                  <text:list-item>
                    <text:list>
                      <text:list-item>
                        <text:h text:style-name="P280" text:outline-level="3"/>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Kolovrat</text:p>
          </table:table-cell>
          <table:table-cell table:style-name="Tabulka5.B3" office:value-type="string">
            <text:p text:style-name="P102">5 st</text:p>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Tkalcovský stav</text:p>
          </table:table-cell>
          <table:table-cell table:style-name="Tabulka5.B3" office:value-type="string">
            <text:p text:style-name="P102">2 zl, 5 st</text:p>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101"/>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30410393308" text:continue-numbering="true" text:style-name="WWNum1">
              <text:list-item>
                <text:list>
                  <text:list-item>
                    <text:list>
                      <text:list-item>
                        <text:h text:style-name="P272" text:outline-level="3">Bylinky (cena za 1 snítku)</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70"/>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Prostý dům o třech místnostech</text:p>
          </table:table-cell>
          <table:table-cell table:style-name="Tabulka5.B3" office:value-type="string">
            <text:p text:style-name="P92"><text:span text:style-name="T244">6</text:span><text:span text:style-name="T240">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Městský domek</text:p>
          </table:table-cell>
          <table:table-cell table:style-name="Tabulka5.B3" office:value-type="string">
            <text:p text:style-name="P92"><text:span text:style-name="T244">90</text:span><text:span text:style-name="T24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Dobrý grunt (1 lán)</text:p>
          </table:table-cell>
          <table:table-cell table:style-name="Tabulka5.B3" office:value-type="string">
            <text:p text:style-name="P92"><text:span text:style-name="T244">12</text:span><text:span text:style-name="T240">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Dvoupodlažní městský dům</text:p>
          </table:table-cell>
          <table:table-cell table:style-name="Tabulka5.B3" office:value-type="string">
            <text:p text:style-name="P92"><text:span text:style-name="T244">12</text:span><text:span text:style-name="T240">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Dvoupodlažní dům s dílnou</text:p>
          </table:table-cell>
          <table:table-cell table:style-name="Tabulka5.B3" office:value-type="string">
            <text:p text:style-name="P92"><text:span text:style-name="T244">270</text:span><text:span text:style-name="T24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Výstavní měšťanský dům</text:p>
          </table:table-cell>
          <table:table-cell table:style-name="Tabulka5.B3" office:value-type="string">
            <text:p text:style-name="P92"><text:span text:style-name="T244">12</text:span><text:span text:style-name="T240">00 zl</text:span></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ext:soft-page-break/>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8504345241" text:continue-numbering="true" text:style-name="WWNum1">
              <text:list-item>
                <text:list>
                  <text:list-item>
                    <text:list>
                      <text:list-item>
                        <text:h text:style-name="P276" text:outline-level="3">Základy mastí a lektvarů</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Základ masti (na 1 dávku)</text:p>
          </table:table-cell>
          <table:table-cell table:style-name="Tabulka5.B3" office:value-type="string">
            <text:p text:style-name="P111">4 mk</text:p>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Základ lektvaru (na 1 dávku)</text:p>
          </table:table-cell>
          <table:table-cell table:style-name="Tabulka5.B3" office:value-type="string">
            <text:p text:style-name="P111">2 mk</text:p>
          </table:table-cell>
          <table:table-cell table:style-name="Tabulka5.B3" office:value-type="string">
            <text:p text:style-name="P99"/>
          </table:table-cell>
        </table:table-row>
        <table:table-row table:style-name="Tabulka5.1">
          <table:table-cell table:style-name="Tabulka5.B3" office:value-type="string">
            <text:p text:style-name="P97">Rytířská zbroj</text:p>
          </table:table-cell>
          <table:table-cell table:style-name="Tabulka5.B3" office:value-type="string">
            <text:p text:style-name="P102">225 zl</text:p>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list xml:id="list111729763789747" text:continue-numbering="true" text:style-name="WWNum1">
              <text:list-item>
                <text:list>
                  <text:list-item>
                    <text:list>
                      <text:list-item>
                        <text:h text:style-name="P276" text:outline-level="3">Hotová léčiva (1 dávka)</text:h>
                      </text:list-item>
                    </text:list>
                  </text:list-item>
                </text:list>
              </text:list-item>
            </text:list>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9"/>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95"/>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07"/>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1"/>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B3" office:value-type="string">
            <text:p text:style-name="P97"/>
          </table:table-cell>
          <table:table-cell table:style-name="Tabulka5.B3" office:value-type="string">
            <text:p text:style-name="P102"/>
          </table:table-cell>
          <table:table-cell table:style-name="Tabulka5.B3" office:value-type="string">
            <text:p text:style-name="P99"/>
          </table:table-cell>
          <table:table-cell table:style-name="Tabulka5.B3" office:value-type="string">
            <text:p text:style-name="P99"/>
          </table:table-cell>
          <table:table-cell table:style-name="Tabulka5.B3" office:value-type="string">
            <text:p text:style-name="P112"/>
          </table:table-cell>
          <table:table-cell table:style-name="Tabulka5.B3" office:value-type="string">
            <text:p text:style-name="P113"/>
          </table:table-cell>
          <table:table-cell table:style-name="Tabulka5.B3" office:value-type="string">
            <text:p text:style-name="P99"/>
          </table:table-cell>
        </table:table-row>
        <table:table-row table:style-name="Tabulka5.1">
          <table:table-cell table:style-name="Tabulka5.A226" office:value-type="string">
            <text:p text:style-name="P98"/>
          </table:table-cell>
          <table:table-cell table:style-name="Tabulka5.A226" office:value-type="string">
            <text:p text:style-name="P100"/>
          </table:table-cell>
          <table:table-cell table:style-name="Tabulka5.A226" office:value-type="string">
            <text:p text:style-name="P100"/>
          </table:table-cell>
          <table:table-cell table:style-name="Tabulka5.A226" office:value-type="string">
            <text:p text:style-name="P100"/>
          </table:table-cell>
          <table:table-cell table:style-name="Tabulka5.A226" office:value-type="string">
            <text:p text:style-name="P98"/>
          </table:table-cell>
          <table:table-cell table:style-name="Tabulka5.A226" office:value-type="string">
            <text:p text:style-name="P100"/>
          </table:table-cell>
          <table:table-cell table:style-name="Tabulka5.A226" office:value-type="string">
            <text:p text:style-name="P100"/>
          </table:table-cell>
        </table:table-row>
      </table:table>
      <text:p text:style-name="P70"/>
      <text:p text:style-name="P6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1:17:27.066000000</dc:date>
    <meta:print-date>2113-01-01T00:00:00</meta:print-date>
    <meta:editing-cycles>21758</meta:editing-cycles>
    <meta:editing-duration>P64DT12H49M6S</meta:editing-duration>
    <meta:generator>LibreOffice/6.3.2.2$Windows_X86_64 LibreOffice_project/98b30e735bda24bc04ab42594c85f7fd8be07b9c</meta:generator>
    <dc:creator>York </dc:creator>
    <meta:document-statistic meta:table-count="11" meta:image-count="0" meta:object-count="0" meta:page-count="48" meta:paragraph-count="1623" meta:word-count="8122" meta:character-count="44748" meta:non-whitespace-character-count="38195"/>
  </office:meta>
</office:document-meta>
</file>